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ISEVEN(ROW()))" style:apply-style-name="GRAY" style:base-cell-address="derived.A1"/>
    </style:style>
    <style:style style:name="ce5" style:family="table-cell" style:parent-style-name="Default">
      <style:table-cell-properties fo:background-color="#ffff00"/>
      <style:text-properties fo:color="#ff4000"/>
      <style:map style:condition="is-true-formula(ISEVEN(ROW()))" style:apply-style-name="GRAY" style:base-cell-address="derived.A1"/>
    </style:style>
    <style:style style:name="ce6" style:family="table-cell" style:parent-style-name="Default" style:data-style-name="N128"/>
    <style:style style:name="ce7" style:family="table-cell" style:parent-style-name="Default" style:data-style-name="N2">
      <style:map style:condition="is-true-formula(ISEVEN(ROW()))" style:apply-style-name="GRAY" style:base-cell-address="derived.A1"/>
    </style:style>
    <style:style style:name="ce8" style:family="table-cell" style:parent-style-name="Default" style:data-style-name="N2">
      <style:table-cell-properties fo:background-color="#ffff00"/>
      <style:text-properties fo:color="#ff4000"/>
      <style:map style:condition="is-true-formula(ISEVEN(ROW()))" style:apply-style-name="GRAY" style:base-cell-address="derived.A1"/>
    </style:style>
    <style:style style:name="ce2" style:family="table-cell" style:parent-style-name="Default" style:data-style-name="N128">
      <style:map style:condition="is-true-formula(ISEVEN(ROW()))" style:apply-style-name="GRAY" style:base-cell-address="derived.A1"/>
    </style:style>
    <style:style style:name="ce10" style:family="table-cell" style:parent-style-name="Default" style:data-style-name="N128">
      <style:table-cell-properties fo:background-color="#ffff00"/>
      <style:text-properties fo:color="#ff4000"/>
      <style:map style:condition="is-true-formula(ISEVEN(ROW()))" style:apply-style-name="GRAY" style:base-cell-address="derived.A1"/>
    </style:style>
    <style:style style:name="ce11" style:family="table-cell" style:parent-style-name="Default">
      <style:table-cell-properties fo:background-color="#ffff00"/>
      <style:map style:condition="is-true-formula(ISEVEN(ROW()))" style:apply-style-name="GRAY" style:base-cell-address="derived.A1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rived" table:style-name="ta1">
        <table:shapes>
          <draw:frame draw:z-index="0" draw:style-name="gr1" draw:text-style-name="P1" svg:width="24.818cm" svg:height="11.872cm" svg:x="1.363cm" svg:y="28.411cm">
            <draw:object draw:notify-on-update-of-ranges="derived.D2:derived.D59 derived.B2:derived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default-cell-style-name="ce7"/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1" table:number-columns-repeated="16373" table:default-cell-style-name="ce1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65.41" calcext:value-type="float">
            <text:p>65.41</text:p>
          </table:table-cell>
          <table:table-cell office:value-type="float" office:value="0.374" calcext:value-type="float">
            <text:p>0.374</text:p>
          </table:table-cell>
          <table:table-cell table:style-name="ce6" table:formula="of:= 1.50818666 * 1.55736068 ^ (-0.03245659 * [.B2]) + 4.19026751 * 1.536227 ^ (-0.14560959 * [.B2]) + 1.04751931 * 1.69914902 ^ (-0.00861725 * [.B2]) + 0.85699169 * 2.21279936 ^ (-0.00165624 * [.B2]) + 0.9969963" office:value-type="float" office:value="3.21934919112606" calcext:value-type="float">
            <text:p>3.219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]) + 0.92082377 * 1.19373504 ^ (-0.03409499 * [.B2]) + 2.20894922 * 1.19096697 ^ (-0.16036351 * [.B2]) + 0.08272663" office:value-type="float" office:value="1.43189738387044" calcext:value-type="float">
            <text:p>1.432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C#</text:p>
          </table:table-cell>
          <table:table-cell office:value-type="float" office:value="69.3" calcext:value-type="float">
            <text:p>69.3</text:p>
          </table:table-cell>
          <table:table-cell office:value-type="float" office:value="0.374" calcext:value-type="float">
            <text:p>0.374</text:p>
          </table:table-cell>
          <table:table-cell table:style-name="ce6" table:formula="of:= 1.50818666 * 1.55736068 ^ (-0.03245659 * [.B3]) + 4.19026751 * 1.536227 ^ (-0.14560959 * [.B3]) + 1.04751931 * 1.69914902 ^ (-0.00861725 * [.B3]) + 0.85699169 * 2.21279936 ^ (-0.00165624 * [.B3]) + 0.9969963" office:value-type="float" office:value="3.15446384404035" calcext:value-type="float">
            <text:p>3.154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3]) + 0.92082377 * 1.19373504 ^ (-0.03409499 * [.B3]) + 2.20894922 * 1.19096697 ^ (-0.16036351 * [.B3]) + 0.08272663" office:value-type="float" office:value="1.3791183341129" calcext:value-type="float">
            <text:p>1.379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73.42" calcext:value-type="float">
            <text:p>73.42</text:p>
          </table:table-cell>
          <table:table-cell office:value-type="float" office:value="0.354" calcext:value-type="float">
            <text:p>0.354</text:p>
          </table:table-cell>
          <table:table-cell table:style-name="ce6" table:formula="of:= 1.50818666 * 1.55736068 ^ (-0.03245659 * [.B4]) + 4.19026751 * 1.536227 ^ (-0.14560959 * [.B4]) + 1.04751931 * 1.69914902 ^ (-0.00861725 * [.B4]) + 0.85699169 * 2.21279936 ^ (-0.00165624 * [.B4]) + 0.9969963" office:value-type="float" office:value="3.09147654377728" calcext:value-type="float">
            <text:p>3.091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4]) + 0.92082377 * 1.19373504 ^ (-0.03409499 * [.B4]) + 2.20894922 * 1.19096697 ^ (-0.16036351 * [.B4]) + 0.08272663" office:value-type="float" office:value="1.32769401066632" calcext:value-type="float">
            <text:p>1.32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D#</text:p>
          </table:table-cell>
          <table:table-cell office:value-type="float" office:value="77.78" calcext:value-type="float">
            <text:p>77.78</text:p>
          </table:table-cell>
          <table:table-cell office:value-type="float" office:value="0.354" calcext:value-type="float">
            <text:p>0.354</text:p>
          </table:table-cell>
          <table:table-cell table:style-name="ce6" table:formula="of:= 1.50818666 * 1.55736068 ^ (-0.03245659 * [.B5]) + 4.19026751 * 1.536227 ^ (-0.14560959 * [.B5]) + 1.04751931 * 1.69914902 ^ (-0.00861725 * [.B5]) + 0.85699169 * 2.21279936 ^ (-0.00165624 * [.B5]) + 0.9969963" office:value-type="float" office:value="3.03021453084849" calcext:value-type="float">
            <text:p>3.030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5]) + 0.92082377 * 1.19373504 ^ (-0.03409499 * [.B5]) + 2.20894922 * 1.19096697 ^ (-0.16036351 * [.B5]) + 0.08272663" office:value-type="float" office:value="1.27777708545958" calcext:value-type="float">
            <text:p>1.27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82.41" calcext:value-type="float">
            <text:p>82.41</text:p>
          </table:table-cell>
          <table:table-cell office:value-type="float" office:value="0.354" calcext:value-type="float">
            <text:p>0.354</text:p>
          </table:table-cell>
          <table:table-cell table:style-name="ce6" table:formula="of:= 1.50818666 * 1.55736068 ^ (-0.03245659 * [.B6]) + 4.19026751 * 1.536227 ^ (-0.14560959 * [.B6]) + 1.04751931 * 1.69914902 ^ (-0.00861725 * [.B6]) + 0.85699169 * 2.21279936 ^ (-0.00165624 * [.B6]) + 0.9969963" office:value-type="float" office:value="2.97026179494053" calcext:value-type="float">
            <text:p>2.970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6]) + 0.92082377 * 1.19373504 ^ (-0.03409499 * [.B6]) + 2.20894922 * 1.19096697 ^ (-0.16036351 * [.B6]) + 0.08272663" office:value-type="float" office:value="1.22929607769697" calcext:value-type="float">
            <text:p>1.229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7.31" calcext:value-type="float">
            <text:p>87.31</text:p>
          </table:table-cell>
          <table:table-cell office:value-type="float" office:value="0.335" calcext:value-type="float">
            <text:p>0.335</text:p>
          </table:table-cell>
          <table:table-cell table:style-name="ce6" table:formula="of:= 1.50818666 * 1.55736068 ^ (-0.03245659 * [.B7]) + 4.19026751 * 1.536227 ^ (-0.14560959 * [.B7]) + 1.04751931 * 1.69914902 ^ (-0.00861725 * [.B7]) + 0.85699169 * 2.21279936 ^ (-0.00165624 * [.B7]) + 0.9969963" office:value-type="float" office:value="2.9116353493808" calcext:value-type="float">
            <text:p>2.912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7]) + 0.92082377 * 1.19373504 ^ (-0.03409499 * [.B7]) + 2.20894922 * 1.19096697 ^ (-0.16036351 * [.B7]) + 0.08272663" office:value-type="float" office:value="1.18249715260903" calcext:value-type="float">
            <text:p>1.182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F#</text:p>
          </table:table-cell>
          <table:table-cell office:value-type="float" office:value="92.5" calcext:value-type="float">
            <text:p>92.5</text:p>
          </table:table-cell>
          <table:table-cell office:value-type="float" office:value="0.335" calcext:value-type="float">
            <text:p>0.335</text:p>
          </table:table-cell>
          <table:table-cell table:style-name="ce6" table:formula="of:= 1.50818666 * 1.55736068 ^ (-0.03245659 * [.B8]) + 4.19026751 * 1.536227 ^ (-0.14560959 * [.B8]) + 1.04751931 * 1.69914902 ^ (-0.00861725 * [.B8]) + 0.85699169 * 2.21279936 ^ (-0.00165624 * [.B8]) + 0.9969963" office:value-type="float" office:value="2.85411329488164" calcext:value-type="float">
            <text:p>2.854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8]) + 0.92082377 * 1.19373504 ^ (-0.03409499 * [.B8]) + 2.20894922 * 1.19096697 ^ (-0.16036351 * [.B8]) + 0.08272663" office:value-type="float" office:value="1.1373913345018" calcext:value-type="float">
            <text:p>1.137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98" calcext:value-type="float">
            <text:p>98</text:p>
          </table:table-cell>
          <table:table-cell office:value-type="float" office:value="0.335" calcext:value-type="float">
            <text:p>0.335</text:p>
          </table:table-cell>
          <table:table-cell table:style-name="ce6" table:formula="of:= 1.50818666 * 1.55736068 ^ (-0.03245659 * [.B9]) + 4.19026751 * 1.536227 ^ (-0.14560959 * [.B9]) + 1.04751931 * 1.69914902 ^ (-0.00861725 * [.B9]) + 0.85699169 * 2.21279936 ^ (-0.00165624 * [.B9]) + 0.9969963" office:value-type="float" office:value="2.79752408637221" calcext:value-type="float">
            <text:p>2.798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9]) + 0.92082377 * 1.19373504 ^ (-0.03409499 * [.B9]) + 2.20894922 * 1.19096697 ^ (-0.16036351 * [.B9]) + 0.08272663" office:value-type="float" office:value="1.09398691020402" calcext:value-type="float">
            <text:p>1.094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G#</text:p>
          </table:table-cell>
          <table:table-cell office:value-type="float" office:value="103.83" calcext:value-type="float">
            <text:p>103.83</text:p>
          </table:table-cell>
          <table:table-cell office:value-type="float" office:value="0.315" calcext:value-type="float">
            <text:p>0.315</text:p>
          </table:table-cell>
          <table:table-cell table:style-name="ce6" table:formula="of:= 1.50818666 * 1.55736068 ^ (-0.03245659 * [.B10]) + 4.19026751 * 1.536227 ^ (-0.14560959 * [.B10]) + 1.04751931 * 1.69914902 ^ (-0.00861725 * [.B10]) + 0.85699169 * 2.21279936 ^ (-0.00165624 * [.B10]) + 0.9969963" office:value-type="float" office:value="2.74174322973365" calcext:value-type="float">
            <text:p>2.742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0]) + 0.92082377 * 1.19373504 ^ (-0.03409499 * [.B10]) + 2.20894922 * 1.19096697 ^ (-0.16036351 * [.B10]) + 0.08272663" office:value-type="float" office:value="1.05228378062862" calcext:value-type="float">
            <text:p>1.052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10" calcext:value-type="float">
            <text:p>110</text:p>
          </table:table-cell>
          <table:table-cell office:value-type="float" office:value="0.315" calcext:value-type="float">
            <text:p>0.315</text:p>
          </table:table-cell>
          <table:table-cell table:style-name="ce6" table:formula="of:= 1.50818666 * 1.55736068 ^ (-0.03245659 * [.B11]) + 4.19026751 * 1.536227 ^ (-0.14560959 * [.B11]) + 1.04751931 * 1.69914902 ^ (-0.00861725 * [.B11]) + 0.85699169 * 2.21279936 ^ (-0.00165624 * [.B11]) + 0.9969963" office:value-type="float" office:value="2.68677583153059" calcext:value-type="float">
            <text:p>2.687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1]) + 0.92082377 * 1.19373504 ^ (-0.03409499 * [.B11]) + 2.20894922 * 1.19096697 ^ (-0.16036351 * [.B11]) + 0.08272663" office:value-type="float" office:value="1.01233080115582" calcext:value-type="float">
            <text:p>1.012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AA#</text:p>
          </table:table-cell>
          <table:table-cell office:value-type="float" office:value="116.54" calcext:value-type="float">
            <text:p>116.54</text:p>
          </table:table-cell>
          <table:table-cell office:value-type="float" office:value="0.315" calcext:value-type="float">
            <text:p>0.315</text:p>
          </table:table-cell>
          <table:table-cell table:style-name="ce6" table:formula="of:= 1.50818666 * 1.55736068 ^ (-0.03245659 * [.B12]) + 4.19026751 * 1.536227 ^ (-0.14560959 * [.B12]) + 1.04751931 * 1.69914902 ^ (-0.00861725 * [.B12]) + 0.85699169 * 2.21279936 ^ (-0.00165624 * [.B12]) + 0.9969963" office:value-type="float" office:value="2.63248286155595" calcext:value-type="float">
            <text:p>2.632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2]) + 0.92082377 * 1.19373504 ^ (-0.03409499 * [.B12]) + 2.20894922 * 1.19096697 ^ (-0.16036351 * [.B12]) + 0.08272663" office:value-type="float" office:value="0.974026486382331" calcext:value-type="float">
            <text:p>0.974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23.47" calcext:value-type="float">
            <text:p>123.47</text:p>
          </table:table-cell>
          <table:table-cell office:value-type="float" office:value="0.295" calcext:value-type="float">
            <text:p>0.295</text:p>
          </table:table-cell>
          <table:table-cell table:style-name="ce6" table:formula="of:= 1.50818666 * 1.55736068 ^ (-0.03245659 * [.B13]) + 4.19026751 * 1.536227 ^ (-0.14560959 * [.B13]) + 1.04751931 * 1.69914902 ^ (-0.00861725 * [.B13]) + 0.85699169 * 2.21279936 ^ (-0.00165624 * [.B13]) + 0.9969963" office:value-type="float" office:value="2.57885888083" calcext:value-type="float">
            <text:p>2.579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3]) + 0.92082377 * 1.19373504 ^ (-0.03409499 * [.B13]) + 2.20894922 * 1.19096697 ^ (-0.16036351 * [.B13]) + 0.08272663" office:value-type="float" office:value="0.937327927146935" calcext:value-type="float">
            <text:p>0.937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table:formula="of:=2*[.B2]" office:value-type="float" office:value="130.82" calcext:value-type="float">
            <text:p>130.82</text:p>
          </table:table-cell>
          <table:table-cell office:value-type="float" office:value="0.295" calcext:value-type="float">
            <text:p>0.295</text:p>
          </table:table-cell>
          <table:table-cell table:style-name="ce6" table:formula="of:= 1.50818666 * 1.55736068 ^ (-0.03245659 * [.B14]) + 4.19026751 * 1.536227 ^ (-0.14560959 * [.B14]) + 1.04751931 * 1.69914902 ^ (-0.00861725 * [.B14]) + 0.85699169 * 2.21279936 ^ (-0.00165624 * [.B14]) + 0.9969963" office:value-type="float" office:value="2.52585761236828" calcext:value-type="float">
            <text:p>2.526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4]) + 0.92082377 * 1.19373504 ^ (-0.03409499 * [.B14]) + 2.20894922 * 1.19096697 ^ (-0.16036351 * [.B14]) + 0.08272663" office:value-type="float" office:value="0.902130440437417" calcext:value-type="float">
            <text:p>0.902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#</text:p>
          </table:table-cell>
          <table:table-cell table:formula="of:=2*[.B3]" office:value-type="float" office:value="138.6" calcext:value-type="float">
            <text:p>138.6</text:p>
          </table:table-cell>
          <table:table-cell office:value-type="float" office:value="0.295" calcext:value-type="float">
            <text:p>0.295</text:p>
          </table:table-cell>
          <table:table-cell table:style-name="ce6" table:formula="of:= 1.50818666 * 1.55736068 ^ (-0.03245659 * [.B15]) + 4.19026751 * 1.536227 ^ (-0.14560959 * [.B15]) + 1.04751931 * 1.69914902 ^ (-0.00861725 * [.B15]) + 0.85699169 * 2.21279936 ^ (-0.00165624 * [.B15]) + 0.9969963" office:value-type="float" office:value="2.47360408817909" calcext:value-type="float">
            <text:p>2.474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5]) + 0.92082377 * 1.19373504 ^ (-0.03409499 * [.B15]) + 2.20894922 * 1.19096697 ^ (-0.16036351 * [.B15]) + 0.08272663" office:value-type="float" office:value="0.868414579446397" calcext:value-type="float">
            <text:p>0.86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</text:p>
          </table:table-cell>
          <table:table-cell table:formula="of:=2*[.B4]" office:value-type="float" office:value="146.84" calcext:value-type="float">
            <text:p>146.84</text:p>
          </table:table-cell>
          <table:table-cell office:value-type="float" office:value="0.276" calcext:value-type="float">
            <text:p>0.276</text:p>
          </table:table-cell>
          <table:table-cell table:style-name="ce6" table:formula="of:= 1.50818666 * 1.55736068 ^ (-0.03245659 * [.B16]) + 4.19026751 * 1.536227 ^ (-0.14560959 * [.B16]) + 1.04751931 * 1.69914902 ^ (-0.00861725 * [.B16]) + 0.85699169 * 2.21279936 ^ (-0.00165624 * [.B16]) + 0.9969963" office:value-type="float" office:value="2.42209886840067" calcext:value-type="float">
            <text:p>2.422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6]) + 0.92082377 * 1.19373504 ^ (-0.03409499 * [.B16]) + 2.20894922 * 1.19096697 ^ (-0.16036351 * [.B16]) + 0.08272663" office:value-type="float" office:value="0.83605636528131" calcext:value-type="float">
            <text:p>0.836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#</text:p>
          </table:table-cell>
          <table:table-cell table:formula="of:=2*[.B5]" office:value-type="float" office:value="155.56" calcext:value-type="float">
            <text:p>155.56</text:p>
          </table:table-cell>
          <table:table-cell office:value-type="float" office:value="0.276" calcext:value-type="float">
            <text:p>0.276</text:p>
          </table:table-cell>
          <table:table-cell table:style-name="ce6" table:formula="of:= 1.50818666 * 1.55736068 ^ (-0.03245659 * [.B17]) + 4.19026751 * 1.536227 ^ (-0.14560959 * [.B17]) + 1.04751931 * 1.69914902 ^ (-0.00861725 * [.B17]) + 0.85699169 * 2.21279936 ^ (-0.00165624 * [.B17]) + 0.9969963" office:value-type="float" office:value="2.37142491598127" calcext:value-type="float">
            <text:p>2.371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7]) + 0.92082377 * 1.19373504 ^ (-0.03409499 * [.B17]) + 2.20894922 * 1.19096697 ^ (-0.16036351 * [.B17]) + 0.08272663" office:value-type="float" office:value="0.804971811240269" calcext:value-type="float">
            <text:p>0.805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E</text:p>
          </table:table-cell>
          <table:table-cell table:formula="of:=2*[.B6]" office:value-type="float" office:value="164.82" calcext:value-type="float">
            <text:p>164.82</text:p>
          </table:table-cell>
          <table:table-cell office:value-type="float" office:value="0.276" calcext:value-type="float">
            <text:p>0.276</text:p>
          </table:table-cell>
          <table:table-cell table:style-name="ce6" table:formula="of:= 1.50818666 * 1.55736068 ^ (-0.03245659 * [.B18]) + 4.19026751 * 1.536227 ^ (-0.14560959 * [.B18]) + 1.04751931 * 1.69914902 ^ (-0.00861725 * [.B18]) + 0.85699169 * 2.21279936 ^ (-0.00165624 * [.B18]) + 0.9969963" office:value-type="float" office:value="2.32145886698937" calcext:value-type="float">
            <text:p>2.321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8]) + 0.92082377 * 1.19373504 ^ (-0.03409499 * [.B18]) + 2.20894922 * 1.19096697 ^ (-0.16036351 * [.B18]) + 0.08272663" office:value-type="float" office:value="0.774947412911917" calcext:value-type="float">
            <text:p>0.775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</text:p>
          </table:table-cell>
          <table:table-cell table:formula="of:=2*[.B7]" office:value-type="float" office:value="174.62" calcext:value-type="float">
            <text:p>174.62</text:p>
          </table:table-cell>
          <table:table-cell office:value-type="float" office:value="0.256" calcext:value-type="float">
            <text:p>0.256</text:p>
          </table:table-cell>
          <table:table-cell table:style-name="ce6" table:formula="of:= 1.50818666 * 1.55736068 ^ (-0.03245659 * [.B19]) + 4.19026751 * 1.536227 ^ (-0.14560959 * [.B19]) + 1.04751931 * 1.69914902 ^ (-0.00861725 * [.B19]) + 0.85699169 * 2.21279936 ^ (-0.00165624 * [.B19]) + 0.9969963" office:value-type="float" office:value="2.2724234767214" calcext:value-type="float">
            <text:p>2.272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19]) + 0.92082377 * 1.19373504 ^ (-0.03409499 * [.B19]) + 2.20894922 * 1.19096697 ^ (-0.16036351 * [.B19]) + 0.08272663" office:value-type="float" office:value="0.745981406044221" calcext:value-type="float">
            <text:p>0.746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#</text:p>
          </table:table-cell>
          <table:table-cell table:formula="of:=2*[.B8]" office:value-type="float" office:value="185" calcext:value-type="float">
            <text:p>185</text:p>
          </table:table-cell>
          <table:table-cell office:value-type="float" office:value="0.256" calcext:value-type="float">
            <text:p>0.256</text:p>
          </table:table-cell>
          <table:table-cell table:style-name="ce6" table:formula="of:= 1.50818666 * 1.55736068 ^ (-0.03245659 * [.B20]) + 4.19026751 * 1.536227 ^ (-0.14560959 * [.B20]) + 1.04751931 * 1.69914902 ^ (-0.00861725 * [.B20]) + 0.85699169 * 2.21279936 ^ (-0.00165624 * [.B20]) + 0.9969963" office:value-type="float" office:value="2.22432081789219" calcext:value-type="float">
            <text:p>2.224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0]) + 0.92082377 * 1.19373504 ^ (-0.03409499 * [.B20]) + 2.20894922 * 1.19096697 ^ (-0.16036351 * [.B20]) + 0.08272663" office:value-type="float" office:value="0.717945823478815" calcext:value-type="float">
            <text:p>0.71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</text:p>
          </table:table-cell>
          <table:table-cell table:formula="of:=2*[.B9]" office:value-type="float" office:value="196" calcext:value-type="float">
            <text:p>196</text:p>
          </table:table-cell>
          <table:table-cell office:value-type="float" office:value="0.256" calcext:value-type="float">
            <text:p>0.256</text:p>
          </table:table-cell>
          <table:table-cell table:style-name="ce6" table:formula="of:= 1.50818666 * 1.55736068 ^ (-0.03245659 * [.B21]) + 4.19026751 * 1.536227 ^ (-0.14560959 * [.B21]) + 1.04751931 * 1.69914902 ^ (-0.00861725 * [.B21]) + 0.85699169 * 2.21279936 ^ (-0.00165624 * [.B21]) + 0.9969963" office:value-type="float" office:value="2.17716571146425" calcext:value-type="float">
            <text:p>2.177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1]) + 0.92082377 * 1.19373504 ^ (-0.03409499 * [.B21]) + 2.20894922 * 1.19096697 ^ (-0.16036351 * [.B21]) + 0.08272663" office:value-type="float" office:value="0.690734828419166" calcext:value-type="float">
            <text:p>0.691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#</text:p>
          </table:table-cell>
          <table:table-cell table:formula="of:=2*[.B10]" office:value-type="float" office:value="207.66" calcext:value-type="float">
            <text:p>207.66</text:p>
          </table:table-cell>
          <table:table-cell office:value-type="float" office:value="0.256" calcext:value-type="float">
            <text:p>0.256</text:p>
          </table:table-cell>
          <table:table-cell table:style-name="ce6" table:formula="of:= 1.50818666 * 1.55736068 ^ (-0.03245659 * [.B22]) + 4.19026751 * 1.536227 ^ (-0.14560959 * [.B22]) + 1.04751931 * 1.69914902 ^ (-0.00861725 * [.B22]) + 0.85699169 * 2.21279936 ^ (-0.00165624 * [.B22]) + 0.9969963" office:value-type="float" office:value="2.13097938953147" calcext:value-type="float">
            <text:p>2.131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2]) + 0.92082377 * 1.19373504 ^ (-0.03409499 * [.B22]) + 2.20894922 * 1.19096697 ^ (-0.16036351 * [.B22]) + 0.08272663" office:value-type="float" office:value="0.664263993968862" calcext:value-type="float">
            <text:p>0.664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table:formula="of:=2*[.B11]" office:value-type="float" office:value="220" calcext:value-type="float">
            <text:p>220</text:p>
          </table:table-cell>
          <table:table-cell office:value-type="float" office:value="0.236" calcext:value-type="float">
            <text:p>0.236</text:p>
          </table:table-cell>
          <table:table-cell table:style-name="ce6" table:formula="of:= 1.50818666 * 1.55736068 ^ (-0.03245659 * [.B23]) + 4.19026751 * 1.536227 ^ (-0.14560959 * [.B23]) + 1.04751931 * 1.69914902 ^ (-0.00861725 * [.B23]) + 0.85699169 * 2.21279936 ^ (-0.00165624 * [.B23]) + 0.9969963" office:value-type="float" office:value="2.08585480594453" calcext:value-type="float">
            <text:p>2.086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3]) + 0.92082377 * 1.19373504 ^ (-0.03409499 * [.B23]) + 2.20894922 * 1.19096697 ^ (-0.16036351 * [.B23]) + 0.08272663" office:value-type="float" office:value="0.638509799458655" calcext:value-type="float">
            <text:p>0.639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A#</text:p>
          </table:table-cell>
          <table:table-cell table:formula="of:=2*[.B12]" office:value-type="float" office:value="233.08" calcext:value-type="float">
            <text:p>233.08</text:p>
          </table:table-cell>
          <table:table-cell office:value-type="float" office:value="0.236" calcext:value-type="float">
            <text:p>0.236</text:p>
          </table:table-cell>
          <table:table-cell table:style-name="ce6" table:formula="of:= 1.50818666 * 1.55736068 ^ (-0.03245659 * [.B24]) + 4.19026751 * 1.536227 ^ (-0.14560959 * [.B24]) + 1.04751931 * 1.69914902 ^ (-0.00861725 * [.B24]) + 0.85699169 * 2.21279936 ^ (-0.00165624 * [.B24]) + 0.9969963" office:value-type="float" office:value="2.04173133179894" calcext:value-type="float">
            <text:p>2.042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4]) + 0.92082377 * 1.19373504 ^ (-0.03409499 * [.B24]) + 2.20894922 * 1.19096697 ^ (-0.16036351 * [.B24]) + 0.08272663" office:value-type="float" office:value="0.613382430545269" calcext:value-type="float">
            <text:p>0.613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table:formula="of:=2*[.B13]" office:value-type="float" office:value="246.94" calcext:value-type="float">
            <text:p>246.94</text:p>
          </table:table-cell>
          <table:table-cell office:value-type="float" office:value="0.236" calcext:value-type="float">
            <text:p>0.236</text:p>
          </table:table-cell>
          <table:table-cell table:style-name="ce6" table:formula="of:= 1.50818666 * 1.55736068 ^ (-0.03245659 * [.B25]) + 4.19026751 * 1.536227 ^ (-0.14560959 * [.B25]) + 1.04751931 * 1.69914902 ^ (-0.00861725 * [.B25]) + 0.85699169 * 2.21279936 ^ (-0.00165624 * [.B25]) + 0.9969963" office:value-type="float" office:value="1.99862628428201" calcext:value-type="float">
            <text:p>1.999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5]) + 0.92082377 * 1.19373504 ^ (-0.03409499 * [.B25]) + 2.20894922 * 1.19096697 ^ (-0.16036351 * [.B25]) + 0.08272663" office:value-type="float" office:value="0.588858210555472" calcext:value-type="float">
            <text:p>0.589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1</text:p>
          </table:table-cell>
          <table:table-cell table:formula="of:=2*[.B14]" office:value-type="float" office:value="261.64" calcext:value-type="float">
            <text:p>261.64</text:p>
          </table:table-cell>
          <table:table-cell office:value-type="float" office:value="0.236" calcext:value-type="float">
            <text:p>0.236</text:p>
          </table:table-cell>
          <table:table-cell table:style-name="ce6" table:formula="of:= 1.50818666 * 1.55736068 ^ (-0.03245659 * [.B26]) + 4.19026751 * 1.536227 ^ (-0.14560959 * [.B26]) + 1.04751931 * 1.69914902 ^ (-0.00861725 * [.B26]) + 0.85699169 * 2.21279936 ^ (-0.00165624 * [.B26]) + 0.9969963" office:value-type="float" office:value="1.95649629695387" calcext:value-type="float">
            <text:p>1.956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6]) + 0.92082377 * 1.19373504 ^ (-0.03409499 * [.B26]) + 2.20894922 * 1.19096697 ^ (-0.16036351 * [.B26]) + 0.08272663" office:value-type="float" office:value="0.564899200239316" calcext:value-type="float">
            <text:p>0.565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1#</text:p>
          </table:table-cell>
          <table:table-cell table:formula="of:=2*[.B15]" office:value-type="float" office:value="277.2" calcext:value-type="float">
            <text:p>277.2</text:p>
          </table:table-cell>
          <table:table-cell office:value-type="float" office:value="0.217" calcext:value-type="float">
            <text:p>0.217</text:p>
          </table:table-cell>
          <table:table-cell table:style-name="ce6" table:formula="of:= 1.50818666 * 1.55736068 ^ (-0.03245659 * [.B27]) + 4.19026751 * 1.536227 ^ (-0.14560959 * [.B27]) + 1.04751931 * 1.69914902 ^ (-0.00861725 * [.B27]) + 0.85699169 * 2.21279936 ^ (-0.00165624 * [.B27]) + 0.9969963" office:value-type="float" office:value="1.9154108883469" calcext:value-type="float">
            <text:p>1.915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7]) + 0.92082377 * 1.19373504 ^ (-0.03409499 * [.B27]) + 2.20894922 * 1.19096697 ^ (-0.16036351 * [.B27]) + 0.08272663" office:value-type="float" office:value="0.541549674729543" calcext:value-type="float">
            <text:p>0.542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1</text:p>
          </table:table-cell>
          <table:table-cell table:formula="of:=2*[.B16]" office:value-type="float" office:value="293.68" calcext:value-type="float">
            <text:p>293.68</text:p>
          </table:table-cell>
          <table:table-cell office:value-type="float" office:value="0.217" calcext:value-type="float">
            <text:p>0.217</text:p>
          </table:table-cell>
          <table:table-cell table:style-name="ce6" table:formula="of:= 1.50818666 * 1.55736068 ^ (-0.03245659 * [.B28]) + 4.19026751 * 1.536227 ^ (-0.14560959 * [.B28]) + 1.04751931 * 1.69914902 ^ (-0.00861725 * [.B28]) + 0.85699169 * 2.21279936 ^ (-0.00165624 * [.B28]) + 0.9969963" office:value-type="float" office:value="1.87532294046065" calcext:value-type="float">
            <text:p>1.875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8]) + 0.92082377 * 1.19373504 ^ (-0.03409499 * [.B28]) + 2.20894922 * 1.19096697 ^ (-0.16036351 * [.B28]) + 0.08272663" office:value-type="float" office:value="0.518802404014756" calcext:value-type="float">
            <text:p>0.519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1#</text:p>
          </table:table-cell>
          <table:table-cell table:formula="of:=2*[.B17]" office:value-type="float" office:value="311.12" calcext:value-type="float">
            <text:p>311.12</text:p>
          </table:table-cell>
          <table:table-cell office:value-type="float" office:value="0.217" calcext:value-type="float">
            <text:p>0.217</text:p>
          </table:table-cell>
          <table:table-cell table:style-name="ce6" table:formula="of:= 1.50818666 * 1.55736068 ^ (-0.03245659 * [.B29]) + 4.19026751 * 1.536227 ^ (-0.14560959 * [.B29]) + 1.04751931 * 1.69914902 ^ (-0.00861725 * [.B29]) + 0.85699169 * 2.21279936 ^ (-0.00165624 * [.B29]) + 0.9969963" office:value-type="float" office:value="1.83623909213797" calcext:value-type="float">
            <text:p>1.836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29]) + 0.92082377 * 1.19373504 ^ (-0.03409499 * [.B29]) + 2.20894922 * 1.19096697 ^ (-0.16036351 * [.B29]) + 0.08272663" office:value-type="float" office:value="0.496691633468009" calcext:value-type="float">
            <text:p>0.497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E1</text:p>
          </table:table-cell>
          <table:table-cell table:formula="of:=2*[.B18]" office:value-type="float" office:value="329.64" calcext:value-type="float">
            <text:p>329.64</text:p>
          </table:table-cell>
          <table:table-cell office:value-type="float" office:value="0.217" calcext:value-type="float">
            <text:p>0.217</text:p>
          </table:table-cell>
          <table:table-cell table:style-name="ce6" table:formula="of:= 1.50818666 * 1.55736068 ^ (-0.03245659 * [.B30]) + 4.19026751 * 1.536227 ^ (-0.14560959 * [.B30]) + 1.04751931 * 1.69914902 ^ (-0.00861725 * [.B30]) + 0.85699169 * 2.21279936 ^ (-0.00165624 * [.B30]) + 0.9969963" office:value-type="float" office:value="1.79800316201938" calcext:value-type="float">
            <text:p>1.798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30]) + 0.92082377 * 1.19373504 ^ (-0.03409499 * [.B30]) + 2.20894922 * 1.19096697 ^ (-0.16036351 * [.B30]) + 0.08272663" office:value-type="float" office:value="0.475166745093366" calcext:value-type="float">
            <text:p>0.475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1</text:p>
          </table:table-cell>
          <table:table-cell table:formula="of:=2*[.B19]" office:value-type="float" office:value="349.24" calcext:value-type="float">
            <text:p>349.24</text:p>
          </table:table-cell>
          <table:table-cell office:value-type="float" office:value="0.197" calcext:value-type="float">
            <text:p>0.197</text:p>
          </table:table-cell>
          <table:table-cell table:style-name="ce6" table:formula="of:= 1.50818666 * 1.55736068 ^ (-0.03245659 * [.B31]) + 4.19026751 * 1.536227 ^ (-0.14560959 * [.B31]) + 1.04751931 * 1.69914902 ^ (-0.00861725 * [.B31]) + 0.85699169 * 2.21279936 ^ (-0.00165624 * [.B31]) + 0.9969963" office:value-type="float" office:value="1.7607254944978" calcext:value-type="float">
            <text:p>1.761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31]) + 0.92082377 * 1.19373504 ^ (-0.03409499 * [.B31]) + 2.20894922 * 1.19096697 ^ (-0.16036351 * [.B31]) + 0.08272663" office:value-type="float" office:value="0.454330471121302" calcext:value-type="float">
            <text:p>0.454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1#</text:p>
          </table:table-cell>
          <table:table-cell table:formula="of:=2*[.B20]" office:value-type="float" office:value="370" calcext:value-type="float">
            <text:p>370</text:p>
          </table:table-cell>
          <table:table-cell office:value-type="float" office:value="0.197" calcext:value-type="float">
            <text:p>0.197</text:p>
          </table:table-cell>
          <table:table-cell table:style-name="ce6" table:formula="of:= 1.50818666 * 1.55736068 ^ (-0.03245659 * [.B32]) + 4.19026751 * 1.536227 ^ (-0.14560959 * [.B32]) + 1.04751931 * 1.69914902 ^ (-0.00861725 * [.B32]) + 0.85699169 * 2.21279936 ^ (-0.00165624 * [.B32]) + 0.9969963" office:value-type="float" office:value="1.72435212477775" calcext:value-type="float">
            <text:p>1.724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32]) + 0.92082377 * 1.19373504 ^ (-0.03409499 * [.B32]) + 2.20894922 * 1.19096697 ^ (-0.16036351 * [.B32]) + 0.08272663" office:value-type="float" office:value="0.434191664187095" calcext:value-type="float">
            <text:p>0.434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1</text:p>
          </table:table-cell>
          <table:table-cell table:formula="of:=2*[.B21]" office:value-type="float" office:value="392" calcext:value-type="float">
            <text:p>392</text:p>
          </table:table-cell>
          <table:table-cell office:value-type="float" office:value="0.197" calcext:value-type="float">
            <text:p>0.197</text:p>
          </table:table-cell>
          <table:table-cell table:style-name="ce6" table:formula="of:= 1.50818666 * 1.55736068 ^ (-0.03245659 * [.B33]) + 4.19026751 * 1.536227 ^ (-0.14560959 * [.B33]) + 1.04751931 * 1.69914902 ^ (-0.00861725 * [.B33]) + 0.85699169 * 2.21279936 ^ (-0.00165624 * [.B33]) + 0.9969963" office:value-type="float" office:value="1.68884843758205" calcext:value-type="float">
            <text:p>1.689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33]) + 0.92082377 * 1.19373504 ^ (-0.03409499 * [.B33]) + 2.20894922 * 1.19096697 ^ (-0.16036351 * [.B33]) + 0.08272663" office:value-type="float" office:value="0.414766024876278" calcext:value-type="float">
            <text:p>0.415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1#</text:p>
          </table:table-cell>
          <table:table-cell table:formula="of:=2*[.B22]" office:value-type="float" office:value="415.32" calcext:value-type="float">
            <text:p>415.32</text:p>
          </table:table-cell>
          <table:table-cell office:value-type="float" office:value="0.197" calcext:value-type="float">
            <text:p>0.197</text:p>
          </table:table-cell>
          <table:table-cell table:style-name="ce6" table:formula="of:= 1.50818666 * 1.55736068 ^ (-0.03245659 * [.B34]) + 4.19026751 * 1.536227 ^ (-0.14560959 * [.B34]) + 1.04751931 * 1.69914902 ^ (-0.00861725 * [.B34]) + 0.85699169 * 2.21279936 ^ (-0.00165624 * [.B34]) + 0.9969963" office:value-type="float" office:value="1.6541963787502" calcext:value-type="float">
            <text:p>1.654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34]) + 0.92082377 * 1.19373504 ^ (-0.03409499 * [.B34]) + 2.20894922 * 1.19096697 ^ (-0.16036351 * [.B34]) + 0.08272663" office:value-type="float" office:value="0.396071634172917" calcext:value-type="float">
            <text:p>0.396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A1</text:p>
          </table:table-cell>
          <table:table-cell table:formula="of:=2*[.B23]" office:value-type="float" office:value="440" calcext:value-type="float">
            <text:p>440</text:p>
          </table:table-cell>
          <table:table-cell office:value-type="float" office:value="0.197" calcext:value-type="float">
            <text:p>0.197</text:p>
          </table:table-cell>
          <table:table-cell table:style-name="ce6" table:formula="of:= 1.50818666 * 1.55736068 ^ (-0.03245659 * [.B35]) + 4.19026751 * 1.536227 ^ (-0.14560959 * [.B35]) + 1.04751931 * 1.69914902 ^ (-0.00861725 * [.B35]) + 0.85699169 * 2.21279936 ^ (-0.00165624 * [.B35]) + 0.9969963" office:value-type="float" office:value="1.62044432122361" calcext:value-type="float">
            <text:p>1.620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35]) + 0.92082377 * 1.19373504 ^ (-0.03409499 * [.B35]) + 2.20894922 * 1.19096697 ^ (-0.16036351 * [.B35]) + 0.08272663" office:value-type="float" office:value="0.378152831994345" calcext:value-type="float">
            <text:p>0.37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A1#</text:p>
          </table:table-cell>
          <table:table-cell table:formula="of:=2*[.B24]" office:value-type="float" office:value="466.16" calcext:value-type="float">
            <text:p>466.16</text:p>
          </table:table-cell>
          <table:table-cell office:value-type="float" office:value="0.197" calcext:value-type="float">
            <text:p>0.197</text:p>
          </table:table-cell>
          <table:table-cell table:style-name="ce6" table:formula="of:= 1.50818666 * 1.55736068 ^ (-0.03245659 * [.B36]) + 4.19026751 * 1.536227 ^ (-0.14560959 * [.B36]) + 1.04751931 * 1.69914902 ^ (-0.00861725 * [.B36]) + 0.85699169 * 2.21279936 ^ (-0.00165624 * [.B36]) + 0.9969963" office:value-type="float" office:value="1.5875386072288" calcext:value-type="float">
            <text:p>1.588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36]) + 0.92082377 * 1.19373504 ^ (-0.03409499 * [.B36]) + 2.20894922 * 1.19096697 ^ (-0.16036351 * [.B36]) + 0.08272663" office:value-type="float" office:value="0.360989022907413" calcext:value-type="float">
            <text:p>0.361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1</text:p>
          </table:table-cell>
          <table:table-cell table:formula="of:=2*[.B25]" office:value-type="float" office:value="493.88" calcext:value-type="float">
            <text:p>493.88</text:p>
          </table:table-cell>
          <table:table-cell office:value-type="float" office:value="0.177" calcext:value-type="float">
            <text:p>0.177</text:p>
          </table:table-cell>
          <table:table-cell table:style-name="ce6" table:formula="of:= 1.50818666 * 1.55736068 ^ (-0.03245659 * [.B37]) + 4.19026751 * 1.536227 ^ (-0.14560959 * [.B37]) + 1.04751931 * 1.69914902 ^ (-0.00861725 * [.B37]) + 0.85699169 * 2.21279936 ^ (-0.00165624 * [.B37]) + 0.9969963" office:value-type="float" office:value="1.55549617518258" calcext:value-type="float">
            <text:p>1.555</text:p>
          </table:table-cell>
          <table:table-cell office:value-type="float" office:value="1" calcext:value-type="float">
            <text:p>1.00</text:p>
          </table:table-cell>
          <table:table-cell table:style-name="ce2"/>
          <table:table-cell table:style-name="ce2" table:formula="of:= 0.40889842 * 1.18113157 ^ (-0.00780859 * [.B37]) + 0.92082377 * 1.19373504 ^ (-0.03409499 * [.B37]) + 2.20894922 * 1.19096697 ^ (-0.16036351 * [.B37]) + 0.08272663" office:value-type="float" office:value="0.344586789517395" calcext:value-type="float">
            <text:p>0.345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2</text:p>
          </table:table-cell>
          <table:table-cell table:formula="of:=2*[.B26]" office:value-type="float" office:value="523.28" calcext:value-type="float">
            <text:p>523.28</text:p>
          </table:table-cell>
          <table:table-cell office:value-type="float" office:value="0.177" calcext:value-type="float">
            <text:p>0.177</text:p>
          </table:table-cell>
          <table:table-cell table:style-name="ce6" table:formula="of:= 1.50818666 * 1.55736068 ^ (-0.03245659 * [.B38]) + 4.19026751 * 1.536227 ^ (-0.14560959 * [.B38]) + 1.04751931 * 1.69914902 ^ (-0.00861725 * [.B38]) + 0.85699169 * 2.21279936 ^ (-0.00165624 * [.B38]) + 0.9969963" office:value-type="float" office:value="1.52429930011733" calcext:value-type="float">
            <text:p>1.524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38]) + 0.92082377 * 1.19373504 ^ (-0.03409499 * [.B38]) + 2.20894922 * 1.19096697 ^ (-0.16036351 * [.B38]) + 0.08272663" office:value-type="float" office:value="0.328924664711564" calcext:value-type="float">
            <text:p>0.329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2#</text:p>
          </table:table-cell>
          <table:table-cell table:formula="of:=2*[.B27]" office:value-type="float" office:value="554.4" calcext:value-type="float">
            <text:p>554.4</text:p>
          </table:table-cell>
          <table:table-cell office:value-type="float" office:value="0.177" calcext:value-type="float">
            <text:p>0.177</text:p>
          </table:table-cell>
          <table:table-cell table:style-name="ce6" table:formula="of:= 1.50818666 * 1.55736068 ^ (-0.03245659 * [.B39]) + 4.19026751 * 1.536227 ^ (-0.14560959 * [.B39]) + 1.04751931 * 1.69914902 ^ (-0.00861725 * [.B39]) + 0.85699169 * 2.21279936 ^ (-0.00165624 * [.B39]) + 0.9969963" office:value-type="float" office:value="1.49402170879357" calcext:value-type="float">
            <text:p>1.494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39]) + 0.92082377 * 1.19373504 ^ (-0.03409499 * [.B39]) + 2.20894922 * 1.19096697 ^ (-0.16036351 * [.B39]) + 0.08272663" office:value-type="float" office:value="0.314017290264125" calcext:value-type="float">
            <text:p>0.314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2</text:p>
          </table:table-cell>
          <table:table-cell table:formula="of:=2*[.B28]" office:value-type="float" office:value="587.36" calcext:value-type="float">
            <text:p>587.36</text:p>
          </table:table-cell>
          <table:table-cell office:value-type="float" office:value="0.177" calcext:value-type="float">
            <text:p>0.177</text:p>
          </table:table-cell>
          <table:table-cell table:style-name="ce6" table:formula="of:= 1.50818666 * 1.55736068 ^ (-0.03245659 * [.B40]) + 4.19026751 * 1.536227 ^ (-0.14560959 * [.B40]) + 1.04751931 * 1.69914902 ^ (-0.00861725 * [.B40]) + 0.85699169 * 2.21279936 ^ (-0.00165624 * [.B40]) + 0.9969963" office:value-type="float" office:value="1.46465564242927" calcext:value-type="float">
            <text:p>1.465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0]) + 0.92082377 * 1.19373504 ^ (-0.03409499 * [.B40]) + 2.20894922 * 1.19096697 ^ (-0.16036351 * [.B40]) + 0.08272663" office:value-type="float" office:value="0.299829843656677" calcext:value-type="float">
            <text:p>0.300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2#</text:p>
          </table:table-cell>
          <table:table-cell table:formula="of:=2*[.B29]" office:value-type="float" office:value="622.24" calcext:value-type="float">
            <text:p>622.24</text:p>
          </table:table-cell>
          <table:table-cell office:value-type="float" office:value="0.177" calcext:value-type="float">
            <text:p>0.177</text:p>
          </table:table-cell>
          <table:table-cell table:style-name="ce6" table:formula="of:= 1.50818666 * 1.55736068 ^ (-0.03245659 * [.B41]) + 4.19026751 * 1.536227 ^ (-0.14560959 * [.B41]) + 1.04751931 * 1.69914902 ^ (-0.00861725 * [.B41]) + 0.85699169 * 2.21279936 ^ (-0.00165624 * [.B41]) + 0.9969963" office:value-type="float" office:value="1.43623476527223" calcext:value-type="float">
            <text:p>1.436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1]) + 0.92082377 * 1.19373504 ^ (-0.03409499 * [.B41]) + 2.20894922 * 1.19096697 ^ (-0.16036351 * [.B41]) + 0.08272663" office:value-type="float" office:value="0.286341377052516" calcext:value-type="float">
            <text:p>0.286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E2</text:p>
          </table:table-cell>
          <table:table-cell table:formula="of:=2*[.B30]" office:value-type="float" office:value="659.28" calcext:value-type="float">
            <text:p>659.28</text:p>
          </table:table-cell>
          <table:table-cell office:value-type="float" office:value="0.177" calcext:value-type="float">
            <text:p>0.177</text:p>
          </table:table-cell>
          <table:table-cell table:style-name="ce6" table:formula="of:= 1.50818666 * 1.55736068 ^ (-0.03245659 * [.B42]) + 4.19026751 * 1.536227 ^ (-0.14560959 * [.B42]) + 1.04751931 * 1.69914902 ^ (-0.00861725 * [.B42]) + 0.85699169 * 2.21279936 ^ (-0.00165624 * [.B42]) + 0.9969963" office:value-type="float" office:value="1.40867429232403" calcext:value-type="float">
            <text:p>1.409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2]) + 0.92082377 * 1.19373504 ^ (-0.03409499 * [.B42]) + 2.20894922 * 1.19096697 ^ (-0.16036351 * [.B42]) + 0.08272663" office:value-type="float" office:value="0.273471047285654" calcext:value-type="float">
            <text:p>0.273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2</text:p>
          </table:table-cell>
          <table:table-cell table:formula="of:=2*[.B31]" office:value-type="float" office:value="698.48" calcext:value-type="float">
            <text:p>698.48</text:p>
          </table:table-cell>
          <table:table-cell office:value-type="float" office:value="0.157" calcext:value-type="float">
            <text:p>0.157</text:p>
          </table:table-cell>
          <table:table-cell table:style-name="ce6" table:formula="of:= 1.50818666 * 1.55736068 ^ (-0.03245659 * [.B43]) + 4.19026751 * 1.536227 ^ (-0.14560959 * [.B43]) + 1.04751931 * 1.69914902 ^ (-0.00861725 * [.B43]) + 0.85699169 * 2.21279936 ^ (-0.00165624 * [.B43]) + 0.9969963" office:value-type="float" office:value="1.38207916439963" calcext:value-type="float">
            <text:p>1.382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3]) + 0.92082377 * 1.19373504 ^ (-0.03409499 * [.B43]) + 2.20894922 * 1.19096697 ^ (-0.16036351 * [.B43]) + 0.08272663" office:value-type="float" office:value="0.261224911849244" calcext:value-type="float">
            <text:p>0.261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2#</text:p>
          </table:table-cell>
          <table:table-cell table:formula="of:=2*[.B32]" office:value-type="float" office:value="740" calcext:value-type="float">
            <text:p>740</text:p>
          </table:table-cell>
          <table:table-cell office:value-type="float" office:value="0.157" calcext:value-type="float">
            <text:p>0.157</text:p>
          </table:table-cell>
          <table:table-cell table:style-name="ce6" table:formula="of:= 1.50818666 * 1.55736068 ^ (-0.03245659 * [.B44]) + 4.19026751 * 1.536227 ^ (-0.14560959 * [.B44]) + 1.04751931 * 1.69914902 ^ (-0.00861725 * [.B44]) + 0.85699169 * 2.21279936 ^ (-0.00165624 * [.B44]) + 0.9969963" office:value-type="float" office:value="1.35642984705541" calcext:value-type="float">
            <text:p>1.356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4]) + 0.92082377 * 1.19373504 ^ (-0.03409499 * [.B44]) + 2.20894922 * 1.19096697 ^ (-0.16036351 * [.B44]) + 0.08272663" office:value-type="float" office:value="0.249549987282324" calcext:value-type="float">
            <text:p>0.250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2</text:p>
          </table:table-cell>
          <table:table-cell table:formula="of:=2*[.B33]" office:value-type="float" office:value="784" calcext:value-type="float">
            <text:p>784</text:p>
          </table:table-cell>
          <table:table-cell office:value-type="float" office:value="0.157" calcext:value-type="float">
            <text:p>0.157</text:p>
          </table:table-cell>
          <table:table-cell table:style-name="ce6" table:formula="of:= 1.50818666 * 1.55736068 ^ (-0.03245659 * [.B45]) + 4.19026751 * 1.536227 ^ (-0.14560959 * [.B45]) + 1.04751931 * 1.69914902 ^ (-0.00861725 * [.B45]) + 0.85699169 * 2.21279936 ^ (-0.00165624 * [.B45]) + 0.9969963" office:value-type="float" office:value="1.33171482418944" calcext:value-type="float">
            <text:p>1.332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5]) + 0.92082377 * 1.19373504 ^ (-0.03409499 * [.B45]) + 2.20894922 * 1.19096697 ^ (-0.16036351 * [.B45]) + 0.08272663" office:value-type="float" office:value="0.238398963515182" calcext:value-type="float">
            <text:p>0.23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2#</text:p>
          </table:table-cell>
          <table:table-cell table:formula="of:=2*[.B34]" office:value-type="float" office:value="830.64" calcext:value-type="float">
            <text:p>830.64</text:p>
          </table:table-cell>
          <table:table-cell office:value-type="float" office:value="0.157" calcext:value-type="float">
            <text:p>0.157</text:p>
          </table:table-cell>
          <table:table-cell table:style-name="ce6" table:formula="of:= 1.50818666 * 1.55736068 ^ (-0.03245659 * [.B46]) + 4.19026751 * 1.536227 ^ (-0.14560959 * [.B46]) + 1.04751931 * 1.69914902 ^ (-0.00861725 * [.B46]) + 0.85699169 * 2.21279936 ^ (-0.00165624 * [.B46]) + 0.9969963" office:value-type="float" office:value="1.30792766424049" calcext:value-type="float">
            <text:p>1.308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6]) + 0.92082377 * 1.19373504 ^ (-0.03409499 * [.B46]) + 2.20894922 * 1.19096697 ^ (-0.16036351 * [.B46]) + 0.08272663" office:value-type="float" office:value="0.227730113538349" calcext:value-type="float">
            <text:p>0.22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A2</text:p>
          </table:table-cell>
          <table:table-cell table:formula="of:=2*[.B35]" office:value-type="float" office:value="880" calcext:value-type="float">
            <text:p>880</text:p>
          </table:table-cell>
          <table:table-cell office:value-type="float" office:value="0.157" calcext:value-type="float">
            <text:p>0.157</text:p>
          </table:table-cell>
          <table:table-cell table:style-name="ce6" table:formula="of:= 1.50818666 * 1.55736068 ^ (-0.03245659 * [.B47]) + 4.19026751 * 1.536227 ^ (-0.14560959 * [.B47]) + 1.04751931 * 1.69914902 ^ (-0.00861725 * [.B47]) + 0.85699169 * 2.21279936 ^ (-0.00165624 * [.B47]) + 0.9969963" office:value-type="float" office:value="1.28510018134531" calcext:value-type="float">
            <text:p>1.285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7]) + 0.92082377 * 1.19373504 ^ (-0.03409499 * [.B47]) + 2.20894922 * 1.19096697 ^ (-0.16036351 * [.B47]) + 0.08272663" office:value-type="float" office:value="0.217523254132699" calcext:value-type="float">
            <text:p>0.21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A2#</text:p>
          </table:table-cell>
          <table:table-cell table:formula="of:=2*[.B36]" office:value-type="float" office:value="932.32" calcext:value-type="float">
            <text:p>932.32</text:p>
          </table:table-cell>
          <table:table-cell office:value-type="float" office:value="0.157" calcext:value-type="float">
            <text:p>0.157</text:p>
          </table:table-cell>
          <table:table-cell table:style-name="ce6" table:formula="of:= 1.50818666 * 1.55736068 ^ (-0.03245659 * [.B48]) + 4.19026751 * 1.536227 ^ (-0.14560959 * [.B48]) + 1.04751931 * 1.69914902 ^ (-0.00861725 * [.B48]) + 0.85699169 * 2.21279936 ^ (-0.00165624 * [.B48]) + 0.9969963" office:value-type="float" office:value="1.2631887971698" calcext:value-type="float">
            <text:p>1.263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8]) + 0.92082377 * 1.19373504 ^ (-0.03409499 * [.B48]) + 2.20894922 * 1.19096697 ^ (-0.16036351 * [.B48]) + 0.08272663" office:value-type="float" office:value="0.207729930130874" calcext:value-type="float">
            <text:p>0.20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2</text:p>
          </table:table-cell>
          <table:table-cell table:formula="of:=2*[.B37]" office:value-type="float" office:value="987.76" calcext:value-type="float">
            <text:p>987.76</text:p>
          </table:table-cell>
          <table:table-cell office:value-type="float" office:value="0.138" calcext:value-type="float">
            <text:p>0.138</text:p>
          </table:table-cell>
          <table:table-cell table:style-name="ce6" table:formula="of:= 1.50818666 * 1.55736068 ^ (-0.03245659 * [.B49]) + 4.19026751 * 1.536227 ^ (-0.14560959 * [.B49]) + 1.04751931 * 1.69914902 ^ (-0.00861725 * [.B49]) + 0.85699169 * 2.21279936 ^ (-0.00165624 * [.B49]) + 0.9969963" office:value-type="float" office:value="1.24219374856565" calcext:value-type="float">
            <text:p>1.242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49]) + 0.92082377 * 1.19373504 ^ (-0.03409499 * [.B49]) + 2.20894922 * 1.19096697 ^ (-0.16036351 * [.B49]) + 0.08272663" office:value-type="float" office:value="0.198327345604452" calcext:value-type="float">
            <text:p>0.198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3</text:p>
          </table:table-cell>
          <table:table-cell table:formula="of:=2*[.B38]" office:value-type="float" office:value="1046.56" calcext:value-type="float">
            <text:p>1046.56</text:p>
          </table:table-cell>
          <table:table-cell office:value-type="float" office:value="0.138" calcext:value-type="float">
            <text:p>0.138</text:p>
          </table:table-cell>
          <table:table-cell table:style-name="ce6" table:formula="of:= 1.50818666 * 1.55736068 ^ (-0.03245659 * [.B50]) + 4.19026751 * 1.536227 ^ (-0.14560959 * [.B50]) + 1.04751931 * 1.69914902 ^ (-0.00861725 * [.B50]) + 0.85699169 * 2.21279936 ^ (-0.00165624 * [.B50]) + 0.9969963" office:value-type="float" office:value="1.22209005461019" calcext:value-type="float">
            <text:p>1.222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0]) + 0.92082377 * 1.19373504 ^ (-0.03409499 * [.B50]) + 2.20894922 * 1.19096697 ^ (-0.16036351 * [.B50]) + 0.08272663" office:value-type="float" office:value="0.189287573173992" calcext:value-type="float">
            <text:p>0.189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3#</text:p>
          </table:table-cell>
          <table:table-cell table:formula="of:=2*[.B39]" office:value-type="float" office:value="1108.8" calcext:value-type="float">
            <text:p>1108.8</text:p>
          </table:table-cell>
          <table:table-cell office:value-type="float" office:value="0.138" calcext:value-type="float">
            <text:p>0.138</text:p>
          </table:table-cell>
          <table:table-cell table:style-name="ce6" table:formula="of:= 1.50818666 * 1.55736068 ^ (-0.03245659 * [.B51]) + 4.19026751 * 1.536227 ^ (-0.14560959 * [.B51]) + 1.04751931 * 1.69914902 ^ (-0.00861725 * [.B51]) + 0.85699169 * 2.21279936 ^ (-0.00165624 * [.B51]) + 0.9969963" office:value-type="float" office:value="1.20291065050746" calcext:value-type="float">
            <text:p>1.203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1]) + 0.92082377 * 1.19373504 ^ (-0.03409499 * [.B51]) + 2.20894922 * 1.19096697 ^ (-0.16036351 * [.B51]) + 0.08272663" office:value-type="float" office:value="0.18061479321971" calcext:value-type="float">
            <text:p>0.181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3</text:p>
          </table:table-cell>
          <table:table-cell table:formula="of:=2*[.B40]" office:value-type="float" office:value="1174.72" calcext:value-type="float">
            <text:p>1174.72</text:p>
          </table:table-cell>
          <table:table-cell office:value-type="float" office:value="0.138" calcext:value-type="float">
            <text:p>0.138</text:p>
          </table:table-cell>
          <table:table-cell table:style-name="ce6" table:formula="of:= 1.50818666 * 1.55736068 ^ (-0.03245659 * [.B52]) + 4.19026751 * 1.536227 ^ (-0.14560959 * [.B52]) + 1.04751931 * 1.69914902 ^ (-0.00861725 * [.B52]) + 0.85699169 * 2.21279936 ^ (-0.00165624 * [.B52]) + 0.9969963" office:value-type="float" office:value="1.18463657090139" calcext:value-type="float">
            <text:p>1.185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2]) + 0.92082377 * 1.19373504 ^ (-0.03409499 * [.B52]) + 2.20894922 * 1.19096697 ^ (-0.16036351 * [.B52]) + 0.08272663" office:value-type="float" office:value="0.172295466615893" calcext:value-type="float">
            <text:p>0.172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3#</text:p>
          </table:table-cell>
          <table:table-cell table:formula="of:=2*[.B41]" office:value-type="float" office:value="1244.48" calcext:value-type="float">
            <text:p>1244.48</text:p>
          </table:table-cell>
          <table:table-cell office:value-type="float" office:value="0.138" calcext:value-type="float">
            <text:p>0.138</text:p>
          </table:table-cell>
          <table:table-cell table:style-name="ce6" table:formula="of:= 1.50818666 * 1.55736068 ^ (-0.03245659 * [.B53]) + 4.19026751 * 1.536227 ^ (-0.14560959 * [.B53]) + 1.04751931 * 1.69914902 ^ (-0.00861725 * [.B53]) + 0.85699169 * 2.21279936 ^ (-0.00165624 * [.B53]) + 0.9969963" office:value-type="float" office:value="1.16727742000754" calcext:value-type="float">
            <text:p>1.167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3]) + 0.92082377 * 1.19373504 ^ (-0.03409499 * [.B53]) + 2.20894922 * 1.19096697 ^ (-0.16036351 * [.B53]) + 0.08272663" office:value-type="float" office:value="0.164333817915834" calcext:value-type="float">
            <text:p>0.164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E3</text:p>
          </table:table-cell>
          <table:table-cell table:formula="of:=2*[.B42]" office:value-type="float" office:value="1318.56" calcext:value-type="float">
            <text:p>1318.56</text:p>
          </table:table-cell>
          <table:table-cell office:value-type="float" office:value="0.138" calcext:value-type="float">
            <text:p>0.138</text:p>
          </table:table-cell>
          <table:table-cell table:style-name="ce6" table:formula="of:= 1.50818666 * 1.55736068 ^ (-0.03245659 * [.B54]) + 4.19026751 * 1.536227 ^ (-0.14560959 * [.B54]) + 1.04751931 * 1.69914902 ^ (-0.00861725 * [.B54]) + 0.85699169 * 2.21279936 ^ (-0.00165624 * [.B54]) + 0.9969963" office:value-type="float" office:value="1.15077520404169" calcext:value-type="float">
            <text:p>1.151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4]) + 0.92082377 * 1.19373504 ^ (-0.03409499 * [.B54]) + 2.20894922 * 1.19096697 ^ (-0.16036351 * [.B54]) + 0.08272663" office:value-type="float" office:value="0.156706712264824" calcext:value-type="float">
            <text:p>0.157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3</text:p>
          </table:table-cell>
          <table:table-cell table:formula="of:=2*[.B43]" office:value-type="float" office:value="1396.96" calcext:value-type="float">
            <text:p>1396.96</text:p>
          </table:table-cell>
          <table:table-cell office:value-type="float" office:value="0.138" calcext:value-type="float">
            <text:p>0.138</text:p>
          </table:table-cell>
          <table:table-cell table:style-name="ce6" table:formula="of:= 1.50818666 * 1.55736068 ^ (-0.03245659 * [.B55]) + 4.19026751 * 1.536227 ^ (-0.14560959 * [.B55]) + 1.04751931 * 1.69914902 ^ (-0.00861725 * [.B55]) + 0.85699169 * 2.21279936 ^ (-0.00165624 * [.B55]) + 0.9969963" office:value-type="float" office:value="1.13519087576802" calcext:value-type="float">
            <text:p>1.135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5]) + 0.92082377 * 1.19373504 ^ (-0.03409499 * [.B55]) + 2.20894922 * 1.19096697 ^ (-0.16036351 * [.B55]) + 0.08272663" office:value-type="float" office:value="0.149448618399582" calcext:value-type="float">
            <text:p>0.149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3#</text:p>
          </table:table-cell>
          <table:table-cell table:formula="of:=2*[.B44]" office:value-type="float" office:value="1480" calcext:value-type="float">
            <text:p>1480</text:p>
          </table:table-cell>
          <table:table-cell office:value-type="float" office:value="0.118" calcext:value-type="float">
            <text:p>0.118</text:p>
          </table:table-cell>
          <table:table-cell table:style-name="ce6" table:formula="of:= 1.50818666 * 1.55736068 ^ (-0.03245659 * [.B56]) + 4.19026751 * 1.536227 ^ (-0.14560959 * [.B56]) + 1.04751931 * 1.69914902 ^ (-0.00861725 * [.B56]) + 0.85699169 * 2.21279936 ^ (-0.00165624 * [.B56]) + 0.9969963" office:value-type="float" office:value="1.12051393620415" calcext:value-type="float">
            <text:p>1.121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6]) + 0.92082377 * 1.19373504 ^ (-0.03409499 * [.B56]) + 2.20894922 * 1.19096697 ^ (-0.16036351 * [.B56]) + 0.08272663" office:value-type="float" office:value="0.142563000357864" calcext:value-type="float">
            <text:p>0.143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3</text:p>
          </table:table-cell>
          <table:table-cell table:formula="of:=2*[.B45]" office:value-type="float" office:value="1568" calcext:value-type="float">
            <text:p>1568</text:p>
          </table:table-cell>
          <table:table-cell office:value-type="float" office:value="0.118" calcext:value-type="float">
            <text:p>0.118</text:p>
          </table:table-cell>
          <table:table-cell table:style-name="ce6" table:formula="of:= 1.50818666 * 1.55736068 ^ (-0.03245659 * [.B57]) + 4.19026751 * 1.536227 ^ (-0.14560959 * [.B57]) + 1.04751931 * 1.69914902 ^ (-0.00861725 * [.B57]) + 0.85699169 * 2.21279936 ^ (-0.00165624 * [.B57]) + 0.9969963" office:value-type="float" office:value="1.10674286717294" calcext:value-type="float">
            <text:p>1.107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7]) + 0.92082377 * 1.19373504 ^ (-0.03409499 * [.B57]) + 2.20894922 * 1.19096697 ^ (-0.16036351 * [.B57]) + 0.08272663" office:value-type="float" office:value="0.136058294484361" calcext:value-type="float">
            <text:p>0.136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3#</text:p>
          </table:table-cell>
          <table:table-cell table:formula="of:=2*[.B46]" office:value-type="float" office:value="1661.28" calcext:value-type="float">
            <text:p>1661.28</text:p>
          </table:table-cell>
          <table:table-cell office:value-type="float" office:value="0.118" calcext:value-type="float">
            <text:p>0.118</text:p>
          </table:table-cell>
          <table:table-cell table:style-name="ce6" table:formula="of:= 1.50818666 * 1.55736068 ^ (-0.03245659 * [.B58]) + 4.19026751 * 1.536227 ^ (-0.14560959 * [.B58]) + 1.04751931 * 1.69914902 ^ (-0.00861725 * [.B58]) + 0.85699169 * 2.21279936 ^ (-0.00165624 * [.B58]) + 0.9969963" office:value-type="float" office:value="1.09388166114694" calcext:value-type="float">
            <text:p>1.094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8]) + 0.92082377 * 1.19373504 ^ (-0.03409499 * [.B58]) + 2.20894922 * 1.19096697 ^ (-0.16036351 * [.B58]) + 0.08272663" office:value-type="float" office:value="0.129945643908499" calcext:value-type="float">
            <text:p>0.130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A3</text:p>
          </table:table-cell>
          <table:table-cell table:formula="of:=2*[.B47]" office:value-type="float" office:value="1760" calcext:value-type="float">
            <text:p>1760</text:p>
          </table:table-cell>
          <table:table-cell office:value-type="float" office:value="0.118" calcext:value-type="float">
            <text:p>0.118</text:p>
          </table:table-cell>
          <table:table-cell table:style-name="ce6" table:formula="of:= 1.50818666 * 1.55736068 ^ (-0.03245659 * [.B59]) + 4.19026751 * 1.536227 ^ (-0.14560959 * [.B59]) + 1.04751931 * 1.69914902 ^ (-0.00861725 * [.B59]) + 0.85699169 * 2.21279936 ^ (-0.00165624 * [.B59]) + 0.9969963" office:value-type="float" office:value="1.08195459513549" calcext:value-type="float">
            <text:p>1.082</text:p>
          </table:table-cell>
          <table:table-cell office:value-type="float" office:value="0.75" calcext:value-type="float">
            <text:p>0.75</text:p>
          </table:table-cell>
          <table:table-cell table:style-name="ce2"/>
          <table:table-cell table:style-name="ce2" table:formula="of:= 0.40889842 * 1.18113157 ^ (-0.00780859 * [.B59]) + 0.92082377 * 1.19373504 ^ (-0.03409499 * [.B59]) + 2.20894922 * 1.19096697 ^ (-0.16036351 * [.B59]) + 0.08272663" office:value-type="float" office:value="0.124245489869978" calcext:value-type="float">
            <text:p>0.124</text:p>
          </table:table-cell>
          <table:table-cell table:style-name="ce2"/>
          <table:table-cell table:style-name="Default"/>
          <table:table-cell table:number-columns-repeated="16375"/>
        </table:table-row>
        <table:table-row table:style-name="ro1">
          <table:table-cell table:style-name="ce5" table:number-columns-repeated="3"/>
          <table:table-cell table:style-name="ce6"/>
          <table:table-cell table:style-name="ce8"/>
          <table:table-cell table:style-name="ce5"/>
          <table:table-cell table:style-name="ce10"/>
          <table:table-cell table:style-name="ce5" table:number-columns-repeated="2"/>
          <table:table-cell table:style-name="ce10" table:number-columns-repeated="2"/>
          <table:table-cell table:style-name="ce11" table:number-columns-repeated="2"/>
          <table:table-cell table:number-columns-repeated="16371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erived.A1:derived.XFD1 derived.A61:derived.XFD1048576 derived.A2:derived.C60 derived.J2:derived.XFD59 derived.E60:derived.XFD60 derived.E3:derived.G59 derived.H3:derived.H8 derived.H15:derived.H59 derived.H9:derived.H14 derived.E2:derived.H2">
            <calcext:condition calcext:apply-style-name="GRAY" calcext:value="formula-is(ISEVEN(ROW()))" calcext:base-cell-address="derived.A1"/>
          </calcext:conditional-format>
        </calcext:conditional-formats>
      </table:table>
      <table:table table:name="extracted" table:style-name="ta1">
        <table:table-column table:style-name="co1" table:number-columns-repeated="1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L</text:p>
          </table:table-cell>
          <table:table-cell table:style-name="Default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65.41" calcext:value-type="float">
            <text:p>65.41</text:p>
          </table:table-cell>
          <table:table-cell office:value-type="float" office:value="0.374" calcext:value-type="float">
            <text:p>0.374</text:p>
          </table:table-cell>
          <table:table-cell office:value-type="float" office:value="3.218" calcext:value-type="float">
            <text:p>3.218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433" calcext:value-type="float">
            <text:p>1.433</text:p>
          </table:table-cell>
          <table:table-cell office:value-type="float" office:value="1" calcext:value-type="float">
            <text:p>1</text:p>
          </table:table-cell>
          <table:table-cell office:value-type="float" office:value="2.756" calcext:value-type="float">
            <text:p>2.756</text:p>
          </table:table-cell>
          <table:table-cell office:value-type="float" office:value="3.465" calcext:value-type="float">
            <text:p>3.465</text:p>
          </table:table-cell>
          <table:table-cell office:value-type="float" office:value="47.02" calcext:value-type="float">
            <text:p>47.02</text:p>
          </table:table-cell>
          <table:table-cell/>
        </table:table-row>
        <table:table-row table:style-name="ro1">
          <table:table-cell office:value-type="string" calcext:value-type="string">
            <text:p>CC#</text:p>
          </table:table-cell>
          <table:table-cell office:value-type="float" office:value="69.3" calcext:value-type="float">
            <text:p>69.3</text:p>
          </table:table-cell>
          <table:table-cell office:value-type="float" office:value="0.374" calcext:value-type="float">
            <text:p>0.374</text:p>
          </table:table-cell>
          <table:table-cell office:value-type="float" office:value="3.155" calcext:value-type="float">
            <text:p>3.155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379" calcext:value-type="float">
            <text:p>1.379</text:p>
          </table:table-cell>
          <table:table-cell office:value-type="float" office:value="1" calcext:value-type="float">
            <text:p>1</text:p>
          </table:table-cell>
          <table:table-cell office:value-type="float" office:value="2.652" calcext:value-type="float">
            <text:p>2.652</text:p>
          </table:table-cell>
          <table:table-cell office:value-type="float" office:value="3.334" calcext:value-type="float">
            <text:p>3.334</text:p>
          </table:table-cell>
          <table:table-cell office:value-type="float" office:value="44.3" calcext:value-type="float">
            <text:p>44.3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73.42" calcext:value-type="float">
            <text:p>73.42</text:p>
          </table:table-cell>
          <table:table-cell office:value-type="float" office:value="0.354" calcext:value-type="float">
            <text:p>0.354</text:p>
          </table:table-cell>
          <table:table-cell office:value-type="float" office:value="3.093" calcext:value-type="float">
            <text:p>3.093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327" calcext:value-type="float">
            <text:p>1.327</text:p>
          </table:table-cell>
          <table:table-cell office:value-type="float" office:value="1" calcext:value-type="float">
            <text:p>1</text:p>
          </table:table-cell>
          <table:table-cell office:value-type="float" office:value="2.552" calcext:value-type="float">
            <text:p>2.552</text:p>
          </table:table-cell>
          <table:table-cell office:value-type="float" office:value="3.208" calcext:value-type="float">
            <text:p>3.208</text:p>
          </table:table-cell>
          <table:table-cell office:value-type="float" office:value="41.73" calcext:value-type="float">
            <text:p>41.73</text:p>
          </table:table-cell>
          <table:table-cell/>
        </table:table-row>
        <table:table-row table:style-name="ro1">
          <table:table-cell office:value-type="string" calcext:value-type="string">
            <text:p>DD#</text:p>
          </table:table-cell>
          <table:table-cell office:value-type="float" office:value="77.78" calcext:value-type="float">
            <text:p>77.78</text:p>
          </table:table-cell>
          <table:table-cell office:value-type="float" office:value="0.354" calcext:value-type="float">
            <text:p>0.354</text:p>
          </table:table-cell>
          <table:table-cell office:value-type="float" office:value="3.031" calcext:value-type="float">
            <text:p>3.031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277" calcext:value-type="float">
            <text:p>1.277</text:p>
          </table:table-cell>
          <table:table-cell office:value-type="float" office:value="1" calcext:value-type="float">
            <text:p>1</text:p>
          </table:table-cell>
          <table:table-cell office:value-type="float" office:value="2.455" calcext:value-type="float">
            <text:p>2.455</text:p>
          </table:table-cell>
          <table:table-cell office:value-type="float" office:value="3.087" calcext:value-type="float">
            <text:p>3.087</text:p>
          </table:table-cell>
          <table:table-cell office:value-type="float" office:value="39.31" calcext:value-type="float">
            <text:p>39.31</text:p>
          </table:table-cell>
          <table:table-cell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82.41" calcext:value-type="float">
            <text:p>82.41</text:p>
          </table:table-cell>
          <table:table-cell office:value-type="float" office:value="0.354" calcext:value-type="float">
            <text:p>0.354</text:p>
          </table:table-cell>
          <table:table-cell office:value-type="float" office:value="2.971" calcext:value-type="float">
            <text:p>2.971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229" calcext:value-type="float">
            <text:p>1.229</text:p>
          </table:table-cell>
          <table:table-cell office:value-type="float" office:value="1" calcext:value-type="float">
            <text:p>1</text:p>
          </table:table-cell>
          <table:table-cell office:value-type="float" office:value="2.363" calcext:value-type="float">
            <text:p>2.363</text:p>
          </table:table-cell>
          <table:table-cell office:value-type="float" office:value="2.97" calcext:value-type="float">
            <text:p>2.97</text:p>
          </table:table-cell>
          <table:table-cell office:value-type="float" office:value="37.03" calcext:value-type="float">
            <text:p>37.03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7.31" calcext:value-type="float">
            <text:p>87.31</text:p>
          </table:table-cell>
          <table:table-cell office:value-type="float" office:value="0.335" calcext:value-type="float">
            <text:p>0.335</text:p>
          </table:table-cell>
          <table:table-cell office:value-type="float" office:value="2.912" calcext:value-type="float">
            <text:p>2.912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182" calcext:value-type="float">
            <text:p>1.182</text:p>
          </table:table-cell>
          <table:table-cell office:value-type="float" office:value="1" calcext:value-type="float">
            <text:p>1</text:p>
          </table:table-cell>
          <table:table-cell office:value-type="float" office:value="2.273" calcext:value-type="float">
            <text:p>2.273</text:p>
          </table:table-cell>
          <table:table-cell office:value-type="float" office:value="2.858" calcext:value-type="float">
            <text:p>2.858</text:p>
          </table:table-cell>
          <table:table-cell office:value-type="float" office:value="34.87" calcext:value-type="float">
            <text:p>34.87</text:p>
          </table:table-cell>
          <table:table-cell/>
        </table:table-row>
        <table:table-row table:style-name="ro1">
          <table:table-cell office:value-type="string" calcext:value-type="string">
            <text:p>FF#</text:p>
          </table:table-cell>
          <table:table-cell office:value-type="float" office:value="92.5" calcext:value-type="float">
            <text:p>92.5</text:p>
          </table:table-cell>
          <table:table-cell office:value-type="float" office:value="0.335" calcext:value-type="float">
            <text:p>0.335</text:p>
          </table:table-cell>
          <table:table-cell office:value-type="float" office:value="2.853" calcext:value-type="float">
            <text:p>2.853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137" calcext:value-type="float">
            <text:p>1.137</text:p>
          </table:table-cell>
          <table:table-cell office:value-type="float" office:value="0.75" calcext:value-type="float">
            <text:p>0.75</text:p>
          </table:table-cell>
          <table:table-cell office:value-type="float" office:value="2.187" calcext:value-type="float">
            <text:p>2.187</text:p>
          </table:table-cell>
          <table:table-cell office:value-type="float" office:value="2.75" calcext:value-type="float">
            <text:p>2.75</text:p>
          </table:table-cell>
          <table:table-cell office:value-type="float" office:value="32.85" calcext:value-type="float">
            <text:p>32.85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98" calcext:value-type="float">
            <text:p>98</text:p>
          </table:table-cell>
          <table:table-cell office:value-type="float" office:value="0.335" calcext:value-type="float">
            <text:p>0.335</text:p>
          </table:table-cell>
          <table:table-cell office:value-type="float" office:value="2.796" calcext:value-type="float">
            <text:p>2.796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094" calcext:value-type="float">
            <text:p>1.094</text:p>
          </table:table-cell>
          <table:table-cell office:value-type="float" office:value="0.75" calcext:value-type="float">
            <text:p>0.75</text:p>
          </table:table-cell>
          <table:table-cell office:value-type="float" office:value="2.105" calcext:value-type="float">
            <text:p>2.105</text:p>
          </table:table-cell>
          <table:table-cell office:value-type="float" office:value="2.646" calcext:value-type="float">
            <text:p>2.646</text:p>
          </table:table-cell>
          <table:table-cell office:value-type="float" office:value="30.94" calcext:value-type="float">
            <text:p>30.94</text:p>
          </table:table-cell>
          <table:table-cell/>
        </table:table-row>
        <table:table-row table:style-name="ro1">
          <table:table-cell office:value-type="string" calcext:value-type="string">
            <text:p>GG#</text:p>
          </table:table-cell>
          <table:table-cell office:value-type="float" office:value="103.83" calcext:value-type="float">
            <text:p>103.83</text:p>
          </table:table-cell>
          <table:table-cell office:value-type="float" office:value="0.315" calcext:value-type="float">
            <text:p>0.315</text:p>
          </table:table-cell>
          <table:table-cell office:value-type="float" office:value="2.739" calcext:value-type="float">
            <text:p>2.739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053" calcext:value-type="float">
            <text:p>1.053</text:p>
          </table:table-cell>
          <table:table-cell office:value-type="float" office:value="0.75" calcext:value-type="float">
            <text:p>0.75</text:p>
          </table:table-cell>
          <table:table-cell office:value-type="float" office:value="2.025" calcext:value-type="float">
            <text:p>2.025</text:p>
          </table:table-cell>
          <table:table-cell office:value-type="float" office:value="2.546" calcext:value-type="float">
            <text:p>2.546</text:p>
          </table:table-cell>
          <table:table-cell office:value-type="float" office:value="29.13" calcext:value-type="float">
            <text:p>29.13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10" calcext:value-type="float">
            <text:p>110</text:p>
          </table:table-cell>
          <table:table-cell office:value-type="float" office:value="0.315" calcext:value-type="float">
            <text:p>0.315</text:p>
          </table:table-cell>
          <table:table-cell office:value-type="float" office:value="2.684" calcext:value-type="float">
            <text:p>2.684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.013" calcext:value-type="float">
            <text:p>1.013</text:p>
          </table:table-cell>
          <table:table-cell office:value-type="float" office:value="0.75" calcext:value-type="float">
            <text:p>0.75</text:p>
          </table:table-cell>
          <table:table-cell office:value-type="float" office:value="1.949" calcext:value-type="float">
            <text:p>1.949</text:p>
          </table:table-cell>
          <table:table-cell office:value-type="float" office:value="2.45" calcext:value-type="float">
            <text:p>2.45</text:p>
          </table:table-cell>
          <table:table-cell office:value-type="float" office:value="27.44" calcext:value-type="float">
            <text:p>27.44</text:p>
          </table:table-cell>
          <table:table-cell/>
        </table:table-row>
        <table:table-row table:style-name="ro1">
          <table:table-cell office:value-type="string" calcext:value-type="string">
            <text:p>AA#</text:p>
          </table:table-cell>
          <table:table-cell office:value-type="float" office:value="116.54" calcext:value-type="float">
            <text:p>116.54</text:p>
          </table:table-cell>
          <table:table-cell office:value-type="float" office:value="0.315" calcext:value-type="float">
            <text:p>0.315</text:p>
          </table:table-cell>
          <table:table-cell office:value-type="float" office:value="2.629" calcext:value-type="float">
            <text:p>2.629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5" calcext:value-type="float">
            <text:p>0.75</text:p>
          </table:table-cell>
          <table:table-cell office:value-type="float" office:value="1.875" calcext:value-type="float">
            <text:p>1.875</text:p>
          </table:table-cell>
          <table:table-cell office:value-type="float" office:value="2.358" calcext:value-type="float">
            <text:p>2.358</text:p>
          </table:table-cell>
          <table:table-cell office:value-type="float" office:value="25.84" calcext:value-type="float">
            <text:p>25.84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23.47" calcext:value-type="float">
            <text:p>123.47</text:p>
          </table:table-cell>
          <table:table-cell office:value-type="float" office:value="0.295" calcext:value-type="float">
            <text:p>0.295</text:p>
          </table:table-cell>
          <table:table-cell office:value-type="float" office:value="2.575" calcext:value-type="float">
            <text:p>2.575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938" calcext:value-type="float">
            <text:p>0.938</text:p>
          </table:table-cell>
          <table:table-cell office:value-type="float" office:value="0.75" calcext:value-type="float">
            <text:p>0.75</text:p>
          </table:table-cell>
          <table:table-cell office:value-type="float" office:value="1.804" calcext:value-type="float">
            <text:p>1.804</text:p>
          </table:table-cell>
          <table:table-cell office:value-type="float" office:value="2.269" calcext:value-type="float">
            <text:p>2.269</text:p>
          </table:table-cell>
          <table:table-cell office:value-type="float" office:value="24.33" calcext:value-type="float">
            <text:p>24.3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0.81" calcext:value-type="float">
            <text:p>130.81</text:p>
          </table:table-cell>
          <table:table-cell office:value-type="float" office:value="0.295" calcext:value-type="float">
            <text:p>0.295</text:p>
          </table:table-cell>
          <table:table-cell office:value-type="float" office:value="2.522" calcext:value-type="float">
            <text:p>2.522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903" calcext:value-type="float">
            <text:p>0.903</text:p>
          </table:table-cell>
          <table:table-cell office:value-type="float" office:value="0.75" calcext:value-type="float">
            <text:p>0.75</text:p>
          </table:table-cell>
          <table:table-cell office:value-type="float" office:value="1.736" calcext:value-type="float">
            <text:p>1.736</text:p>
          </table:table-cell>
          <table:table-cell office:value-type="float" office:value="2.183" calcext:value-type="float">
            <text:p>2.183</text:p>
          </table:table-cell>
          <table:table-cell office:value-type="float" office:value="22.91" calcext:value-type="float">
            <text:p>22.91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138.59" calcext:value-type="float">
            <text:p>138.59</text:p>
          </table:table-cell>
          <table:table-cell office:value-type="float" office:value="0.295" calcext:value-type="float">
            <text:p>0.295</text:p>
          </table:table-cell>
          <table:table-cell office:value-type="float" office:value="2.47" calcext:value-type="float">
            <text:p>2.47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869" calcext:value-type="float">
            <text:p>0.869</text:p>
          </table:table-cell>
          <table:table-cell office:value-type="float" office:value="0.75" calcext:value-type="float">
            <text:p>0.75</text:p>
          </table:table-cell>
          <table:table-cell office:value-type="float" office:value="1.671" calcext:value-type="float">
            <text:p>1.671</text:p>
          </table:table-cell>
          <table:table-cell office:value-type="float" office:value="2.1" calcext:value-type="float">
            <text:p>2.1</text:p>
          </table:table-cell>
          <table:table-cell office:value-type="float" office:value="21.57" calcext:value-type="float">
            <text:p>21.57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6.83" calcext:value-type="float">
            <text:p>146.83</text:p>
          </table:table-cell>
          <table:table-cell office:value-type="float" office:value="0.276" calcext:value-type="float">
            <text:p>0.276</text:p>
          </table:table-cell>
          <table:table-cell office:value-type="float" office:value="2.419" calcext:value-type="float">
            <text:p>2.419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836" calcext:value-type="float">
            <text:p>0.836</text:p>
          </table:table-cell>
          <table:table-cell office:value-type="float" office:value="0.75" calcext:value-type="float">
            <text:p>0.75</text:p>
          </table:table-cell>
          <table:table-cell office:value-type="float" office:value="1.607" calcext:value-type="float">
            <text:p>1.607</text:p>
          </table:table-cell>
          <table:table-cell office:value-type="float" office:value="2.021" calcext:value-type="float">
            <text:p>2.021</text:p>
          </table:table-cell>
          <table:table-cell office:value-type="float" office:value="20.31" calcext:value-type="float">
            <text:p>20.31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155.56" calcext:value-type="float">
            <text:p>155.56</text:p>
          </table:table-cell>
          <table:table-cell office:value-type="float" office:value="0.276" calcext:value-type="float">
            <text:p>0.276</text:p>
          </table:table-cell>
          <table:table-cell office:value-type="float" office:value="2.368" calcext:value-type="float">
            <text:p>2.368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804" calcext:value-type="float">
            <text:p>0.804</text:p>
          </table:table-cell>
          <table:table-cell office:value-type="float" office:value="0.75" calcext:value-type="float">
            <text:p>0.75</text:p>
          </table:table-cell>
          <table:table-cell office:value-type="float" office:value="1.547" calcext:value-type="float">
            <text:p>1.547</text:p>
          </table:table-cell>
          <table:table-cell office:value-type="float" office:value="1.945" calcext:value-type="float">
            <text:p>1.945</text:p>
          </table:table-cell>
          <table:table-cell office:value-type="float" office:value="19.12" calcext:value-type="float">
            <text:p>19.12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.81" calcext:value-type="float">
            <text:p>164.81</text:p>
          </table:table-cell>
          <table:table-cell office:value-type="float" office:value="0.276" calcext:value-type="float">
            <text:p>0.276</text:p>
          </table:table-cell>
          <table:table-cell office:value-type="float" office:value="2.319" calcext:value-type="float">
            <text:p>2.319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774" calcext:value-type="float">
            <text:p>0.774</text:p>
          </table:table-cell>
          <table:table-cell office:value-type="float" office:value="0.75" calcext:value-type="float">
            <text:p>0.75</text:p>
          </table:table-cell>
          <table:table-cell office:value-type="float" office:value="1.488" calcext:value-type="float">
            <text:p>1.488</text:p>
          </table:table-cell>
          <table:table-cell office:value-type="float" office:value="1.871" calcext:value-type="float">
            <text:p>1.87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.61" calcext:value-type="float">
            <text:p>174.61</text:p>
          </table:table-cell>
          <table:table-cell office:value-type="float" office:value="0.256" calcext:value-type="float">
            <text:p>0.256</text:p>
          </table:table-cell>
          <table:table-cell office:value-type="float" office:value="2.271" calcext:value-type="float">
            <text:p>2.271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" calcext:value-type="float">
            <text:p>0.75</text:p>
          </table:table-cell>
          <table:table-cell office:value-type="float" office:value="1.432" calcext:value-type="float">
            <text:p>1.432</text:p>
          </table:table-cell>
          <table:table-cell office:value-type="float" office:value="1.801" calcext:value-type="float">
            <text:p>1.801</text:p>
          </table:table-cell>
          <table:table-cell office:value-type="float" office:value="16.94" calcext:value-type="float">
            <text:p>16.94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185" calcext:value-type="float">
            <text:p>185</text:p>
          </table:table-cell>
          <table:table-cell office:value-type="float" office:value="0.256" calcext:value-type="float">
            <text:p>0.256</text:p>
          </table:table-cell>
          <table:table-cell office:value-type="float" office:value="2.223" calcext:value-type="float">
            <text:p>2.223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717" calcext:value-type="float">
            <text:p>0.717</text:p>
          </table:table-cell>
          <table:table-cell office:value-type="float" office:value="0.75" calcext:value-type="float">
            <text:p>0.75</text:p>
          </table:table-cell>
          <table:table-cell office:value-type="float" office:value="1.378" calcext:value-type="float">
            <text:p>1.378</text:p>
          </table:table-cell>
          <table:table-cell office:value-type="float" office:value="1.733" calcext:value-type="float">
            <text:p>1.733</text:p>
          </table:table-cell>
          <table:table-cell office:value-type="float" office:value="15.94" calcext:value-type="float">
            <text:p>15.9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6" calcext:value-type="float">
            <text:p>196</text:p>
          </table:table-cell>
          <table:table-cell office:value-type="float" office:value="0.256" calcext:value-type="float">
            <text:p>0.256</text:p>
          </table:table-cell>
          <table:table-cell office:value-type="float" office:value="2.177" calcext:value-type="float">
            <text:p>2.177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689" calcext:value-type="float">
            <text:p>0.689</text:p>
          </table:table-cell>
          <table:table-cell office:value-type="float" office:value="0.75" calcext:value-type="float">
            <text:p>0.75</text:p>
          </table:table-cell>
          <table:table-cell office:value-type="float" office:value="1.326" calcext:value-type="float">
            <text:p>1.326</text:p>
          </table:table-cell>
          <table:table-cell office:value-type="float" office:value="1.667" calcext:value-type="float">
            <text:p>1.667</text:p>
          </table:table-cell>
          <table:table-cell office:value-type="float" office:value="15.01" calcext:value-type="float">
            <text:p>15.01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207.65" calcext:value-type="float">
            <text:p>207.65</text:p>
          </table:table-cell>
          <table:table-cell office:value-type="float" office:value="0.256" calcext:value-type="float">
            <text:p>0.256</text:p>
          </table:table-cell>
          <table:table-cell office:value-type="float" office:value="2.131" calcext:value-type="float">
            <text:p>2.131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663" calcext:value-type="float">
            <text:p>0.663</text:p>
          </table:table-cell>
          <table:table-cell office:value-type="float" office:value="0.75" calcext:value-type="float">
            <text:p>0.75</text:p>
          </table:table-cell>
          <table:table-cell office:value-type="float" office:value="1.276" calcext:value-type="float">
            <text:p>1.276</text:p>
          </table:table-cell>
          <table:table-cell office:value-type="float" office:value="1.604" calcext:value-type="float">
            <text:p>1.604</text:p>
          </table:table-cell>
          <table:table-cell office:value-type="float" office:value="14.12" calcext:value-type="float">
            <text:p>14.1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float" office:value="0.236" calcext:value-type="float">
            <text:p>0.236</text:p>
          </table:table-cell>
          <table:table-cell office:value-type="float" office:value="2.086" calcext:value-type="float">
            <text:p>2.086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638" calcext:value-type="float">
            <text:p>0.638</text:p>
          </table:table-cell>
          <table:table-cell office:value-type="float" office:value="0.75" calcext:value-type="float">
            <text:p>0.75</text:p>
          </table:table-cell>
          <table:table-cell office:value-type="float" office:value="1.228" calcext:value-type="float">
            <text:p>1.228</text:p>
          </table:table-cell>
          <table:table-cell office:value-type="float" office:value="1.543" calcext:value-type="float">
            <text:p>1.543</text:p>
          </table:table-cell>
          <table:table-cell office:value-type="float" office:value="13.29" calcext:value-type="float">
            <text:p>13.29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233.08" calcext:value-type="float">
            <text:p>233.08</text:p>
          </table:table-cell>
          <table:table-cell office:value-type="float" office:value="0.236" calcext:value-type="float">
            <text:p>0.236</text:p>
          </table:table-cell>
          <table:table-cell office:value-type="float" office:value="2.042" calcext:value-type="float">
            <text:p>2.042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614" calcext:value-type="float">
            <text:p>0.614</text:p>
          </table:table-cell>
          <table:table-cell office:value-type="float" office:value="0.75" calcext:value-type="float">
            <text:p>0.75</text:p>
          </table:table-cell>
          <table:table-cell office:value-type="float" office:value="1.181" calcext:value-type="float">
            <text:p>1.181</text:p>
          </table:table-cell>
          <table:table-cell office:value-type="float" office:value="1.485" calcext:value-type="float">
            <text:p>1.485</text:p>
          </table:table-cell>
          <table:table-cell office:value-type="float" office:value="12.51" calcext:value-type="float">
            <text:p>12.5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6.94" calcext:value-type="float">
            <text:p>246.94</text:p>
          </table:table-cell>
          <table:table-cell office:value-type="float" office:value="0.236" calcext:value-type="float">
            <text:p>0.236</text:p>
          </table:table-cell>
          <table:table-cell office:value-type="float" office:value="1.999" calcext:value-type="float">
            <text:p>1.999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591" calcext:value-type="float">
            <text:p>0.591</text:p>
          </table:table-cell>
          <table:table-cell office:value-type="float" office:value="0.75" calcext:value-type="float">
            <text:p>0.75</text:p>
          </table:table-cell>
          <table:table-cell office:value-type="float" office:value="1.137" calcext:value-type="float">
            <text:p>1.137</text:p>
          </table:table-cell>
          <table:table-cell office:value-type="float" office:value="1.429" calcext:value-type="float">
            <text:p>1.429</text:p>
          </table:table-cell>
          <table:table-cell office:value-type="float" office:value="11.77" calcext:value-type="float">
            <text:p>11.77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61.63" calcext:value-type="float">
            <text:p>261.63</text:p>
          </table:table-cell>
          <table:table-cell office:value-type="float" office:value="0.236" calcext:value-type="float">
            <text:p>0.236</text:p>
          </table:table-cell>
          <table:table-cell office:value-type="float" office:value="1.957" calcext:value-type="float">
            <text:p>1.957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" calcext:value-type="float">
            <text:p>0.5</text:p>
          </table:table-cell>
          <table:table-cell office:value-type="float" office:value="1.094" calcext:value-type="float">
            <text:p>1.094</text:p>
          </table:table-cell>
          <table:table-cell office:value-type="float" office:value="1.375" calcext:value-type="float">
            <text:p>1.375</text:p>
          </table:table-cell>
          <table:table-cell office:value-type="float" office:value="11.07" calcext:value-type="float">
            <text:p>11.07</text:p>
          </table:table-cell>
          <table:table-cell/>
        </table:table-row>
        <table:table-row table:style-name="ro1">
          <table:table-cell office:value-type="string" calcext:value-type="string">
            <text:p>C1#</text:p>
          </table:table-cell>
          <table:table-cell office:value-type="float" office:value="277.18" calcext:value-type="float">
            <text:p>277.18</text:p>
          </table:table-cell>
          <table:table-cell office:value-type="float" office:value="0.217" calcext:value-type="float">
            <text:p>0.217</text:p>
          </table:table-cell>
          <table:table-cell office:value-type="float" office:value="1.916" calcext:value-type="float">
            <text:p>1.91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544" calcext:value-type="float">
            <text:p>0.544</text:p>
          </table:table-cell>
          <table:table-cell office:value-type="float" office:value="0.5" calcext:value-type="float">
            <text:p>0.5</text:p>
          </table:table-cell>
          <table:table-cell office:value-type="float" office:value="1.052" calcext:value-type="float">
            <text:p>1.052</text:p>
          </table:table-cell>
          <table:table-cell office:value-type="float" office:value="1.323" calcext:value-type="float">
            <text:p>1.323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93.66" calcext:value-type="float">
            <text:p>293.66</text:p>
          </table:table-cell>
          <table:table-cell office:value-type="float" office:value="0.217" calcext:value-type="float">
            <text:p>0.217</text:p>
          </table:table-cell>
          <table:table-cell office:value-type="float" office:value="1.876" calcext:value-type="float">
            <text:p>1.876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519" calcext:value-type="float">
            <text:p>0.519</text:p>
          </table:table-cell>
          <table:table-cell office:value-type="float" office:value="0.5" calcext:value-type="float">
            <text:p>0.5</text:p>
          </table:table-cell>
          <table:table-cell office:value-type="float" office:value="1.013" calcext:value-type="float">
            <text:p>1.013</text:p>
          </table:table-cell>
          <table:table-cell office:value-type="float" office:value="1.273" calcext:value-type="float">
            <text:p>1.273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D1#</text:p>
          </table:table-cell>
          <table:table-cell office:value-type="float" office:value="311.13" calcext:value-type="float">
            <text:p>311.13</text:p>
          </table:table-cell>
          <table:table-cell office:value-type="float" office:value="0.217" calcext:value-type="float">
            <text:p>0.217</text:p>
          </table:table-cell>
          <table:table-cell office:value-type="float" office:value="1.837" calcext:value-type="float">
            <text:p>1.837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496" calcext:value-type="float">
            <text:p>0.496</text:p>
          </table:table-cell>
          <table:table-cell office:value-type="float" office:value="0.5" calcext:value-type="float">
            <text:p>0.5</text:p>
          </table:table-cell>
          <table:table-cell office:value-type="float" office:value="0.974" calcext:value-type="float">
            <text:p>0.974</text:p>
          </table:table-cell>
          <table:table-cell office:value-type="float" office:value="1.225" calcext:value-type="float">
            <text:p>1.225</text:p>
          </table:table-cell>
          <table:table-cell office:value-type="float" office:value="9.22" calcext:value-type="float">
            <text:p>9.22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329.63" calcext:value-type="float">
            <text:p>329.63</text:p>
          </table:table-cell>
          <table:table-cell office:value-type="float" office:value="0.217" calcext:value-type="float">
            <text:p>0.217</text:p>
          </table:table-cell>
          <table:table-cell office:value-type="float" office:value="1.798" calcext:value-type="float">
            <text:p>1.798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" calcext:value-type="float">
            <text:p>0.5</text:p>
          </table:table-cell>
          <table:table-cell office:value-type="float" office:value="0.938" calcext:value-type="float">
            <text:p>0.938</text:p>
          </table:table-cell>
          <table:table-cell office:value-type="float" office:value="1.179" calcext:value-type="float">
            <text:p>1.179</text:p>
          </table:table-cell>
          <table:table-cell office:value-type="float" office:value="8.67" calcext:value-type="float">
            <text:p>8.67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49.23" calcext:value-type="float">
            <text:p>349.23</text:p>
          </table:table-cell>
          <table:table-cell office:value-type="float" office:value="0.197" calcext:value-type="float">
            <text:p>0.197</text:p>
          </table:table-cell>
          <table:table-cell office:value-type="float" office:value="1.761" calcext:value-type="float">
            <text:p>1.761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453" calcext:value-type="float">
            <text:p>0.453</text:p>
          </table:table-cell>
          <table:table-cell office:value-type="float" office:value="0.5" calcext:value-type="float">
            <text:p>0.5</text:p>
          </table:table-cell>
          <table:table-cell office:value-type="float" office:value="0.902" calcext:value-type="float">
            <text:p>0.902</text:p>
          </table:table-cell>
          <table:table-cell office:value-type="float" office:value="1.134" calcext:value-type="float">
            <text:p>1.134</text:p>
          </table:table-cell>
          <table:table-cell office:value-type="float" office:value="8.16" calcext:value-type="float">
            <text:p>8.16</text:p>
          </table:table-cell>
          <table:table-cell/>
        </table:table-row>
        <table:table-row table:style-name="ro1">
          <table:table-cell office:value-type="string" calcext:value-type="string">
            <text:p>F1#</text:p>
          </table:table-cell>
          <table:table-cell office:value-type="float" office:value="369.99" calcext:value-type="float">
            <text:p>369.99</text:p>
          </table:table-cell>
          <table:table-cell office:value-type="float" office:value="0.197" calcext:value-type="float">
            <text:p>0.197</text:p>
          </table:table-cell>
          <table:table-cell office:value-type="float" office:value="1.724" calcext:value-type="float">
            <text:p>1.72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433" calcext:value-type="float">
            <text:p>0.433</text:p>
          </table:table-cell>
          <table:table-cell office:value-type="float" office:value="0.5" calcext:value-type="float">
            <text:p>0.5</text:p>
          </table:table-cell>
          <table:table-cell office:value-type="float" office:value="0.868" calcext:value-type="float">
            <text:p>0.868</text:p>
          </table:table-cell>
          <table:table-cell office:value-type="float" office:value="1.091" calcext:value-type="float">
            <text:p>1.091</text:p>
          </table:table-cell>
          <table:table-cell office:value-type="float" office:value="7.67" calcext:value-type="float">
            <text:p>7.67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392" calcext:value-type="float">
            <text:p>392</text:p>
          </table:table-cell>
          <table:table-cell office:value-type="float" office:value="0.197" calcext:value-type="float">
            <text:p>0.197</text:p>
          </table:table-cell>
          <table:table-cell office:value-type="float" office:value="1.689" calcext:value-type="float">
            <text:p>1.689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414" calcext:value-type="float">
            <text:p>0.414</text:p>
          </table:table-cell>
          <table:table-cell office:value-type="float" office:value="0.5" calcext:value-type="float">
            <text:p>0.5</text:p>
          </table:table-cell>
          <table:table-cell office:value-type="float" office:value="0.835" calcext:value-type="float">
            <text:p>0.835</text:p>
          </table:table-cell>
          <table:table-cell office:value-type="float" office:value="1.05" calcext:value-type="float">
            <text:p>1.05</text:p>
          </table:table-cell>
          <table:table-cell office:value-type="float" office:value="7.21" calcext:value-type="float">
            <text:p>7.21</text:p>
          </table:table-cell>
          <table:table-cell/>
        </table:table-row>
        <table:table-row table:style-name="ro1">
          <table:table-cell office:value-type="string" calcext:value-type="string">
            <text:p>G1#</text:p>
          </table:table-cell>
          <table:table-cell office:value-type="float" office:value="415.3" calcext:value-type="float">
            <text:p>415.3</text:p>
          </table:table-cell>
          <table:table-cell office:value-type="float" office:value="0.197" calcext:value-type="float">
            <text:p>0.197</text:p>
          </table:table-cell>
          <table:table-cell office:value-type="float" office:value="1.654" calcext:value-type="float">
            <text:p>1.654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float" office:value="0.395" calcext:value-type="float">
            <text:p>0.395</text:p>
          </table:table-cell>
          <table:table-cell office:value-type="float" office:value="0.5" calcext:value-type="float">
            <text:p>0.5</text:p>
          </table:table-cell>
          <table:table-cell office:value-type="float" office:value="0.804" calcext:value-type="float">
            <text:p>0.804</text:p>
          </table:table-cell>
          <table:table-cell office:value-type="float" office:value="1.011" calcext:value-type="float">
            <text:p>1.011</text:p>
          </table:table-cell>
          <table:table-cell office:value-type="float" office:value="6.78" calcext:value-type="float">
            <text:p>6.78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40" calcext:value-type="float">
            <text:p>440</text:p>
          </table:table-cell>
          <table:table-cell office:value-type="float" office:value="0.197" calcext:value-type="float">
            <text:p>0.197</text:p>
          </table:table-cell>
          <table:table-cell office:value-type="float" office:value="1.62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378" calcext:value-type="float">
            <text:p>0.378</text:p>
          </table:table-cell>
          <table:table-cell office:value-type="float" office:value="0.5" calcext:value-type="float">
            <text:p>0.5</text:p>
          </table:table-cell>
          <table:table-cell office:value-type="float" office:value="0.773" calcext:value-type="float">
            <text:p>0.773</text:p>
          </table:table-cell>
          <table:table-cell office:value-type="float" office:value="0.972" calcext:value-type="float">
            <text:p>0.972</text:p>
          </table:table-cell>
          <table:table-cell office:value-type="float" office:value="6.38" calcext:value-type="float">
            <text:p>6.38</text:p>
          </table:table-cell>
          <table:table-cell/>
        </table:table-row>
        <table:table-row table:style-name="ro1">
          <table:table-cell office:value-type="string" calcext:value-type="string">
            <text:p>A1#</text:p>
          </table:table-cell>
          <table:table-cell office:value-type="float" office:value="466.16" calcext:value-type="float">
            <text:p>466.16</text:p>
          </table:table-cell>
          <table:table-cell office:value-type="float" office:value="0.197" calcext:value-type="float">
            <text:p>0.197</text:p>
          </table:table-cell>
          <table:table-cell office:value-type="float" office:value="1.587" calcext:value-type="float">
            <text:p>1.587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361" calcext:value-type="float">
            <text:p>0.361</text:p>
          </table:table-cell>
          <table:table-cell office:value-type="float" office:value="0.5" calcext:value-type="float">
            <text:p>0.5</text:p>
          </table:table-cell>
          <table:table-cell office:value-type="float" office:value="0.744" calcext:value-type="float">
            <text:p>0.744</text:p>
          </table:table-cell>
          <table:table-cell office:value-type="float" office:value="0.936" calcext:value-type="float">
            <text:p>0.93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493.88" calcext:value-type="float">
            <text:p>493.88</text:p>
          </table:table-cell>
          <table:table-cell office:value-type="float" office:value="0.177" calcext:value-type="float">
            <text:p>0.177</text:p>
          </table:table-cell>
          <table:table-cell office:value-type="float" office:value="1.555" calcext:value-type="float">
            <text:p>1.555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16" calcext:value-type="float">
            <text:p>0.716</text:p>
          </table:table-cell>
          <table:table-cell office:value-type="float" office:value="0.9" calcext:value-type="float">
            <text:p>0.9</text:p>
          </table:table-cell>
          <table:table-cell office:value-type="float" office:value="5.64" calcext:value-type="float">
            <text:p>5.64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23.25" calcext:value-type="float">
            <text:p>523.25</text:p>
          </table:table-cell>
          <table:table-cell office:value-type="float" office:value="0.177" calcext:value-type="float">
            <text:p>0.177</text:p>
          </table:table-cell>
          <table:table-cell office:value-type="float" office:value="1.524" calcext:value-type="float">
            <text:p>1.524</text:p>
          </table:table-cell>
          <table:table-cell office:value-type="float" office:value="0.75" calcext:value-type="float">
            <text:p>0.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5" calcext:value-type="float">
            <text:p>0.25</text:p>
          </table:table-cell>
          <table:table-cell office:value-type="float" office:value="0.689" calcext:value-type="float">
            <text:p>0.689</text:p>
          </table:table-cell>
          <table:table-cell office:value-type="float" office:value="0.866" calcext:value-type="float">
            <text:p>0.866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string" calcext:value-type="string">
            <text:p>C2#</text:p>
          </table:table-cell>
          <table:table-cell office:value-type="float" office:value="554.37" calcext:value-type="float">
            <text:p>554.37</text:p>
          </table:table-cell>
          <table:table-cell office:value-type="float" office:value="0.177" calcext:value-type="float">
            <text:p>0.177</text:p>
          </table:table-cell>
          <table:table-cell office:value-type="float" office:value="1.494" calcext:value-type="float">
            <text:p>1.494</text:p>
          </table:table-cell>
          <table:table-cell office:value-type="float" office:value="0.75" calcext:value-type="float">
            <text:p>0.75</text:p>
          </table:table-cell>
          <table:table-cell office:value-type="float" office:value="0.034" calcext:value-type="float">
            <text:p>0.034</text:p>
          </table:table-cell>
          <table:table-cell office:value-type="float" office:value="0.314" calcext:value-type="float">
            <text:p>0.314</text:p>
          </table:table-cell>
          <table:table-cell office:value-type="float" office:value="0.25" calcext:value-type="float">
            <text:p>0.25</text:p>
          </table:table-cell>
          <table:table-cell office:value-type="float" office:value="0.663" calcext:value-type="float">
            <text:p>0.663</text:p>
          </table:table-cell>
          <table:table-cell office:value-type="float" office:value="0.834" calcext:value-type="float">
            <text:p>0.834</text:p>
          </table:table-cell>
          <table:table-cell office:value-type="float" office:value="4.98" calcext:value-type="float">
            <text:p>4.98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587.33" calcext:value-type="float">
            <text:p>587.33</text:p>
          </table:table-cell>
          <table:table-cell office:value-type="float" office:value="0.177" calcext:value-type="float">
            <text:p>0.177</text:p>
          </table:table-cell>
          <table:table-cell office:value-type="float" office:value="1.465" calcext:value-type="float">
            <text:p>1.465</text:p>
          </table:table-cell>
          <table:table-cell office:value-type="float" office:value="0.75" calcext:value-type="float">
            <text:p>0.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638" calcext:value-type="float">
            <text:p>0.638</text:p>
          </table:table-cell>
          <table:table-cell office:value-type="float" office:value="0.802" calcext:value-type="float">
            <text:p>0.802</text:p>
          </table:table-cell>
          <table:table-cell office:value-type="float" office:value="4.68" calcext:value-type="float">
            <text:p>4.68</text:p>
          </table:table-cell>
          <table:table-cell/>
        </table:table-row>
        <table:table-row table:style-name="ro1">
          <table:table-cell office:value-type="string" calcext:value-type="string">
            <text:p>D2#</text:p>
          </table:table-cell>
          <table:table-cell office:value-type="float" office:value="622.25" calcext:value-type="float">
            <text:p>622.25</text:p>
          </table:table-cell>
          <table:table-cell office:value-type="float" office:value="0.177" calcext:value-type="float">
            <text:p>0.177</text:p>
          </table:table-cell>
          <table:table-cell office:value-type="float" office:value="1.436" calcext:value-type="float">
            <text:p>1.436</text:p>
          </table:table-cell>
          <table:table-cell office:value-type="float" office:value="0.75" calcext:value-type="float">
            <text:p>0.75</text:p>
          </table:table-cell>
          <table:table-cell office:value-type="float" office:value="0.032" calcext:value-type="float">
            <text:p>0.03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5" calcext:value-type="float">
            <text:p>0.25</text:p>
          </table:table-cell>
          <table:table-cell office:value-type="float" office:value="0.614" calcext:value-type="float">
            <text:p>0.614</text:p>
          </table:table-cell>
          <table:table-cell office:value-type="float" office:value="0.772" calcext:value-type="float">
            <text:p>0.772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659.26" calcext:value-type="float">
            <text:p>659.26</text:p>
          </table:table-cell>
          <table:table-cell office:value-type="float" office:value="0.177" calcext:value-type="float">
            <text:p>0.177</text:p>
          </table:table-cell>
          <table:table-cell office:value-type="float" office:value="1.409" calcext:value-type="float">
            <text:p>1.409</text:p>
          </table:table-cell>
          <table:table-cell office:value-type="float" office:value="0.75" calcext:value-type="float">
            <text:p>0.75</text:p>
          </table:table-cell>
          <table:table-cell office:value-type="float" office:value="0.032" calcext:value-type="float">
            <text:p>0.03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5" calcext:value-type="float">
            <text:p>0.25</text:p>
          </table:table-cell>
          <table:table-cell office:value-type="float" office:value="0.591" calcext:value-type="float">
            <text:p>0.591</text:p>
          </table:table-cell>
          <table:table-cell office:value-type="float" office:value="0.743" calcext:value-type="float">
            <text:p>0.743</text:p>
          </table:table-cell>
          <table:table-cell office:value-type="float" office:value="4.13" calcext:value-type="float">
            <text:p>4.13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698.46" calcext:value-type="float">
            <text:p>698.46</text:p>
          </table:table-cell>
          <table:table-cell office:value-type="float" office:value="0.157" calcext:value-type="float">
            <text:p>0.157</text:p>
          </table:table-cell>
          <table:table-cell office:value-type="float" office:value="1.382" calcext:value-type="float">
            <text:p>1.382</text:p>
          </table:table-cell>
          <table:table-cell office:value-type="float" office:value="0.75" calcext:value-type="float">
            <text:p>0.75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" calcext:value-type="float">
            <text:p>0.25</text:p>
          </table:table-cell>
          <table:table-cell office:value-type="float" office:value="0.568" calcext:value-type="float">
            <text:p>0.568</text:p>
          </table:table-cell>
          <table:table-cell office:value-type="float" office:value="0.715" calcext:value-type="float">
            <text:p>0.715</text:p>
          </table:table-cell>
          <table:table-cell office:value-type="float" office:value="3.88" calcext:value-type="float">
            <text:p>3.88</text:p>
          </table:table-cell>
          <table:table-cell/>
        </table:table-row>
        <table:table-row table:style-name="ro1">
          <table:table-cell office:value-type="string" calcext:value-type="string">
            <text:p>F2#</text:p>
          </table:table-cell>
          <table:table-cell office:value-type="float" office:value="739.99" calcext:value-type="float">
            <text:p>739.99</text:p>
          </table:table-cell>
          <table:table-cell office:value-type="float" office:value="0.157" calcext:value-type="float">
            <text:p>0.157</text:p>
          </table:table-cell>
          <table:table-cell office:value-type="float" office:value="1.357" calcext:value-type="float">
            <text:p>1.357</text:p>
          </table:table-cell>
          <table:table-cell office:value-type="float" office:value="0.75" calcext:value-type="float">
            <text:p>0.7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47" calcext:value-type="float">
            <text:p>0.547</text:p>
          </table:table-cell>
          <table:table-cell office:value-type="float" office:value="0.688" calcext:value-type="float">
            <text:p>0.688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783.99" calcext:value-type="float">
            <text:p>783.99</text:p>
          </table:table-cell>
          <table:table-cell office:value-type="float" office:value="0.157" calcext:value-type="float">
            <text:p>0.157</text:p>
          </table:table-cell>
          <table:table-cell office:value-type="float" office:value="1.332" calcext:value-type="float">
            <text:p>1.332</text:p>
          </table:table-cell>
          <table:table-cell office:value-type="float" office:value="0.75" calcext:value-type="float">
            <text:p>0.75</text:p>
          </table:table-cell>
          <table:table-cell office:value-type="float" office:value="0.03" calcext:value-type="float">
            <text:p>0.0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" calcext:value-type="float">
            <text:p>0.25</text:p>
          </table:table-cell>
          <table:table-cell office:value-type="float" office:value="0.526" calcext:value-type="float">
            <text:p>0.526</text:p>
          </table:table-cell>
          <table:table-cell office:value-type="float" office:value="0.662" calcext:value-type="float">
            <text:p>0.662</text:p>
          </table:table-cell>
          <table:table-cell office:value-type="float" office:value="3.42" calcext:value-type="float">
            <text:p>3.42</text:p>
          </table:table-cell>
          <table:table-cell/>
        </table:table-row>
        <table:table-row table:style-name="ro1">
          <table:table-cell office:value-type="string" calcext:value-type="string">
            <text:p>G2#</text:p>
          </table:table-cell>
          <table:table-cell office:value-type="float" office:value="830.61" calcext:value-type="float">
            <text:p>830.61</text:p>
          </table:table-cell>
          <table:table-cell office:value-type="float" office:value="0.157" calcext:value-type="float">
            <text:p>0.157</text:p>
          </table:table-cell>
          <table:table-cell office:value-type="float" office:value="1.308" calcext:value-type="float">
            <text:p>1.308</text:p>
          </table:table-cell>
          <table:table-cell office:value-type="float" office:value="0.75" calcext:value-type="float">
            <text:p>0.75</text:p>
          </table:table-cell>
          <table:table-cell office:value-type="float" office:value="0.029" calcext:value-type="float">
            <text:p>0.0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5" calcext:value-type="float">
            <text:p>0.25</text:p>
          </table:table-cell>
          <table:table-cell office:value-type="float" office:value="0.506" calcext:value-type="float">
            <text:p>0.506</text:p>
          </table:table-cell>
          <table:table-cell office:value-type="float" office:value="0.637" calcext:value-type="float">
            <text:p>0.637</text:p>
          </table:table-cell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880" calcext:value-type="float">
            <text:p>880</text:p>
          </table:table-cell>
          <table:table-cell office:value-type="float" office:value="0.157" calcext:value-type="float">
            <text:p>0.157</text:p>
          </table:table-cell>
          <table:table-cell office:value-type="float" office:value="1.285" calcext:value-type="float">
            <text:p>1.285</text:p>
          </table:table-cell>
          <table:table-cell office:value-type="float" office:value="0.75" calcext:value-type="float">
            <text:p>0.75</text:p>
          </table:table-cell>
          <table:table-cell office:value-type="float" office:value="0.028" calcext:value-type="float">
            <text:p>0.02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5" calcext:value-type="float">
            <text:p>0.25</text:p>
          </table:table-cell>
          <table:table-cell office:value-type="float" office:value="0.487" calcext:value-type="float">
            <text:p>0.487</text:p>
          </table:table-cell>
          <table:table-cell office:value-type="float" office:value="0.613" calcext:value-type="float">
            <text:p>0.613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string" calcext:value-type="string">
            <text:p>A2#</text:p>
          </table:table-cell>
          <table:table-cell office:value-type="float" office:value="932.33" calcext:value-type="float">
            <text:p>932.33</text:p>
          </table:table-cell>
          <table:table-cell office:value-type="float" office:value="0.157" calcext:value-type="float">
            <text:p>0.157</text:p>
          </table:table-cell>
          <table:table-cell office:value-type="float" office:value="1.263" calcext:value-type="float">
            <text:p>1.263</text:p>
          </table:table-cell>
          <table:table-cell office:value-type="float" office:value="0.75" calcext:value-type="float">
            <text:p>0.75</text:p>
          </table:table-cell>
          <table:table-cell office:value-type="float" office:value="0.028" calcext:value-type="float">
            <text:p>0.02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5" calcext:value-type="float">
            <text:p>0.25</text:p>
          </table:table-cell>
          <table:table-cell office:value-type="float" office:value="0.469" calcext:value-type="float">
            <text:p>0.469</text:p>
          </table:table-cell>
          <table:table-cell office:value-type="float" office:value="0.589" calcext:value-type="float">
            <text:p>0.589</text:p>
          </table:table-cell>
          <table:table-cell office:value-type="float" office:value="2.83" calcext:value-type="float">
            <text:p>2.83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987.77" calcext:value-type="float">
            <text:p>987.77</text:p>
          </table:table-cell>
          <table:table-cell office:value-type="float" office:value="0.138" calcext:value-type="float">
            <text:p>0.138</text:p>
          </table:table-cell>
          <table:table-cell office:value-type="float" office:value="1.242" calcext:value-type="float">
            <text:p>1.242</text:p>
          </table:table-cell>
          <table:table-cell office:value-type="float" office:value="0.75" calcext:value-type="float">
            <text:p>0.7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5" calcext:value-type="float">
            <text:p>0.25</text:p>
          </table:table-cell>
          <table:table-cell office:value-type="float" office:value="0.451" calcext:value-type="float">
            <text:p>0.451</text:p>
          </table:table-cell>
          <table:table-cell office:value-type="float" office:value="0.567" calcext:value-type="float">
            <text:p>0.567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46.5" calcext:value-type="float">
            <text:p>1046.5</text:p>
          </table:table-cell>
          <table:table-cell office:value-type="float" office:value="0.138" calcext:value-type="float">
            <text:p>0.138</text:p>
          </table:table-cell>
          <table:table-cell office:value-type="float" office:value="1.222" calcext:value-type="float">
            <text:p>1.222</text:p>
          </table:table-cell>
          <table:table-cell office:value-type="float" office:value="0.75" calcext:value-type="float">
            <text:p>0.7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5" calcext:value-type="float">
            <text:p>0.25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6" calcext:value-type="float">
            <text:p>0.546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C3#</text:p>
          </table:table-cell>
          <table:table-cell office:value-type="float" office:value="1108.73" calcext:value-type="float">
            <text:p>1108.73</text:p>
          </table:table-cell>
          <table:table-cell office:value-type="float" office:value="0.138" calcext:value-type="float">
            <text:p>0.138</text:p>
          </table:table-cell>
          <table:table-cell office:value-type="float" office:value="1.203" calcext:value-type="float">
            <text:p>1.203</text:p>
          </table:table-cell>
          <table:table-cell office:value-type="float" office:value="0.75" calcext:value-type="float">
            <text:p>0.7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418" calcext:value-type="float">
            <text:p>0.418</text:p>
          </table:table-cell>
          <table:table-cell office:value-type="float" office:value="0.525" calcext:value-type="float">
            <text:p>0.525</text:p>
          </table:table-cell>
          <table:table-cell office:value-type="float" office:value="2.34" calcext:value-type="float">
            <text:p>2.34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174.66" calcext:value-type="float">
            <text:p>1174.66</text:p>
          </table:table-cell>
          <table:table-cell office:value-type="float" office:value="0.138" calcext:value-type="float">
            <text:p>0.138</text:p>
          </table:table-cell>
          <table:table-cell office:value-type="float" office:value="1.185" calcext:value-type="float">
            <text:p>1.185</text:p>
          </table:table-cell>
          <table:table-cell office:value-type="float" office:value="0.75" calcext:value-type="float">
            <text:p>0.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72" calcext:value-type="float">
            <text:p>0.172</text:p>
          </table:table-cell>
          <table:table-cell office:value-type="float" office:value="0.25" calcext:value-type="float">
            <text:p>0.25</text:p>
          </table:table-cell>
          <table:table-cell office:value-type="float" office:value="0.402" calcext:value-type="float">
            <text:p>0.402</text:p>
          </table:table-cell>
          <table:table-cell office:value-type="float" office:value="0.505" calcext:value-type="float">
            <text:p>0.505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D3#</text:p>
          </table:table-cell>
          <table:table-cell office:value-type="float" office:value="1244.51" calcext:value-type="float">
            <text:p>1244.51</text:p>
          </table:table-cell>
          <table:table-cell office:value-type="float" office:value="0.138" calcext:value-type="float">
            <text:p>0.138</text:p>
          </table:table-cell>
          <table:table-cell office:value-type="float" office:value="1.167" calcext:value-type="float">
            <text:p>1.167</text:p>
          </table:table-cell>
          <table:table-cell office:value-type="float" office:value="0.75" calcext:value-type="float">
            <text:p>0.75</text:p>
          </table:table-cell>
          <table:table-cell office:value-type="float" office:value="0.024" calcext:value-type="float">
            <text:p>0.0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25" calcext:value-type="float">
            <text:p>0.25</text:p>
          </table:table-cell>
          <table:table-cell office:value-type="float" office:value="0.387" calcext:value-type="float">
            <text:p>0.387</text:p>
          </table:table-cell>
          <table:table-cell office:value-type="float" office:value="0.486" calcext:value-type="float">
            <text:p>0.486</text:p>
          </table:table-cell>
          <table:table-cell office:value-type="float" office:value="2.06" calcext:value-type="float">
            <text:p>2.06</text:p>
          </table:table-cell>
          <table:table-cell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318.51" calcext:value-type="float">
            <text:p>1318.51</text:p>
          </table:table-cell>
          <table:table-cell office:value-type="float" office:value="0.138" calcext:value-type="float">
            <text:p>0.138</text:p>
          </table:table-cell>
          <table:table-cell office:value-type="float" office:value="1.151" calcext:value-type="float">
            <text:p>1.151</text:p>
          </table:table-cell>
          <table:table-cell office:value-type="float" office:value="0.75" calcext:value-type="float">
            <text:p>0.75</text:p>
          </table:table-cell>
          <table:table-cell office:value-type="float" office:value="0.024" calcext:value-type="float">
            <text:p>0.024</text:p>
          </table:table-cell>
          <table:table-cell office:value-type="float" office:value="0.157" calcext:value-type="float">
            <text:p>0.157</text:p>
          </table:table-cell>
          <table:table-cell office:value-type="float" office:value="0.25" calcext:value-type="float">
            <text:p>0.25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8" calcext:value-type="float">
            <text:p>0.468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396.91" calcext:value-type="float">
            <text:p>1396.91</text:p>
          </table:table-cell>
          <table:table-cell office:value-type="float" office:value="0.138" calcext:value-type="float">
            <text:p>0.138</text:p>
          </table:table-cell>
          <table:table-cell office:value-type="float" office:value="1.135" calcext:value-type="float">
            <text:p>1.135</text:p>
          </table:table-cell>
          <table:table-cell office:value-type="float" office:value="0.75" calcext:value-type="float">
            <text:p>0.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358" calcext:value-type="float">
            <text:p>0.358</text:p>
          </table:table-cell>
          <table:table-cell office:value-type="float" office:value="0.45" calcext:value-type="float">
            <text:p>0.45</text:p>
          </table:table-cell>
          <table:table-cell office:value-type="float" office:value="1.82" calcext:value-type="float">
            <text:p>1.82</text:p>
          </table:table-cell>
          <table:table-cell/>
        </table:table-row>
        <table:table-row table:style-name="ro1">
          <table:table-cell office:value-type="string" calcext:value-type="string">
            <text:p>F3#</text:p>
          </table:table-cell>
          <table:table-cell office:value-type="float" office:value="1479.98" calcext:value-type="float">
            <text:p>1479.98</text:p>
          </table:table-cell>
          <table:table-cell office:value-type="float" office:value="0.118" calcext:value-type="float">
            <text:p>0.118</text:p>
          </table:table-cell>
          <table:table-cell office:value-type="float" office:value="1.12" calcext:value-type="float">
            <text:p>1.12</text:p>
          </table:table-cell>
          <table:table-cell office:value-type="float" office:value="0.75" calcext:value-type="float">
            <text:p>0.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143" calcext:value-type="float">
            <text:p>0.143</text:p>
          </table:table-cell>
          <table:table-cell office:value-type="float" office:value="0.25" calcext:value-type="float">
            <text:p>0.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433" calcext:value-type="float">
            <text:p>0.433</text:p>
          </table:table-cell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567.98" calcext:value-type="float">
            <text:p>1567.98</text:p>
          </table:table-cell>
          <table:table-cell office:value-type="float" office:value="0.118" calcext:value-type="float">
            <text:p>0.118</text:p>
          </table:table-cell>
          <table:table-cell office:value-type="float" office:value="1.107" calcext:value-type="float">
            <text:p>1.107</text:p>
          </table:table-cell>
          <table:table-cell office:value-type="float" office:value="0.75" calcext:value-type="float">
            <text:p>0.75</text:p>
          </table:table-cell>
          <table:table-cell office:value-type="float" office:value="0.022" calcext:value-type="float">
            <text:p>0.022</text:p>
          </table:table-cell>
          <table:table-cell office:value-type="float" office:value="0.136" calcext:value-type="float">
            <text:p>0.136</text:p>
          </table:table-cell>
          <table:table-cell office:value-type="float" office:value="0.25" calcext:value-type="float">
            <text:p>0.25</text:p>
          </table:table-cell>
          <table:table-cell office:value-type="float" office:value="0.331" calcext:value-type="float">
            <text:p>0.331</text:p>
          </table:table-cell>
          <table:table-cell office:value-type="float" office:value="0.417" calcext:value-type="float">
            <text:p>0.417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3#</text:p>
          </table:table-cell>
          <table:table-cell office:value-type="float" office:value="1661.22" calcext:value-type="float">
            <text:p>1661.22</text:p>
          </table:table-cell>
          <table:table-cell office:value-type="float" office:value="0.118" calcext:value-type="float">
            <text:p>0.118</text:p>
          </table:table-cell>
          <table:table-cell office:value-type="float" office:value="1.094" calcext:value-type="float">
            <text:p>1.094</text:p>
          </table:table-cell>
          <table:table-cell office:value-type="float" office:value="0.75" calcext:value-type="float">
            <text:p>0.75</text:p>
          </table:table-cell>
          <table:table-cell office:value-type="float" office:value="0.022" calcext:value-type="float">
            <text:p>0.022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19" calcext:value-type="float">
            <text:p>0.319</text:p>
          </table:table-cell>
          <table:table-cell office:value-type="float" office:value="0.401" calcext:value-type="float">
            <text:p>0.40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760" calcext:value-type="float">
            <text:p>1760</text:p>
          </table:table-cell>
          <table:table-cell office:value-type="float" office:value="0.118" calcext:value-type="float">
            <text:p>0.118</text:p>
          </table:table-cell>
          <table:table-cell office:value-type="float" office:value="1.082" calcext:value-type="float">
            <text:p>1.082</text:p>
          </table:table-cell>
          <table:table-cell office:value-type="float" office:value="0.75" calcext:value-type="float">
            <text:p>0.75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25" calcext:value-type="float">
            <text:p>0.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86" calcext:value-type="float">
            <text:p>0.386</text:p>
          </table:table-cell>
          <table:table-cell office:value-type="float" office:value="1.4" calcext:value-type="float">
            <text:p>1.4</text:p>
          </table:table-cell>
          <table:table-cell/>
        </table:table-row>
      </table:table>
      <table:table table:name="cm" table:style-name="ta1">
        <table:table-column table:style-name="co1" table:number-columns-repeated="2" table:default-cell-style-name="Default"/>
        <table:table-column table:style-name="co1" table:number-columns-repeated="10" table:default-cell-style-name="ce6"/>
        <table:table-row table:style-name="ro1">
          <table:table-cell table:formula="of:=[$extracted.A1]" office:value-type="string" office:string-value="Note" calcext:value-type="string">
            <text:p>Note</text:p>
          </table:table-cell>
          <table:table-cell table:formula="of:=[$extracted.B1]" office:value-type="string" office:string-value="Pitch" calcext:value-type="string">
            <text:p>Pitch</text:p>
          </table:table-cell>
          <table:table-cell table:style-name="Default" table:formula="of:=[$extracted.C1]" office:value-type="string" office:string-value="T" calcext:value-type="string">
            <text:p>T</text:p>
          </table:table-cell>
          <table:table-cell table:style-name="Default" table:formula="of:=[$extracted.D1]" office:value-type="string" office:string-value="CH" calcext:value-type="string">
            <text:p>CH</text:p>
          </table:table-cell>
          <table:table-cell table:style-name="Default" table:formula="of:=[$extracted.E1]" office:value-type="string" office:string-value="BT" calcext:value-type="string">
            <text:p>BT</text:p>
          </table:table-cell>
          <table:table-cell table:style-name="Default" table:formula="of:=[$extracted.F1]" office:value-type="string" office:string-value="WST" calcext:value-type="string">
            <text:p>WST</text:p>
          </table:table-cell>
          <table:table-cell table:style-name="Default" table:formula="of:=[$extracted.G1]" office:value-type="string" office:string-value="MH" calcext:value-type="string">
            <text:p>MH</text:p>
          </table:table-cell>
          <table:table-cell table:style-name="Default" table:formula="of:=[$extracted.H1]" office:value-type="string" office:string-value="PS" calcext:value-type="string">
            <text:p>PS</text:p>
          </table:table-cell>
          <table:table-cell table:style-name="Default" table:formula="of:=[$extracted.I1]" office:value-type="string" office:string-value="IW" calcext:value-type="string">
            <text:p>IW</text:p>
          </table:table-cell>
          <table:table-cell table:style-name="Default" table:formula="of:=[$extracted.J1]" office:value-type="string" office:string-value="ID" calcext:value-type="string">
            <text:p>ID</text:p>
          </table:table-cell>
          <table:table-cell table:style-name="Default" table:formula="of:=[$extracted.K1]" office:value-type="string" office:string-value="IL" calcext:value-type="string">
            <text:p>IL</text:p>
          </table:table-cell>
          <table:table-cell table:style-name="Default"/>
        </table:table-row>
        <table:table-row table:style-name="ro1">
          <table:table-cell table:formula="of:=[$extracted.A2]" office:value-type="string" office:string-value="CC" calcext:value-type="string">
            <text:p>CC</text:p>
          </table:table-cell>
          <table:table-cell table:formula="of:=[$extracted.B2]" office:value-type="float" office:value="65.41" calcext:value-type="float">
            <text:p>65.41</text:p>
          </table:table-cell>
          <table:table-cell table:formula="of:=[$extracted.C2]/0.3937007874" office:value-type="float" office:value="0.9499600000038" calcext:value-type="float">
            <text:p>0.950</text:p>
          </table:table-cell>
          <table:table-cell table:formula="of:=[$extracted.D2]/0.3937007874" office:value-type="float" office:value="8.1737200000327" calcext:value-type="float">
            <text:p>8.174</text:p>
          </table:table-cell>
          <table:table-cell table:formula="of:=[$extracted.E2]/0.3937007874" office:value-type="float" office:value="2.54000000001016" calcext:value-type="float">
            <text:p>2.540</text:p>
          </table:table-cell>
          <table:table-cell table:formula="of:=[$extracted.F2]/0.3937007874" office:value-type="float" office:value="0.114300000000457" calcext:value-type="float">
            <text:p>0.114</text:p>
          </table:table-cell>
          <table:table-cell table:formula="of:=[$extracted.G2]/0.3937007874" office:value-type="float" office:value="3.63982000001456" calcext:value-type="float">
            <text:p>3.640</text:p>
          </table:table-cell>
          <table:table-cell table:formula="of:=[$extracted.H2]/0.3937007874" office:value-type="float" office:value="2.54000000001016" calcext:value-type="float">
            <text:p>2.540</text:p>
          </table:table-cell>
          <table:table-cell table:formula="of:=[$extracted.I2]/0.3937007874" office:value-type="float" office:value="7.000240000028" calcext:value-type="float">
            <text:p>7.000</text:p>
          </table:table-cell>
          <table:table-cell table:formula="of:=[$extracted.J2]/0.3937007874" office:value-type="float" office:value="8.8011000000352" calcext:value-type="float">
            <text:p>8.801</text:p>
          </table:table-cell>
          <table:table-cell table:formula="of:=[$extracted.K2]/0.3937007874" office:value-type="float" office:value="119.430800000478" calcext:value-type="float">
            <text:p>119.431</text:p>
          </table:table-cell>
          <table:table-cell/>
        </table:table-row>
        <table:table-row table:style-name="ro1">
          <table:table-cell table:formula="of:=[$extracted.A3]" office:value-type="string" office:string-value="CC#" calcext:value-type="string">
            <text:p>CC#</text:p>
          </table:table-cell>
          <table:table-cell table:formula="of:=[$extracted.B3]" office:value-type="float" office:value="69.3" calcext:value-type="float">
            <text:p>69.3</text:p>
          </table:table-cell>
          <table:table-cell table:formula="of:=[$extracted.C3]/0.3937007874" office:value-type="float" office:value="0.9499600000038" calcext:value-type="float">
            <text:p>0.950</text:p>
          </table:table-cell>
          <table:table-cell table:formula="of:=[$extracted.D3]/0.3937007874" office:value-type="float" office:value="8.01370000003205" calcext:value-type="float">
            <text:p>8.014</text:p>
          </table:table-cell>
          <table:table-cell table:formula="of:=[$extracted.E3]/0.3937007874" office:value-type="float" office:value="2.54000000001016" calcext:value-type="float">
            <text:p>2.540</text:p>
          </table:table-cell>
          <table:table-cell table:formula="of:=[$extracted.F3]/0.3937007874" office:value-type="float" office:value="0.114300000000457" calcext:value-type="float">
            <text:p>0.114</text:p>
          </table:table-cell>
          <table:table-cell table:formula="of:=[$extracted.G3]/0.3937007874" office:value-type="float" office:value="3.50266000001401" calcext:value-type="float">
            <text:p>3.503</text:p>
          </table:table-cell>
          <table:table-cell table:formula="of:=[$extracted.H3]/0.3937007874" office:value-type="float" office:value="2.54000000001016" calcext:value-type="float">
            <text:p>2.540</text:p>
          </table:table-cell>
          <table:table-cell table:formula="of:=[$extracted.I3]/0.3937007874" office:value-type="float" office:value="6.73608000002695" calcext:value-type="float">
            <text:p>6.736</text:p>
          </table:table-cell>
          <table:table-cell table:formula="of:=[$extracted.J3]/0.3937007874" office:value-type="float" office:value="8.46836000003387" calcext:value-type="float">
            <text:p>8.468</text:p>
          </table:table-cell>
          <table:table-cell table:formula="of:=[$extracted.K3]/0.3937007874" office:value-type="float" office:value="112.52200000045" calcext:value-type="float">
            <text:p>112.522</text:p>
          </table:table-cell>
          <table:table-cell/>
        </table:table-row>
        <table:table-row table:style-name="ro1">
          <table:table-cell table:formula="of:=[$extracted.A4]" office:value-type="string" office:string-value="DD" calcext:value-type="string">
            <text:p>DD</text:p>
          </table:table-cell>
          <table:table-cell table:formula="of:=[$extracted.B4]" office:value-type="float" office:value="73.42" calcext:value-type="float">
            <text:p>73.42</text:p>
          </table:table-cell>
          <table:table-cell table:formula="of:=[$extracted.C4]/0.3937007874" office:value-type="float" office:value="0.899160000003597" calcext:value-type="float">
            <text:p>0.899</text:p>
          </table:table-cell>
          <table:table-cell table:formula="of:=[$extracted.D4]/0.3937007874" office:value-type="float" office:value="7.85622000003143" calcext:value-type="float">
            <text:p>7.856</text:p>
          </table:table-cell>
          <table:table-cell table:formula="of:=[$extracted.E4]/0.3937007874" office:value-type="float" office:value="2.54000000001016" calcext:value-type="float">
            <text:p>2.540</text:p>
          </table:table-cell>
          <table:table-cell table:formula="of:=[$extracted.F4]/0.3937007874" office:value-type="float" office:value="0.114300000000457" calcext:value-type="float">
            <text:p>0.114</text:p>
          </table:table-cell>
          <table:table-cell table:formula="of:=[$extracted.G4]/0.3937007874" office:value-type="float" office:value="3.37058000001348" calcext:value-type="float">
            <text:p>3.371</text:p>
          </table:table-cell>
          <table:table-cell table:formula="of:=[$extracted.H4]/0.3937007874" office:value-type="float" office:value="2.54000000001016" calcext:value-type="float">
            <text:p>2.540</text:p>
          </table:table-cell>
          <table:table-cell table:formula="of:=[$extracted.I4]/0.3937007874" office:value-type="float" office:value="6.48208000002593" calcext:value-type="float">
            <text:p>6.482</text:p>
          </table:table-cell>
          <table:table-cell table:formula="of:=[$extracted.J4]/0.3937007874" office:value-type="float" office:value="8.14832000003259" calcext:value-type="float">
            <text:p>8.148</text:p>
          </table:table-cell>
          <table:table-cell table:formula="of:=[$extracted.K4]/0.3937007874" office:value-type="float" office:value="105.994200000424" calcext:value-type="float">
            <text:p>105.994</text:p>
          </table:table-cell>
          <table:table-cell/>
        </table:table-row>
        <table:table-row table:style-name="ro1">
          <table:table-cell table:formula="of:=[$extracted.A5]" office:value-type="string" office:string-value="DD#" calcext:value-type="string">
            <text:p>DD#</text:p>
          </table:table-cell>
          <table:table-cell table:formula="of:=[$extracted.B5]" office:value-type="float" office:value="77.78" calcext:value-type="float">
            <text:p>77.78</text:p>
          </table:table-cell>
          <table:table-cell table:formula="of:=[$extracted.C5]/0.3937007874" office:value-type="float" office:value="0.899160000003597" calcext:value-type="float">
            <text:p>0.899</text:p>
          </table:table-cell>
          <table:table-cell table:formula="of:=[$extracted.D5]/0.3937007874" office:value-type="float" office:value="7.6987400000308" calcext:value-type="float">
            <text:p>7.699</text:p>
          </table:table-cell>
          <table:table-cell table:formula="of:=[$extracted.E5]/0.3937007874" office:value-type="float" office:value="2.54000000001016" calcext:value-type="float">
            <text:p>2.540</text:p>
          </table:table-cell>
          <table:table-cell table:formula="of:=[$extracted.F5]/0.3937007874" office:value-type="float" office:value="0.114300000000457" calcext:value-type="float">
            <text:p>0.114</text:p>
          </table:table-cell>
          <table:table-cell table:formula="of:=[$extracted.G5]/0.3937007874" office:value-type="float" office:value="3.24358000001297" calcext:value-type="float">
            <text:p>3.244</text:p>
          </table:table-cell>
          <table:table-cell table:formula="of:=[$extracted.H5]/0.3937007874" office:value-type="float" office:value="2.54000000001016" calcext:value-type="float">
            <text:p>2.540</text:p>
          </table:table-cell>
          <table:table-cell table:formula="of:=[$extracted.I5]/0.3937007874" office:value-type="float" office:value="6.23570000002494" calcext:value-type="float">
            <text:p>6.236</text:p>
          </table:table-cell>
          <table:table-cell table:formula="of:=[$extracted.J5]/0.3937007874" office:value-type="float" office:value="7.84098000003137" calcext:value-type="float">
            <text:p>7.841</text:p>
          </table:table-cell>
          <table:table-cell table:formula="of:=[$extracted.K5]/0.3937007874" office:value-type="float" office:value="99.8474000003994" calcext:value-type="float">
            <text:p>99.847</text:p>
          </table:table-cell>
          <table:table-cell/>
        </table:table-row>
        <table:table-row table:style-name="ro1">
          <table:table-cell table:formula="of:=[$extracted.A6]" office:value-type="string" office:string-value="EE" calcext:value-type="string">
            <text:p>EE</text:p>
          </table:table-cell>
          <table:table-cell table:formula="of:=[$extracted.B6]" office:value-type="float" office:value="82.41" calcext:value-type="float">
            <text:p>82.41</text:p>
          </table:table-cell>
          <table:table-cell table:formula="of:=[$extracted.C6]/0.3937007874" office:value-type="float" office:value="0.899160000003597" calcext:value-type="float">
            <text:p>0.899</text:p>
          </table:table-cell>
          <table:table-cell table:formula="of:=[$extracted.D6]/0.3937007874" office:value-type="float" office:value="7.54634000003019" calcext:value-type="float">
            <text:p>7.546</text:p>
          </table:table-cell>
          <table:table-cell table:formula="of:=[$extracted.E6]/0.3937007874" office:value-type="float" office:value="2.54000000001016" calcext:value-type="float">
            <text:p>2.540</text:p>
          </table:table-cell>
          <table:table-cell table:formula="of:=[$extracted.F6]/0.3937007874" office:value-type="float" office:value="0.114300000000457" calcext:value-type="float">
            <text:p>0.114</text:p>
          </table:table-cell>
          <table:table-cell table:formula="of:=[$extracted.G6]/0.3937007874" office:value-type="float" office:value="3.12166000001249" calcext:value-type="float">
            <text:p>3.122</text:p>
          </table:table-cell>
          <table:table-cell table:formula="of:=[$extracted.H6]/0.3937007874" office:value-type="float" office:value="2.54000000001016" calcext:value-type="float">
            <text:p>2.540</text:p>
          </table:table-cell>
          <table:table-cell table:formula="of:=[$extracted.I6]/0.3937007874" office:value-type="float" office:value="6.00202000002401" calcext:value-type="float">
            <text:p>6.002</text:p>
          </table:table-cell>
          <table:table-cell table:formula="of:=[$extracted.J6]/0.3937007874" office:value-type="float" office:value="7.54380000003018" calcext:value-type="float">
            <text:p>7.544</text:p>
          </table:table-cell>
          <table:table-cell table:formula="of:=[$extracted.K6]/0.3937007874" office:value-type="float" office:value="94.0562000003762" calcext:value-type="float">
            <text:p>94.056</text:p>
          </table:table-cell>
          <table:table-cell/>
        </table:table-row>
        <table:table-row table:style-name="ro1">
          <table:table-cell table:formula="of:=[$extracted.A7]" office:value-type="string" office:string-value="FF" calcext:value-type="string">
            <text:p>FF</text:p>
          </table:table-cell>
          <table:table-cell table:formula="of:=[$extracted.B7]" office:value-type="float" office:value="87.31" calcext:value-type="float">
            <text:p>87.31</text:p>
          </table:table-cell>
          <table:table-cell table:formula="of:=[$extracted.C7]/0.3937007874" office:value-type="float" office:value="0.850900000003404" calcext:value-type="float">
            <text:p>0.851</text:p>
          </table:table-cell>
          <table:table-cell table:formula="of:=[$extracted.D7]/0.3937007874" office:value-type="float" office:value="7.39648000002959" calcext:value-type="float">
            <text:p>7.396</text:p>
          </table:table-cell>
          <table:table-cell table:formula="of:=[$extracted.E7]/0.3937007874" office:value-type="float" office:value="2.54000000001016" calcext:value-type="float">
            <text:p>2.540</text:p>
          </table:table-cell>
          <table:table-cell table:formula="of:=[$extracted.F7]/0.3937007874" office:value-type="float" office:value="0.114300000000457" calcext:value-type="float">
            <text:p>0.114</text:p>
          </table:table-cell>
          <table:table-cell table:formula="of:=[$extracted.G7]/0.3937007874" office:value-type="float" office:value="3.00228000001201" calcext:value-type="float">
            <text:p>3.002</text:p>
          </table:table-cell>
          <table:table-cell table:formula="of:=[$extracted.H7]/0.3937007874" office:value-type="float" office:value="2.54000000001016" calcext:value-type="float">
            <text:p>2.540</text:p>
          </table:table-cell>
          <table:table-cell table:formula="of:=[$extracted.I7]/0.3937007874" office:value-type="float" office:value="5.77342000002309" calcext:value-type="float">
            <text:p>5.773</text:p>
          </table:table-cell>
          <table:table-cell table:formula="of:=[$extracted.J7]/0.3937007874" office:value-type="float" office:value="7.25932000002904" calcext:value-type="float">
            <text:p>7.259</text:p>
          </table:table-cell>
          <table:table-cell table:formula="of:=[$extracted.K7]/0.3937007874" office:value-type="float" office:value="88.5698000003543" calcext:value-type="float">
            <text:p>88.570</text:p>
          </table:table-cell>
          <table:table-cell/>
        </table:table-row>
        <table:table-row table:style-name="ro1">
          <table:table-cell table:formula="of:=[$extracted.A8]" office:value-type="string" office:string-value="FF#" calcext:value-type="string">
            <text:p>FF#</text:p>
          </table:table-cell>
          <table:table-cell table:formula="of:=[$extracted.B8]" office:value-type="float" office:value="92.5" calcext:value-type="float">
            <text:p>92.5</text:p>
          </table:table-cell>
          <table:table-cell table:formula="of:=[$extracted.C8]/0.3937007874" office:value-type="float" office:value="0.850900000003404" calcext:value-type="float">
            <text:p>0.851</text:p>
          </table:table-cell>
          <table:table-cell table:formula="of:=[$extracted.D8]/0.3937007874" office:value-type="float" office:value="7.24662000002899" calcext:value-type="float">
            <text:p>7.247</text:p>
          </table:table-cell>
          <table:table-cell table:formula="of:=[$extracted.E8]/0.3937007874" office:value-type="float" office:value="2.54000000001016" calcext:value-type="float">
            <text:p>2.540</text:p>
          </table:table-cell>
          <table:table-cell table:formula="of:=[$extracted.F8]/0.3937007874" office:value-type="float" office:value="0.114300000000457" calcext:value-type="float">
            <text:p>0.114</text:p>
          </table:table-cell>
          <table:table-cell table:formula="of:=[$extracted.G8]/0.3937007874" office:value-type="float" office:value="2.88798000001155" calcext:value-type="float">
            <text:p>2.888</text:p>
          </table:table-cell>
          <table:table-cell table:formula="of:=[$extracted.H8]/0.3937007874" office:value-type="float" office:value="1.90500000000762" calcext:value-type="float">
            <text:p>1.905</text:p>
          </table:table-cell>
          <table:table-cell table:formula="of:=[$extracted.I8]/0.3937007874" office:value-type="float" office:value="5.55498000002222" calcext:value-type="float">
            <text:p>5.555</text:p>
          </table:table-cell>
          <table:table-cell table:formula="of:=[$extracted.J8]/0.3937007874" office:value-type="float" office:value="6.98500000002794" calcext:value-type="float">
            <text:p>6.985</text:p>
          </table:table-cell>
          <table:table-cell table:formula="of:=[$extracted.K8]/0.3937007874" office:value-type="float" office:value="83.4390000003338" calcext:value-type="float">
            <text:p>83.439</text:p>
          </table:table-cell>
          <table:table-cell/>
        </table:table-row>
        <table:table-row table:style-name="ro1">
          <table:table-cell table:formula="of:=[$extracted.A9]" office:value-type="string" office:string-value="GG" calcext:value-type="string">
            <text:p>GG</text:p>
          </table:table-cell>
          <table:table-cell table:formula="of:=[$extracted.B9]" office:value-type="float" office:value="98" calcext:value-type="float">
            <text:p>98</text:p>
          </table:table-cell>
          <table:table-cell table:formula="of:=[$extracted.C9]/0.3937007874" office:value-type="float" office:value="0.850900000003404" calcext:value-type="float">
            <text:p>0.851</text:p>
          </table:table-cell>
          <table:table-cell table:formula="of:=[$extracted.D9]/0.3937007874" office:value-type="float" office:value="7.10184000002841" calcext:value-type="float">
            <text:p>7.102</text:p>
          </table:table-cell>
          <table:table-cell table:formula="of:=[$extracted.E9]/0.3937007874" office:value-type="float" office:value="2.54000000001016" calcext:value-type="float">
            <text:p>2.540</text:p>
          </table:table-cell>
          <table:table-cell table:formula="of:=[$extracted.F9]/0.3937007874" office:value-type="float" office:value="0.114300000000457" calcext:value-type="float">
            <text:p>0.114</text:p>
          </table:table-cell>
          <table:table-cell table:formula="of:=[$extracted.G9]/0.3937007874" office:value-type="float" office:value="2.77876000001112" calcext:value-type="float">
            <text:p>2.779</text:p>
          </table:table-cell>
          <table:table-cell table:formula="of:=[$extracted.H9]/0.3937007874" office:value-type="float" office:value="1.90500000000762" calcext:value-type="float">
            <text:p>1.905</text:p>
          </table:table-cell>
          <table:table-cell table:formula="of:=[$extracted.I9]/0.3937007874" office:value-type="float" office:value="5.34670000002139" calcext:value-type="float">
            <text:p>5.347</text:p>
          </table:table-cell>
          <table:table-cell table:formula="of:=[$extracted.J9]/0.3937007874" office:value-type="float" office:value="6.72084000002688" calcext:value-type="float">
            <text:p>6.721</text:p>
          </table:table-cell>
          <table:table-cell table:formula="of:=[$extracted.K9]/0.3937007874" office:value-type="float" office:value="78.5876000003144" calcext:value-type="float">
            <text:p>78.588</text:p>
          </table:table-cell>
          <table:table-cell/>
        </table:table-row>
        <table:table-row table:style-name="ro1">
          <table:table-cell table:formula="of:=[$extracted.A10]" office:value-type="string" office:string-value="GG#" calcext:value-type="string">
            <text:p>GG#</text:p>
          </table:table-cell>
          <table:table-cell table:formula="of:=[$extracted.B10]" office:value-type="float" office:value="103.83" calcext:value-type="float">
            <text:p>103.83</text:p>
          </table:table-cell>
          <table:table-cell table:formula="of:=[$extracted.C10]/0.3937007874" office:value-type="float" office:value="0.800100000003201" calcext:value-type="float">
            <text:p>0.800</text:p>
          </table:table-cell>
          <table:table-cell table:formula="of:=[$extracted.D10]/0.3937007874" office:value-type="float" office:value="6.95706000002783" calcext:value-type="float">
            <text:p>6.957</text:p>
          </table:table-cell>
          <table:table-cell table:formula="of:=[$extracted.E10]/0.3937007874" office:value-type="float" office:value="2.54000000001016" calcext:value-type="float">
            <text:p>2.540</text:p>
          </table:table-cell>
          <table:table-cell table:formula="of:=[$extracted.F10]/0.3937007874" office:value-type="float" office:value="0.114300000000457" calcext:value-type="float">
            <text:p>0.114</text:p>
          </table:table-cell>
          <table:table-cell table:formula="of:=[$extracted.G10]/0.3937007874" office:value-type="float" office:value="2.6746200000107" calcext:value-type="float">
            <text:p>2.675</text:p>
          </table:table-cell>
          <table:table-cell table:formula="of:=[$extracted.H10]/0.3937007874" office:value-type="float" office:value="1.90500000000762" calcext:value-type="float">
            <text:p>1.905</text:p>
          </table:table-cell>
          <table:table-cell table:formula="of:=[$extracted.I10]/0.3937007874" office:value-type="float" office:value="5.14350000002057" calcext:value-type="float">
            <text:p>5.144</text:p>
          </table:table-cell>
          <table:table-cell table:formula="of:=[$extracted.J10]/0.3937007874" office:value-type="float" office:value="6.46684000002587" calcext:value-type="float">
            <text:p>6.467</text:p>
          </table:table-cell>
          <table:table-cell table:formula="of:=[$extracted.K10]/0.3937007874" office:value-type="float" office:value="73.990200000296" calcext:value-type="float">
            <text:p>73.990</text:p>
          </table:table-cell>
          <table:table-cell/>
        </table:table-row>
        <table:table-row table:style-name="ro1">
          <table:table-cell table:formula="of:=[$extracted.A11]" office:value-type="string" office:string-value="AA" calcext:value-type="string">
            <text:p>AA</text:p>
          </table:table-cell>
          <table:table-cell table:formula="of:=[$extracted.B11]" office:value-type="float" office:value="110" calcext:value-type="float">
            <text:p>110</text:p>
          </table:table-cell>
          <table:table-cell table:formula="of:=[$extracted.C11]/0.3937007874" office:value-type="float" office:value="0.800100000003201" calcext:value-type="float">
            <text:p>0.800</text:p>
          </table:table-cell>
          <table:table-cell table:formula="of:=[$extracted.D11]/0.3937007874" office:value-type="float" office:value="6.81736000002727" calcext:value-type="float">
            <text:p>6.817</text:p>
          </table:table-cell>
          <table:table-cell table:formula="of:=[$extracted.E11]/0.3937007874" office:value-type="float" office:value="2.54000000001016" calcext:value-type="float">
            <text:p>2.540</text:p>
          </table:table-cell>
          <table:table-cell table:formula="of:=[$extracted.F11]/0.3937007874" office:value-type="float" office:value="0.114300000000457" calcext:value-type="float">
            <text:p>0.114</text:p>
          </table:table-cell>
          <table:table-cell table:formula="of:=[$extracted.G11]/0.3937007874" office:value-type="float" office:value="2.57302000001029" calcext:value-type="float">
            <text:p>2.573</text:p>
          </table:table-cell>
          <table:table-cell table:formula="of:=[$extracted.H11]/0.3937007874" office:value-type="float" office:value="1.90500000000762" calcext:value-type="float">
            <text:p>1.905</text:p>
          </table:table-cell>
          <table:table-cell table:formula="of:=[$extracted.I11]/0.3937007874" office:value-type="float" office:value="4.9504600000198" calcext:value-type="float">
            <text:p>4.950</text:p>
          </table:table-cell>
          <table:table-cell table:formula="of:=[$extracted.J11]/0.3937007874" office:value-type="float" office:value="6.22300000002489" calcext:value-type="float">
            <text:p>6.223</text:p>
          </table:table-cell>
          <table:table-cell table:formula="of:=[$extracted.K11]/0.3937007874" office:value-type="float" office:value="69.6976000002788" calcext:value-type="float">
            <text:p>69.698</text:p>
          </table:table-cell>
          <table:table-cell/>
        </table:table-row>
        <table:table-row table:style-name="ro1">
          <table:table-cell table:formula="of:=[$extracted.A12]" office:value-type="string" office:string-value="AA#" calcext:value-type="string">
            <text:p>AA#</text:p>
          </table:table-cell>
          <table:table-cell table:formula="of:=[$extracted.B12]" office:value-type="float" office:value="116.54" calcext:value-type="float">
            <text:p>116.54</text:p>
          </table:table-cell>
          <table:table-cell table:formula="of:=[$extracted.C12]/0.3937007874" office:value-type="float" office:value="0.800100000003201" calcext:value-type="float">
            <text:p>0.800</text:p>
          </table:table-cell>
          <table:table-cell table:formula="of:=[$extracted.D12]/0.3937007874" office:value-type="float" office:value="6.67766000002671" calcext:value-type="float">
            <text:p>6.678</text:p>
          </table:table-cell>
          <table:table-cell table:formula="of:=[$extracted.E12]/0.3937007874" office:value-type="float" office:value="2.54000000001016" calcext:value-type="float">
            <text:p>2.540</text:p>
          </table:table-cell>
          <table:table-cell table:formula="of:=[$extracted.F12]/0.3937007874" office:value-type="float" office:value="0.114300000000457" calcext:value-type="float">
            <text:p>0.114</text:p>
          </table:table-cell>
          <table:table-cell table:formula="of:=[$extracted.G12]/0.3937007874" office:value-type="float" office:value="2.47650000000991" calcext:value-type="float">
            <text:p>2.477</text:p>
          </table:table-cell>
          <table:table-cell table:formula="of:=[$extracted.H12]/0.3937007874" office:value-type="float" office:value="1.90500000000762" calcext:value-type="float">
            <text:p>1.905</text:p>
          </table:table-cell>
          <table:table-cell table:formula="of:=[$extracted.I12]/0.3937007874" office:value-type="float" office:value="4.76250000001905" calcext:value-type="float">
            <text:p>4.763</text:p>
          </table:table-cell>
          <table:table-cell table:formula="of:=[$extracted.J12]/0.3937007874" office:value-type="float" office:value="5.98932000002396" calcext:value-type="float">
            <text:p>5.989</text:p>
          </table:table-cell>
          <table:table-cell table:formula="of:=[$extracted.K12]/0.3937007874" office:value-type="float" office:value="65.6336000002625" calcext:value-type="float">
            <text:p>65.634</text:p>
          </table:table-cell>
          <table:table-cell/>
        </table:table-row>
        <table:table-row table:style-name="ro1">
          <table:table-cell table:formula="of:=[$extracted.A13]" office:value-type="string" office:string-value="BB" calcext:value-type="string">
            <text:p>BB</text:p>
          </table:table-cell>
          <table:table-cell table:formula="of:=[$extracted.B13]" office:value-type="float" office:value="123.47" calcext:value-type="float">
            <text:p>123.47</text:p>
          </table:table-cell>
          <table:table-cell table:formula="of:=[$extracted.C13]/0.3937007874" office:value-type="float" office:value="0.749300000002997" calcext:value-type="float">
            <text:p>0.749</text:p>
          </table:table-cell>
          <table:table-cell table:formula="of:=[$extracted.D13]/0.3937007874" office:value-type="float" office:value="6.54050000002616" calcext:value-type="float">
            <text:p>6.541</text:p>
          </table:table-cell>
          <table:table-cell table:formula="of:=[$extracted.E13]/0.3937007874" office:value-type="float" office:value="2.54000000001016" calcext:value-type="float">
            <text:p>2.540</text:p>
          </table:table-cell>
          <table:table-cell table:formula="of:=[$extracted.F13]/0.3937007874" office:value-type="float" office:value="0.114300000000457" calcext:value-type="float">
            <text:p>0.114</text:p>
          </table:table-cell>
          <table:table-cell table:formula="of:=[$extracted.G13]/0.3937007874" office:value-type="float" office:value="2.38252000000953" calcext:value-type="float">
            <text:p>2.383</text:p>
          </table:table-cell>
          <table:table-cell table:formula="of:=[$extracted.H13]/0.3937007874" office:value-type="float" office:value="1.90500000000762" calcext:value-type="float">
            <text:p>1.905</text:p>
          </table:table-cell>
          <table:table-cell table:formula="of:=[$extracted.I13]/0.3937007874" office:value-type="float" office:value="4.58216000001833" calcext:value-type="float">
            <text:p>4.582</text:p>
          </table:table-cell>
          <table:table-cell table:formula="of:=[$extracted.J13]/0.3937007874" office:value-type="float" office:value="5.76326000002305" calcext:value-type="float">
            <text:p>5.763</text:p>
          </table:table-cell>
          <table:table-cell table:formula="of:=[$extracted.K13]/0.3937007874" office:value-type="float" office:value="61.7982000002472" calcext:value-type="float">
            <text:p>61.798</text:p>
          </table:table-cell>
          <table:table-cell/>
        </table:table-row>
        <table:table-row table:style-name="ro1">
          <table:table-cell table:formula="of:=[$extracted.A14]" office:value-type="string" office:string-value="C" calcext:value-type="string">
            <text:p>C</text:p>
          </table:table-cell>
          <table:table-cell table:formula="of:=[$extracted.B14]" office:value-type="float" office:value="130.81" calcext:value-type="float">
            <text:p>130.81</text:p>
          </table:table-cell>
          <table:table-cell table:formula="of:=[$extracted.C14]/0.3937007874" office:value-type="float" office:value="0.749300000002997" calcext:value-type="float">
            <text:p>0.749</text:p>
          </table:table-cell>
          <table:table-cell table:formula="of:=[$extracted.D14]/0.3937007874" office:value-type="float" office:value="6.40588000002562" calcext:value-type="float">
            <text:p>6.406</text:p>
          </table:table-cell>
          <table:table-cell table:formula="of:=[$extracted.E14]/0.3937007874" office:value-type="float" office:value="2.54000000001016" calcext:value-type="float">
            <text:p>2.540</text:p>
          </table:table-cell>
          <table:table-cell table:formula="of:=[$extracted.F14]/0.3937007874" office:value-type="float" office:value="0.114300000000457" calcext:value-type="float">
            <text:p>0.114</text:p>
          </table:table-cell>
          <table:table-cell table:formula="of:=[$extracted.G14]/0.3937007874" office:value-type="float" office:value="2.29362000000917" calcext:value-type="float">
            <text:p>2.294</text:p>
          </table:table-cell>
          <table:table-cell table:formula="of:=[$extracted.H14]/0.3937007874" office:value-type="float" office:value="1.90500000000762" calcext:value-type="float">
            <text:p>1.905</text:p>
          </table:table-cell>
          <table:table-cell table:formula="of:=[$extracted.I14]/0.3937007874" office:value-type="float" office:value="4.40944000001764" calcext:value-type="float">
            <text:p>4.409</text:p>
          </table:table-cell>
          <table:table-cell table:formula="of:=[$extracted.J14]/0.3937007874" office:value-type="float" office:value="5.54482000002218" calcext:value-type="float">
            <text:p>5.545</text:p>
          </table:table-cell>
          <table:table-cell table:formula="of:=[$extracted.K14]/0.3937007874" office:value-type="float" office:value="58.1914000002328" calcext:value-type="float">
            <text:p>58.191</text:p>
          </table:table-cell>
          <table:table-cell/>
        </table:table-row>
        <table:table-row table:style-name="ro1">
          <table:table-cell table:formula="of:=[$extracted.A15]" office:value-type="string" office:string-value="C#" calcext:value-type="string">
            <text:p>C#</text:p>
          </table:table-cell>
          <table:table-cell table:formula="of:=[$extracted.B15]" office:value-type="float" office:value="138.59" calcext:value-type="float">
            <text:p>138.59</text:p>
          </table:table-cell>
          <table:table-cell table:formula="of:=[$extracted.C15]/0.3937007874" office:value-type="float" office:value="0.749300000002997" calcext:value-type="float">
            <text:p>0.749</text:p>
          </table:table-cell>
          <table:table-cell table:formula="of:=[$extracted.D15]/0.3937007874" office:value-type="float" office:value="6.2738000000251" calcext:value-type="float">
            <text:p>6.274</text:p>
          </table:table-cell>
          <table:table-cell table:formula="of:=[$extracted.E15]/0.3937007874" office:value-type="float" office:value="2.54000000001016" calcext:value-type="float">
            <text:p>2.540</text:p>
          </table:table-cell>
          <table:table-cell table:formula="of:=[$extracted.F15]/0.3937007874" office:value-type="float" office:value="0.114300000000457" calcext:value-type="float">
            <text:p>0.114</text:p>
          </table:table-cell>
          <table:table-cell table:formula="of:=[$extracted.G15]/0.3937007874" office:value-type="float" office:value="2.20726000000883" calcext:value-type="float">
            <text:p>2.207</text:p>
          </table:table-cell>
          <table:table-cell table:formula="of:=[$extracted.H15]/0.3937007874" office:value-type="float" office:value="1.90500000000762" calcext:value-type="float">
            <text:p>1.905</text:p>
          </table:table-cell>
          <table:table-cell table:formula="of:=[$extracted.I15]/0.3937007874" office:value-type="float" office:value="4.24434000001698" calcext:value-type="float">
            <text:p>4.244</text:p>
          </table:table-cell>
          <table:table-cell table:formula="of:=[$extracted.J15]/0.3937007874" office:value-type="float" office:value="5.33400000002134" calcext:value-type="float">
            <text:p>5.334</text:p>
          </table:table-cell>
          <table:table-cell table:formula="of:=[$extracted.K15]/0.3937007874" office:value-type="float" office:value="54.7878000002192" calcext:value-type="float">
            <text:p>54.788</text:p>
          </table:table-cell>
          <table:table-cell/>
        </table:table-row>
        <table:table-row table:style-name="ro1">
          <table:table-cell table:formula="of:=[$extracted.A16]" office:value-type="string" office:string-value="D" calcext:value-type="string">
            <text:p>D</text:p>
          </table:table-cell>
          <table:table-cell table:formula="of:=[$extracted.B16]" office:value-type="float" office:value="146.83" calcext:value-type="float">
            <text:p>146.83</text:p>
          </table:table-cell>
          <table:table-cell table:formula="of:=[$extracted.C16]/0.3937007874" office:value-type="float" office:value="0.701040000002804" calcext:value-type="float">
            <text:p>0.701</text:p>
          </table:table-cell>
          <table:table-cell table:formula="of:=[$extracted.D16]/0.3937007874" office:value-type="float" office:value="6.14426000002458" calcext:value-type="float">
            <text:p>6.144</text:p>
          </table:table-cell>
          <table:table-cell table:formula="of:=[$extracted.E16]/0.3937007874" office:value-type="float" office:value="2.54000000001016" calcext:value-type="float">
            <text:p>2.540</text:p>
          </table:table-cell>
          <table:table-cell table:formula="of:=[$extracted.F16]/0.3937007874" office:value-type="float" office:value="0.114300000000457" calcext:value-type="float">
            <text:p>0.114</text:p>
          </table:table-cell>
          <table:table-cell table:formula="of:=[$extracted.G16]/0.3937007874" office:value-type="float" office:value="2.12344000000849" calcext:value-type="float">
            <text:p>2.123</text:p>
          </table:table-cell>
          <table:table-cell table:formula="of:=[$extracted.H16]/0.3937007874" office:value-type="float" office:value="1.90500000000762" calcext:value-type="float">
            <text:p>1.905</text:p>
          </table:table-cell>
          <table:table-cell table:formula="of:=[$extracted.I16]/0.3937007874" office:value-type="float" office:value="4.08178000001633" calcext:value-type="float">
            <text:p>4.082</text:p>
          </table:table-cell>
          <table:table-cell table:formula="of:=[$extracted.J16]/0.3937007874" office:value-type="float" office:value="5.13334000002053" calcext:value-type="float">
            <text:p>5.133</text:p>
          </table:table-cell>
          <table:table-cell table:formula="of:=[$extracted.K16]/0.3937007874" office:value-type="float" office:value="51.5874000002064" calcext:value-type="float">
            <text:p>51.587</text:p>
          </table:table-cell>
          <table:table-cell/>
        </table:table-row>
        <table:table-row table:style-name="ro1">
          <table:table-cell table:formula="of:=[$extracted.A17]" office:value-type="string" office:string-value="D#" calcext:value-type="string">
            <text:p>D#</text:p>
          </table:table-cell>
          <table:table-cell table:formula="of:=[$extracted.B17]" office:value-type="float" office:value="155.56" calcext:value-type="float">
            <text:p>155.56</text:p>
          </table:table-cell>
          <table:table-cell table:formula="of:=[$extracted.C17]/0.3937007874" office:value-type="float" office:value="0.701040000002804" calcext:value-type="float">
            <text:p>0.701</text:p>
          </table:table-cell>
          <table:table-cell table:formula="of:=[$extracted.D17]/0.3937007874" office:value-type="float" office:value="6.01472000002406" calcext:value-type="float">
            <text:p>6.015</text:p>
          </table:table-cell>
          <table:table-cell table:formula="of:=[$extracted.E17]/0.3937007874" office:value-type="float" office:value="2.54000000001016" calcext:value-type="float">
            <text:p>2.540</text:p>
          </table:table-cell>
          <table:table-cell table:formula="of:=[$extracted.F17]/0.3937007874" office:value-type="float" office:value="0.114300000000457" calcext:value-type="float">
            <text:p>0.114</text:p>
          </table:table-cell>
          <table:table-cell table:formula="of:=[$extracted.G17]/0.3937007874" office:value-type="float" office:value="2.04216000000817" calcext:value-type="float">
            <text:p>2.042</text:p>
          </table:table-cell>
          <table:table-cell table:formula="of:=[$extracted.H17]/0.3937007874" office:value-type="float" office:value="1.90500000000762" calcext:value-type="float">
            <text:p>1.905</text:p>
          </table:table-cell>
          <table:table-cell table:formula="of:=[$extracted.I17]/0.3937007874" office:value-type="float" office:value="3.92938000001572" calcext:value-type="float">
            <text:p>3.929</text:p>
          </table:table-cell>
          <table:table-cell table:formula="of:=[$extracted.J17]/0.3937007874" office:value-type="float" office:value="4.94030000001976" calcext:value-type="float">
            <text:p>4.940</text:p>
          </table:table-cell>
          <table:table-cell table:formula="of:=[$extracted.K17]/0.3937007874" office:value-type="float" office:value="48.5648000001943" calcext:value-type="float">
            <text:p>48.565</text:p>
          </table:table-cell>
          <table:table-cell/>
        </table:table-row>
        <table:table-row table:style-name="ro1">
          <table:table-cell table:formula="of:=[$extracted.A18]" office:value-type="string" office:string-value="E" calcext:value-type="string">
            <text:p>E</text:p>
          </table:table-cell>
          <table:table-cell table:formula="of:=[$extracted.B18]" office:value-type="float" office:value="164.81" calcext:value-type="float">
            <text:p>164.81</text:p>
          </table:table-cell>
          <table:table-cell table:formula="of:=[$extracted.C18]/0.3937007874" office:value-type="float" office:value="0.701040000002804" calcext:value-type="float">
            <text:p>0.701</text:p>
          </table:table-cell>
          <table:table-cell table:formula="of:=[$extracted.D18]/0.3937007874" office:value-type="float" office:value="5.89026000002356" calcext:value-type="float">
            <text:p>5.890</text:p>
          </table:table-cell>
          <table:table-cell table:formula="of:=[$extracted.E18]/0.3937007874" office:value-type="float" office:value="2.54000000001016" calcext:value-type="float">
            <text:p>2.540</text:p>
          </table:table-cell>
          <table:table-cell table:formula="of:=[$extracted.F18]/0.3937007874" office:value-type="float" office:value="0.114300000000457" calcext:value-type="float">
            <text:p>0.114</text:p>
          </table:table-cell>
          <table:table-cell table:formula="of:=[$extracted.G18]/0.3937007874" office:value-type="float" office:value="1.96596000000786" calcext:value-type="float">
            <text:p>1.966</text:p>
          </table:table-cell>
          <table:table-cell table:formula="of:=[$extracted.H18]/0.3937007874" office:value-type="float" office:value="1.90500000000762" calcext:value-type="float">
            <text:p>1.905</text:p>
          </table:table-cell>
          <table:table-cell table:formula="of:=[$extracted.I18]/0.3937007874" office:value-type="float" office:value="3.77952000001512" calcext:value-type="float">
            <text:p>3.780</text:p>
          </table:table-cell>
          <table:table-cell table:formula="of:=[$extracted.J18]/0.3937007874" office:value-type="float" office:value="4.75234000001901" calcext:value-type="float">
            <text:p>4.752</text:p>
          </table:table-cell>
          <table:table-cell table:formula="of:=[$extracted.K18]/0.3937007874" office:value-type="float" office:value="45.7200000001829" calcext:value-type="float">
            <text:p>45.720</text:p>
          </table:table-cell>
          <table:table-cell/>
        </table:table-row>
        <table:table-row table:style-name="ro1">
          <table:table-cell table:formula="of:=[$extracted.A19]" office:value-type="string" office:string-value="F" calcext:value-type="string">
            <text:p>F</text:p>
          </table:table-cell>
          <table:table-cell table:formula="of:=[$extracted.B19]" office:value-type="float" office:value="174.61" calcext:value-type="float">
            <text:p>174.61</text:p>
          </table:table-cell>
          <table:table-cell table:formula="of:=[$extracted.C19]/0.3937007874" office:value-type="float" office:value="0.650240000002601" calcext:value-type="float">
            <text:p>0.650</text:p>
          </table:table-cell>
          <table:table-cell table:formula="of:=[$extracted.D19]/0.3937007874" office:value-type="float" office:value="5.76834000002307" calcext:value-type="float">
            <text:p>5.768</text:p>
          </table:table-cell>
          <table:table-cell table:formula="of:=[$extracted.E19]/0.3937007874" office:value-type="float" office:value="2.54000000001016" calcext:value-type="float">
            <text:p>2.540</text:p>
          </table:table-cell>
          <table:table-cell table:formula="of:=[$extracted.F19]/0.3937007874" office:value-type="float" office:value="0.114300000000457" calcext:value-type="float">
            <text:p>0.114</text:p>
          </table:table-cell>
          <table:table-cell table:formula="of:=[$extracted.G19]/0.3937007874" office:value-type="float" office:value="1.89230000000757" calcext:value-type="float">
            <text:p>1.892</text:p>
          </table:table-cell>
          <table:table-cell table:formula="of:=[$extracted.H19]/0.3937007874" office:value-type="float" office:value="1.90500000000762" calcext:value-type="float">
            <text:p>1.905</text:p>
          </table:table-cell>
          <table:table-cell table:formula="of:=[$extracted.I19]/0.3937007874" office:value-type="float" office:value="3.63728000001455" calcext:value-type="float">
            <text:p>3.637</text:p>
          </table:table-cell>
          <table:table-cell table:formula="of:=[$extracted.J19]/0.3937007874" office:value-type="float" office:value="4.5745400000183" calcext:value-type="float">
            <text:p>4.575</text:p>
          </table:table-cell>
          <table:table-cell table:formula="of:=[$extracted.K19]/0.3937007874" office:value-type="float" office:value="43.0276000001721" calcext:value-type="float">
            <text:p>43.028</text:p>
          </table:table-cell>
          <table:table-cell/>
        </table:table-row>
        <table:table-row table:style-name="ro1">
          <table:table-cell table:formula="of:=[$extracted.A20]" office:value-type="string" office:string-value="F#" calcext:value-type="string">
            <text:p>F#</text:p>
          </table:table-cell>
          <table:table-cell table:formula="of:=[$extracted.B20]" office:value-type="float" office:value="185" calcext:value-type="float">
            <text:p>185</text:p>
          </table:table-cell>
          <table:table-cell table:formula="of:=[$extracted.C20]/0.3937007874" office:value-type="float" office:value="0.650240000002601" calcext:value-type="float">
            <text:p>0.650</text:p>
          </table:table-cell>
          <table:table-cell table:formula="of:=[$extracted.D20]/0.3937007874" office:value-type="float" office:value="5.64642000002259" calcext:value-type="float">
            <text:p>5.646</text:p>
          </table:table-cell>
          <table:table-cell table:formula="of:=[$extracted.E20]/0.3937007874" office:value-type="float" office:value="2.54000000001016" calcext:value-type="float">
            <text:p>2.540</text:p>
          </table:table-cell>
          <table:table-cell table:formula="of:=[$extracted.F20]/0.3937007874" office:value-type="float" office:value="0.114300000000457" calcext:value-type="float">
            <text:p>0.114</text:p>
          </table:table-cell>
          <table:table-cell table:formula="of:=[$extracted.G20]/0.3937007874" office:value-type="float" office:value="1.82118000000728" calcext:value-type="float">
            <text:p>1.821</text:p>
          </table:table-cell>
          <table:table-cell table:formula="of:=[$extracted.H20]/0.3937007874" office:value-type="float" office:value="1.90500000000762" calcext:value-type="float">
            <text:p>1.905</text:p>
          </table:table-cell>
          <table:table-cell table:formula="of:=[$extracted.I20]/0.3937007874" office:value-type="float" office:value="3.500120000014" calcext:value-type="float">
            <text:p>3.500</text:p>
          </table:table-cell>
          <table:table-cell table:formula="of:=[$extracted.J20]/0.3937007874" office:value-type="float" office:value="4.40182000001761" calcext:value-type="float">
            <text:p>4.402</text:p>
          </table:table-cell>
          <table:table-cell table:formula="of:=[$extracted.K20]/0.3937007874" office:value-type="float" office:value="40.487600000162" calcext:value-type="float">
            <text:p>40.488</text:p>
          </table:table-cell>
          <table:table-cell/>
        </table:table-row>
        <table:table-row table:style-name="ro1">
          <table:table-cell table:formula="of:=[$extracted.A21]" office:value-type="string" office:string-value="G" calcext:value-type="string">
            <text:p>G</text:p>
          </table:table-cell>
          <table:table-cell table:formula="of:=[$extracted.B21]" office:value-type="float" office:value="196" calcext:value-type="float">
            <text:p>196</text:p>
          </table:table-cell>
          <table:table-cell table:formula="of:=[$extracted.C21]/0.3937007874" office:value-type="float" office:value="0.650240000002601" calcext:value-type="float">
            <text:p>0.650</text:p>
          </table:table-cell>
          <table:table-cell table:formula="of:=[$extracted.D21]/0.3937007874" office:value-type="float" office:value="5.52958000002212" calcext:value-type="float">
            <text:p>5.530</text:p>
          </table:table-cell>
          <table:table-cell table:formula="of:=[$extracted.E21]/0.3937007874" office:value-type="float" office:value="2.54000000001016" calcext:value-type="float">
            <text:p>2.540</text:p>
          </table:table-cell>
          <table:table-cell table:formula="of:=[$extracted.F21]/0.3937007874" office:value-type="float" office:value="0.114300000000457" calcext:value-type="float">
            <text:p>0.114</text:p>
          </table:table-cell>
          <table:table-cell table:formula="of:=[$extracted.G21]/0.3937007874" office:value-type="float" office:value="1.750060000007" calcext:value-type="float">
            <text:p>1.750</text:p>
          </table:table-cell>
          <table:table-cell table:formula="of:=[$extracted.H21]/0.3937007874" office:value-type="float" office:value="1.90500000000762" calcext:value-type="float">
            <text:p>1.905</text:p>
          </table:table-cell>
          <table:table-cell table:formula="of:=[$extracted.I21]/0.3937007874" office:value-type="float" office:value="3.36804000001347" calcext:value-type="float">
            <text:p>3.368</text:p>
          </table:table-cell>
          <table:table-cell table:formula="of:=[$extracted.J21]/0.3937007874" office:value-type="float" office:value="4.23418000001694" calcext:value-type="float">
            <text:p>4.234</text:p>
          </table:table-cell>
          <table:table-cell table:formula="of:=[$extracted.K21]/0.3937007874" office:value-type="float" office:value="38.1254000001525" calcext:value-type="float">
            <text:p>38.125</text:p>
          </table:table-cell>
          <table:table-cell/>
        </table:table-row>
        <table:table-row table:style-name="ro1">
          <table:table-cell table:formula="of:=[$extracted.A22]" office:value-type="string" office:string-value="G#" calcext:value-type="string">
            <text:p>G#</text:p>
          </table:table-cell>
          <table:table-cell table:formula="of:=[$extracted.B22]" office:value-type="float" office:value="207.65" calcext:value-type="float">
            <text:p>207.65</text:p>
          </table:table-cell>
          <table:table-cell table:formula="of:=[$extracted.C22]/0.3937007874" office:value-type="float" office:value="0.650240000002601" calcext:value-type="float">
            <text:p>0.650</text:p>
          </table:table-cell>
          <table:table-cell table:formula="of:=[$extracted.D22]/0.3937007874" office:value-type="float" office:value="5.41274000002165" calcext:value-type="float">
            <text:p>5.413</text:p>
          </table:table-cell>
          <table:table-cell table:formula="of:=[$extracted.E22]/0.3937007874" office:value-type="float" office:value="2.54000000001016" calcext:value-type="float">
            <text:p>2.540</text:p>
          </table:table-cell>
          <table:table-cell table:formula="of:=[$extracted.F22]/0.3937007874" office:value-type="float" office:value="0.114300000000457" calcext:value-type="float">
            <text:p>0.114</text:p>
          </table:table-cell>
          <table:table-cell table:formula="of:=[$extracted.G22]/0.3937007874" office:value-type="float" office:value="1.68402000000674" calcext:value-type="float">
            <text:p>1.684</text:p>
          </table:table-cell>
          <table:table-cell table:formula="of:=[$extracted.H22]/0.3937007874" office:value-type="float" office:value="1.90500000000762" calcext:value-type="float">
            <text:p>1.905</text:p>
          </table:table-cell>
          <table:table-cell table:formula="of:=[$extracted.I22]/0.3937007874" office:value-type="float" office:value="3.24104000001296" calcext:value-type="float">
            <text:p>3.241</text:p>
          </table:table-cell>
          <table:table-cell table:formula="of:=[$extracted.J22]/0.3937007874" office:value-type="float" office:value="4.0741600000163" calcext:value-type="float">
            <text:p>4.074</text:p>
          </table:table-cell>
          <table:table-cell table:formula="of:=[$extracted.K22]/0.3937007874" office:value-type="float" office:value="35.8648000001435" calcext:value-type="float">
            <text:p>35.865</text:p>
          </table:table-cell>
          <table:table-cell/>
        </table:table-row>
        <table:table-row table:style-name="ro1">
          <table:table-cell table:formula="of:=[$extracted.A23]" office:value-type="string" office:string-value="A" calcext:value-type="string">
            <text:p>A</text:p>
          </table:table-cell>
          <table:table-cell table:formula="of:=[$extracted.B23]" office:value-type="float" office:value="220" calcext:value-type="float">
            <text:p>220</text:p>
          </table:table-cell>
          <table:table-cell table:formula="of:=[$extracted.C23]/0.3937007874" office:value-type="float" office:value="0.599440000002398" calcext:value-type="float">
            <text:p>0.599</text:p>
          </table:table-cell>
          <table:table-cell table:formula="of:=[$extracted.D23]/0.3937007874" office:value-type="float" office:value="5.29844000002119" calcext:value-type="float">
            <text:p>5.298</text:p>
          </table:table-cell>
          <table:table-cell table:formula="of:=[$extracted.E23]/0.3937007874" office:value-type="float" office:value="2.54000000001016" calcext:value-type="float">
            <text:p>2.540</text:p>
          </table:table-cell>
          <table:table-cell table:formula="of:=[$extracted.F23]/0.3937007874" office:value-type="float" office:value="0.114300000000457" calcext:value-type="float">
            <text:p>0.114</text:p>
          </table:table-cell>
          <table:table-cell table:formula="of:=[$extracted.G23]/0.3937007874" office:value-type="float" office:value="1.62052000000648" calcext:value-type="float">
            <text:p>1.621</text:p>
          </table:table-cell>
          <table:table-cell table:formula="of:=[$extracted.H23]/0.3937007874" office:value-type="float" office:value="1.90500000000762" calcext:value-type="float">
            <text:p>1.905</text:p>
          </table:table-cell>
          <table:table-cell table:formula="of:=[$extracted.I23]/0.3937007874" office:value-type="float" office:value="3.11912000001248" calcext:value-type="float">
            <text:p>3.119</text:p>
          </table:table-cell>
          <table:table-cell table:formula="of:=[$extracted.J23]/0.3937007874" office:value-type="float" office:value="3.91922000001568" calcext:value-type="float">
            <text:p>3.919</text:p>
          </table:table-cell>
          <table:table-cell table:formula="of:=[$extracted.K23]/0.3937007874" office:value-type="float" office:value="33.756600000135" calcext:value-type="float">
            <text:p>33.757</text:p>
          </table:table-cell>
          <table:table-cell/>
        </table:table-row>
        <table:table-row table:style-name="ro1">
          <table:table-cell table:formula="of:=[$extracted.A24]" office:value-type="string" office:string-value="A#" calcext:value-type="string">
            <text:p>A#</text:p>
          </table:table-cell>
          <table:table-cell table:formula="of:=[$extracted.B24]" office:value-type="float" office:value="233.08" calcext:value-type="float">
            <text:p>233.08</text:p>
          </table:table-cell>
          <table:table-cell table:formula="of:=[$extracted.C24]/0.3937007874" office:value-type="float" office:value="0.599440000002398" calcext:value-type="float">
            <text:p>0.599</text:p>
          </table:table-cell>
          <table:table-cell table:formula="of:=[$extracted.D24]/0.3937007874" office:value-type="float" office:value="5.18668000002075" calcext:value-type="float">
            <text:p>5.187</text:p>
          </table:table-cell>
          <table:table-cell table:formula="of:=[$extracted.E24]/0.3937007874" office:value-type="float" office:value="2.54000000001016" calcext:value-type="float">
            <text:p>2.540</text:p>
          </table:table-cell>
          <table:table-cell table:formula="of:=[$extracted.F24]/0.3937007874" office:value-type="float" office:value="0.114300000000457" calcext:value-type="float">
            <text:p>0.114</text:p>
          </table:table-cell>
          <table:table-cell table:formula="of:=[$extracted.G24]/0.3937007874" office:value-type="float" office:value="1.55956000000624" calcext:value-type="float">
            <text:p>1.560</text:p>
          </table:table-cell>
          <table:table-cell table:formula="of:=[$extracted.H24]/0.3937007874" office:value-type="float" office:value="1.90500000000762" calcext:value-type="float">
            <text:p>1.905</text:p>
          </table:table-cell>
          <table:table-cell table:formula="of:=[$extracted.I24]/0.3937007874" office:value-type="float" office:value="2.999740000012" calcext:value-type="float">
            <text:p>3.000</text:p>
          </table:table-cell>
          <table:table-cell table:formula="of:=[$extracted.J24]/0.3937007874" office:value-type="float" office:value="3.77190000001509" calcext:value-type="float">
            <text:p>3.772</text:p>
          </table:table-cell>
          <table:table-cell table:formula="of:=[$extracted.K24]/0.3937007874" office:value-type="float" office:value="31.7754000001271" calcext:value-type="float">
            <text:p>31.775</text:p>
          </table:table-cell>
          <table:table-cell/>
        </table:table-row>
        <table:table-row table:style-name="ro1">
          <table:table-cell table:formula="of:=[$extracted.A25]" office:value-type="string" office:string-value="B" calcext:value-type="string">
            <text:p>B</text:p>
          </table:table-cell>
          <table:table-cell table:formula="of:=[$extracted.B25]" office:value-type="float" office:value="246.94" calcext:value-type="float">
            <text:p>246.94</text:p>
          </table:table-cell>
          <table:table-cell table:formula="of:=[$extracted.C25]/0.3937007874" office:value-type="float" office:value="0.599440000002398" calcext:value-type="float">
            <text:p>0.599</text:p>
          </table:table-cell>
          <table:table-cell table:formula="of:=[$extracted.D25]/0.3937007874" office:value-type="float" office:value="5.07746000002031" calcext:value-type="float">
            <text:p>5.077</text:p>
          </table:table-cell>
          <table:table-cell table:formula="of:=[$extracted.E25]/0.3937007874" office:value-type="float" office:value="2.54000000001016" calcext:value-type="float">
            <text:p>2.540</text:p>
          </table:table-cell>
          <table:table-cell table:formula="of:=[$extracted.F25]/0.3937007874" office:value-type="float" office:value="0.114300000000457" calcext:value-type="float">
            <text:p>0.114</text:p>
          </table:table-cell>
          <table:table-cell table:formula="of:=[$extracted.G25]/0.3937007874" office:value-type="float" office:value="1.501140000006" calcext:value-type="float">
            <text:p>1.501</text:p>
          </table:table-cell>
          <table:table-cell table:formula="of:=[$extracted.H25]/0.3937007874" office:value-type="float" office:value="1.90500000000762" calcext:value-type="float">
            <text:p>1.905</text:p>
          </table:table-cell>
          <table:table-cell table:formula="of:=[$extracted.I25]/0.3937007874" office:value-type="float" office:value="2.88798000001155" calcext:value-type="float">
            <text:p>2.888</text:p>
          </table:table-cell>
          <table:table-cell table:formula="of:=[$extracted.J25]/0.3937007874" office:value-type="float" office:value="3.62966000001452" calcext:value-type="float">
            <text:p>3.630</text:p>
          </table:table-cell>
          <table:table-cell table:formula="of:=[$extracted.K25]/0.3937007874" office:value-type="float" office:value="29.8958000001196" calcext:value-type="float">
            <text:p>29.896</text:p>
          </table:table-cell>
          <table:table-cell/>
        </table:table-row>
        <table:table-row table:style-name="ro1">
          <table:table-cell table:formula="of:=[$extracted.A26]" office:value-type="string" office:string-value="C1" calcext:value-type="string">
            <text:p>C1</text:p>
          </table:table-cell>
          <table:table-cell table:formula="of:=[$extracted.B26]" office:value-type="float" office:value="261.63" calcext:value-type="float">
            <text:p>261.63</text:p>
          </table:table-cell>
          <table:table-cell table:formula="of:=[$extracted.C26]/0.3937007874" office:value-type="float" office:value="0.599440000002398" calcext:value-type="float">
            <text:p>0.599</text:p>
          </table:table-cell>
          <table:table-cell table:formula="of:=[$extracted.D26]/0.3937007874" office:value-type="float" office:value="4.97078000001988" calcext:value-type="float">
            <text:p>4.971</text:p>
          </table:table-cell>
          <table:table-cell table:formula="of:=[$extracted.E26]/0.3937007874" office:value-type="float" office:value="2.54000000001016" calcext:value-type="float">
            <text:p>2.540</text:p>
          </table:table-cell>
          <table:table-cell table:formula="of:=[$extracted.F26]/0.3937007874" office:value-type="float" office:value="0.114300000000457" calcext:value-type="float">
            <text:p>0.114</text:p>
          </table:table-cell>
          <table:table-cell table:formula="of:=[$extracted.G26]/0.3937007874" office:value-type="float" office:value="1.44526000000578" calcext:value-type="float">
            <text:p>1.445</text:p>
          </table:table-cell>
          <table:table-cell table:formula="of:=[$extracted.H26]/0.3937007874" office:value-type="float" office:value="1.27000000000508" calcext:value-type="float">
            <text:p>1.270</text:p>
          </table:table-cell>
          <table:table-cell table:formula="of:=[$extracted.I26]/0.3937007874" office:value-type="float" office:value="2.77876000001112" calcext:value-type="float">
            <text:p>2.779</text:p>
          </table:table-cell>
          <table:table-cell table:formula="of:=[$extracted.J26]/0.3937007874" office:value-type="float" office:value="3.49250000001397" calcext:value-type="float">
            <text:p>3.493</text:p>
          </table:table-cell>
          <table:table-cell table:formula="of:=[$extracted.K26]/0.3937007874" office:value-type="float" office:value="28.1178000001125" calcext:value-type="float">
            <text:p>28.118</text:p>
          </table:table-cell>
          <table:table-cell/>
        </table:table-row>
        <table:table-row table:style-name="ro1">
          <table:table-cell table:formula="of:=[$extracted.A27]" office:value-type="string" office:string-value="C1#" calcext:value-type="string">
            <text:p>C1#</text:p>
          </table:table-cell>
          <table:table-cell table:formula="of:=[$extracted.B27]" office:value-type="float" office:value="277.18" calcext:value-type="float">
            <text:p>277.18</text:p>
          </table:table-cell>
          <table:table-cell table:formula="of:=[$extracted.C27]/0.3937007874" office:value-type="float" office:value="0.551180000002205" calcext:value-type="float">
            <text:p>0.551</text:p>
          </table:table-cell>
          <table:table-cell table:formula="of:=[$extracted.D27]/0.3937007874" office:value-type="float" office:value="4.86664000001947" calcext:value-type="float">
            <text:p>4.867</text:p>
          </table:table-cell>
          <table:table-cell table:formula="of:=[$extracted.E27]/0.3937007874" office:value-type="float" office:value="2.54000000001016" calcext:value-type="float">
            <text:p>2.540</text:p>
          </table:table-cell>
          <table:table-cell table:formula="of:=[$extracted.F27]/0.3937007874" office:value-type="float" office:value="0.111760000000447" calcext:value-type="float">
            <text:p>0.112</text:p>
          </table:table-cell>
          <table:table-cell table:formula="of:=[$extracted.G27]/0.3937007874" office:value-type="float" office:value="1.38176000000553" calcext:value-type="float">
            <text:p>1.382</text:p>
          </table:table-cell>
          <table:table-cell table:formula="of:=[$extracted.H27]/0.3937007874" office:value-type="float" office:value="1.27000000000508" calcext:value-type="float">
            <text:p>1.270</text:p>
          </table:table-cell>
          <table:table-cell table:formula="of:=[$extracted.I27]/0.3937007874" office:value-type="float" office:value="2.67208000001069" calcext:value-type="float">
            <text:p>2.672</text:p>
          </table:table-cell>
          <table:table-cell table:formula="of:=[$extracted.J27]/0.3937007874" office:value-type="float" office:value="3.36042000001344" calcext:value-type="float">
            <text:p>3.360</text:p>
          </table:table-cell>
          <table:table-cell table:formula="of:=[$extracted.K27]/0.3937007874" office:value-type="float" office:value="26.4668000001059" calcext:value-type="float">
            <text:p>26.467</text:p>
          </table:table-cell>
          <table:table-cell/>
        </table:table-row>
        <table:table-row table:style-name="ro1">
          <table:table-cell table:formula="of:=[$extracted.A28]" office:value-type="string" office:string-value="D1" calcext:value-type="string">
            <text:p>D1</text:p>
          </table:table-cell>
          <table:table-cell table:formula="of:=[$extracted.B28]" office:value-type="float" office:value="293.66" calcext:value-type="float">
            <text:p>293.66</text:p>
          </table:table-cell>
          <table:table-cell table:formula="of:=[$extracted.C28]/0.3937007874" office:value-type="float" office:value="0.551180000002205" calcext:value-type="float">
            <text:p>0.551</text:p>
          </table:table-cell>
          <table:table-cell table:formula="of:=[$extracted.D28]/0.3937007874" office:value-type="float" office:value="4.76504000001906" calcext:value-type="float">
            <text:p>4.765</text:p>
          </table:table-cell>
          <table:table-cell table:formula="of:=[$extracted.E28]/0.3937007874" office:value-type="float" office:value="2.54000000001016" calcext:value-type="float">
            <text:p>2.540</text:p>
          </table:table-cell>
          <table:table-cell table:formula="of:=[$extracted.F28]/0.3937007874" office:value-type="float" office:value="0.109220000000437" calcext:value-type="float">
            <text:p>0.109</text:p>
          </table:table-cell>
          <table:table-cell table:formula="of:=[$extracted.G28]/0.3937007874" office:value-type="float" office:value="1.31826000000527" calcext:value-type="float">
            <text:p>1.318</text:p>
          </table:table-cell>
          <table:table-cell table:formula="of:=[$extracted.H28]/0.3937007874" office:value-type="float" office:value="1.27000000000508" calcext:value-type="float">
            <text:p>1.270</text:p>
          </table:table-cell>
          <table:table-cell table:formula="of:=[$extracted.I28]/0.3937007874" office:value-type="float" office:value="2.57302000001029" calcext:value-type="float">
            <text:p>2.573</text:p>
          </table:table-cell>
          <table:table-cell table:formula="of:=[$extracted.J28]/0.3937007874" office:value-type="float" office:value="3.23342000001293" calcext:value-type="float">
            <text:p>3.233</text:p>
          </table:table-cell>
          <table:table-cell table:formula="of:=[$extracted.K28]/0.3937007874" office:value-type="float" office:value="24.8920000000996" calcext:value-type="float">
            <text:p>24.892</text:p>
          </table:table-cell>
          <table:table-cell/>
        </table:table-row>
        <table:table-row table:style-name="ro1">
          <table:table-cell table:formula="of:=[$extracted.A29]" office:value-type="string" office:string-value="D1#" calcext:value-type="string">
            <text:p>D1#</text:p>
          </table:table-cell>
          <table:table-cell table:formula="of:=[$extracted.B29]" office:value-type="float" office:value="311.13" calcext:value-type="float">
            <text:p>311.13</text:p>
          </table:table-cell>
          <table:table-cell table:formula="of:=[$extracted.C29]/0.3937007874" office:value-type="float" office:value="0.551180000002205" calcext:value-type="float">
            <text:p>0.551</text:p>
          </table:table-cell>
          <table:table-cell table:formula="of:=[$extracted.D29]/0.3937007874" office:value-type="float" office:value="4.66598000001866" calcext:value-type="float">
            <text:p>4.666</text:p>
          </table:table-cell>
          <table:table-cell table:formula="of:=[$extracted.E29]/0.3937007874" office:value-type="float" office:value="2.54000000001016" calcext:value-type="float">
            <text:p>2.540</text:p>
          </table:table-cell>
          <table:table-cell table:formula="of:=[$extracted.F29]/0.3937007874" office:value-type="float" office:value="0.106680000000427" calcext:value-type="float">
            <text:p>0.107</text:p>
          </table:table-cell>
          <table:table-cell table:formula="of:=[$extracted.G29]/0.3937007874" office:value-type="float" office:value="1.25984000000504" calcext:value-type="float">
            <text:p>1.260</text:p>
          </table:table-cell>
          <table:table-cell table:formula="of:=[$extracted.H29]/0.3937007874" office:value-type="float" office:value="1.27000000000508" calcext:value-type="float">
            <text:p>1.270</text:p>
          </table:table-cell>
          <table:table-cell table:formula="of:=[$extracted.I29]/0.3937007874" office:value-type="float" office:value="2.4739600000099" calcext:value-type="float">
            <text:p>2.474</text:p>
          </table:table-cell>
          <table:table-cell table:formula="of:=[$extracted.J29]/0.3937007874" office:value-type="float" office:value="3.11150000001245" calcext:value-type="float">
            <text:p>3.112</text:p>
          </table:table-cell>
          <table:table-cell table:formula="of:=[$extracted.K29]/0.3937007874" office:value-type="float" office:value="23.4188000000937" calcext:value-type="float">
            <text:p>23.419</text:p>
          </table:table-cell>
          <table:table-cell/>
        </table:table-row>
        <table:table-row table:style-name="ro1">
          <table:table-cell table:formula="of:=[$extracted.A30]" office:value-type="string" office:string-value="E1" calcext:value-type="string">
            <text:p>E1</text:p>
          </table:table-cell>
          <table:table-cell table:formula="of:=[$extracted.B30]" office:value-type="float" office:value="329.63" calcext:value-type="float">
            <text:p>329.63</text:p>
          </table:table-cell>
          <table:table-cell table:formula="of:=[$extracted.C30]/0.3937007874" office:value-type="float" office:value="0.551180000002205" calcext:value-type="float">
            <text:p>0.551</text:p>
          </table:table-cell>
          <table:table-cell table:formula="of:=[$extracted.D30]/0.3937007874" office:value-type="float" office:value="4.56692000001827" calcext:value-type="float">
            <text:p>4.567</text:p>
          </table:table-cell>
          <table:table-cell table:formula="of:=[$extracted.E30]/0.3937007874" office:value-type="float" office:value="2.54000000001016" calcext:value-type="float">
            <text:p>2.540</text:p>
          </table:table-cell>
          <table:table-cell table:formula="of:=[$extracted.F30]/0.3937007874" office:value-type="float" office:value="0.104140000000417" calcext:value-type="float">
            <text:p>0.104</text:p>
          </table:table-cell>
          <table:table-cell table:formula="of:=[$extracted.G30]/0.3937007874" office:value-type="float" office:value="1.20396000000482" calcext:value-type="float">
            <text:p>1.204</text:p>
          </table:table-cell>
          <table:table-cell table:formula="of:=[$extracted.H30]/0.3937007874" office:value-type="float" office:value="1.27000000000508" calcext:value-type="float">
            <text:p>1.270</text:p>
          </table:table-cell>
          <table:table-cell table:formula="of:=[$extracted.I30]/0.3937007874" office:value-type="float" office:value="2.38252000000953" calcext:value-type="float">
            <text:p>2.383</text:p>
          </table:table-cell>
          <table:table-cell table:formula="of:=[$extracted.J30]/0.3937007874" office:value-type="float" office:value="2.99466000001198" calcext:value-type="float">
            <text:p>2.995</text:p>
          </table:table-cell>
          <table:table-cell table:formula="of:=[$extracted.K30]/0.3937007874" office:value-type="float" office:value="22.0218000000881" calcext:value-type="float">
            <text:p>22.022</text:p>
          </table:table-cell>
          <table:table-cell/>
        </table:table-row>
        <table:table-row table:style-name="ro1">
          <table:table-cell table:formula="of:=[$extracted.A31]" office:value-type="string" office:string-value="F1" calcext:value-type="string">
            <text:p>F1</text:p>
          </table:table-cell>
          <table:table-cell table:formula="of:=[$extracted.B31]" office:value-type="float" office:value="349.23" calcext:value-type="float">
            <text:p>349.23</text:p>
          </table:table-cell>
          <table:table-cell table:formula="of:=[$extracted.C31]/0.3937007874" office:value-type="float" office:value="0.500380000002002" calcext:value-type="float">
            <text:p>0.500</text:p>
          </table:table-cell>
          <table:table-cell table:formula="of:=[$extracted.D31]/0.3937007874" office:value-type="float" office:value="4.47294000001789" calcext:value-type="float">
            <text:p>4.473</text:p>
          </table:table-cell>
          <table:table-cell table:formula="of:=[$extracted.E31]/0.3937007874" office:value-type="float" office:value="2.54000000001016" calcext:value-type="float">
            <text:p>2.540</text:p>
          </table:table-cell>
          <table:table-cell table:formula="of:=[$extracted.F31]/0.3937007874" office:value-type="float" office:value="0.101600000000406" calcext:value-type="float">
            <text:p>0.102</text:p>
          </table:table-cell>
          <table:table-cell table:formula="of:=[$extracted.G31]/0.3937007874" office:value-type="float" office:value="1.1506200000046" calcext:value-type="float">
            <text:p>1.151</text:p>
          </table:table-cell>
          <table:table-cell table:formula="of:=[$extracted.H31]/0.3937007874" office:value-type="float" office:value="1.27000000000508" calcext:value-type="float">
            <text:p>1.270</text:p>
          </table:table-cell>
          <table:table-cell table:formula="of:=[$extracted.I31]/0.3937007874" office:value-type="float" office:value="2.29108000000916" calcext:value-type="float">
            <text:p>2.291</text:p>
          </table:table-cell>
          <table:table-cell table:formula="of:=[$extracted.J31]/0.3937007874" office:value-type="float" office:value="2.88036000001152" calcext:value-type="float">
            <text:p>2.880</text:p>
          </table:table-cell>
          <table:table-cell table:formula="of:=[$extracted.K31]/0.3937007874" office:value-type="float" office:value="20.7264000000829" calcext:value-type="float">
            <text:p>20.726</text:p>
          </table:table-cell>
          <table:table-cell/>
        </table:table-row>
        <table:table-row table:style-name="ro1">
          <table:table-cell table:formula="of:=[$extracted.A32]" office:value-type="string" office:string-value="F1#" calcext:value-type="string">
            <text:p>F1#</text:p>
          </table:table-cell>
          <table:table-cell table:formula="of:=[$extracted.B32]" office:value-type="float" office:value="369.99" calcext:value-type="float">
            <text:p>369.99</text:p>
          </table:table-cell>
          <table:table-cell table:formula="of:=[$extracted.C32]/0.3937007874" office:value-type="float" office:value="0.500380000002002" calcext:value-type="float">
            <text:p>0.500</text:p>
          </table:table-cell>
          <table:table-cell table:formula="of:=[$extracted.D32]/0.3937007874" office:value-type="float" office:value="4.37896000001752" calcext:value-type="float">
            <text:p>4.379</text:p>
          </table:table-cell>
          <table:table-cell table:formula="of:=[$extracted.E32]/0.3937007874" office:value-type="float" office:value="2.54000000001016" calcext:value-type="float">
            <text:p>2.540</text:p>
          </table:table-cell>
          <table:table-cell table:formula="of:=[$extracted.F32]/0.3937007874" office:value-type="float" office:value="0.101600000000406" calcext:value-type="float">
            <text:p>0.102</text:p>
          </table:table-cell>
          <table:table-cell table:formula="of:=[$extracted.G32]/0.3937007874" office:value-type="float" office:value="1.0998200000044" calcext:value-type="float">
            <text:p>1.100</text:p>
          </table:table-cell>
          <table:table-cell table:formula="of:=[$extracted.H32]/0.3937007874" office:value-type="float" office:value="1.27000000000508" calcext:value-type="float">
            <text:p>1.270</text:p>
          </table:table-cell>
          <table:table-cell table:formula="of:=[$extracted.I32]/0.3937007874" office:value-type="float" office:value="2.20472000000882" calcext:value-type="float">
            <text:p>2.205</text:p>
          </table:table-cell>
          <table:table-cell table:formula="of:=[$extracted.J32]/0.3937007874" office:value-type="float" office:value="2.77114000001109" calcext:value-type="float">
            <text:p>2.771</text:p>
          </table:table-cell>
          <table:table-cell table:formula="of:=[$extracted.K32]/0.3937007874" office:value-type="float" office:value="19.4818000000779" calcext:value-type="float">
            <text:p>19.482</text:p>
          </table:table-cell>
          <table:table-cell/>
        </table:table-row>
        <table:table-row table:style-name="ro1">
          <table:table-cell table:formula="of:=[$extracted.A33]" office:value-type="string" office:string-value="G1" calcext:value-type="string">
            <text:p>G1</text:p>
          </table:table-cell>
          <table:table-cell table:formula="of:=[$extracted.B33]" office:value-type="float" office:value="392" calcext:value-type="float">
            <text:p>392</text:p>
          </table:table-cell>
          <table:table-cell table:formula="of:=[$extracted.C33]/0.3937007874" office:value-type="float" office:value="0.500380000002002" calcext:value-type="float">
            <text:p>0.500</text:p>
          </table:table-cell>
          <table:table-cell table:formula="of:=[$extracted.D33]/0.3937007874" office:value-type="float" office:value="4.29006000001716" calcext:value-type="float">
            <text:p>4.290</text:p>
          </table:table-cell>
          <table:table-cell table:formula="of:=[$extracted.E33]/0.3937007874" office:value-type="float" office:value="2.54000000001016" calcext:value-type="float">
            <text:p>2.540</text:p>
          </table:table-cell>
          <table:table-cell table:formula="of:=[$extracted.F33]/0.3937007874" office:value-type="float" office:value="0.0990600000003963" calcext:value-type="float">
            <text:p>0.099</text:p>
          </table:table-cell>
          <table:table-cell table:formula="of:=[$extracted.G33]/0.3937007874" office:value-type="float" office:value="1.05156000000421" calcext:value-type="float">
            <text:p>1.052</text:p>
          </table:table-cell>
          <table:table-cell table:formula="of:=[$extracted.H33]/0.3937007874" office:value-type="float" office:value="1.27000000000508" calcext:value-type="float">
            <text:p>1.270</text:p>
          </table:table-cell>
          <table:table-cell table:formula="of:=[$extracted.I33]/0.3937007874" office:value-type="float" office:value="2.12090000000848" calcext:value-type="float">
            <text:p>2.121</text:p>
          </table:table-cell>
          <table:table-cell table:formula="of:=[$extracted.J33]/0.3937007874" office:value-type="float" office:value="2.66700000001067" calcext:value-type="float">
            <text:p>2.667</text:p>
          </table:table-cell>
          <table:table-cell table:formula="of:=[$extracted.K33]/0.3937007874" office:value-type="float" office:value="18.3134000000733" calcext:value-type="float">
            <text:p>18.313</text:p>
          </table:table-cell>
          <table:table-cell/>
        </table:table-row>
        <table:table-row table:style-name="ro1">
          <table:table-cell table:formula="of:=[$extracted.A34]" office:value-type="string" office:string-value="G1#" calcext:value-type="string">
            <text:p>G1#</text:p>
          </table:table-cell>
          <table:table-cell table:formula="of:=[$extracted.B34]" office:value-type="float" office:value="415.3" calcext:value-type="float">
            <text:p>415.3</text:p>
          </table:table-cell>
          <table:table-cell table:formula="of:=[$extracted.C34]/0.3937007874" office:value-type="float" office:value="0.500380000002002" calcext:value-type="float">
            <text:p>0.500</text:p>
          </table:table-cell>
          <table:table-cell table:formula="of:=[$extracted.D34]/0.3937007874" office:value-type="float" office:value="4.20116000001681" calcext:value-type="float">
            <text:p>4.201</text:p>
          </table:table-cell>
          <table:table-cell table:formula="of:=[$extracted.E34]/0.3937007874" office:value-type="float" office:value="2.54000000001016" calcext:value-type="float">
            <text:p>2.540</text:p>
          </table:table-cell>
          <table:table-cell table:formula="of:=[$extracted.F34]/0.3937007874" office:value-type="float" office:value="0.0965200000003861" calcext:value-type="float">
            <text:p>0.097</text:p>
          </table:table-cell>
          <table:table-cell table:formula="of:=[$extracted.G34]/0.3937007874" office:value-type="float" office:value="1.00330000000401" calcext:value-type="float">
            <text:p>1.003</text:p>
          </table:table-cell>
          <table:table-cell table:formula="of:=[$extracted.H34]/0.3937007874" office:value-type="float" office:value="1.27000000000508" calcext:value-type="float">
            <text:p>1.270</text:p>
          </table:table-cell>
          <table:table-cell table:formula="of:=[$extracted.I34]/0.3937007874" office:value-type="float" office:value="2.04216000000817" calcext:value-type="float">
            <text:p>2.042</text:p>
          </table:table-cell>
          <table:table-cell table:formula="of:=[$extracted.J34]/0.3937007874" office:value-type="float" office:value="2.56794000001027" calcext:value-type="float">
            <text:p>2.568</text:p>
          </table:table-cell>
          <table:table-cell table:formula="of:=[$extracted.K34]/0.3937007874" office:value-type="float" office:value="17.2212000000689" calcext:value-type="float">
            <text:p>17.221</text:p>
          </table:table-cell>
          <table:table-cell/>
        </table:table-row>
        <table:table-row table:style-name="ro1">
          <table:table-cell table:formula="of:=[$extracted.A35]" office:value-type="string" office:string-value="A1" calcext:value-type="string">
            <text:p>A1</text:p>
          </table:table-cell>
          <table:table-cell table:formula="of:=[$extracted.B35]" office:value-type="float" office:value="440" calcext:value-type="float">
            <text:p>440</text:p>
          </table:table-cell>
          <table:table-cell table:formula="of:=[$extracted.C35]/0.3937007874" office:value-type="float" office:value="0.500380000002002" calcext:value-type="float">
            <text:p>0.500</text:p>
          </table:table-cell>
          <table:table-cell table:formula="of:=[$extracted.D35]/0.3937007874" office:value-type="float" office:value="4.11480000001646" calcext:value-type="float">
            <text:p>4.115</text:p>
          </table:table-cell>
          <table:table-cell table:formula="of:=[$extracted.E35]/0.3937007874" office:value-type="float" office:value="2.54000000001016" calcext:value-type="float">
            <text:p>2.540</text:p>
          </table:table-cell>
          <table:table-cell table:formula="of:=[$extracted.F35]/0.3937007874" office:value-type="float" office:value="0.0939800000003759" calcext:value-type="float">
            <text:p>0.094</text:p>
          </table:table-cell>
          <table:table-cell table:formula="of:=[$extracted.G35]/0.3937007874" office:value-type="float" office:value="0.960120000003841" calcext:value-type="float">
            <text:p>0.960</text:p>
          </table:table-cell>
          <table:table-cell table:formula="of:=[$extracted.H35]/0.3937007874" office:value-type="float" office:value="1.27000000000508" calcext:value-type="float">
            <text:p>1.270</text:p>
          </table:table-cell>
          <table:table-cell table:formula="of:=[$extracted.I35]/0.3937007874" office:value-type="float" office:value="1.96342000000785" calcext:value-type="float">
            <text:p>1.963</text:p>
          </table:table-cell>
          <table:table-cell table:formula="of:=[$extracted.J35]/0.3937007874" office:value-type="float" office:value="2.46888000000988" calcext:value-type="float">
            <text:p>2.469</text:p>
          </table:table-cell>
          <table:table-cell table:formula="of:=[$extracted.K35]/0.3937007874" office:value-type="float" office:value="16.2052000000648" calcext:value-type="float">
            <text:p>16.205</text:p>
          </table:table-cell>
          <table:table-cell/>
        </table:table-row>
        <table:table-row table:style-name="ro1">
          <table:table-cell table:formula="of:=[$extracted.A36]" office:value-type="string" office:string-value="A1#" calcext:value-type="string">
            <text:p>A1#</text:p>
          </table:table-cell>
          <table:table-cell table:formula="of:=[$extracted.B36]" office:value-type="float" office:value="466.16" calcext:value-type="float">
            <text:p>466.16</text:p>
          </table:table-cell>
          <table:table-cell table:formula="of:=[$extracted.C36]/0.3937007874" office:value-type="float" office:value="0.500380000002002" calcext:value-type="float">
            <text:p>0.500</text:p>
          </table:table-cell>
          <table:table-cell table:formula="of:=[$extracted.D36]/0.3937007874" office:value-type="float" office:value="4.03098000001612" calcext:value-type="float">
            <text:p>4.031</text:p>
          </table:table-cell>
          <table:table-cell table:formula="of:=[$extracted.E36]/0.3937007874" office:value-type="float" office:value="2.54000000001016" calcext:value-type="float">
            <text:p>2.540</text:p>
          </table:table-cell>
          <table:table-cell table:formula="of:=[$extracted.F36]/0.3937007874" office:value-type="float" office:value="0.0914400000003658" calcext:value-type="float">
            <text:p>0.091</text:p>
          </table:table-cell>
          <table:table-cell table:formula="of:=[$extracted.G36]/0.3937007874" office:value-type="float" office:value="0.916940000003668" calcext:value-type="float">
            <text:p>0.917</text:p>
          </table:table-cell>
          <table:table-cell table:formula="of:=[$extracted.H36]/0.3937007874" office:value-type="float" office:value="1.27000000000508" calcext:value-type="float">
            <text:p>1.270</text:p>
          </table:table-cell>
          <table:table-cell table:formula="of:=[$extracted.I36]/0.3937007874" office:value-type="float" office:value="1.88976000000756" calcext:value-type="float">
            <text:p>1.890</text:p>
          </table:table-cell>
          <table:table-cell table:formula="of:=[$extracted.J36]/0.3937007874" office:value-type="float" office:value="2.37744000000951" calcext:value-type="float">
            <text:p>2.377</text:p>
          </table:table-cell>
          <table:table-cell table:formula="of:=[$extracted.K36]/0.3937007874" office:value-type="float" office:value="15.240000000061" calcext:value-type="float">
            <text:p>15.240</text:p>
          </table:table-cell>
          <table:table-cell/>
        </table:table-row>
        <table:table-row table:style-name="ro1">
          <table:table-cell table:formula="of:=[$extracted.A37]" office:value-type="string" office:string-value="B1" calcext:value-type="string">
            <text:p>B1</text:p>
          </table:table-cell>
          <table:table-cell table:formula="of:=[$extracted.B37]" office:value-type="float" office:value="493.88" calcext:value-type="float">
            <text:p>493.88</text:p>
          </table:table-cell>
          <table:table-cell table:formula="of:=[$extracted.C37]/0.3937007874" office:value-type="float" office:value="0.449580000001798" calcext:value-type="float">
            <text:p>0.450</text:p>
          </table:table-cell>
          <table:table-cell table:formula="of:=[$extracted.D37]/0.3937007874" office:value-type="float" office:value="3.9497000000158" calcext:value-type="float">
            <text:p>3.950</text:p>
          </table:table-cell>
          <table:table-cell table:formula="of:=[$extracted.E37]/0.3937007874" office:value-type="float" office:value="2.54000000001016" calcext:value-type="float">
            <text:p>2.540</text:p>
          </table:table-cell>
          <table:table-cell table:formula="of:=[$extracted.F37]/0.3937007874" office:value-type="float" office:value="0.0889000000003556" calcext:value-type="float">
            <text:p>0.089</text:p>
          </table:table-cell>
          <table:table-cell table:formula="of:=[$extracted.G37]/0.3937007874" office:value-type="float" office:value="0.876300000003505" calcext:value-type="float">
            <text:p>0.876</text:p>
          </table:table-cell>
          <table:table-cell table:formula="of:=[$extracted.H37]/0.3937007874" office:value-type="float" office:value="0.95250000000381" calcext:value-type="float">
            <text:p>0.953</text:p>
          </table:table-cell>
          <table:table-cell table:formula="of:=[$extracted.I37]/0.3937007874" office:value-type="float" office:value="1.81864000000727" calcext:value-type="float">
            <text:p>1.819</text:p>
          </table:table-cell>
          <table:table-cell table:formula="of:=[$extracted.J37]/0.3937007874" office:value-type="float" office:value="2.28600000000914" calcext:value-type="float">
            <text:p>2.286</text:p>
          </table:table-cell>
          <table:table-cell table:formula="of:=[$extracted.K37]/0.3937007874" office:value-type="float" office:value="14.3256000000573" calcext:value-type="float">
            <text:p>14.326</text:p>
          </table:table-cell>
          <table:table-cell/>
        </table:table-row>
        <table:table-row table:style-name="ro1">
          <table:table-cell table:formula="of:=[$extracted.A38]" office:value-type="string" office:string-value="C2" calcext:value-type="string">
            <text:p>C2</text:p>
          </table:table-cell>
          <table:table-cell table:formula="of:=[$extracted.B38]" office:value-type="float" office:value="523.25" calcext:value-type="float">
            <text:p>523.25</text:p>
          </table:table-cell>
          <table:table-cell table:formula="of:=[$extracted.C38]/0.3937007874" office:value-type="float" office:value="0.449580000001798" calcext:value-type="float">
            <text:p>0.450</text:p>
          </table:table-cell>
          <table:table-cell table:formula="of:=[$extracted.D38]/0.3937007874" office:value-type="float" office:value="3.87096000001548" calcext:value-type="float">
            <text:p>3.871</text:p>
          </table:table-cell>
          <table:table-cell table:formula="of:=[$extracted.E38]/0.3937007874" office:value-type="float" office:value="1.90500000000762" calcext:value-type="float">
            <text:p>1.905</text:p>
          </table:table-cell>
          <table:table-cell table:formula="of:=[$extracted.F38]/0.3937007874" office:value-type="float" office:value="0.0889000000003556" calcext:value-type="float">
            <text:p>0.089</text:p>
          </table:table-cell>
          <table:table-cell table:formula="of:=[$extracted.G38]/0.3937007874" office:value-type="float" office:value="0.835660000003343" calcext:value-type="float">
            <text:p>0.836</text:p>
          </table:table-cell>
          <table:table-cell table:formula="of:=[$extracted.H38]/0.3937007874" office:value-type="float" office:value="0.63500000000254" calcext:value-type="float">
            <text:p>0.635</text:p>
          </table:table-cell>
          <table:table-cell table:formula="of:=[$extracted.I38]/0.3937007874" office:value-type="float" office:value="1.750060000007" calcext:value-type="float">
            <text:p>1.750</text:p>
          </table:table-cell>
          <table:table-cell table:formula="of:=[$extracted.J38]/0.3937007874" office:value-type="float" office:value="2.1996400000088" calcext:value-type="float">
            <text:p>2.200</text:p>
          </table:table-cell>
          <table:table-cell table:formula="of:=[$extracted.K38]/0.3937007874" office:value-type="float" office:value="13.4620000000538" calcext:value-type="float">
            <text:p>13.462</text:p>
          </table:table-cell>
          <table:table-cell/>
        </table:table-row>
        <table:table-row table:style-name="ro1">
          <table:table-cell table:formula="of:=[$extracted.A39]" office:value-type="string" office:string-value="C2#" calcext:value-type="string">
            <text:p>C2#</text:p>
          </table:table-cell>
          <table:table-cell table:formula="of:=[$extracted.B39]" office:value-type="float" office:value="554.37" calcext:value-type="float">
            <text:p>554.37</text:p>
          </table:table-cell>
          <table:table-cell table:formula="of:=[$extracted.C39]/0.3937007874" office:value-type="float" office:value="0.449580000001798" calcext:value-type="float">
            <text:p>0.450</text:p>
          </table:table-cell>
          <table:table-cell table:formula="of:=[$extracted.D39]/0.3937007874" office:value-type="float" office:value="3.79476000001518" calcext:value-type="float">
            <text:p>3.795</text:p>
          </table:table-cell>
          <table:table-cell table:formula="of:=[$extracted.E39]/0.3937007874" office:value-type="float" office:value="1.90500000000762" calcext:value-type="float">
            <text:p>1.905</text:p>
          </table:table-cell>
          <table:table-cell table:formula="of:=[$extracted.F39]/0.3937007874" office:value-type="float" office:value="0.0863600000003455" calcext:value-type="float">
            <text:p>0.086</text:p>
          </table:table-cell>
          <table:table-cell table:formula="of:=[$extracted.G39]/0.3937007874" office:value-type="float" office:value="0.79756000000319" calcext:value-type="float">
            <text:p>0.798</text:p>
          </table:table-cell>
          <table:table-cell table:formula="of:=[$extracted.H39]/0.3937007874" office:value-type="float" office:value="0.63500000000254" calcext:value-type="float">
            <text:p>0.635</text:p>
          </table:table-cell>
          <table:table-cell table:formula="of:=[$extracted.I39]/0.3937007874" office:value-type="float" office:value="1.68402000000674" calcext:value-type="float">
            <text:p>1.684</text:p>
          </table:table-cell>
          <table:table-cell table:formula="of:=[$extracted.J39]/0.3937007874" office:value-type="float" office:value="2.11836000000847" calcext:value-type="float">
            <text:p>2.118</text:p>
          </table:table-cell>
          <table:table-cell table:formula="of:=[$extracted.K39]/0.3937007874" office:value-type="float" office:value="12.6492000000506" calcext:value-type="float">
            <text:p>12.649</text:p>
          </table:table-cell>
          <table:table-cell/>
        </table:table-row>
        <table:table-row table:style-name="ro1">
          <table:table-cell table:formula="of:=[$extracted.A40]" office:value-type="string" office:string-value="D2" calcext:value-type="string">
            <text:p>D2</text:p>
          </table:table-cell>
          <table:table-cell table:formula="of:=[$extracted.B40]" office:value-type="float" office:value="587.33" calcext:value-type="float">
            <text:p>587.33</text:p>
          </table:table-cell>
          <table:table-cell table:formula="of:=[$extracted.C40]/0.3937007874" office:value-type="float" office:value="0.449580000001798" calcext:value-type="float">
            <text:p>0.450</text:p>
          </table:table-cell>
          <table:table-cell table:formula="of:=[$extracted.D40]/0.3937007874" office:value-type="float" office:value="3.72110000001489" calcext:value-type="float">
            <text:p>3.721</text:p>
          </table:table-cell>
          <table:table-cell table:formula="of:=[$extracted.E40]/0.3937007874" office:value-type="float" office:value="1.90500000000762" calcext:value-type="float">
            <text:p>1.905</text:p>
          </table:table-cell>
          <table:table-cell table:formula="of:=[$extracted.F40]/0.3937007874" office:value-type="float" office:value="0.0838200000003353" calcext:value-type="float">
            <text:p>0.084</text:p>
          </table:table-cell>
          <table:table-cell table:formula="of:=[$extracted.G40]/0.3937007874" office:value-type="float" office:value="0.762000000003048" calcext:value-type="float">
            <text:p>0.762</text:p>
          </table:table-cell>
          <table:table-cell table:formula="of:=[$extracted.H40]/0.3937007874" office:value-type="float" office:value="0.63500000000254" calcext:value-type="float">
            <text:p>0.635</text:p>
          </table:table-cell>
          <table:table-cell table:formula="of:=[$extracted.I40]/0.3937007874" office:value-type="float" office:value="1.62052000000648" calcext:value-type="float">
            <text:p>1.621</text:p>
          </table:table-cell>
          <table:table-cell table:formula="of:=[$extracted.J40]/0.3937007874" office:value-type="float" office:value="2.03708000000815" calcext:value-type="float">
            <text:p>2.037</text:p>
          </table:table-cell>
          <table:table-cell table:formula="of:=[$extracted.K40]/0.3937007874" office:value-type="float" office:value="11.8872000000476" calcext:value-type="float">
            <text:p>11.887</text:p>
          </table:table-cell>
          <table:table-cell/>
        </table:table-row>
        <table:table-row table:style-name="ro1">
          <table:table-cell table:formula="of:=[$extracted.A41]" office:value-type="string" office:string-value="D2#" calcext:value-type="string">
            <text:p>D2#</text:p>
          </table:table-cell>
          <table:table-cell table:formula="of:=[$extracted.B41]" office:value-type="float" office:value="622.25" calcext:value-type="float">
            <text:p>622.25</text:p>
          </table:table-cell>
          <table:table-cell table:formula="of:=[$extracted.C41]/0.3937007874" office:value-type="float" office:value="0.449580000001798" calcext:value-type="float">
            <text:p>0.450</text:p>
          </table:table-cell>
          <table:table-cell table:formula="of:=[$extracted.D41]/0.3937007874" office:value-type="float" office:value="3.64744000001459" calcext:value-type="float">
            <text:p>3.647</text:p>
          </table:table-cell>
          <table:table-cell table:formula="of:=[$extracted.E41]/0.3937007874" office:value-type="float" office:value="1.90500000000762" calcext:value-type="float">
            <text:p>1.905</text:p>
          </table:table-cell>
          <table:table-cell table:formula="of:=[$extracted.F41]/0.3937007874" office:value-type="float" office:value="0.0812800000003251" calcext:value-type="float">
            <text:p>0.081</text:p>
          </table:table-cell>
          <table:table-cell table:formula="of:=[$extracted.G41]/0.3937007874" office:value-type="float" office:value="0.728980000002916" calcext:value-type="float">
            <text:p>0.729</text:p>
          </table:table-cell>
          <table:table-cell table:formula="of:=[$extracted.H41]/0.3937007874" office:value-type="float" office:value="0.63500000000254" calcext:value-type="float">
            <text:p>0.635</text:p>
          </table:table-cell>
          <table:table-cell table:formula="of:=[$extracted.I41]/0.3937007874" office:value-type="float" office:value="1.55956000000624" calcext:value-type="float">
            <text:p>1.560</text:p>
          </table:table-cell>
          <table:table-cell table:formula="of:=[$extracted.J41]/0.3937007874" office:value-type="float" office:value="1.96088000000784" calcext:value-type="float">
            <text:p>1.961</text:p>
          </table:table-cell>
          <table:table-cell table:formula="of:=[$extracted.K41]/0.3937007874" office:value-type="float" office:value="11.1760000000447" calcext:value-type="float">
            <text:p>11.176</text:p>
          </table:table-cell>
          <table:table-cell/>
        </table:table-row>
        <table:table-row table:style-name="ro1">
          <table:table-cell table:formula="of:=[$extracted.A42]" office:value-type="string" office:string-value="E2" calcext:value-type="string">
            <text:p>E2</text:p>
          </table:table-cell>
          <table:table-cell table:formula="of:=[$extracted.B42]" office:value-type="float" office:value="659.26" calcext:value-type="float">
            <text:p>659.26</text:p>
          </table:table-cell>
          <table:table-cell table:formula="of:=[$extracted.C42]/0.3937007874" office:value-type="float" office:value="0.449580000001798" calcext:value-type="float">
            <text:p>0.450</text:p>
          </table:table-cell>
          <table:table-cell table:formula="of:=[$extracted.D42]/0.3937007874" office:value-type="float" office:value="3.57886000001432" calcext:value-type="float">
            <text:p>3.579</text:p>
          </table:table-cell>
          <table:table-cell table:formula="of:=[$extracted.E42]/0.3937007874" office:value-type="float" office:value="1.90500000000762" calcext:value-type="float">
            <text:p>1.905</text:p>
          </table:table-cell>
          <table:table-cell table:formula="of:=[$extracted.F42]/0.3937007874" office:value-type="float" office:value="0.0812800000003251" calcext:value-type="float">
            <text:p>0.081</text:p>
          </table:table-cell>
          <table:table-cell table:formula="of:=[$extracted.G42]/0.3937007874" office:value-type="float" office:value="0.695960000002784" calcext:value-type="float">
            <text:p>0.696</text:p>
          </table:table-cell>
          <table:table-cell table:formula="of:=[$extracted.H42]/0.3937007874" office:value-type="float" office:value="0.63500000000254" calcext:value-type="float">
            <text:p>0.635</text:p>
          </table:table-cell>
          <table:table-cell table:formula="of:=[$extracted.I42]/0.3937007874" office:value-type="float" office:value="1.501140000006" calcext:value-type="float">
            <text:p>1.501</text:p>
          </table:table-cell>
          <table:table-cell table:formula="of:=[$extracted.J42]/0.3937007874" office:value-type="float" office:value="1.88722000000755" calcext:value-type="float">
            <text:p>1.887</text:p>
          </table:table-cell>
          <table:table-cell table:formula="of:=[$extracted.K42]/0.3937007874" office:value-type="float" office:value="10.490200000042" calcext:value-type="float">
            <text:p>10.490</text:p>
          </table:table-cell>
          <table:table-cell/>
        </table:table-row>
        <table:table-row table:style-name="ro1">
          <table:table-cell table:formula="of:=[$extracted.A43]" office:value-type="string" office:string-value="F2" calcext:value-type="string">
            <text:p>F2</text:p>
          </table:table-cell>
          <table:table-cell table:formula="of:=[$extracted.B43]" office:value-type="float" office:value="698.46" calcext:value-type="float">
            <text:p>698.46</text:p>
          </table:table-cell>
          <table:table-cell table:formula="of:=[$extracted.C43]/0.3937007874" office:value-type="float" office:value="0.398780000001595" calcext:value-type="float">
            <text:p>0.399</text:p>
          </table:table-cell>
          <table:table-cell table:formula="of:=[$extracted.D43]/0.3937007874" office:value-type="float" office:value="3.51028000001404" calcext:value-type="float">
            <text:p>3.510</text:p>
          </table:table-cell>
          <table:table-cell table:formula="of:=[$extracted.E43]/0.3937007874" office:value-type="float" office:value="1.90500000000762" calcext:value-type="float">
            <text:p>1.905</text:p>
          </table:table-cell>
          <table:table-cell table:formula="of:=[$extracted.F43]/0.3937007874" office:value-type="float" office:value="0.078740000000315" calcext:value-type="float">
            <text:p>0.079</text:p>
          </table:table-cell>
          <table:table-cell table:formula="of:=[$extracted.G43]/0.3937007874" office:value-type="float" office:value="0.665480000002662" calcext:value-type="float">
            <text:p>0.665</text:p>
          </table:table-cell>
          <table:table-cell table:formula="of:=[$extracted.H43]/0.3937007874" office:value-type="float" office:value="0.63500000000254" calcext:value-type="float">
            <text:p>0.635</text:p>
          </table:table-cell>
          <table:table-cell table:formula="of:=[$extracted.I43]/0.3937007874" office:value-type="float" office:value="1.44272000000577" calcext:value-type="float">
            <text:p>1.443</text:p>
          </table:table-cell>
          <table:table-cell table:formula="of:=[$extracted.J43]/0.3937007874" office:value-type="float" office:value="1.81610000000726" calcext:value-type="float">
            <text:p>1.816</text:p>
          </table:table-cell>
          <table:table-cell table:formula="of:=[$extracted.K43]/0.3937007874" office:value-type="float" office:value="9.85520000003942" calcext:value-type="float">
            <text:p>9.855</text:p>
          </table:table-cell>
          <table:table-cell/>
        </table:table-row>
        <table:table-row table:style-name="ro1">
          <table:table-cell table:formula="of:=[$extracted.A44]" office:value-type="string" office:string-value="F2#" calcext:value-type="string">
            <text:p>F2#</text:p>
          </table:table-cell>
          <table:table-cell table:formula="of:=[$extracted.B44]" office:value-type="float" office:value="739.99" calcext:value-type="float">
            <text:p>739.99</text:p>
          </table:table-cell>
          <table:table-cell table:formula="of:=[$extracted.C44]/0.3937007874" office:value-type="float" office:value="0.398780000001595" calcext:value-type="float">
            <text:p>0.399</text:p>
          </table:table-cell>
          <table:table-cell table:formula="of:=[$extracted.D44]/0.3937007874" office:value-type="float" office:value="3.44678000001379" calcext:value-type="float">
            <text:p>3.447</text:p>
          </table:table-cell>
          <table:table-cell table:formula="of:=[$extracted.E44]/0.3937007874" office:value-type="float" office:value="1.90500000000762" calcext:value-type="float">
            <text:p>1.905</text:p>
          </table:table-cell>
          <table:table-cell table:formula="of:=[$extracted.F44]/0.3937007874" office:value-type="float" office:value="0.0762000000003048" calcext:value-type="float">
            <text:p>0.076</text:p>
          </table:table-cell>
          <table:table-cell table:formula="of:=[$extracted.G44]/0.3937007874" office:value-type="float" office:value="0.63500000000254" calcext:value-type="float">
            <text:p>0.635</text:p>
          </table:table-cell>
          <table:table-cell table:formula="of:=[$extracted.H44]/0.3937007874" office:value-type="float" office:value="0.63500000000254" calcext:value-type="float">
            <text:p>0.635</text:p>
          </table:table-cell>
          <table:table-cell table:formula="of:=[$extracted.I44]/0.3937007874" office:value-type="float" office:value="1.38938000000556" calcext:value-type="float">
            <text:p>1.389</text:p>
          </table:table-cell>
          <table:table-cell table:formula="of:=[$extracted.J44]/0.3937007874" office:value-type="float" office:value="1.74752000000699" calcext:value-type="float">
            <text:p>1.748</text:p>
          </table:table-cell>
          <table:table-cell table:formula="of:=[$extracted.K44]/0.3937007874" office:value-type="float" office:value="9.27100000003708" calcext:value-type="float">
            <text:p>9.271</text:p>
          </table:table-cell>
          <table:table-cell/>
        </table:table-row>
        <table:table-row table:style-name="ro1">
          <table:table-cell table:formula="of:=[$extracted.A45]" office:value-type="string" office:string-value="G2" calcext:value-type="string">
            <text:p>G2</text:p>
          </table:table-cell>
          <table:table-cell table:formula="of:=[$extracted.B45]" office:value-type="float" office:value="783.99" calcext:value-type="float">
            <text:p>783.99</text:p>
          </table:table-cell>
          <table:table-cell table:formula="of:=[$extracted.C45]/0.3937007874" office:value-type="float" office:value="0.398780000001595" calcext:value-type="float">
            <text:p>0.399</text:p>
          </table:table-cell>
          <table:table-cell table:formula="of:=[$extracted.D45]/0.3937007874" office:value-type="float" office:value="3.38328000001353" calcext:value-type="float">
            <text:p>3.383</text:p>
          </table:table-cell>
          <table:table-cell table:formula="of:=[$extracted.E45]/0.3937007874" office:value-type="float" office:value="1.90500000000762" calcext:value-type="float">
            <text:p>1.905</text:p>
          </table:table-cell>
          <table:table-cell table:formula="of:=[$extracted.F45]/0.3937007874" office:value-type="float" office:value="0.0762000000003048" calcext:value-type="float">
            <text:p>0.076</text:p>
          </table:table-cell>
          <table:table-cell table:formula="of:=[$extracted.G45]/0.3937007874" office:value-type="float" office:value="0.604520000002418" calcext:value-type="float">
            <text:p>0.605</text:p>
          </table:table-cell>
          <table:table-cell table:formula="of:=[$extracted.H45]/0.3937007874" office:value-type="float" office:value="0.63500000000254" calcext:value-type="float">
            <text:p>0.635</text:p>
          </table:table-cell>
          <table:table-cell table:formula="of:=[$extracted.I45]/0.3937007874" office:value-type="float" office:value="1.33604000000534" calcext:value-type="float">
            <text:p>1.336</text:p>
          </table:table-cell>
          <table:table-cell table:formula="of:=[$extracted.J45]/0.3937007874" office:value-type="float" office:value="1.68148000000673" calcext:value-type="float">
            <text:p>1.681</text:p>
          </table:table-cell>
          <table:table-cell table:formula="of:=[$extracted.K45]/0.3937007874" office:value-type="float" office:value="8.68680000003475" calcext:value-type="float">
            <text:p>8.687</text:p>
          </table:table-cell>
          <table:table-cell/>
        </table:table-row>
        <table:table-row table:style-name="ro1">
          <table:table-cell table:formula="of:=[$extracted.A46]" office:value-type="string" office:string-value="G2#" calcext:value-type="string">
            <text:p>G2#</text:p>
          </table:table-cell>
          <table:table-cell table:formula="of:=[$extracted.B46]" office:value-type="float" office:value="830.61" calcext:value-type="float">
            <text:p>830.61</text:p>
          </table:table-cell>
          <table:table-cell table:formula="of:=[$extracted.C46]/0.3937007874" office:value-type="float" office:value="0.398780000001595" calcext:value-type="float">
            <text:p>0.399</text:p>
          </table:table-cell>
          <table:table-cell table:formula="of:=[$extracted.D46]/0.3937007874" office:value-type="float" office:value="3.32232000001329" calcext:value-type="float">
            <text:p>3.322</text:p>
          </table:table-cell>
          <table:table-cell table:formula="of:=[$extracted.E46]/0.3937007874" office:value-type="float" office:value="1.90500000000762" calcext:value-type="float">
            <text:p>1.905</text:p>
          </table:table-cell>
          <table:table-cell table:formula="of:=[$extracted.F46]/0.3937007874" office:value-type="float" office:value="0.0736600000002946" calcext:value-type="float">
            <text:p>0.074</text:p>
          </table:table-cell>
          <table:table-cell table:formula="of:=[$extracted.G46]/0.3937007874" office:value-type="float" office:value="0.579120000002317" calcext:value-type="float">
            <text:p>0.579</text:p>
          </table:table-cell>
          <table:table-cell table:formula="of:=[$extracted.H46]/0.3937007874" office:value-type="float" office:value="0.63500000000254" calcext:value-type="float">
            <text:p>0.635</text:p>
          </table:table-cell>
          <table:table-cell table:formula="of:=[$extracted.I46]/0.3937007874" office:value-type="float" office:value="1.28524000000514" calcext:value-type="float">
            <text:p>1.285</text:p>
          </table:table-cell>
          <table:table-cell table:formula="of:=[$extracted.J46]/0.3937007874" office:value-type="float" office:value="1.61798000000647" calcext:value-type="float">
            <text:p>1.618</text:p>
          </table:table-cell>
          <table:table-cell table:formula="of:=[$extracted.K46]/0.3937007874" office:value-type="float" office:value="8.17880000003272" calcext:value-type="float">
            <text:p>8.179</text:p>
          </table:table-cell>
          <table:table-cell/>
        </table:table-row>
        <table:table-row table:style-name="ro1">
          <table:table-cell table:formula="of:=[$extracted.A47]" office:value-type="string" office:string-value="A2" calcext:value-type="string">
            <text:p>A2</text:p>
          </table:table-cell>
          <table:table-cell table:formula="of:=[$extracted.B47]" office:value-type="float" office:value="880" calcext:value-type="float">
            <text:p>880</text:p>
          </table:table-cell>
          <table:table-cell table:formula="of:=[$extracted.C47]/0.3937007874" office:value-type="float" office:value="0.398780000001595" calcext:value-type="float">
            <text:p>0.399</text:p>
          </table:table-cell>
          <table:table-cell table:formula="of:=[$extracted.D47]/0.3937007874" office:value-type="float" office:value="3.26390000001306" calcext:value-type="float">
            <text:p>3.264</text:p>
          </table:table-cell>
          <table:table-cell table:formula="of:=[$extracted.E47]/0.3937007874" office:value-type="float" office:value="1.90500000000762" calcext:value-type="float">
            <text:p>1.905</text:p>
          </table:table-cell>
          <table:table-cell table:formula="of:=[$extracted.F47]/0.3937007874" office:value-type="float" office:value="0.0711200000002845" calcext:value-type="float">
            <text:p>0.071</text:p>
          </table:table-cell>
          <table:table-cell table:formula="of:=[$extracted.G47]/0.3937007874" office:value-type="float" office:value="0.551180000002205" calcext:value-type="float">
            <text:p>0.551</text:p>
          </table:table-cell>
          <table:table-cell table:formula="of:=[$extracted.H47]/0.3937007874" office:value-type="float" office:value="0.63500000000254" calcext:value-type="float">
            <text:p>0.635</text:p>
          </table:table-cell>
          <table:table-cell table:formula="of:=[$extracted.I47]/0.3937007874" office:value-type="float" office:value="1.23698000000495" calcext:value-type="float">
            <text:p>1.237</text:p>
          </table:table-cell>
          <table:table-cell table:formula="of:=[$extracted.J47]/0.3937007874" office:value-type="float" office:value="1.55702000000623" calcext:value-type="float">
            <text:p>1.557</text:p>
          </table:table-cell>
          <table:table-cell table:formula="of:=[$extracted.K47]/0.3937007874" office:value-type="float" office:value="7.67080000003068" calcext:value-type="float">
            <text:p>7.671</text:p>
          </table:table-cell>
          <table:table-cell/>
        </table:table-row>
        <table:table-row table:style-name="ro1">
          <table:table-cell table:formula="of:=[$extracted.A48]" office:value-type="string" office:string-value="A2#" calcext:value-type="string">
            <text:p>A2#</text:p>
          </table:table-cell>
          <table:table-cell table:formula="of:=[$extracted.B48]" office:value-type="float" office:value="932.33" calcext:value-type="float">
            <text:p>932.33</text:p>
          </table:table-cell>
          <table:table-cell table:formula="of:=[$extracted.C48]/0.3937007874" office:value-type="float" office:value="0.398780000001595" calcext:value-type="float">
            <text:p>0.399</text:p>
          </table:table-cell>
          <table:table-cell table:formula="of:=[$extracted.D48]/0.3937007874" office:value-type="float" office:value="3.20802000001283" calcext:value-type="float">
            <text:p>3.208</text:p>
          </table:table-cell>
          <table:table-cell table:formula="of:=[$extracted.E48]/0.3937007874" office:value-type="float" office:value="1.90500000000762" calcext:value-type="float">
            <text:p>1.905</text:p>
          </table:table-cell>
          <table:table-cell table:formula="of:=[$extracted.F48]/0.3937007874" office:value-type="float" office:value="0.0711200000002845" calcext:value-type="float">
            <text:p>0.071</text:p>
          </table:table-cell>
          <table:table-cell table:formula="of:=[$extracted.G48]/0.3937007874" office:value-type="float" office:value="0.528320000002113" calcext:value-type="float">
            <text:p>0.528</text:p>
          </table:table-cell>
          <table:table-cell table:formula="of:=[$extracted.H48]/0.3937007874" office:value-type="float" office:value="0.63500000000254" calcext:value-type="float">
            <text:p>0.635</text:p>
          </table:table-cell>
          <table:table-cell table:formula="of:=[$extracted.I48]/0.3937007874" office:value-type="float" office:value="1.19126000000477" calcext:value-type="float">
            <text:p>1.191</text:p>
          </table:table-cell>
          <table:table-cell table:formula="of:=[$extracted.J48]/0.3937007874" office:value-type="float" office:value="1.49606000000598" calcext:value-type="float">
            <text:p>1.496</text:p>
          </table:table-cell>
          <table:table-cell table:formula="of:=[$extracted.K48]/0.3937007874" office:value-type="float" office:value="7.18820000002875" calcext:value-type="float">
            <text:p>7.188</text:p>
          </table:table-cell>
          <table:table-cell/>
        </table:table-row>
        <table:table-row table:style-name="ro1">
          <table:table-cell table:formula="of:=[$extracted.A49]" office:value-type="string" office:string-value="B2" calcext:value-type="string">
            <text:p>B2</text:p>
          </table:table-cell>
          <table:table-cell table:formula="of:=[$extracted.B49]" office:value-type="float" office:value="987.77" calcext:value-type="float">
            <text:p>987.77</text:p>
          </table:table-cell>
          <table:table-cell table:formula="of:=[$extracted.C49]/0.3937007874" office:value-type="float" office:value="0.350520000001402" calcext:value-type="float">
            <text:p>0.351</text:p>
          </table:table-cell>
          <table:table-cell table:formula="of:=[$extracted.D49]/0.3937007874" office:value-type="float" office:value="3.15468000001262" calcext:value-type="float">
            <text:p>3.155</text:p>
          </table:table-cell>
          <table:table-cell table:formula="of:=[$extracted.E49]/0.3937007874" office:value-type="float" office:value="1.90500000000762" calcext:value-type="float">
            <text:p>1.905</text:p>
          </table:table-cell>
          <table:table-cell table:formula="of:=[$extracted.F49]/0.3937007874" office:value-type="float" office:value="0.0685800000002743" calcext:value-type="float">
            <text:p>0.069</text:p>
          </table:table-cell>
          <table:table-cell table:formula="of:=[$extracted.G49]/0.3937007874" office:value-type="float" office:value="0.502920000002012" calcext:value-type="float">
            <text:p>0.503</text:p>
          </table:table-cell>
          <table:table-cell table:formula="of:=[$extracted.H49]/0.3937007874" office:value-type="float" office:value="0.63500000000254" calcext:value-type="float">
            <text:p>0.635</text:p>
          </table:table-cell>
          <table:table-cell table:formula="of:=[$extracted.I49]/0.3937007874" office:value-type="float" office:value="1.14554000000458" calcext:value-type="float">
            <text:p>1.146</text:p>
          </table:table-cell>
          <table:table-cell table:formula="of:=[$extracted.J49]/0.3937007874" office:value-type="float" office:value="1.44018000000576" calcext:value-type="float">
            <text:p>1.440</text:p>
          </table:table-cell>
          <table:table-cell table:formula="of:=[$extracted.K49]/0.3937007874" office:value-type="float" office:value="6.75640000002703" calcext:value-type="float">
            <text:p>6.756</text:p>
          </table:table-cell>
          <table:table-cell/>
        </table:table-row>
        <table:table-row table:style-name="ro1">
          <table:table-cell table:formula="of:=[$extracted.A50]" office:value-type="string" office:string-value="C3" calcext:value-type="string">
            <text:p>C3</text:p>
          </table:table-cell>
          <table:table-cell table:formula="of:=[$extracted.B50]" office:value-type="float" office:value="1046.5" calcext:value-type="float">
            <text:p>1046.5</text:p>
          </table:table-cell>
          <table:table-cell table:formula="of:=[$extracted.C50]/0.3937007874" office:value-type="float" office:value="0.350520000001402" calcext:value-type="float">
            <text:p>0.351</text:p>
          </table:table-cell>
          <table:table-cell table:formula="of:=[$extracted.D50]/0.3937007874" office:value-type="float" office:value="3.10388000001242" calcext:value-type="float">
            <text:p>3.104</text:p>
          </table:table-cell>
          <table:table-cell table:formula="of:=[$extracted.E50]/0.3937007874" office:value-type="float" office:value="1.90500000000762" calcext:value-type="float">
            <text:p>1.905</text:p>
          </table:table-cell>
          <table:table-cell table:formula="of:=[$extracted.F50]/0.3937007874" office:value-type="float" office:value="0.0660400000002642" calcext:value-type="float">
            <text:p>0.066</text:p>
          </table:table-cell>
          <table:table-cell table:formula="of:=[$extracted.G50]/0.3937007874" office:value-type="float" office:value="0.48006000000192" calcext:value-type="float">
            <text:p>0.480</text:p>
          </table:table-cell>
          <table:table-cell table:formula="of:=[$extracted.H50]/0.3937007874" office:value-type="float" office:value="0.63500000000254" calcext:value-type="float">
            <text:p>0.635</text:p>
          </table:table-cell>
          <table:table-cell table:formula="of:=[$extracted.I50]/0.3937007874" office:value-type="float" office:value="1.10236000000441" calcext:value-type="float">
            <text:p>1.102</text:p>
          </table:table-cell>
          <table:table-cell table:formula="of:=[$extracted.J50]/0.3937007874" office:value-type="float" office:value="1.38684000000555" calcext:value-type="float">
            <text:p>1.387</text:p>
          </table:table-cell>
          <table:table-cell table:formula="of:=[$extracted.K50]/0.3937007874" office:value-type="float" office:value="6.3500000000254" calcext:value-type="float">
            <text:p>6.350</text:p>
          </table:table-cell>
          <table:table-cell/>
        </table:table-row>
        <table:table-row table:style-name="ro1">
          <table:table-cell table:formula="of:=[$extracted.A51]" office:value-type="string" office:string-value="C3#" calcext:value-type="string">
            <text:p>C3#</text:p>
          </table:table-cell>
          <table:table-cell table:formula="of:=[$extracted.B51]" office:value-type="float" office:value="1108.73" calcext:value-type="float">
            <text:p>1108.73</text:p>
          </table:table-cell>
          <table:table-cell table:formula="of:=[$extracted.C51]/0.3937007874" office:value-type="float" office:value="0.350520000001402" calcext:value-type="float">
            <text:p>0.351</text:p>
          </table:table-cell>
          <table:table-cell table:formula="of:=[$extracted.D51]/0.3937007874" office:value-type="float" office:value="3.05562000001222" calcext:value-type="float">
            <text:p>3.056</text:p>
          </table:table-cell>
          <table:table-cell table:formula="of:=[$extracted.E51]/0.3937007874" office:value-type="float" office:value="1.90500000000762" calcext:value-type="float">
            <text:p>1.905</text:p>
          </table:table-cell>
          <table:table-cell table:formula="of:=[$extracted.F51]/0.3937007874" office:value-type="float" office:value="0.0660400000002642" calcext:value-type="float">
            <text:p>0.066</text:p>
          </table:table-cell>
          <table:table-cell table:formula="of:=[$extracted.G51]/0.3937007874" office:value-type="float" office:value="0.457200000001829" calcext:value-type="float">
            <text:p>0.457</text:p>
          </table:table-cell>
          <table:table-cell table:formula="of:=[$extracted.H51]/0.3937007874" office:value-type="float" office:value="0.63500000000254" calcext:value-type="float">
            <text:p>0.635</text:p>
          </table:table-cell>
          <table:table-cell table:formula="of:=[$extracted.I51]/0.3937007874" office:value-type="float" office:value="1.06172000000425" calcext:value-type="float">
            <text:p>1.062</text:p>
          </table:table-cell>
          <table:table-cell table:formula="of:=[$extracted.J51]/0.3937007874" office:value-type="float" office:value="1.33350000000533" calcext:value-type="float">
            <text:p>1.334</text:p>
          </table:table-cell>
          <table:table-cell table:formula="of:=[$extracted.K51]/0.3937007874" office:value-type="float" office:value="5.94360000002378" calcext:value-type="float">
            <text:p>5.944</text:p>
          </table:table-cell>
          <table:table-cell/>
        </table:table-row>
        <table:table-row table:style-name="ro1">
          <table:table-cell table:formula="of:=[$extracted.A52]" office:value-type="string" office:string-value="D3" calcext:value-type="string">
            <text:p>D3</text:p>
          </table:table-cell>
          <table:table-cell table:formula="of:=[$extracted.B52]" office:value-type="float" office:value="1174.66" calcext:value-type="float">
            <text:p>1174.66</text:p>
          </table:table-cell>
          <table:table-cell table:formula="of:=[$extracted.C52]/0.3937007874" office:value-type="float" office:value="0.350520000001402" calcext:value-type="float">
            <text:p>0.351</text:p>
          </table:table-cell>
          <table:table-cell table:formula="of:=[$extracted.D52]/0.3937007874" office:value-type="float" office:value="3.00990000001204" calcext:value-type="float">
            <text:p>3.010</text:p>
          </table:table-cell>
          <table:table-cell table:formula="of:=[$extracted.E52]/0.3937007874" office:value-type="float" office:value="1.90500000000762" calcext:value-type="float">
            <text:p>1.905</text:p>
          </table:table-cell>
          <table:table-cell table:formula="of:=[$extracted.F52]/0.3937007874" office:value-type="float" office:value="0.063500000000254" calcext:value-type="float">
            <text:p>0.064</text:p>
          </table:table-cell>
          <table:table-cell table:formula="of:=[$extracted.G52]/0.3937007874" office:value-type="float" office:value="0.436880000001748" calcext:value-type="float">
            <text:p>0.437</text:p>
          </table:table-cell>
          <table:table-cell table:formula="of:=[$extracted.H52]/0.3937007874" office:value-type="float" office:value="0.63500000000254" calcext:value-type="float">
            <text:p>0.635</text:p>
          </table:table-cell>
          <table:table-cell table:formula="of:=[$extracted.I52]/0.3937007874" office:value-type="float" office:value="1.02108000000408" calcext:value-type="float">
            <text:p>1.021</text:p>
          </table:table-cell>
          <table:table-cell table:formula="of:=[$extracted.J52]/0.3937007874" office:value-type="float" office:value="1.28270000000513" calcext:value-type="float">
            <text:p>1.283</text:p>
          </table:table-cell>
          <table:table-cell table:formula="of:=[$extracted.K52]/0.3937007874" office:value-type="float" office:value="5.58800000002235" calcext:value-type="float">
            <text:p>5.588</text:p>
          </table:table-cell>
          <table:table-cell/>
        </table:table-row>
        <table:table-row table:style-name="ro1">
          <table:table-cell table:formula="of:=[$extracted.A53]" office:value-type="string" office:string-value="D3#" calcext:value-type="string">
            <text:p>D3#</text:p>
          </table:table-cell>
          <table:table-cell table:formula="of:=[$extracted.B53]" office:value-type="float" office:value="1244.51" calcext:value-type="float">
            <text:p>1244.51</text:p>
          </table:table-cell>
          <table:table-cell table:formula="of:=[$extracted.C53]/0.3937007874" office:value-type="float" office:value="0.350520000001402" calcext:value-type="float">
            <text:p>0.351</text:p>
          </table:table-cell>
          <table:table-cell table:formula="of:=[$extracted.D53]/0.3937007874" office:value-type="float" office:value="2.96418000001186" calcext:value-type="float">
            <text:p>2.964</text:p>
          </table:table-cell>
          <table:table-cell table:formula="of:=[$extracted.E53]/0.3937007874" office:value-type="float" office:value="1.90500000000762" calcext:value-type="float">
            <text:p>1.905</text:p>
          </table:table-cell>
          <table:table-cell table:formula="of:=[$extracted.F53]/0.3937007874" office:value-type="float" office:value="0.0609600000002439" calcext:value-type="float">
            <text:p>0.061</text:p>
          </table:table-cell>
          <table:table-cell table:formula="of:=[$extracted.G53]/0.3937007874" office:value-type="float" office:value="0.416560000001666" calcext:value-type="float">
            <text:p>0.417</text:p>
          </table:table-cell>
          <table:table-cell table:formula="of:=[$extracted.H53]/0.3937007874" office:value-type="float" office:value="0.63500000000254" calcext:value-type="float">
            <text:p>0.635</text:p>
          </table:table-cell>
          <table:table-cell table:formula="of:=[$extracted.I53]/0.3937007874" office:value-type="float" office:value="0.982980000003932" calcext:value-type="float">
            <text:p>0.983</text:p>
          </table:table-cell>
          <table:table-cell table:formula="of:=[$extracted.J53]/0.3937007874" office:value-type="float" office:value="1.23444000000494" calcext:value-type="float">
            <text:p>1.234</text:p>
          </table:table-cell>
          <table:table-cell table:formula="of:=[$extracted.K53]/0.3937007874" office:value-type="float" office:value="5.23240000002093" calcext:value-type="float">
            <text:p>5.232</text:p>
          </table:table-cell>
          <table:table-cell/>
        </table:table-row>
        <table:table-row table:style-name="ro1">
          <table:table-cell table:formula="of:=[$extracted.A54]" office:value-type="string" office:string-value="E3" calcext:value-type="string">
            <text:p>E3</text:p>
          </table:table-cell>
          <table:table-cell table:formula="of:=[$extracted.B54]" office:value-type="float" office:value="1318.51" calcext:value-type="float">
            <text:p>1318.51</text:p>
          </table:table-cell>
          <table:table-cell table:formula="of:=[$extracted.C54]/0.3937007874" office:value-type="float" office:value="0.350520000001402" calcext:value-type="float">
            <text:p>0.351</text:p>
          </table:table-cell>
          <table:table-cell table:formula="of:=[$extracted.D54]/0.3937007874" office:value-type="float" office:value="2.92354000001169" calcext:value-type="float">
            <text:p>2.924</text:p>
          </table:table-cell>
          <table:table-cell table:formula="of:=[$extracted.E54]/0.3937007874" office:value-type="float" office:value="1.90500000000762" calcext:value-type="float">
            <text:p>1.905</text:p>
          </table:table-cell>
          <table:table-cell table:formula="of:=[$extracted.F54]/0.3937007874" office:value-type="float" office:value="0.0609600000002439" calcext:value-type="float">
            <text:p>0.061</text:p>
          </table:table-cell>
          <table:table-cell table:formula="of:=[$extracted.G54]/0.3937007874" office:value-type="float" office:value="0.398780000001595" calcext:value-type="float">
            <text:p>0.399</text:p>
          </table:table-cell>
          <table:table-cell table:formula="of:=[$extracted.H54]/0.3937007874" office:value-type="float" office:value="0.63500000000254" calcext:value-type="float">
            <text:p>0.635</text:p>
          </table:table-cell>
          <table:table-cell table:formula="of:=[$extracted.I54]/0.3937007874" office:value-type="float" office:value="0.94488000000378" calcext:value-type="float">
            <text:p>0.945</text:p>
          </table:table-cell>
          <table:table-cell table:formula="of:=[$extracted.J54]/0.3937007874" office:value-type="float" office:value="1.18872000000476" calcext:value-type="float">
            <text:p>1.189</text:p>
          </table:table-cell>
          <table:table-cell table:formula="of:=[$extracted.K54]/0.3937007874" office:value-type="float" office:value="4.92760000001971" calcext:value-type="float">
            <text:p>4.928</text:p>
          </table:table-cell>
          <table:table-cell/>
        </table:table-row>
        <table:table-row table:style-name="ro1">
          <table:table-cell table:formula="of:=[$extracted.A55]" office:value-type="string" office:string-value="F3" calcext:value-type="string">
            <text:p>F3</text:p>
          </table:table-cell>
          <table:table-cell table:formula="of:=[$extracted.B55]" office:value-type="float" office:value="1396.91" calcext:value-type="float">
            <text:p>1396.91</text:p>
          </table:table-cell>
          <table:table-cell table:formula="of:=[$extracted.C55]/0.3937007874" office:value-type="float" office:value="0.350520000001402" calcext:value-type="float">
            <text:p>0.351</text:p>
          </table:table-cell>
          <table:table-cell table:formula="of:=[$extracted.D55]/0.3937007874" office:value-type="float" office:value="2.88290000001153" calcext:value-type="float">
            <text:p>2.883</text:p>
          </table:table-cell>
          <table:table-cell table:formula="of:=[$extracted.E55]/0.3937007874" office:value-type="float" office:value="1.90500000000762" calcext:value-type="float">
            <text:p>1.905</text:p>
          </table:table-cell>
          <table:table-cell table:formula="of:=[$extracted.F55]/0.3937007874" office:value-type="float" office:value="0.0584200000002337" calcext:value-type="float">
            <text:p>0.058</text:p>
          </table:table-cell>
          <table:table-cell table:formula="of:=[$extracted.G55]/0.3937007874" office:value-type="float" office:value="0.381000000001524" calcext:value-type="float">
            <text:p>0.381</text:p>
          </table:table-cell>
          <table:table-cell table:formula="of:=[$extracted.H55]/0.3937007874" office:value-type="float" office:value="0.63500000000254" calcext:value-type="float">
            <text:p>0.635</text:p>
          </table:table-cell>
          <table:table-cell table:formula="of:=[$extracted.I55]/0.3937007874" office:value-type="float" office:value="0.909320000003637" calcext:value-type="float">
            <text:p>0.909</text:p>
          </table:table-cell>
          <table:table-cell table:formula="of:=[$extracted.J55]/0.3937007874" office:value-type="float" office:value="1.14300000000457" calcext:value-type="float">
            <text:p>1.143</text:p>
          </table:table-cell>
          <table:table-cell table:formula="of:=[$extracted.K55]/0.3937007874" office:value-type="float" office:value="4.62280000001849" calcext:value-type="float">
            <text:p>4.623</text:p>
          </table:table-cell>
          <table:table-cell/>
        </table:table-row>
        <table:table-row table:style-name="ro1">
          <table:table-cell table:formula="of:=[$extracted.A56]" office:value-type="string" office:string-value="F3#" calcext:value-type="string">
            <text:p>F3#</text:p>
          </table:table-cell>
          <table:table-cell table:formula="of:=[$extracted.B56]" office:value-type="float" office:value="1479.98" calcext:value-type="float">
            <text:p>1479.98</text:p>
          </table:table-cell>
          <table:table-cell table:formula="of:=[$extracted.C56]/0.3937007874" office:value-type="float" office:value="0.299720000001199" calcext:value-type="float">
            <text:p>0.300</text:p>
          </table:table-cell>
          <table:table-cell table:formula="of:=[$extracted.D56]/0.3937007874" office:value-type="float" office:value="2.84480000001138" calcext:value-type="float">
            <text:p>2.845</text:p>
          </table:table-cell>
          <table:table-cell table:formula="of:=[$extracted.E56]/0.3937007874" office:value-type="float" office:value="1.90500000000762" calcext:value-type="float">
            <text:p>1.905</text:p>
          </table:table-cell>
          <table:table-cell table:formula="of:=[$extracted.F56]/0.3937007874" office:value-type="float" office:value="0.0584200000002337" calcext:value-type="float">
            <text:p>0.058</text:p>
          </table:table-cell>
          <table:table-cell table:formula="of:=[$extracted.G56]/0.3937007874" office:value-type="float" office:value="0.363220000001453" calcext:value-type="float">
            <text:p>0.363</text:p>
          </table:table-cell>
          <table:table-cell table:formula="of:=[$extracted.H56]/0.3937007874" office:value-type="float" office:value="0.63500000000254" calcext:value-type="float">
            <text:p>0.635</text:p>
          </table:table-cell>
          <table:table-cell table:formula="of:=[$extracted.I56]/0.3937007874" office:value-type="float" office:value="0.876300000003505" calcext:value-type="float">
            <text:p>0.876</text:p>
          </table:table-cell>
          <table:table-cell table:formula="of:=[$extracted.J56]/0.3937007874" office:value-type="float" office:value="1.0998200000044" calcext:value-type="float">
            <text:p>1.100</text:p>
          </table:table-cell>
          <table:table-cell table:formula="of:=[$extracted.K56]/0.3937007874" office:value-type="float" office:value="4.31800000001727" calcext:value-type="float">
            <text:p>4.318</text:p>
          </table:table-cell>
          <table:table-cell/>
        </table:table-row>
        <table:table-row table:style-name="ro1">
          <table:table-cell table:formula="of:=[$extracted.A57]" office:value-type="string" office:string-value="G3" calcext:value-type="string">
            <text:p>G3</text:p>
          </table:table-cell>
          <table:table-cell table:formula="of:=[$extracted.B57]" office:value-type="float" office:value="1567.98" calcext:value-type="float">
            <text:p>1567.98</text:p>
          </table:table-cell>
          <table:table-cell table:formula="of:=[$extracted.C57]/0.3937007874" office:value-type="float" office:value="0.299720000001199" calcext:value-type="float">
            <text:p>0.300</text:p>
          </table:table-cell>
          <table:table-cell table:formula="of:=[$extracted.D57]/0.3937007874" office:value-type="float" office:value="2.81178000001125" calcext:value-type="float">
            <text:p>2.812</text:p>
          </table:table-cell>
          <table:table-cell table:formula="of:=[$extracted.E57]/0.3937007874" office:value-type="float" office:value="1.90500000000762" calcext:value-type="float">
            <text:p>1.905</text:p>
          </table:table-cell>
          <table:table-cell table:formula="of:=[$extracted.F57]/0.3937007874" office:value-type="float" office:value="0.0558800000002235" calcext:value-type="float">
            <text:p>0.056</text:p>
          </table:table-cell>
          <table:table-cell table:formula="of:=[$extracted.G57]/0.3937007874" office:value-type="float" office:value="0.345440000001382" calcext:value-type="float">
            <text:p>0.345</text:p>
          </table:table-cell>
          <table:table-cell table:formula="of:=[$extracted.H57]/0.3937007874" office:value-type="float" office:value="0.63500000000254" calcext:value-type="float">
            <text:p>0.635</text:p>
          </table:table-cell>
          <table:table-cell table:formula="of:=[$extracted.I57]/0.3937007874" office:value-type="float" office:value="0.840740000003363" calcext:value-type="float">
            <text:p>0.841</text:p>
          </table:table-cell>
          <table:table-cell table:formula="of:=[$extracted.J57]/0.3937007874" office:value-type="float" office:value="1.05918000000424" calcext:value-type="float">
            <text:p>1.059</text:p>
          </table:table-cell>
          <table:table-cell table:formula="of:=[$extracted.K57]/0.3937007874" office:value-type="float" office:value="4.06400000001626" calcext:value-type="float">
            <text:p>4.064</text:p>
          </table:table-cell>
          <table:table-cell/>
        </table:table-row>
        <table:table-row table:style-name="ro1">
          <table:table-cell table:formula="of:=[$extracted.A58]" office:value-type="string" office:string-value="G3#" calcext:value-type="string">
            <text:p>G3#</text:p>
          </table:table-cell>
          <table:table-cell table:formula="of:=[$extracted.B58]" office:value-type="float" office:value="1661.22" calcext:value-type="float">
            <text:p>1661.22</text:p>
          </table:table-cell>
          <table:table-cell table:formula="of:=[$extracted.C58]/0.3937007874" office:value-type="float" office:value="0.299720000001199" calcext:value-type="float">
            <text:p>0.300</text:p>
          </table:table-cell>
          <table:table-cell table:formula="of:=[$extracted.D58]/0.3937007874" office:value-type="float" office:value="2.77876000001112" calcext:value-type="float">
            <text:p>2.779</text:p>
          </table:table-cell>
          <table:table-cell table:formula="of:=[$extracted.E58]/0.3937007874" office:value-type="float" office:value="1.90500000000762" calcext:value-type="float">
            <text:p>1.905</text:p>
          </table:table-cell>
          <table:table-cell table:formula="of:=[$extracted.F58]/0.3937007874" office:value-type="float" office:value="0.0558800000002235" calcext:value-type="float">
            <text:p>0.056</text:p>
          </table:table-cell>
          <table:table-cell table:formula="of:=[$extracted.G58]/0.3937007874" office:value-type="float" office:value="0.330200000001321" calcext:value-type="float">
            <text:p>0.330</text:p>
          </table:table-cell>
          <table:table-cell table:formula="of:=[$extracted.H58]/0.3937007874" office:value-type="float" office:value="0.63500000000254" calcext:value-type="float">
            <text:p>0.635</text:p>
          </table:table-cell>
          <table:table-cell table:formula="of:=[$extracted.I58]/0.3937007874" office:value-type="float" office:value="0.810260000003241" calcext:value-type="float">
            <text:p>0.810</text:p>
          </table:table-cell>
          <table:table-cell table:formula="of:=[$extracted.J58]/0.3937007874" office:value-type="float" office:value="1.01854000000407" calcext:value-type="float">
            <text:p>1.019</text:p>
          </table:table-cell>
          <table:table-cell table:formula="of:=[$extracted.K58]/0.3937007874" office:value-type="float" office:value="3.81000000001524" calcext:value-type="float">
            <text:p>3.810</text:p>
          </table:table-cell>
          <table:table-cell/>
        </table:table-row>
        <table:table-row table:style-name="ro1">
          <table:table-cell table:formula="of:=[$extracted.A59]" office:value-type="string" office:string-value="A3" calcext:value-type="string">
            <text:p>A3</text:p>
          </table:table-cell>
          <table:table-cell table:formula="of:=[$extracted.B59]" office:value-type="float" office:value="1760" calcext:value-type="float">
            <text:p>1760</text:p>
          </table:table-cell>
          <table:table-cell table:formula="of:=[$extracted.C59]/0.3937007874" office:value-type="float" office:value="0.299720000001199" calcext:value-type="float">
            <text:p>0.300</text:p>
          </table:table-cell>
          <table:table-cell table:formula="of:=[$extracted.D59]/0.3937007874" office:value-type="float" office:value="2.74828000001099" calcext:value-type="float">
            <text:p>2.748</text:p>
          </table:table-cell>
          <table:table-cell table:formula="of:=[$extracted.E59]/0.3937007874" office:value-type="float" office:value="1.90500000000762" calcext:value-type="float">
            <text:p>1.905</text:p>
          </table:table-cell>
          <table:table-cell table:formula="of:=[$extracted.F59]/0.3937007874" office:value-type="float" office:value="0.0533400000002134" calcext:value-type="float">
            <text:p>0.053</text:p>
          </table:table-cell>
          <table:table-cell table:formula="of:=[$extracted.G59]/0.3937007874" office:value-type="float" office:value="0.31496000000126" calcext:value-type="float">
            <text:p>0.315</text:p>
          </table:table-cell>
          <table:table-cell table:formula="of:=[$extracted.H59]/0.3937007874" office:value-type="float" office:value="0.63500000000254" calcext:value-type="float">
            <text:p>0.635</text:p>
          </table:table-cell>
          <table:table-cell table:formula="of:=[$extracted.I59]/0.3937007874" office:value-type="float" office:value="0.779780000003119" calcext:value-type="float">
            <text:p>0.780</text:p>
          </table:table-cell>
          <table:table-cell table:formula="of:=[$extracted.J59]/0.3937007874" office:value-type="float" office:value="0.980440000003922" calcext:value-type="float">
            <text:p>0.980</text:p>
          </table:table-cell>
          <table:table-cell table:formula="of:=[$extracted.K59]/0.3937007874" office:value-type="float" office:value="3.55600000001422" calcext:value-type="float">
            <text:p>3.556</text:p>
          </table:table-cell>
          <table:table-cell/>
        </table:table-row>
      </table:table>
      <table:table table:name="calcs" table:style-name="ta1"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style-name="ce6" table:formula="of:=[$cm.I2]" office:value-type="float" office:value="7.000240000028" calcext:value-type="float">
            <text:p>7.000</text:p>
          </table:table-cell>
          <table:table-cell table:style-name="ce6" table:formula="of:=[$cm.J2]" office:value-type="float" office:value="8.8011000000352" calcext:value-type="float">
            <text:p>8.801</text:p>
          </table:table-cell>
          <table:table-cell table:formula="of:=SQRT([.B2]*[.C2]/PI())" office:value-type="float" office:value="4.42843226545416" calcext:value-type="float">
            <text:p>4.428</text:p>
          </table:table-cell>
        </table:table-row>
        <table:table-row table:style-name="ro1">
          <table:table-cell office:value-type="string" calcext:value-type="string">
            <text:p>CC#</text:p>
          </table:table-cell>
          <table:table-cell table:style-name="ce6" table:formula="of:=[$cm.I3]" office:value-type="float" office:value="6.73608000002695" calcext:value-type="float">
            <text:p>6.736</text:p>
          </table:table-cell>
          <table:table-cell table:style-name="ce6" table:formula="of:=[$cm.J3]" office:value-type="float" office:value="8.46836000003387" calcext:value-type="float">
            <text:p>8.468</text:p>
          </table:table-cell>
          <table:table-cell table:formula="of:=SQRT([.B3]*[.C3]/PI())" office:value-type="float" office:value="4.26116486945247" calcext:value-type="float">
            <text:p>4.261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table:style-name="ce6" table:formula="of:=[$cm.I4]" office:value-type="float" office:value="6.48208000002593" calcext:value-type="float">
            <text:p>6.482</text:p>
          </table:table-cell>
          <table:table-cell table:style-name="ce6" table:formula="of:=[$cm.J4]" office:value-type="float" office:value="8.14832000003259" calcext:value-type="float">
            <text:p>8.148</text:p>
          </table:table-cell>
          <table:table-cell table:formula="of:=SQRT([.B4]*[.C4]/PI())" office:value-type="float" office:value="4.10030624922291" calcext:value-type="float">
            <text:p>4.100</text:p>
          </table:table-cell>
        </table:table-row>
        <table:table-row table:style-name="ro1">
          <table:table-cell office:value-type="string" calcext:value-type="string">
            <text:p>DD#</text:p>
          </table:table-cell>
          <table:table-cell table:style-name="ce6" table:formula="of:=[$cm.I5]" office:value-type="float" office:value="6.23570000002494" calcext:value-type="float">
            <text:p>6.236</text:p>
          </table:table-cell>
          <table:table-cell table:style-name="ce6" table:formula="of:=[$cm.J5]" office:value-type="float" office:value="7.84098000003137" calcext:value-type="float">
            <text:p>7.841</text:p>
          </table:table-cell>
          <table:table-cell table:formula="of:=SQRT([.B5]*[.C5]/PI())" office:value-type="float" office:value="3.94505301009106" calcext:value-type="float">
            <text:p>3.945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style-name="ce6" table:formula="of:=[$cm.I6]" office:value-type="float" office:value="6.00202000002401" calcext:value-type="float">
            <text:p>6.002</text:p>
          </table:table-cell>
          <table:table-cell table:style-name="ce6" table:formula="of:=[$cm.J6]" office:value-type="float" office:value="7.54380000003018" calcext:value-type="float">
            <text:p>7.544</text:p>
          </table:table-cell>
          <table:table-cell table:formula="of:=SQRT([.B6]*[.C6]/PI())" office:value-type="float" office:value="3.7963729102969" calcext:value-type="float">
            <text:p>3.79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style-name="ce6" table:formula="of:=[$cm.I7]" office:value-type="float" office:value="5.77342000002309" calcext:value-type="float">
            <text:p>5.773</text:p>
          </table:table-cell>
          <table:table-cell table:style-name="ce6" table:formula="of:=[$cm.J7]" office:value-type="float" office:value="7.25932000002904" calcext:value-type="float">
            <text:p>7.259</text:p>
          </table:table-cell>
          <table:table-cell table:formula="of:=SQRT([.B7]*[.C7]/PI())" office:value-type="float" office:value="3.65249483411244" calcext:value-type="float">
            <text:p>3.652</text:p>
          </table:table-cell>
        </table:table-row>
        <table:table-row table:style-name="ro1">
          <table:table-cell office:value-type="string" calcext:value-type="string">
            <text:p>FF#</text:p>
          </table:table-cell>
          <table:table-cell table:style-name="ce6" table:formula="of:=[$cm.I8]" office:value-type="float" office:value="5.55498000002222" calcext:value-type="float">
            <text:p>5.555</text:p>
          </table:table-cell>
          <table:table-cell table:style-name="ce6" table:formula="of:=[$cm.J8]" office:value-type="float" office:value="6.98500000002794" calcext:value-type="float">
            <text:p>6.985</text:p>
          </table:table-cell>
          <table:table-cell table:formula="of:=SQRT([.B8]*[.C8]/PI())" office:value-type="float" office:value="3.51438647351115" calcext:value-type="float">
            <text:p>3.514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table:style-name="ce6" table:formula="of:=[$cm.I9]" office:value-type="float" office:value="5.34670000002139" calcext:value-type="float">
            <text:p>5.347</text:p>
          </table:table-cell>
          <table:table-cell table:style-name="ce6" table:formula="of:=[$cm.J9]" office:value-type="float" office:value="6.72084000002688" calcext:value-type="float">
            <text:p>6.721</text:p>
          </table:table-cell>
          <table:table-cell table:formula="of:=SQRT([.B9]*[.C9]/PI())" office:value-type="float" office:value="3.38204786932542" calcext:value-type="float">
            <text:p>3.382</text:p>
          </table:table-cell>
        </table:table-row>
        <table:table-row table:style-name="ro1">
          <table:table-cell office:value-type="string" calcext:value-type="string">
            <text:p>GG#</text:p>
          </table:table-cell>
          <table:table-cell table:style-name="ce6" table:formula="of:=[$cm.I10]" office:value-type="float" office:value="5.14350000002057" calcext:value-type="float">
            <text:p>5.144</text:p>
          </table:table-cell>
          <table:table-cell table:style-name="ce6" table:formula="of:=[$cm.J10]" office:value-type="float" office:value="6.46684000002587" calcext:value-type="float">
            <text:p>6.467</text:p>
          </table:table-cell>
          <table:table-cell table:formula="of:=SQRT([.B10]*[.C10]/PI())" office:value-type="float" office:value="3.25387221682191" calcext:value-type="float">
            <text:p>3.254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6" table:formula="of:=[$cm.I11]" office:value-type="float" office:value="4.9504600000198" calcext:value-type="float">
            <text:p>4.950</text:p>
          </table:table-cell>
          <table:table-cell table:style-name="ce6" table:formula="of:=[$cm.J11]" office:value-type="float" office:value="6.22300000002489" calcext:value-type="float">
            <text:p>6.223</text:p>
          </table:table-cell>
          <table:table-cell table:formula="of:=SQRT([.B11]*[.C11]/PI())" office:value-type="float" office:value="3.13146629793696" calcext:value-type="float">
            <text:p>3.131</text:p>
          </table:table-cell>
        </table:table-row>
        <table:table-row table:style-name="ro1">
          <table:table-cell office:value-type="string" calcext:value-type="string">
            <text:p>AA#</text:p>
          </table:table-cell>
          <table:table-cell table:style-name="ce6" table:formula="of:=[$cm.I12]" office:value-type="float" office:value="4.76250000001905" calcext:value-type="float">
            <text:p>4.763</text:p>
          </table:table-cell>
          <table:table-cell table:style-name="ce6" table:formula="of:=[$cm.J12]" office:value-type="float" office:value="5.98932000002396" calcext:value-type="float">
            <text:p>5.989</text:p>
          </table:table-cell>
          <table:table-cell table:formula="of:=SQRT([.B12]*[.C12]/PI())" office:value-type="float" office:value="3.01322329787863" calcext:value-type="float">
            <text:p>3.013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table:style-name="ce6" table:formula="of:=[$cm.I13]" office:value-type="float" office:value="4.58216000001833" calcext:value-type="float">
            <text:p>4.582</text:p>
          </table:table-cell>
          <table:table-cell table:style-name="ce6" table:formula="of:=[$cm.J13]" office:value-type="float" office:value="5.76326000002305" calcext:value-type="float">
            <text:p>5.763</text:p>
          </table:table-cell>
          <table:table-cell table:formula="of:=SQRT([.B13]*[.C13]/PI())" office:value-type="float" office:value="2.89930760569555" calcext:value-type="float">
            <text:p>2.89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6" table:formula="of:=[$cm.I14]" office:value-type="float" office:value="4.40944000001764" calcext:value-type="float">
            <text:p>4.409</text:p>
          </table:table-cell>
          <table:table-cell table:style-name="ce6" table:formula="of:=[$cm.J14]" office:value-type="float" office:value="5.54482000002218" calcext:value-type="float">
            <text:p>5.545</text:p>
          </table:table-cell>
          <table:table-cell table:formula="of:=SQRT([.B14]*[.C14]/PI())" office:value-type="float" office:value="2.78971930993114" calcext:value-type="float">
            <text:p>2.790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table:style-name="ce6" table:formula="of:=[$cm.I15]" office:value-type="float" office:value="4.24434000001698" calcext:value-type="float">
            <text:p>4.244</text:p>
          </table:table-cell>
          <table:table-cell table:style-name="ce6" table:formula="of:=[$cm.J15]" office:value-type="float" office:value="5.33400000002134" calcext:value-type="float">
            <text:p>5.334</text:p>
          </table:table-cell>
          <table:table-cell table:formula="of:=SQRT([.B15]*[.C15]/PI())" office:value-type="float" office:value="2.68445824131814" calcext:value-type="float">
            <text:p>2.68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6" table:formula="of:=[$cm.I16]" office:value-type="float" office:value="4.08178000001633" calcext:value-type="float">
            <text:p>4.082</text:p>
          </table:table-cell>
          <table:table-cell table:style-name="ce6" table:formula="of:=[$cm.J16]" office:value-type="float" office:value="5.13334000002053" calcext:value-type="float">
            <text:p>5.133</text:p>
          </table:table-cell>
          <table:table-cell table:formula="of:=SQRT([.B16]*[.C16]/PI())" office:value-type="float" office:value="2.58255676058169" calcext:value-type="float">
            <text:p>2.583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table:style-name="ce6" table:formula="of:=[$cm.I17]" office:value-type="float" office:value="3.92938000001572" calcext:value-type="float">
            <text:p>3.929</text:p>
          </table:table-cell>
          <table:table-cell table:style-name="ce6" table:formula="of:=[$cm.J17]" office:value-type="float" office:value="4.94030000001976" calcext:value-type="float">
            <text:p>4.940</text:p>
          </table:table-cell>
          <table:table-cell table:formula="of:=SQRT([.B17]*[.C17]/PI())" office:value-type="float" office:value="2.48578601271903" calcext:value-type="float">
            <text:p>2.48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6" table:formula="of:=[$cm.I18]" office:value-type="float" office:value="3.77952000001512" calcext:value-type="float">
            <text:p>3.780</text:p>
          </table:table-cell>
          <table:table-cell table:style-name="ce6" table:formula="of:=[$cm.J18]" office:value-type="float" office:value="4.75234000001901" calcext:value-type="float">
            <text:p>4.752</text:p>
          </table:table-cell>
          <table:table-cell table:formula="of:=SQRT([.B18]*[.C18]/PI())" office:value-type="float" office:value="2.39109669754588" calcext:value-type="float">
            <text:p>2.39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6" table:formula="of:=[$cm.I19]" office:value-type="float" office:value="3.63728000001455" calcext:value-type="float">
            <text:p>3.637</text:p>
          </table:table-cell>
          <table:table-cell table:style-name="ce6" table:formula="of:=[$cm.J19]" office:value-type="float" office:value="4.5745400000183" calcext:value-type="float">
            <text:p>4.575</text:p>
          </table:table-cell>
          <table:table-cell table:formula="of:=SQRT([.B19]*[.C19]/PI())" office:value-type="float" office:value="2.30137369990909" calcext:value-type="float">
            <text:p>2.301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table:style-name="ce6" table:formula="of:=[$cm.I20]" office:value-type="float" office:value="3.500120000014" calcext:value-type="float">
            <text:p>3.500</text:p>
          </table:table-cell>
          <table:table-cell table:style-name="ce6" table:formula="of:=[$cm.J20]" office:value-type="float" office:value="4.40182000001761" calcext:value-type="float">
            <text:p>4.402</text:p>
          </table:table-cell>
          <table:table-cell table:formula="of:=SQRT([.B20]*[.C20]/PI())" office:value-type="float" office:value="2.21453562138508" calcext:value-type="float">
            <text:p>2.21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6" table:formula="of:=[$cm.I21]" office:value-type="float" office:value="3.36804000001347" calcext:value-type="float">
            <text:p>3.368</text:p>
          </table:table-cell>
          <table:table-cell table:style-name="ce6" table:formula="of:=[$cm.J21]" office:value-type="float" office:value="4.23418000001694" calcext:value-type="float">
            <text:p>4.234</text:p>
          </table:table-cell>
          <table:table-cell table:formula="of:=SQRT([.B21]*[.C21]/PI())" office:value-type="float" office:value="2.13058243472624" calcext:value-type="float">
            <text:p>2.131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table:style-name="ce6" table:formula="of:=[$cm.I22]" office:value-type="float" office:value="3.24104000001296" calcext:value-type="float">
            <text:p>3.241</text:p>
          </table:table-cell>
          <table:table-cell table:style-name="ce6" table:formula="of:=[$cm.J22]" office:value-type="float" office:value="4.0741600000163" calcext:value-type="float">
            <text:p>4.074</text:p>
          </table:table-cell>
          <table:table-cell table:formula="of:=SQRT([.B22]*[.C22]/PI())" office:value-type="float" office:value="2.05015312461145" calcext:value-type="float">
            <text:p>2.0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" table:formula="of:=[$cm.I23]" office:value-type="float" office:value="3.11912000001248" calcext:value-type="float">
            <text:p>3.119</text:p>
          </table:table-cell>
          <table:table-cell table:style-name="ce6" table:formula="of:=[$cm.J23]" office:value-type="float" office:value="3.91922000001568" calcext:value-type="float">
            <text:p>3.919</text:p>
          </table:table-cell>
          <table:table-cell table:formula="of:=SQRT([.B23]*[.C23]/PI())" office:value-type="float" office:value="1.97260862052736" calcext:value-type="float">
            <text:p>1.973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table:style-name="ce6" table:formula="of:=[$cm.I24]" office:value-type="float" office:value="2.999740000012" calcext:value-type="float">
            <text:p>3.000</text:p>
          </table:table-cell>
          <table:table-cell table:style-name="ce6" table:formula="of:=[$cm.J24]" office:value-type="float" office:value="3.77190000001509" calcext:value-type="float">
            <text:p>3.772</text:p>
          </table:table-cell>
          <table:table-cell table:formula="of:=SQRT([.B24]*[.C24]/PI())" office:value-type="float" office:value="1.89778476506774" calcext:value-type="float">
            <text:p>1.8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6" table:formula="of:=[$cm.I25]" office:value-type="float" office:value="2.88798000001155" calcext:value-type="float">
            <text:p>2.888</text:p>
          </table:table-cell>
          <table:table-cell table:style-name="ce6" table:formula="of:=[$cm.J25]" office:value-type="float" office:value="3.62966000001452" calcext:value-type="float">
            <text:p>3.630</text:p>
          </table:table-cell>
          <table:table-cell table:formula="of:=SQRT([.B25]*[.C25]/PI())" office:value-type="float" office:value="1.82664909910596" calcext:value-type="float">
            <text:p>1.82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6" table:formula="of:=[$cm.I26]" office:value-type="float" office:value="2.77876000001112" calcext:value-type="float">
            <text:p>2.779</text:p>
          </table:table-cell>
          <table:table-cell table:style-name="ce6" table:formula="of:=[$cm.J26]" office:value-type="float" office:value="3.49250000001397" calcext:value-type="float">
            <text:p>3.493</text:p>
          </table:table-cell>
          <table:table-cell table:formula="of:=SQRT([.B26]*[.C26]/PI())" office:value-type="float" office:value="1.75759492683666" calcext:value-type="float">
            <text:p>1.758</text:p>
          </table:table-cell>
        </table:table-row>
        <table:table-row table:style-name="ro1">
          <table:table-cell office:value-type="string" calcext:value-type="string">
            <text:p>C1#</text:p>
          </table:table-cell>
          <table:table-cell table:style-name="ce6" table:formula="of:=[$cm.I27]" office:value-type="float" office:value="2.67208000001069" calcext:value-type="float">
            <text:p>2.672</text:p>
          </table:table-cell>
          <table:table-cell table:style-name="ce6" table:formula="of:=[$cm.J27]" office:value-type="float" office:value="3.36042000001344" calcext:value-type="float">
            <text:p>3.360</text:p>
          </table:table-cell>
          <table:table-cell table:formula="of:=SQRT([.B27]*[.C27]/PI())" office:value-type="float" office:value="1.69062221855426" calcext:value-type="float">
            <text:p>1.69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style-name="ce6" table:formula="of:=[$cm.I28]" office:value-type="float" office:value="2.57302000001029" calcext:value-type="float">
            <text:p>2.573</text:p>
          </table:table-cell>
          <table:table-cell table:style-name="ce6" table:formula="of:=[$cm.J28]" office:value-type="float" office:value="3.23342000001293" calcext:value-type="float">
            <text:p>3.233</text:p>
          </table:table-cell>
          <table:table-cell table:formula="of:=SQRT([.B28]*[.C28]/PI())" office:value-type="float" office:value="1.62733777144841" calcext:value-type="float">
            <text:p>1.627</text:p>
          </table:table-cell>
        </table:table-row>
        <table:table-row table:style-name="ro1">
          <table:table-cell office:value-type="string" calcext:value-type="string">
            <text:p>D1#</text:p>
          </table:table-cell>
          <table:table-cell table:style-name="ce6" table:formula="of:=[$cm.I29]" office:value-type="float" office:value="2.4739600000099" calcext:value-type="float">
            <text:p>2.474</text:p>
          </table:table-cell>
          <table:table-cell table:style-name="ce6" table:formula="of:=[$cm.J29]" office:value-type="float" office:value="3.11150000001245" calcext:value-type="float">
            <text:p>3.112</text:p>
          </table:table-cell>
          <table:table-cell table:formula="of:=SQRT([.B29]*[.C29]/PI())" office:value-type="float" office:value="1.56533142140601" calcext:value-type="float">
            <text:p>1.565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style-name="ce6" table:formula="of:=[$cm.I30]" office:value-type="float" office:value="2.38252000000953" calcext:value-type="float">
            <text:p>2.383</text:p>
          </table:table-cell>
          <table:table-cell table:style-name="ce6" table:formula="of:=[$cm.J30]" office:value-type="float" office:value="2.99466000001198" calcext:value-type="float">
            <text:p>2.995</text:p>
          </table:table-cell>
          <table:table-cell table:formula="of:=SQRT([.B30]*[.C30]/PI())" office:value-type="float" office:value="1.50701335849156" calcext:value-type="float">
            <text:p>1.507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style-name="ce6" table:formula="of:=[$cm.I31]" office:value-type="float" office:value="2.29108000000916" calcext:value-type="float">
            <text:p>2.291</text:p>
          </table:table-cell>
          <table:table-cell table:style-name="ce6" table:formula="of:=[$cm.J31]" office:value-type="float" office:value="2.88036000001152" calcext:value-type="float">
            <text:p>2.880</text:p>
          </table:table-cell>
          <table:table-cell table:formula="of:=SQRT([.B31]*[.C31]/PI())" office:value-type="float" office:value="1.44933431991214" calcext:value-type="float">
            <text:p>1.449</text:p>
          </table:table-cell>
        </table:table-row>
        <table:table-row table:style-name="ro1">
          <table:table-cell office:value-type="string" calcext:value-type="string">
            <text:p>F1#</text:p>
          </table:table-cell>
          <table:table-cell table:style-name="ce6" table:formula="of:=[$cm.I32]" office:value-type="float" office:value="2.20472000000882" calcext:value-type="float">
            <text:p>2.205</text:p>
          </table:table-cell>
          <table:table-cell table:style-name="ce6" table:formula="of:=[$cm.J32]" office:value-type="float" office:value="2.77114000001109" calcext:value-type="float">
            <text:p>2.771</text:p>
          </table:table-cell>
          <table:table-cell table:formula="of:=SQRT([.B32]*[.C32]/PI())" office:value-type="float" office:value="1.39454013608497" calcext:value-type="float">
            <text:p>1.395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style-name="ce6" table:formula="of:=[$cm.I33]" office:value-type="float" office:value="2.12090000000848" calcext:value-type="float">
            <text:p>2.121</text:p>
          </table:table-cell>
          <table:table-cell table:style-name="ce6" table:formula="of:=[$cm.J33]" office:value-type="float" office:value="2.66700000001067" calcext:value-type="float">
            <text:p>2.667</text:p>
          </table:table-cell>
          <table:table-cell table:formula="of:=SQRT([.B33]*[.C33]/PI())" office:value-type="float" office:value="1.34182743604117" calcext:value-type="float">
            <text:p>1.342</text:p>
          </table:table-cell>
        </table:table-row>
        <table:table-row table:style-name="ro1">
          <table:table-cell office:value-type="string" calcext:value-type="string">
            <text:p>G1#</text:p>
          </table:table-cell>
          <table:table-cell table:style-name="ce6" table:formula="of:=[$cm.I34]" office:value-type="float" office:value="2.04216000000817" calcext:value-type="float">
            <text:p>2.042</text:p>
          </table:table-cell>
          <table:table-cell table:style-name="ce6" table:formula="of:=[$cm.J34]" office:value-type="float" office:value="2.56794000001027" calcext:value-type="float">
            <text:p>2.568</text:p>
          </table:table-cell>
          <table:table-cell table:formula="of:=SQRT([.B34]*[.C34]/PI())" office:value-type="float" office:value="1.29199960964412" calcext:value-type="float">
            <text:p>1.29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6" table:formula="of:=[$cm.I35]" office:value-type="float" office:value="1.96342000000785" calcext:value-type="float">
            <text:p>1.963</text:p>
          </table:table-cell>
          <table:table-cell table:style-name="ce6" table:formula="of:=[$cm.J35]" office:value-type="float" office:value="2.46888000000988" calcext:value-type="float">
            <text:p>2.469</text:p>
          </table:table-cell>
          <table:table-cell table:formula="of:=SQRT([.B35]*[.C35]/PI())" office:value-type="float" office:value="1.24217178313691" calcext:value-type="float">
            <text:p>1.242</text:p>
          </table:table-cell>
        </table:table-row>
        <table:table-row table:style-name="ro1">
          <table:table-cell office:value-type="string" calcext:value-type="string">
            <text:p>A1#</text:p>
          </table:table-cell>
          <table:table-cell table:style-name="ce6" table:formula="of:=[$cm.I36]" office:value-type="float" office:value="1.88976000000756" calcext:value-type="float">
            <text:p>1.890</text:p>
          </table:table-cell>
          <table:table-cell table:style-name="ce6" table:formula="of:=[$cm.J36]" office:value-type="float" office:value="2.37744000000951" calcext:value-type="float">
            <text:p>2.377</text:p>
          </table:table-cell>
          <table:table-cell table:formula="of:=SQRT([.B36]*[.C36]/PI())" office:value-type="float" office:value="1.19586780057524" calcext:value-type="float">
            <text:p>1.19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style-name="ce6" table:formula="of:=[$cm.I37]" office:value-type="float" office:value="1.81864000000727" calcext:value-type="float">
            <text:p>1.819</text:p>
          </table:table-cell>
          <table:table-cell table:style-name="ce6" table:formula="of:=[$cm.J37]" office:value-type="float" office:value="2.28600000000914" calcext:value-type="float">
            <text:p>2.286</text:p>
          </table:table-cell>
          <table:table-cell table:formula="of:=SQRT([.B37]*[.C37]/PI())" office:value-type="float" office:value="1.15036734783817" calcext:value-type="float">
            <text:p>1.15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6" table:formula="of:=[$cm.I38]" office:value-type="float" office:value="1.750060000007" calcext:value-type="float">
            <text:p>1.750</text:p>
          </table:table-cell>
          <table:table-cell table:style-name="ce6" table:formula="of:=[$cm.J38]" office:value-type="float" office:value="2.1996400000088" calcext:value-type="float">
            <text:p>2.200</text:p>
          </table:table-cell>
          <table:table-cell table:formula="of:=SQRT([.B38]*[.C38]/PI())" office:value-type="float" office:value="1.10694829898175" calcext:value-type="float">
            <text:p>1.107</text:p>
          </table:table-cell>
        </table:table-row>
        <table:table-row table:style-name="ro1">
          <table:table-cell office:value-type="string" calcext:value-type="string">
            <text:p>C2#</text:p>
          </table:table-cell>
          <table:table-cell table:style-name="ce6" table:formula="of:=[$cm.I39]" office:value-type="float" office:value="1.68402000000674" calcext:value-type="float">
            <text:p>1.684</text:p>
          </table:table-cell>
          <table:table-cell table:style-name="ce6" table:formula="of:=[$cm.J39]" office:value-type="float" office:value="2.11836000000847" calcext:value-type="float">
            <text:p>2.118</text:p>
          </table:table-cell>
          <table:table-cell table:formula="of:=SQRT([.B39]*[.C39]/PI())" office:value-type="float" office:value="1.06561069291907" calcext:value-type="float">
            <text:p>1.06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6" table:formula="of:=[$cm.I40]" office:value-type="float" office:value="1.62052000000648" calcext:value-type="float">
            <text:p>1.621</text:p>
          </table:table-cell>
          <table:table-cell table:style-name="ce6" table:formula="of:=[$cm.J40]" office:value-type="float" office:value="2.03708000000815" calcext:value-type="float">
            <text:p>2.037</text:p>
          </table:table-cell>
          <table:table-cell table:formula="of:=SQRT([.B40]*[.C40]/PI())" office:value-type="float" office:value="1.02507656230573" calcext:value-type="float">
            <text:p>1.025</text:p>
          </table:table-cell>
        </table:table-row>
        <table:table-row table:style-name="ro1">
          <table:table-cell office:value-type="string" calcext:value-type="string">
            <text:p>D2#</text:p>
          </table:table-cell>
          <table:table-cell table:style-name="ce6" table:formula="of:=[$cm.I41]" office:value-type="float" office:value="1.55956000000624" calcext:value-type="float">
            <text:p>1.560</text:p>
          </table:table-cell>
          <table:table-cell table:style-name="ce6" table:formula="of:=[$cm.J41]" office:value-type="float" office:value="1.96088000000784" calcext:value-type="float">
            <text:p>1.961</text:p>
          </table:table-cell>
          <table:table-cell table:formula="of:=SQRT([.B41]*[.C41]/PI())" office:value-type="float" office:value="0.986623864560181" calcext:value-type="float">
            <text:p>0.987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style-name="ce6" table:formula="of:=[$cm.I42]" office:value-type="float" office:value="1.501140000006" calcext:value-type="float">
            <text:p>1.501</text:p>
          </table:table-cell>
          <table:table-cell table:style-name="ce6" table:formula="of:=[$cm.J42]" office:value-type="float" office:value="1.88722000000755" calcext:value-type="float">
            <text:p>1.887</text:p>
          </table:table-cell>
          <table:table-cell table:formula="of:=SQRT([.B42]*[.C42]/PI())" office:value-type="float" office:value="0.949613603949499" calcext:value-type="float">
            <text:p>0.95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6" table:formula="of:=[$cm.I43]" office:value-type="float" office:value="1.44272000000577" calcext:value-type="float">
            <text:p>1.443</text:p>
          </table:table-cell>
          <table:table-cell table:style-name="ce6" table:formula="of:=[$cm.J43]" office:value-type="float" office:value="1.81610000000726" calcext:value-type="float">
            <text:p>1.816</text:p>
          </table:table-cell>
          <table:table-cell table:formula="of:=SQRT([.B43]*[.C43]/PI())" office:value-type="float" office:value="0.913242194615226" calcext:value-type="float">
            <text:p>0.913</text:p>
          </table:table-cell>
        </table:table-row>
        <table:table-row table:style-name="ro1">
          <table:table-cell office:value-type="string" calcext:value-type="string">
            <text:p>F2#</text:p>
          </table:table-cell>
          <table:table-cell table:style-name="ce6" table:formula="of:=[$cm.I44]" office:value-type="float" office:value="1.38938000000556" calcext:value-type="float">
            <text:p>1.389</text:p>
          </table:table-cell>
          <table:table-cell table:style-name="ce6" table:formula="of:=[$cm.J44]" office:value-type="float" office:value="1.74752000000699" calcext:value-type="float">
            <text:p>1.748</text:p>
          </table:table-cell>
          <table:table-cell table:formula="of:=SQRT([.B44]*[.C44]/PI())" office:value-type="float" office:value="0.879116968051108" calcext:value-type="float">
            <text:p>0.879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style-name="ce6" table:formula="of:=[$cm.I45]" office:value-type="float" office:value="1.33604000000534" calcext:value-type="float">
            <text:p>1.336</text:p>
          </table:table-cell>
          <table:table-cell table:style-name="ce6" table:formula="of:=[$cm.J45]" office:value-type="float" office:value="1.68148000000673" calcext:value-type="float">
            <text:p>1.681</text:p>
          </table:table-cell>
          <table:table-cell table:formula="of:=SQRT([.B45]*[.C45]/PI())" office:value-type="float" office:value="0.845630516471328" calcext:value-type="float">
            <text:p>0.846</text:p>
          </table:table-cell>
        </table:table-row>
        <table:table-row table:style-name="ro1">
          <table:table-cell office:value-type="string" calcext:value-type="string">
            <text:p>G2#</text:p>
          </table:table-cell>
          <table:table-cell table:style-name="ce6" table:formula="of:=[$cm.I46]" office:value-type="float" office:value="1.28524000000514" calcext:value-type="float">
            <text:p>1.285</text:p>
          </table:table-cell>
          <table:table-cell table:style-name="ce6" table:formula="of:=[$cm.J46]" office:value-type="float" office:value="1.61798000000647" calcext:value-type="float">
            <text:p>1.618</text:p>
          </table:table-cell>
          <table:table-cell table:formula="of:=SQRT([.B46]*[.C46]/PI())" office:value-type="float" office:value="0.813586539754463" calcext:value-type="float">
            <text:p>0.814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6" table:formula="of:=[$cm.I47]" office:value-type="float" office:value="1.23698000000495" calcext:value-type="float">
            <text:p>1.237</text:p>
          </table:table-cell>
          <table:table-cell table:style-name="ce6" table:formula="of:=[$cm.J47]" office:value-type="float" office:value="1.55702000000623" calcext:value-type="float">
            <text:p>1.557</text:p>
          </table:table-cell>
          <table:table-cell table:formula="of:=SQRT([.B47]*[.C47]/PI())" office:value-type="float" office:value="0.782985100926745" calcext:value-type="float">
            <text:p>0.783</text:p>
          </table:table-cell>
        </table:table-row>
        <table:table-row table:style-name="ro1">
          <table:table-cell office:value-type="string" calcext:value-type="string">
            <text:p>A2#</text:p>
          </table:table-cell>
          <table:table-cell table:style-name="ce6" table:formula="of:=[$cm.I48]" office:value-type="float" office:value="1.19126000000477" calcext:value-type="float">
            <text:p>1.191</text:p>
          </table:table-cell>
          <table:table-cell table:style-name="ce6" table:formula="of:=[$cm.J48]" office:value-type="float" office:value="1.49606000000598" calcext:value-type="float">
            <text:p>1.496</text:p>
          </table:table-cell>
          <table:table-cell table:formula="of:=SQRT([.B48]*[.C48]/PI())" office:value-type="float" office:value="0.753187058158551" calcext:value-type="float">
            <text:p>0.75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style-name="ce6" table:formula="of:=[$cm.I49]" office:value-type="float" office:value="1.14554000000458" calcext:value-type="float">
            <text:p>1.146</text:p>
          </table:table-cell>
          <table:table-cell table:style-name="ce6" table:formula="of:=[$cm.J49]" office:value-type="float" office:value="1.44018000000576" calcext:value-type="float">
            <text:p>1.440</text:p>
          </table:table-cell>
          <table:table-cell table:formula="of:=SQRT([.B49]*[.C49]/PI())" office:value-type="float" office:value="0.724667159956069" calcext:value-type="float">
            <text:p>0.72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6" table:formula="of:=[$cm.I50]" office:value-type="float" office:value="1.10236000000441" calcext:value-type="float">
            <text:p>1.102</text:p>
          </table:table-cell>
          <table:table-cell table:style-name="ce6" table:formula="of:=[$cm.J50]" office:value-type="float" office:value="1.38684000000555" calcext:value-type="float">
            <text:p>1.387</text:p>
          </table:table-cell>
          <table:table-cell table:formula="of:=SQRT([.B50]*[.C50]/PI())" office:value-type="float" office:value="0.697589550335557" calcext:value-type="float">
            <text:p>0.698</text:p>
          </table:table-cell>
        </table:table-row>
        <table:table-row table:style-name="ro1">
          <table:table-cell office:value-type="string" calcext:value-type="string">
            <text:p>C3#</text:p>
          </table:table-cell>
          <table:table-cell table:style-name="ce6" table:formula="of:=[$cm.I51]" office:value-type="float" office:value="1.06172000000425" calcext:value-type="float">
            <text:p>1.062</text:p>
          </table:table-cell>
          <table:table-cell table:style-name="ce6" table:formula="of:=[$cm.J51]" office:value-type="float" office:value="1.33350000000533" calcext:value-type="float">
            <text:p>1.334</text:p>
          </table:table-cell>
          <table:table-cell table:formula="of:=SQRT([.B51]*[.C51]/PI())" office:value-type="float" office:value="0.671315342551028" calcext:value-type="float">
            <text:p>0.67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style-name="ce6" table:formula="of:=[$cm.I52]" office:value-type="float" office:value="1.02108000000408" calcext:value-type="float">
            <text:p>1.021</text:p>
          </table:table-cell>
          <table:table-cell table:style-name="ce6" table:formula="of:=[$cm.J52]" office:value-type="float" office:value="1.28270000000513" calcext:value-type="float">
            <text:p>1.283</text:p>
          </table:table-cell>
          <table:table-cell table:formula="of:=SQRT([.B52]*[.C52]/PI())" office:value-type="float" office:value="0.645680240219361" calcext:value-type="float">
            <text:p>0.646</text:p>
          </table:table-cell>
        </table:table-row>
        <table:table-row table:style-name="ro1">
          <table:table-cell office:value-type="string" calcext:value-type="string">
            <text:p>D3#</text:p>
          </table:table-cell>
          <table:table-cell table:style-name="ce6" table:formula="of:=[$cm.I53]" office:value-type="float" office:value="0.982980000003932" calcext:value-type="float">
            <text:p>0.983</text:p>
          </table:table-cell>
          <table:table-cell table:style-name="ce6" table:formula="of:=[$cm.J53]" office:value-type="float" office:value="1.23444000000494" calcext:value-type="float">
            <text:p>1.234</text:p>
          </table:table-cell>
          <table:table-cell table:formula="of:=SQRT([.B53]*[.C53]/PI())" office:value-type="float" office:value="0.621487499041114" calcext:value-type="float">
            <text:p>0.621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style-name="ce6" table:formula="of:=[$cm.I54]" office:value-type="float" office:value="0.94488000000378" calcext:value-type="float">
            <text:p>0.945</text:p>
          </table:table-cell>
          <table:table-cell table:style-name="ce6" table:formula="of:=[$cm.J54]" office:value-type="float" office:value="1.18872000000476" calcext:value-type="float">
            <text:p>1.189</text:p>
          </table:table-cell>
          <table:table-cell table:formula="of:=SQRT([.B54]*[.C54]/PI())" office:value-type="float" office:value="0.59793390028762" calcext:value-type="float">
            <text:p>0.59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style-name="ce6" table:formula="of:=[$cm.I55]" office:value-type="float" office:value="0.909320000003637" calcext:value-type="float">
            <text:p>0.909</text:p>
          </table:table-cell>
          <table:table-cell table:style-name="ce6" table:formula="of:=[$cm.J55]" office:value-type="float" office:value="1.14300000000457" calcext:value-type="float">
            <text:p>1.143</text:p>
          </table:table-cell>
          <table:table-cell table:formula="of:=SQRT([.B55]*[.C55]/PI())" office:value-type="float" office:value="0.575183673919084" calcext:value-type="float">
            <text:p>0.575</text:p>
          </table:table-cell>
        </table:table-row>
        <table:table-row table:style-name="ro1">
          <table:table-cell office:value-type="string" calcext:value-type="string">
            <text:p>F3#</text:p>
          </table:table-cell>
          <table:table-cell table:style-name="ce6" table:formula="of:=[$cm.I56]" office:value-type="float" office:value="0.876300000003505" calcext:value-type="float">
            <text:p>0.876</text:p>
          </table:table-cell>
          <table:table-cell table:style-name="ce6" table:formula="of:=[$cm.J56]" office:value-type="float" office:value="1.0998200000044" calcext:value-type="float">
            <text:p>1.100</text:p>
          </table:table-cell>
          <table:table-cell table:formula="of:=SQRT([.B56]*[.C56]/PI())" office:value-type="float" office:value="0.553875654186035" calcext:value-type="float">
            <text:p>0.554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table:style-name="ce6" table:formula="of:=[$cm.I57]" office:value-type="float" office:value="0.840740000003363" calcext:value-type="float">
            <text:p>0.841</text:p>
          </table:table-cell>
          <table:table-cell table:style-name="ce6" table:formula="of:=[$cm.J57]" office:value-type="float" office:value="1.05918000000424" calcext:value-type="float">
            <text:p>1.059</text:p>
          </table:table-cell>
          <table:table-cell table:formula="of:=SQRT([.B57]*[.C57]/PI())" office:value-type="float" office:value="0.532403380844821" calcext:value-type="float">
            <text:p>0.532</text:p>
          </table:table-cell>
        </table:table-row>
        <table:table-row table:style-name="ro1">
          <table:table-cell office:value-type="string" calcext:value-type="string">
            <text:p>G3#</text:p>
          </table:table-cell>
          <table:table-cell table:style-name="ce6" table:formula="of:=[$cm.I58]" office:value-type="float" office:value="0.810260000003241" calcext:value-type="float">
            <text:p>0.810</text:p>
          </table:table-cell>
          <table:table-cell table:style-name="ce6" table:formula="of:=[$cm.J58]" office:value-type="float" office:value="1.01854000000407" calcext:value-type="float">
            <text:p>1.019</text:p>
          </table:table-cell>
          <table:table-cell table:formula="of:=SQRT([.B58]*[.C58]/PI())" office:value-type="float" office:value="0.512538281152864" calcext:value-type="float">
            <text:p>0.51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6" table:formula="of:=[$cm.I59]" office:value-type="float" office:value="0.779780000003119" calcext:value-type="float">
            <text:p>0.780</text:p>
          </table:table-cell>
          <table:table-cell table:style-name="ce6" table:formula="of:=[$cm.J59]" office:value-type="float" office:value="0.980440000003922" calcext:value-type="float">
            <text:p>0.980</text:p>
          </table:table-cell>
          <table:table-cell table:formula="of:=SQRT([.B59]*[.C59]/PI())" office:value-type="float" office:value="0.493311932280091" calcext:value-type="float">
            <text:p>0.493</text:p>
          </table:table-cell>
        </table:table-row>
        <table:table-row table:style-name="ro1" table:number-rows-repeated="104851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5" table:style-name="ta1">
        <table:table-column table:style-name="co1" table:number-columns-repeated="3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IR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table:formula="of:=COM.MICROSOFT.CONCAT(&quot;IR_&quot;; [.A2])" office:value-type="string" office:string-value="IR_CC" calcext:value-type="string">
            <text:p>IR_CC</text:p>
          </table:table-cell>
          <table:table-cell/>
          <table:table-cell office:value-type="float" office:value="4.42843226545416" calcext:value-type="float">
            <text:p>4.428</text:p>
          </table:table-cell>
          <table:table-cell office:value-type="float" office:value="0.9499600000038" calcext:value-type="float">
            <text:p>0.950</text:p>
          </table:table-cell>
          <table:table-cell table:formula="of:=COM.MICROSOFT.CONCAT(&quot;TIR_&quot;;[.A2])" office:value-type="string" office:string-value="TIR_CC" calcext:value-type="string">
            <text:p>TIR_CC</text:p>
          </table:table-cell>
          <table:table-cell table:style-name="Default"/>
          <table:table-cell table:style-name="ce6" table:formula="of:=2*([.E2]+[.D2])" office:value-type="float" office:value="10.7567845309159" calcext:value-type="float">
            <text:p>10.757</text:p>
          </table:table-cell>
          <table:table-cell table:formula="of:=[.H2]+[.$G$62]" office:value-type="float" office:value="11.2567845309159" calcext:value-type="float">
            <text:p>11.257</text:p>
          </table:table-cell>
          <table:table-cell table:formula="of:=[.I2]+[.J1]" office:value-type="float" office:value="11.2567845309159" calcext:value-type="float">
            <text:p>11.257</text:p>
          </table:table-cell>
          <table:table-cell/>
        </table:table-row>
        <table:table-row table:style-name="ro1">
          <table:table-cell office:value-type="string" calcext:value-type="string">
            <text:p>CC_sharp</text:p>
          </table:table-cell>
          <table:table-cell table:formula="of:=COM.MICROSOFT.CONCAT(&quot;IR_&quot;; [.A3])" office:value-type="string" office:string-value="IR_CC_sharp" calcext:value-type="string">
            <text:p>IR_CC_sharp</text:p>
          </table:table-cell>
          <table:table-cell/>
          <table:table-cell office:value-type="float" office:value="4.26116486945247" calcext:value-type="float">
            <text:p>4.261</text:p>
          </table:table-cell>
          <table:table-cell office:value-type="float" office:value="0.9499600000038" calcext:value-type="float">
            <text:p>0.950</text:p>
          </table:table-cell>
          <table:table-cell table:formula="of:=COM.MICROSOFT.CONCAT(&quot;TIR_&quot;;[.A3])" office:value-type="string" office:string-value="TIR_CC_sharp" calcext:value-type="string">
            <text:p>TIR_CC_sharp</text:p>
          </table:table-cell>
          <table:table-cell/>
          <table:table-cell table:style-name="ce6" table:formula="of:=2*([.E3]+[.D3])" office:value-type="float" office:value="10.4222497389125" calcext:value-type="float">
            <text:p>10.422</text:p>
          </table:table-cell>
          <table:table-cell table:formula="of:=[.H3]+[.$G$62]" office:value-type="float" office:value="10.9222497389125" calcext:value-type="float">
            <text:p>10.922</text:p>
          </table:table-cell>
          <table:table-cell table:formula="of:=[.I3]+[.J2]" office:value-type="float" office:value="22.1790342698285" calcext:value-type="float">
            <text:p>22.179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table:formula="of:=COM.MICROSOFT.CONCAT(&quot;IR_&quot;; [.A4])" office:value-type="string" office:string-value="IR_DD" calcext:value-type="string">
            <text:p>IR_DD</text:p>
          </table:table-cell>
          <table:table-cell/>
          <table:table-cell office:value-type="float" office:value="4.10030624922291" calcext:value-type="float">
            <text:p>4.100</text:p>
          </table:table-cell>
          <table:table-cell office:value-type="float" office:value="0.899160000003597" calcext:value-type="float">
            <text:p>0.899</text:p>
          </table:table-cell>
          <table:table-cell table:formula="of:=COM.MICROSOFT.CONCAT(&quot;TIR_&quot;;[.A4])" office:value-type="string" office:string-value="TIR_DD" calcext:value-type="string">
            <text:p>TIR_DD</text:p>
          </table:table-cell>
          <table:table-cell/>
          <table:table-cell table:style-name="ce6" table:formula="of:=2*([.E4]+[.D4])" office:value-type="float" office:value="9.99893249845301" calcext:value-type="float">
            <text:p>9.999</text:p>
          </table:table-cell>
          <table:table-cell table:formula="of:=[.H4]+[.$G$62]" office:value-type="float" office:value="10.498932498453" calcext:value-type="float">
            <text:p>10.499</text:p>
          </table:table-cell>
          <table:table-cell table:formula="of:=[.I4]+[.J3]" office:value-type="float" office:value="32.6779667682815" calcext:value-type="float">
            <text:p>32.678</text:p>
          </table:table-cell>
          <table:table-cell/>
        </table:table-row>
        <table:table-row table:style-name="ro1">
          <table:table-cell office:value-type="string" calcext:value-type="string">
            <text:p>DD_sharp</text:p>
          </table:table-cell>
          <table:table-cell table:formula="of:=COM.MICROSOFT.CONCAT(&quot;IR_&quot;; [.A5])" office:value-type="string" office:string-value="IR_DD_sharp" calcext:value-type="string">
            <text:p>IR_DD_sharp</text:p>
          </table:table-cell>
          <table:table-cell/>
          <table:table-cell office:value-type="float" office:value="3.94505301009106" calcext:value-type="float">
            <text:p>3.945</text:p>
          </table:table-cell>
          <table:table-cell office:value-type="float" office:value="0.899160000003597" calcext:value-type="float">
            <text:p>0.899</text:p>
          </table:table-cell>
          <table:table-cell table:formula="of:=COM.MICROSOFT.CONCAT(&quot;TIR_&quot;;[.A5])" office:value-type="string" office:string-value="TIR_DD_sharp" calcext:value-type="string">
            <text:p>TIR_DD_sharp</text:p>
          </table:table-cell>
          <table:table-cell/>
          <table:table-cell table:style-name="ce6" table:formula="of:=2*([.E5]+[.D5])" office:value-type="float" office:value="9.68842602018932" calcext:value-type="float">
            <text:p>9.688</text:p>
          </table:table-cell>
          <table:table-cell table:formula="of:=[.H5]+[.$G$62]" office:value-type="float" office:value="10.1884260201893" calcext:value-type="float">
            <text:p>10.188</text:p>
          </table:table-cell>
          <table:table-cell table:formula="of:=[.I5]+[.J4]" office:value-type="float" office:value="42.8663927884708" calcext:value-type="float">
            <text:p>42.866</text:p>
          </table:table-cell>
          <table:table-cell/>
        </table:table-row>
        <table:table-row table:style-name="ro1">
          <table:table-cell office:value-type="string" calcext:value-type="string">
            <text:p>EE</text:p>
          </table:table-cell>
          <table:table-cell table:formula="of:=COM.MICROSOFT.CONCAT(&quot;IR_&quot;; [.A6])" office:value-type="string" office:string-value="IR_EE" calcext:value-type="string">
            <text:p>IR_EE</text:p>
          </table:table-cell>
          <table:table-cell/>
          <table:table-cell office:value-type="float" office:value="3.7963729102969" calcext:value-type="float">
            <text:p>3.796</text:p>
          </table:table-cell>
          <table:table-cell office:value-type="float" office:value="0.899160000003597" calcext:value-type="float">
            <text:p>0.899</text:p>
          </table:table-cell>
          <table:table-cell table:formula="of:=COM.MICROSOFT.CONCAT(&quot;TIR_&quot;;[.A6])" office:value-type="string" office:string-value="TIR_EE" calcext:value-type="string">
            <text:p>TIR_EE</text:p>
          </table:table-cell>
          <table:table-cell/>
          <table:table-cell table:style-name="ce6" table:formula="of:=2*([.E6]+[.D6])" office:value-type="float" office:value="9.39106582060099" calcext:value-type="float">
            <text:p>9.391</text:p>
          </table:table-cell>
          <table:table-cell table:formula="of:=[.H6]+[.$G$62]" office:value-type="float" office:value="9.89106582060099" calcext:value-type="float">
            <text:p>9.891</text:p>
          </table:table-cell>
          <table:table-cell table:formula="of:=[.I6]+[.J5]" office:value-type="float" office:value="52.7574586090718" calcext:value-type="float">
            <text:p>52.757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table:formula="of:=COM.MICROSOFT.CONCAT(&quot;IR_&quot;; [.A7])" office:value-type="string" office:string-value="IR_FF" calcext:value-type="string">
            <text:p>IR_FF</text:p>
          </table:table-cell>
          <table:table-cell/>
          <table:table-cell office:value-type="float" office:value="3.65249483411244" calcext:value-type="float">
            <text:p>3.652</text:p>
          </table:table-cell>
          <table:table-cell office:value-type="float" office:value="0.850900000003404" calcext:value-type="float">
            <text:p>0.851</text:p>
          </table:table-cell>
          <table:table-cell table:formula="of:=COM.MICROSOFT.CONCAT(&quot;TIR_&quot;;[.A7])" office:value-type="string" office:string-value="TIR_FF" calcext:value-type="string">
            <text:p>TIR_FF</text:p>
          </table:table-cell>
          <table:table-cell/>
          <table:table-cell table:style-name="ce6" table:formula="of:=2*([.E7]+[.D7])" office:value-type="float" office:value="9.0067896682317" calcext:value-type="float">
            <text:p>9.007</text:p>
          </table:table-cell>
          <table:table-cell table:formula="of:=[.H7]+[.$G$62]" office:value-type="float" office:value="9.5067896682317" calcext:value-type="float">
            <text:p>9.507</text:p>
          </table:table-cell>
          <table:table-cell table:formula="of:=[.I7]+[.J6]" office:value-type="float" office:value="62.2642482773035" calcext:value-type="float">
            <text:p>62.264</text:p>
          </table:table-cell>
          <table:table-cell/>
        </table:table-row>
        <table:table-row table:style-name="ro1">
          <table:table-cell office:value-type="string" calcext:value-type="string">
            <text:p>FF_sharp</text:p>
          </table:table-cell>
          <table:table-cell table:formula="of:=COM.MICROSOFT.CONCAT(&quot;IR_&quot;; [.A8])" office:value-type="string" office:string-value="IR_FF_sharp" calcext:value-type="string">
            <text:p>IR_FF_sharp</text:p>
          </table:table-cell>
          <table:table-cell/>
          <table:table-cell office:value-type="float" office:value="3.51438647351115" calcext:value-type="float">
            <text:p>3.514</text:p>
          </table:table-cell>
          <table:table-cell office:value-type="float" office:value="0.850900000003404" calcext:value-type="float">
            <text:p>0.851</text:p>
          </table:table-cell>
          <table:table-cell table:formula="of:=COM.MICROSOFT.CONCAT(&quot;TIR_&quot;;[.A8])" office:value-type="string" office:string-value="TIR_FF_sharp" calcext:value-type="string">
            <text:p>TIR_FF_sharp</text:p>
          </table:table-cell>
          <table:table-cell/>
          <table:table-cell table:style-name="ce6" table:formula="of:=2*([.E8]+[.D8])" office:value-type="float" office:value="8.73057294702911" calcext:value-type="float">
            <text:p>8.731</text:p>
          </table:table-cell>
          <table:table-cell table:formula="of:=[.H8]+[.$G$62]" office:value-type="float" office:value="9.23057294702911" calcext:value-type="float">
            <text:p>9.231</text:p>
          </table:table-cell>
          <table:table-cell table:formula="of:=[.I8]+[.J7]" office:value-type="float" office:value="71.4948212243326" calcext:value-type="float">
            <text:p>71.495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table:formula="of:=COM.MICROSOFT.CONCAT(&quot;IR_&quot;; [.A9])" office:value-type="string" office:string-value="IR_GG" calcext:value-type="string">
            <text:p>IR_GG</text:p>
          </table:table-cell>
          <table:table-cell/>
          <table:table-cell office:value-type="float" office:value="3.38204786932542" calcext:value-type="float">
            <text:p>3.382</text:p>
          </table:table-cell>
          <table:table-cell office:value-type="float" office:value="0.850900000003404" calcext:value-type="float">
            <text:p>0.851</text:p>
          </table:table-cell>
          <table:table-cell table:formula="of:=COM.MICROSOFT.CONCAT(&quot;TIR_&quot;;[.A9])" office:value-type="string" office:string-value="TIR_GG" calcext:value-type="string">
            <text:p>TIR_GG</text:p>
          </table:table-cell>
          <table:table-cell/>
          <table:table-cell table:style-name="ce6" table:formula="of:=2*([.E9]+[.D9])" office:value-type="float" office:value="8.46589573865766" calcext:value-type="float">
            <text:p>8.466</text:p>
          </table:table-cell>
          <table:table-cell table:formula="of:=[.H9]+[.$G$62]" office:value-type="float" office:value="8.96589573865766" calcext:value-type="float">
            <text:p>8.966</text:p>
          </table:table-cell>
          <table:table-cell table:formula="of:=[.I9]+[.J8]" office:value-type="float" office:value="80.4607169629902" calcext:value-type="float">
            <text:p>80.461</text:p>
          </table:table-cell>
          <table:table-cell/>
        </table:table-row>
        <table:table-row table:style-name="ro1">
          <table:table-cell office:value-type="string" calcext:value-type="string">
            <text:p>GG_sharp</text:p>
          </table:table-cell>
          <table:table-cell table:formula="of:=COM.MICROSOFT.CONCAT(&quot;IR_&quot;; [.A10])" office:value-type="string" office:string-value="IR_GG_sharp" calcext:value-type="string">
            <text:p>IR_GG_sharp</text:p>
          </table:table-cell>
          <table:table-cell/>
          <table:table-cell office:value-type="float" office:value="3.25387221682191" calcext:value-type="float">
            <text:p>3.254</text:p>
          </table:table-cell>
          <table:table-cell office:value-type="float" office:value="0.800100000003201" calcext:value-type="float">
            <text:p>0.800</text:p>
          </table:table-cell>
          <table:table-cell table:formula="of:=COM.MICROSOFT.CONCAT(&quot;TIR_&quot;;[.A10])" office:value-type="string" office:string-value="TIR_GG_sharp" calcext:value-type="string">
            <text:p>TIR_GG_sharp</text:p>
          </table:table-cell>
          <table:table-cell/>
          <table:table-cell table:style-name="ce6" table:formula="of:=2*([.E10]+[.D10])" office:value-type="float" office:value="8.10794443365023" calcext:value-type="float">
            <text:p>8.108</text:p>
          </table:table-cell>
          <table:table-cell table:formula="of:=[.H10]+[.$G$62]" office:value-type="float" office:value="8.60794443365023" calcext:value-type="float">
            <text:p>8.608</text:p>
          </table:table-cell>
          <table:table-cell table:formula="of:=[.I10]+[.J9]" office:value-type="float" office:value="89.0686613966405" calcext:value-type="float">
            <text:p>89.069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table:formula="of:=COM.MICROSOFT.CONCAT(&quot;IR_&quot;; [.A11])" office:value-type="string" office:string-value="IR_AA" calcext:value-type="string">
            <text:p>IR_AA</text:p>
          </table:table-cell>
          <table:table-cell/>
          <table:table-cell office:value-type="float" office:value="3.13146629793696" calcext:value-type="float">
            <text:p>3.131</text:p>
          </table:table-cell>
          <table:table-cell office:value-type="float" office:value="0.800100000003201" calcext:value-type="float">
            <text:p>0.800</text:p>
          </table:table-cell>
          <table:table-cell table:formula="of:=COM.MICROSOFT.CONCAT(&quot;TIR_&quot;;[.A11])" office:value-type="string" office:string-value="TIR_AA" calcext:value-type="string">
            <text:p>TIR_AA</text:p>
          </table:table-cell>
          <table:table-cell/>
          <table:table-cell table:style-name="ce6" table:formula="of:=2*([.E11]+[.D11])" office:value-type="float" office:value="7.86313259588032" calcext:value-type="float">
            <text:p>7.863</text:p>
          </table:table-cell>
          <table:table-cell table:formula="of:=[.H11]+[.$G$62]" office:value-type="float" office:value="8.36313259588032" calcext:value-type="float">
            <text:p>8.363</text:p>
          </table:table-cell>
          <table:table-cell/>
          <table:table-cell table:style-name="ce6" office:value-type="float" office:value="86.8211939924508" calcext:value-type="float">
            <text:p>86.821</text:p>
          </table:table-cell>
        </table:table-row>
        <table:table-row table:style-name="ro1">
          <table:table-cell office:value-type="string" calcext:value-type="string">
            <text:p>AA_sharp</text:p>
          </table:table-cell>
          <table:table-cell table:formula="of:=COM.MICROSOFT.CONCAT(&quot;IR_&quot;; [.A12])" office:value-type="string" office:string-value="IR_AA_sharp" calcext:value-type="string">
            <text:p>IR_AA_sharp</text:p>
          </table:table-cell>
          <table:table-cell/>
          <table:table-cell office:value-type="float" office:value="3.01322329787863" calcext:value-type="float">
            <text:p>3.013</text:p>
          </table:table-cell>
          <table:table-cell office:value-type="float" office:value="0.800100000003201" calcext:value-type="float">
            <text:p>0.800</text:p>
          </table:table-cell>
          <table:table-cell table:formula="of:=COM.MICROSOFT.CONCAT(&quot;TIR_&quot;;[.A12])" office:value-type="string" office:string-value="TIR_AA_sharp" calcext:value-type="string">
            <text:p>TIR_AA_sharp</text:p>
          </table:table-cell>
          <table:table-cell/>
          <table:table-cell table:style-name="ce6" table:formula="of:=2*([.E12]+[.D12])" office:value-type="float" office:value="7.62664659576366" calcext:value-type="float">
            <text:p>7.627</text:p>
          </table:table-cell>
          <table:table-cell table:formula="of:=[.H12]+[.$G$62]" office:value-type="float" office:value="8.12664659576366" calcext:value-type="float">
            <text:p>8.127</text:p>
          </table:table-cell>
          <table:table-cell table:formula="of:=[.I12]+[.J11]" office:value-type="float" office:value="8.12664659576366" calcext:value-type="float">
            <text:p>8.127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table:formula="of:=COM.MICROSOFT.CONCAT(&quot;IR_&quot;; [.A13])" office:value-type="string" office:string-value="IR_BB" calcext:value-type="string">
            <text:p>IR_BB</text:p>
          </table:table-cell>
          <table:table-cell/>
          <table:table-cell office:value-type="float" office:value="2.89930760569555" calcext:value-type="float">
            <text:p>2.899</text:p>
          </table:table-cell>
          <table:table-cell office:value-type="float" office:value="0.749300000002997" calcext:value-type="float">
            <text:p>0.749</text:p>
          </table:table-cell>
          <table:table-cell table:formula="of:=COM.MICROSOFT.CONCAT(&quot;TIR_&quot;;[.A13])" office:value-type="string" office:string-value="TIR_BB" calcext:value-type="string">
            <text:p>TIR_BB</text:p>
          </table:table-cell>
          <table:table-cell/>
          <table:table-cell table:style-name="ce6" table:formula="of:=2*([.E13]+[.D13])" office:value-type="float" office:value="7.2972152113971" calcext:value-type="float">
            <text:p>7.297</text:p>
          </table:table-cell>
          <table:table-cell table:formula="of:=[.H13]+[.$G$62]" office:value-type="float" office:value="7.7972152113971" calcext:value-type="float">
            <text:p>7.797</text:p>
          </table:table-cell>
          <table:table-cell table:formula="of:=[.I13]+[.J12]" office:value-type="float" office:value="15.9238618071608" calcext:value-type="float">
            <text:p>15.92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COM.MICROSOFT.CONCAT(&quot;IR_&quot;; [.A14])" office:value-type="string" office:string-value="IR_C" calcext:value-type="string">
            <text:p>IR_C</text:p>
          </table:table-cell>
          <table:table-cell/>
          <table:table-cell office:value-type="float" office:value="2.78971930993114" calcext:value-type="float">
            <text:p>2.790</text:p>
          </table:table-cell>
          <table:table-cell office:value-type="float" office:value="0.749300000002997" calcext:value-type="float">
            <text:p>0.749</text:p>
          </table:table-cell>
          <table:table-cell table:formula="of:=COM.MICROSOFT.CONCAT(&quot;TIR_&quot;;[.A14])" office:value-type="string" office:string-value="TIR_C" calcext:value-type="string">
            <text:p>TIR_C</text:p>
          </table:table-cell>
          <table:table-cell/>
          <table:table-cell table:style-name="ce6" table:formula="of:=2*([.E14]+[.D14])" office:value-type="float" office:value="7.07803861986828" calcext:value-type="float">
            <text:p>7.078</text:p>
          </table:table-cell>
          <table:table-cell table:formula="of:=[.H14]+[.$G$62]" office:value-type="float" office:value="7.57803861986828" calcext:value-type="float">
            <text:p>7.578</text:p>
          </table:table-cell>
          <table:table-cell table:formula="of:=[.I14]+[.J13]" office:value-type="float" office:value="23.501900427029" calcext:value-type="float">
            <text:p>23.502</text:p>
          </table:table-cell>
          <table:table-cell/>
        </table:table-row>
        <table:table-row table:style-name="ro1">
          <table:table-cell office:value-type="string" calcext:value-type="string">
            <text:p>C_sharp</text:p>
          </table:table-cell>
          <table:table-cell table:formula="of:=COM.MICROSOFT.CONCAT(&quot;IR_&quot;; [.A15])" office:value-type="string" office:string-value="IR_C_sharp" calcext:value-type="string">
            <text:p>IR_C_sharp</text:p>
          </table:table-cell>
          <table:table-cell/>
          <table:table-cell office:value-type="float" office:value="2.68445824131814" calcext:value-type="float">
            <text:p>2.684</text:p>
          </table:table-cell>
          <table:table-cell office:value-type="float" office:value="0.749300000002997" calcext:value-type="float">
            <text:p>0.749</text:p>
          </table:table-cell>
          <table:table-cell table:formula="of:=COM.MICROSOFT.CONCAT(&quot;TIR_&quot;;[.A15])" office:value-type="string" office:string-value="TIR_C_sharp" calcext:value-type="string">
            <text:p>TIR_C_sharp</text:p>
          </table:table-cell>
          <table:table-cell/>
          <table:table-cell table:style-name="ce6" table:formula="of:=2*([.E15]+[.D15])" office:value-type="float" office:value="6.86751648264227" calcext:value-type="float">
            <text:p>6.868</text:p>
          </table:table-cell>
          <table:table-cell table:formula="of:=[.H15]+[.$G$62]" office:value-type="float" office:value="7.36751648264227" calcext:value-type="float">
            <text:p>7.368</text:p>
          </table:table-cell>
          <table:table-cell table:formula="of:=[.I15]+[.J14]" office:value-type="float" office:value="30.8694169096713" calcext:value-type="float">
            <text:p>30.869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COM.MICROSOFT.CONCAT(&quot;IR_&quot;; [.A16])" office:value-type="string" office:string-value="IR_D" calcext:value-type="string">
            <text:p>IR_D</text:p>
          </table:table-cell>
          <table:table-cell/>
          <table:table-cell office:value-type="float" office:value="2.58255676058169" calcext:value-type="float">
            <text:p>2.583</text:p>
          </table:table-cell>
          <table:table-cell office:value-type="float" office:value="0.701040000002804" calcext:value-type="float">
            <text:p>0.701</text:p>
          </table:table-cell>
          <table:table-cell table:formula="of:=COM.MICROSOFT.CONCAT(&quot;TIR_&quot;;[.A16])" office:value-type="string" office:string-value="TIR_D" calcext:value-type="string">
            <text:p>TIR_D</text:p>
          </table:table-cell>
          <table:table-cell/>
          <table:table-cell table:style-name="ce6" table:formula="of:=2*([.E16]+[.D16])" office:value-type="float" office:value="6.567193521169" calcext:value-type="float">
            <text:p>6.567</text:p>
          </table:table-cell>
          <table:table-cell table:formula="of:=[.H16]+[.$G$62]" office:value-type="float" office:value="7.067193521169" calcext:value-type="float">
            <text:p>7.067</text:p>
          </table:table-cell>
          <table:table-cell table:formula="of:=[.I16]+[.J15]" office:value-type="float" office:value="37.9366104308403" calcext:value-type="float">
            <text:p>37.937</text:p>
          </table:table-cell>
          <table:table-cell/>
        </table:table-row>
        <table:table-row table:style-name="ro1">
          <table:table-cell office:value-type="string" calcext:value-type="string">
            <text:p>D_sharp</text:p>
          </table:table-cell>
          <table:table-cell table:formula="of:=COM.MICROSOFT.CONCAT(&quot;IR_&quot;; [.A17])" office:value-type="string" office:string-value="IR_D_sharp" calcext:value-type="string">
            <text:p>IR_D_sharp</text:p>
          </table:table-cell>
          <table:table-cell/>
          <table:table-cell office:value-type="float" office:value="2.48578601271903" calcext:value-type="float">
            <text:p>2.486</text:p>
          </table:table-cell>
          <table:table-cell office:value-type="float" office:value="0.701040000002804" calcext:value-type="float">
            <text:p>0.701</text:p>
          </table:table-cell>
          <table:table-cell table:formula="of:=COM.MICROSOFT.CONCAT(&quot;TIR_&quot;;[.A17])" office:value-type="string" office:string-value="TIR_D_sharp" calcext:value-type="string">
            <text:p>TIR_D_sharp</text:p>
          </table:table-cell>
          <table:table-cell/>
          <table:table-cell table:style-name="ce6" table:formula="of:=2*([.E17]+[.D17])" office:value-type="float" office:value="6.37365202544366" calcext:value-type="float">
            <text:p>6.374</text:p>
          </table:table-cell>
          <table:table-cell table:formula="of:=[.H17]+[.$G$62]" office:value-type="float" office:value="6.87365202544366" calcext:value-type="float">
            <text:p>6.874</text:p>
          </table:table-cell>
          <table:table-cell table:formula="of:=[.I17]+[.J16]" office:value-type="float" office:value="44.810262456284" calcext:value-type="float">
            <text:p>44.81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COM.MICROSOFT.CONCAT(&quot;IR_&quot;; [.A18])" office:value-type="string" office:string-value="IR_E" calcext:value-type="string">
            <text:p>IR_E</text:p>
          </table:table-cell>
          <table:table-cell/>
          <table:table-cell office:value-type="float" office:value="2.39109669754588" calcext:value-type="float">
            <text:p>2.391</text:p>
          </table:table-cell>
          <table:table-cell office:value-type="float" office:value="0.701040000002804" calcext:value-type="float">
            <text:p>0.701</text:p>
          </table:table-cell>
          <table:table-cell table:formula="of:=COM.MICROSOFT.CONCAT(&quot;TIR_&quot;;[.A18])" office:value-type="string" office:string-value="TIR_E" calcext:value-type="string">
            <text:p>TIR_E</text:p>
          </table:table-cell>
          <table:table-cell/>
          <table:table-cell table:style-name="ce6" table:formula="of:=2*([.E18]+[.D18])" office:value-type="float" office:value="6.18427339509737" calcext:value-type="float">
            <text:p>6.184</text:p>
          </table:table-cell>
          <table:table-cell table:formula="of:=[.H18]+[.$G$62]" office:value-type="float" office:value="6.68427339509737" calcext:value-type="float">
            <text:p>6.684</text:p>
          </table:table-cell>
          <table:table-cell table:formula="of:=[.I18]+[.J17]" office:value-type="float" office:value="51.4945358513813" calcext:value-type="float">
            <text:p>51.49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COM.MICROSOFT.CONCAT(&quot;IR_&quot;; [.A19])" office:value-type="string" office:string-value="IR_F" calcext:value-type="string">
            <text:p>IR_F</text:p>
          </table:table-cell>
          <table:table-cell/>
          <table:table-cell office:value-type="float" office:value="2.30137369990909" calcext:value-type="float">
            <text:p>2.301</text:p>
          </table:table-cell>
          <table:table-cell office:value-type="float" office:value="0.650240000002601" calcext:value-type="float">
            <text:p>0.650</text:p>
          </table:table-cell>
          <table:table-cell table:formula="of:=COM.MICROSOFT.CONCAT(&quot;TIR_&quot;;[.A19])" office:value-type="string" office:string-value="TIR_F" calcext:value-type="string">
            <text:p>TIR_F</text:p>
          </table:table-cell>
          <table:table-cell/>
          <table:table-cell table:style-name="ce6" table:formula="of:=2*([.E19]+[.D19])" office:value-type="float" office:value="5.90322739982339" calcext:value-type="float">
            <text:p>5.903</text:p>
          </table:table-cell>
          <table:table-cell table:formula="of:=[.H19]+[.$G$62]" office:value-type="float" office:value="6.40322739982339" calcext:value-type="float">
            <text:p>6.403</text:p>
          </table:table-cell>
          <table:table-cell table:formula="of:=[.I19]+[.J18]" office:value-type="float" office:value="57.8977632512047" calcext:value-type="float">
            <text:p>57.898</text:p>
          </table:table-cell>
          <table:table-cell/>
        </table:table-row>
        <table:table-row table:style-name="ro1">
          <table:table-cell office:value-type="string" calcext:value-type="string">
            <text:p>F_sharp</text:p>
          </table:table-cell>
          <table:table-cell table:formula="of:=COM.MICROSOFT.CONCAT(&quot;IR_&quot;; [.A20])" office:value-type="string" office:string-value="IR_F_sharp" calcext:value-type="string">
            <text:p>IR_F_sharp</text:p>
          </table:table-cell>
          <table:table-cell/>
          <table:table-cell office:value-type="float" office:value="2.21453562138508" calcext:value-type="float">
            <text:p>2.215</text:p>
          </table:table-cell>
          <table:table-cell office:value-type="float" office:value="0.650240000002601" calcext:value-type="float">
            <text:p>0.650</text:p>
          </table:table-cell>
          <table:table-cell table:formula="of:=COM.MICROSOFT.CONCAT(&quot;TIR_&quot;;[.A20])" office:value-type="string" office:string-value="TIR_F_sharp" calcext:value-type="string">
            <text:p>TIR_F_sharp</text:p>
          </table:table-cell>
          <table:table-cell/>
          <table:table-cell table:style-name="ce6" table:formula="of:=2*([.E20]+[.D20])" office:value-type="float" office:value="5.72955124277535" calcext:value-type="float">
            <text:p>5.730</text:p>
          </table:table-cell>
          <table:table-cell table:formula="of:=[.H20]+[.$G$62]" office:value-type="float" office:value="6.22955124277535" calcext:value-type="float">
            <text:p>6.230</text:p>
          </table:table-cell>
          <table:table-cell table:formula="of:=[.I20]+[.J19]" office:value-type="float" office:value="64.1273144939801" calcext:value-type="float">
            <text:p>64.12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formula="of:=COM.MICROSOFT.CONCAT(&quot;IR_&quot;; [.A21])" office:value-type="string" office:string-value="IR_G" calcext:value-type="string">
            <text:p>IR_G</text:p>
          </table:table-cell>
          <table:table-cell/>
          <table:table-cell office:value-type="float" office:value="2.13058243472624" calcext:value-type="float">
            <text:p>2.131</text:p>
          </table:table-cell>
          <table:table-cell office:value-type="float" office:value="0.650240000002601" calcext:value-type="float">
            <text:p>0.650</text:p>
          </table:table-cell>
          <table:table-cell table:formula="of:=COM.MICROSOFT.CONCAT(&quot;TIR_&quot;;[.A21])" office:value-type="string" office:string-value="TIR_G" calcext:value-type="string">
            <text:p>TIR_G</text:p>
          </table:table-cell>
          <table:table-cell/>
          <table:table-cell table:style-name="ce6" table:formula="of:=2*([.E21]+[.D21])" office:value-type="float" office:value="5.56164486945768" calcext:value-type="float">
            <text:p>5.562</text:p>
          </table:table-cell>
          <table:table-cell table:formula="of:=[.H21]+[.$G$62]" office:value-type="float" office:value="6.06164486945768" calcext:value-type="float">
            <text:p>6.062</text:p>
          </table:table-cell>
          <table:table-cell table:formula="of:=[.I21]+[.J20]" office:value-type="float" office:value="70.1889593634377" calcext:value-type="float">
            <text:p>70.189</text:p>
          </table:table-cell>
          <table:table-cell/>
        </table:table-row>
        <table:table-row table:style-name="ro1">
          <table:table-cell office:value-type="string" calcext:value-type="string">
            <text:p>G_sharp</text:p>
          </table:table-cell>
          <table:table-cell table:formula="of:=COM.MICROSOFT.CONCAT(&quot;IR_&quot;; [.A22])" office:value-type="string" office:string-value="IR_G_sharp" calcext:value-type="string">
            <text:p>IR_G_sharp</text:p>
          </table:table-cell>
          <table:table-cell/>
          <table:table-cell office:value-type="float" office:value="2.05015312461145" calcext:value-type="float">
            <text:p>2.050</text:p>
          </table:table-cell>
          <table:table-cell office:value-type="float" office:value="0.650240000002601" calcext:value-type="float">
            <text:p>0.650</text:p>
          </table:table-cell>
          <table:table-cell table:formula="of:=COM.MICROSOFT.CONCAT(&quot;TIR_&quot;;[.A22])" office:value-type="string" office:string-value="TIR_G_sharp" calcext:value-type="string">
            <text:p>TIR_G_sharp</text:p>
          </table:table-cell>
          <table:table-cell/>
          <table:table-cell table:style-name="ce6" table:formula="of:=2*([.E22]+[.D22])" office:value-type="float" office:value="5.40078624922811" calcext:value-type="float">
            <text:p>5.401</text:p>
          </table:table-cell>
          <table:table-cell table:formula="of:=[.H22]+[.$G$62]" office:value-type="float" office:value="5.90078624922811" calcext:value-type="float">
            <text:p>5.901</text:p>
          </table:table-cell>
          <table:table-cell table:formula="of:=[.I22]+[.J21]" office:value-type="float" office:value="76.0897456126658" calcext:value-type="float">
            <text:p>76.09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COM.MICROSOFT.CONCAT(&quot;IR_&quot;; [.A23])" office:value-type="string" office:string-value="IR_A" calcext:value-type="string">
            <text:p>IR_A</text:p>
          </table:table-cell>
          <table:table-cell/>
          <table:table-cell office:value-type="float" office:value="1.97260862052736" calcext:value-type="float">
            <text:p>1.973</text:p>
          </table:table-cell>
          <table:table-cell office:value-type="float" office:value="0.599440000002398" calcext:value-type="float">
            <text:p>0.599</text:p>
          </table:table-cell>
          <table:table-cell table:formula="of:=COM.MICROSOFT.CONCAT(&quot;TIR_&quot;;[.A23])" office:value-type="string" office:string-value="TIR_A" calcext:value-type="string">
            <text:p>TIR_A</text:p>
          </table:table-cell>
          <table:table-cell/>
          <table:table-cell table:style-name="ce6" table:formula="of:=2*([.E23]+[.D23])" office:value-type="float" office:value="5.14409724105953" calcext:value-type="float">
            <text:p>5.144</text:p>
          </table:table-cell>
          <table:table-cell table:formula="of:=[.H23]+[.$G$62]" office:value-type="float" office:value="5.64409724105953" calcext:value-type="float">
            <text:p>5.644</text:p>
          </table:table-cell>
          <table:table-cell table:formula="of:=[.I23]+[.J22]" office:value-type="float" office:value="81.7338428537254" calcext:value-type="float">
            <text:p>81.734</text:p>
          </table:table-cell>
          <table:table-cell/>
        </table:table-row>
        <table:table-row table:style-name="ro1">
          <table:table-cell office:value-type="string" calcext:value-type="string">
            <text:p>A_sharp</text:p>
          </table:table-cell>
          <table:table-cell table:formula="of:=COM.MICROSOFT.CONCAT(&quot;IR_&quot;; [.A24])" office:value-type="string" office:string-value="IR_A_sharp" calcext:value-type="string">
            <text:p>IR_A_sharp</text:p>
          </table:table-cell>
          <table:table-cell/>
          <table:table-cell office:value-type="float" office:value="1.89778476506774" calcext:value-type="float">
            <text:p>1.898</text:p>
          </table:table-cell>
          <table:table-cell office:value-type="float" office:value="0.599440000002398" calcext:value-type="float">
            <text:p>0.599</text:p>
          </table:table-cell>
          <table:table-cell table:formula="of:=COM.MICROSOFT.CONCAT(&quot;TIR_&quot;;[.A24])" office:value-type="string" office:string-value="TIR_A_sharp" calcext:value-type="string">
            <text:p>TIR_A_sharp</text:p>
          </table:table-cell>
          <table:table-cell/>
          <table:table-cell table:style-name="ce6" table:formula="of:=2*([.E24]+[.D24])" office:value-type="float" office:value="4.99444953014027" calcext:value-type="float">
            <text:p>4.994</text:p>
          </table:table-cell>
          <table:table-cell table:formula="of:=[.H24]+[.$G$62]" office:value-type="float" office:value="5.49444953014027" calcext:value-type="float">
            <text:p>5.494</text:p>
          </table:table-cell>
          <table:table-cell table:formula="of:=[.I24]+[.J23]" office:value-type="float" office:value="87.2282923838656" calcext:value-type="float">
            <text:p>87.228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COM.MICROSOFT.CONCAT(&quot;IR_&quot;; [.A25])" office:value-type="string" office:string-value="IR_B" calcext:value-type="string">
            <text:p>IR_B</text:p>
          </table:table-cell>
          <table:table-cell/>
          <table:table-cell office:value-type="float" office:value="1.82664909910596" calcext:value-type="float">
            <text:p>1.827</text:p>
          </table:table-cell>
          <table:table-cell office:value-type="float" office:value="0.599440000002398" calcext:value-type="float">
            <text:p>0.599</text:p>
          </table:table-cell>
          <table:table-cell table:formula="of:=COM.MICROSOFT.CONCAT(&quot;TIR_&quot;;[.A25])" office:value-type="string" office:string-value="TIR_B" calcext:value-type="string">
            <text:p>TIR_B</text:p>
          </table:table-cell>
          <table:table-cell/>
          <table:table-cell table:style-name="ce6" table:formula="of:=2*([.E25]+[.D25])" office:value-type="float" office:value="4.85217819821672" calcext:value-type="float">
            <text:p>4.852</text:p>
          </table:table-cell>
          <table:table-cell table:formula="of:=[.H25]+[.$G$62]" office:value-type="float" office:value="5.35217819821672" calcext:value-type="float">
            <text:p>5.352</text:p>
          </table:table-cell>
          <table:table-cell table:formula="of:=[.I25]+[.J24]" office:value-type="float" office:value="92.5804705820824" calcext:value-type="float">
            <text:p>92.580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table:formula="of:=COM.MICROSOFT.CONCAT(&quot;IR_&quot;; [.A26])" office:value-type="string" office:string-value="IR_C1" calcext:value-type="string">
            <text:p>IR_C1</text:p>
          </table:table-cell>
          <table:table-cell/>
          <table:table-cell office:value-type="float" office:value="1.75759492683666" calcext:value-type="float">
            <text:p>1.758</text:p>
          </table:table-cell>
          <table:table-cell office:value-type="float" office:value="0.599440000002398" calcext:value-type="float">
            <text:p>0.599</text:p>
          </table:table-cell>
          <table:table-cell table:formula="of:=COM.MICROSOFT.CONCAT(&quot;TIR_&quot;;[.A26])" office:value-type="string" office:string-value="TIR_C1" calcext:value-type="string">
            <text:p>TIR_C1</text:p>
          </table:table-cell>
          <table:table-cell/>
          <table:table-cell table:style-name="ce6" table:formula="of:=2*([.E26]+[.D26])" office:value-type="float" office:value="4.71406985367812" calcext:value-type="float">
            <text:p>4.714</text:p>
          </table:table-cell>
          <table:table-cell table:formula="of:=[.H26]+[.$G$62]" office:value-type="float" office:value="5.21406985367812" calcext:value-type="float">
            <text:p>5.214</text:p>
          </table:table-cell>
          <table:table-cell table:formula="of:=[.I26]+[.J25]" office:value-type="float" office:value="97.7945404357605" calcext:value-type="float">
            <text:p>97.795</text:p>
          </table:table-cell>
          <table:table-cell/>
        </table:table-row>
        <table:table-row table:style-name="ro1">
          <table:table-cell office:value-type="string" calcext:value-type="string">
            <text:p>C1_sharp</text:p>
          </table:table-cell>
          <table:table-cell table:formula="of:=COM.MICROSOFT.CONCAT(&quot;IR_&quot;; [.A27])" office:value-type="string" office:string-value="IR_C1_sharp" calcext:value-type="string">
            <text:p>IR_C1_sharp</text:p>
          </table:table-cell>
          <table:table-cell/>
          <table:table-cell office:value-type="float" office:value="1.69062221855426" calcext:value-type="float">
            <text:p>1.691</text:p>
          </table:table-cell>
          <table:table-cell office:value-type="float" office:value="0.551180000002205" calcext:value-type="float">
            <text:p>0.551</text:p>
          </table:table-cell>
          <table:table-cell table:formula="of:=COM.MICROSOFT.CONCAT(&quot;TIR_&quot;;[.A27])" office:value-type="string" office:string-value="TIR_C1_sharp" calcext:value-type="string">
            <text:p>TIR_C1_sharp</text:p>
          </table:table-cell>
          <table:table-cell/>
          <table:table-cell table:style-name="ce6" table:formula="of:=2*([.E27]+[.D27])" office:value-type="float" office:value="4.48360443711293" calcext:value-type="float">
            <text:p>4.484</text:p>
          </table:table-cell>
          <table:table-cell table:formula="of:=[.H27]+[.$G$62]" office:value-type="float" office:value="4.98360443711293" calcext:value-type="float">
            <text:p>4.984</text:p>
          </table:table-cell>
          <table:table-cell/>
          <table:table-cell office:value-type="float" office:value="89.802" calcext:value-type="float">
            <text:p>89.80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COM.MICROSOFT.CONCAT(&quot;IR_&quot;; [.A28])" office:value-type="string" office:string-value="IR_D1" calcext:value-type="string">
            <text:p>IR_D1</text:p>
          </table:table-cell>
          <table:table-cell/>
          <table:table-cell office:value-type="float" office:value="1.62733777144841" calcext:value-type="float">
            <text:p>1.627</text:p>
          </table:table-cell>
          <table:table-cell office:value-type="float" office:value="0.551180000002205" calcext:value-type="float">
            <text:p>0.551</text:p>
          </table:table-cell>
          <table:table-cell table:formula="of:=COM.MICROSOFT.CONCAT(&quot;TIR_&quot;;[.A28])" office:value-type="string" office:string-value="TIR_D1" calcext:value-type="string">
            <text:p>TIR_D1</text:p>
          </table:table-cell>
          <table:table-cell/>
          <table:table-cell table:style-name="ce6" table:formula="of:=2*([.E28]+[.D28])" office:value-type="float" office:value="4.35703554290123" calcext:value-type="float">
            <text:p>4.357</text:p>
          </table:table-cell>
          <table:table-cell table:formula="of:=[.H28]+[.$G$62]" office:value-type="float" office:value="4.85703554290123" calcext:value-type="float">
            <text:p>4.857</text:p>
          </table:table-cell>
          <table:table-cell table:formula="of:=[.I28]+[.J27]" office:value-type="float" office:value="4.85703554290123" calcext:value-type="float">
            <text:p>4.857</text:p>
          </table:table-cell>
          <table:table-cell/>
        </table:table-row>
        <table:table-row table:style-name="ro1">
          <table:table-cell office:value-type="string" calcext:value-type="string">
            <text:p>D1_sharp</text:p>
          </table:table-cell>
          <table:table-cell table:formula="of:=COM.MICROSOFT.CONCAT(&quot;IR_&quot;; [.A29])" office:value-type="string" office:string-value="IR_D1_sharp" calcext:value-type="string">
            <text:p>IR_D1_sharp</text:p>
          </table:table-cell>
          <table:table-cell/>
          <table:table-cell office:value-type="float" office:value="1.56533142140601" calcext:value-type="float">
            <text:p>1.565</text:p>
          </table:table-cell>
          <table:table-cell office:value-type="float" office:value="0.551180000002205" calcext:value-type="float">
            <text:p>0.551</text:p>
          </table:table-cell>
          <table:table-cell table:formula="of:=COM.MICROSOFT.CONCAT(&quot;TIR_&quot;;[.A29])" office:value-type="string" office:string-value="TIR_D1_sharp" calcext:value-type="string">
            <text:p>TIR_D1_sharp</text:p>
          </table:table-cell>
          <table:table-cell/>
          <table:table-cell table:style-name="ce6" table:formula="of:=2*([.E29]+[.D29])" office:value-type="float" office:value="4.23302284281642" calcext:value-type="float">
            <text:p>4.233</text:p>
          </table:table-cell>
          <table:table-cell table:formula="of:=[.H29]+[.$G$62]" office:value-type="float" office:value="4.73302284281642" calcext:value-type="float">
            <text:p>4.733</text:p>
          </table:table-cell>
          <table:table-cell table:formula="of:=[.I29]+[.J28]" office:value-type="float" office:value="9.59005838571765" calcext:value-type="float">
            <text:p>9.590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formula="of:=COM.MICROSOFT.CONCAT(&quot;IR_&quot;; [.A30])" office:value-type="string" office:string-value="IR_E1" calcext:value-type="string">
            <text:p>IR_E1</text:p>
          </table:table-cell>
          <table:table-cell/>
          <table:table-cell office:value-type="float" office:value="1.50701335849156" calcext:value-type="float">
            <text:p>1.507</text:p>
          </table:table-cell>
          <table:table-cell office:value-type="float" office:value="0.551180000002205" calcext:value-type="float">
            <text:p>0.551</text:p>
          </table:table-cell>
          <table:table-cell table:formula="of:=COM.MICROSOFT.CONCAT(&quot;TIR_&quot;;[.A30])" office:value-type="string" office:string-value="TIR_E1" calcext:value-type="string">
            <text:p>TIR_E1</text:p>
          </table:table-cell>
          <table:table-cell/>
          <table:table-cell table:style-name="ce6" table:formula="of:=2*([.E30]+[.D30])" office:value-type="float" office:value="4.11638671698754" calcext:value-type="float">
            <text:p>4.116</text:p>
          </table:table-cell>
          <table:table-cell table:formula="of:=[.H30]+[.$G$62]" office:value-type="float" office:value="4.61638671698754" calcext:value-type="float">
            <text:p>4.616</text:p>
          </table:table-cell>
          <table:table-cell table:formula="of:=[.I30]+[.J29]" office:value-type="float" office:value="14.2064451027052" calcext:value-type="float">
            <text:p>14.206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table:formula="of:=COM.MICROSOFT.CONCAT(&quot;IR_&quot;; [.A31])" office:value-type="string" office:string-value="IR_F1" calcext:value-type="string">
            <text:p>IR_F1</text:p>
          </table:table-cell>
          <table:table-cell/>
          <table:table-cell office:value-type="float" office:value="1.44933431991214" calcext:value-type="float">
            <text:p>1.449</text:p>
          </table:table-cell>
          <table:table-cell office:value-type="float" office:value="0.500380000002002" calcext:value-type="float">
            <text:p>0.500</text:p>
          </table:table-cell>
          <table:table-cell table:formula="of:=COM.MICROSOFT.CONCAT(&quot;TIR_&quot;;[.A31])" office:value-type="string" office:string-value="TIR_F1" calcext:value-type="string">
            <text:p>TIR_F1</text:p>
          </table:table-cell>
          <table:table-cell/>
          <table:table-cell table:style-name="ce6" table:formula="of:=2*([.E31]+[.D31])" office:value-type="float" office:value="3.89942863982828" calcext:value-type="float">
            <text:p>3.899</text:p>
          </table:table-cell>
          <table:table-cell table:formula="of:=[.H31]+[.$G$62]" office:value-type="float" office:value="4.39942863982828" calcext:value-type="float">
            <text:p>4.399</text:p>
          </table:table-cell>
          <table:table-cell table:formula="of:=[.I31]+[.J30]" office:value-type="float" office:value="18.6058737425335" calcext:value-type="float">
            <text:p>18.606</text:p>
          </table:table-cell>
          <table:table-cell/>
        </table:table-row>
        <table:table-row table:style-name="ro1">
          <table:table-cell office:value-type="string" calcext:value-type="string">
            <text:p>F1_sharp</text:p>
          </table:table-cell>
          <table:table-cell table:formula="of:=COM.MICROSOFT.CONCAT(&quot;IR_&quot;; [.A32])" office:value-type="string" office:string-value="IR_F1_sharp" calcext:value-type="string">
            <text:p>IR_F1_sharp</text:p>
          </table:table-cell>
          <table:table-cell/>
          <table:table-cell office:value-type="float" office:value="1.39454013608497" calcext:value-type="float">
            <text:p>1.395</text:p>
          </table:table-cell>
          <table:table-cell office:value-type="float" office:value="0.500380000002002" calcext:value-type="float">
            <text:p>0.500</text:p>
          </table:table-cell>
          <table:table-cell table:formula="of:=COM.MICROSOFT.CONCAT(&quot;TIR_&quot;;[.A32])" office:value-type="string" office:string-value="TIR_F1_sharp" calcext:value-type="string">
            <text:p>TIR_F1_sharp</text:p>
          </table:table-cell>
          <table:table-cell/>
          <table:table-cell table:style-name="ce6" table:formula="of:=2*([.E32]+[.D32])" office:value-type="float" office:value="3.78984027217394" calcext:value-type="float">
            <text:p>3.790</text:p>
          </table:table-cell>
          <table:table-cell table:formula="of:=[.H32]+[.$G$62]" office:value-type="float" office:value="4.28984027217394" calcext:value-type="float">
            <text:p>4.290</text:p>
          </table:table-cell>
          <table:table-cell table:formula="of:=[.I32]+[.J31]" office:value-type="float" office:value="22.8957140147074" calcext:value-type="float">
            <text:p>22.896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table:formula="of:=COM.MICROSOFT.CONCAT(&quot;IR_&quot;; [.A33])" office:value-type="string" office:string-value="IR_G1" calcext:value-type="string">
            <text:p>IR_G1</text:p>
          </table:table-cell>
          <table:table-cell/>
          <table:table-cell office:value-type="float" office:value="1.34182743604117" calcext:value-type="float">
            <text:p>1.342</text:p>
          </table:table-cell>
          <table:table-cell office:value-type="float" office:value="0.500380000002002" calcext:value-type="float">
            <text:p>0.500</text:p>
          </table:table-cell>
          <table:table-cell table:formula="of:=COM.MICROSOFT.CONCAT(&quot;TIR_&quot;;[.A33])" office:value-type="string" office:string-value="TIR_G1" calcext:value-type="string">
            <text:p>TIR_G1</text:p>
          </table:table-cell>
          <table:table-cell/>
          <table:table-cell table:style-name="ce6" table:formula="of:=2*([.E33]+[.D33])" office:value-type="float" office:value="3.68441487208634" calcext:value-type="float">
            <text:p>3.684</text:p>
          </table:table-cell>
          <table:table-cell table:formula="of:=[.H33]+[.$G$62]" office:value-type="float" office:value="4.18441487208634" calcext:value-type="float">
            <text:p>4.184</text:p>
          </table:table-cell>
          <table:table-cell table:formula="of:=[.I33]+[.J32]" office:value-type="float" office:value="27.0801288867937" calcext:value-type="float">
            <text:p>27.080</text:p>
          </table:table-cell>
          <table:table-cell/>
        </table:table-row>
        <table:table-row table:style-name="ro1">
          <table:table-cell office:value-type="string" calcext:value-type="string">
            <text:p>G1_sharp</text:p>
          </table:table-cell>
          <table:table-cell table:formula="of:=COM.MICROSOFT.CONCAT(&quot;IR_&quot;; [.A34])" office:value-type="string" office:string-value="IR_G1_sharp" calcext:value-type="string">
            <text:p>IR_G1_sharp</text:p>
          </table:table-cell>
          <table:table-cell/>
          <table:table-cell office:value-type="float" office:value="1.29199960964412" calcext:value-type="float">
            <text:p>1.292</text:p>
          </table:table-cell>
          <table:table-cell office:value-type="float" office:value="0.500380000002002" calcext:value-type="float">
            <text:p>0.500</text:p>
          </table:table-cell>
          <table:table-cell table:formula="of:=COM.MICROSOFT.CONCAT(&quot;TIR_&quot;;[.A34])" office:value-type="string" office:string-value="TIR_G1_sharp" calcext:value-type="string">
            <text:p>TIR_G1_sharp</text:p>
          </table:table-cell>
          <table:table-cell/>
          <table:table-cell table:style-name="ce6" table:formula="of:=2*([.E34]+[.D34])" office:value-type="float" office:value="3.58475921929223" calcext:value-type="float">
            <text:p>3.585</text:p>
          </table:table-cell>
          <table:table-cell table:formula="of:=[.H34]+[.$G$62]" office:value-type="float" office:value="4.08475921929223" calcext:value-type="float">
            <text:p>4.085</text:p>
          </table:table-cell>
          <table:table-cell table:formula="of:=[.I34]+[.J33]" office:value-type="float" office:value="31.164888106086" calcext:value-type="float">
            <text:p>31.165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table:formula="of:=COM.MICROSOFT.CONCAT(&quot;IR_&quot;; [.A35])" office:value-type="string" office:string-value="IR_A1" calcext:value-type="string">
            <text:p>IR_A1</text:p>
          </table:table-cell>
          <table:table-cell/>
          <table:table-cell office:value-type="float" office:value="1.24217178313691" calcext:value-type="float">
            <text:p>1.242</text:p>
          </table:table-cell>
          <table:table-cell office:value-type="float" office:value="0.500380000002002" calcext:value-type="float">
            <text:p>0.500</text:p>
          </table:table-cell>
          <table:table-cell table:formula="of:=COM.MICROSOFT.CONCAT(&quot;TIR_&quot;;[.A35])" office:value-type="string" office:string-value="TIR_A1" calcext:value-type="string">
            <text:p>TIR_A1</text:p>
          </table:table-cell>
          <table:table-cell/>
          <table:table-cell table:style-name="ce6" table:formula="of:=2*([.E35]+[.D35])" office:value-type="float" office:value="3.48510356627782" calcext:value-type="float">
            <text:p>3.485</text:p>
          </table:table-cell>
          <table:table-cell table:formula="of:=[.H35]+[.$G$62]" office:value-type="float" office:value="3.98510356627782" calcext:value-type="float">
            <text:p>3.985</text:p>
          </table:table-cell>
          <table:table-cell table:formula="of:=[.I35]+[.J34]" office:value-type="float" office:value="35.1499916723638" calcext:value-type="float">
            <text:p>35.150</text:p>
          </table:table-cell>
          <table:table-cell/>
        </table:table-row>
        <table:table-row table:style-name="ro1">
          <table:table-cell office:value-type="string" calcext:value-type="string">
            <text:p>A1_sharp</text:p>
          </table:table-cell>
          <table:table-cell table:formula="of:=COM.MICROSOFT.CONCAT(&quot;IR_&quot;; [.A36])" office:value-type="string" office:string-value="IR_A1_sharp" calcext:value-type="string">
            <text:p>IR_A1_sharp</text:p>
          </table:table-cell>
          <table:table-cell/>
          <table:table-cell office:value-type="float" office:value="1.19586780057524" calcext:value-type="float">
            <text:p>1.196</text:p>
          </table:table-cell>
          <table:table-cell office:value-type="float" office:value="0.500380000002002" calcext:value-type="float">
            <text:p>0.500</text:p>
          </table:table-cell>
          <table:table-cell table:formula="of:=COM.MICROSOFT.CONCAT(&quot;TIR_&quot;;[.A36])" office:value-type="string" office:string-value="TIR_A1_sharp" calcext:value-type="string">
            <text:p>TIR_A1_sharp</text:p>
          </table:table-cell>
          <table:table-cell/>
          <table:table-cell table:style-name="ce6" table:formula="of:=2*([.E36]+[.D36])" office:value-type="float" office:value="3.39249560115448" calcext:value-type="float">
            <text:p>3.392</text:p>
          </table:table-cell>
          <table:table-cell table:formula="of:=[.H36]+[.$G$62]" office:value-type="float" office:value="3.89249560115448" calcext:value-type="float">
            <text:p>3.892</text:p>
          </table:table-cell>
          <table:table-cell table:formula="of:=[.I36]+[.J35]" office:value-type="float" office:value="39.0424872735183" calcext:value-type="float">
            <text:p>39.042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table:formula="of:=COM.MICROSOFT.CONCAT(&quot;IR_&quot;; [.A37])" office:value-type="string" office:string-value="IR_B1" calcext:value-type="string">
            <text:p>IR_B1</text:p>
          </table:table-cell>
          <table:table-cell/>
          <table:table-cell office:value-type="float" office:value="1.15036734783817" calcext:value-type="float">
            <text:p>1.150</text:p>
          </table:table-cell>
          <table:table-cell office:value-type="float" office:value="0.449580000001798" calcext:value-type="float">
            <text:p>0.450</text:p>
          </table:table-cell>
          <table:table-cell table:formula="of:=COM.MICROSOFT.CONCAT(&quot;TIR_&quot;;[.A37])" office:value-type="string" office:string-value="TIR_B1" calcext:value-type="string">
            <text:p>TIR_B1</text:p>
          </table:table-cell>
          <table:table-cell/>
          <table:table-cell table:style-name="ce6" table:formula="of:=2*([.E37]+[.D37])" office:value-type="float" office:value="3.19989469567993" calcext:value-type="float">
            <text:p>3.200</text:p>
          </table:table-cell>
          <table:table-cell table:formula="of:=[.H37]+[.$G$62]" office:value-type="float" office:value="3.69989469567993" calcext:value-type="float">
            <text:p>3.700</text:p>
          </table:table-cell>
          <table:table-cell table:formula="of:=[.I37]+[.J36]" office:value-type="float" office:value="42.7423819691982" calcext:value-type="float">
            <text:p>42.742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table:formula="of:=COM.MICROSOFT.CONCAT(&quot;IR_&quot;; [.A38])" office:value-type="string" office:string-value="IR_C2" calcext:value-type="string">
            <text:p>IR_C2</text:p>
          </table:table-cell>
          <table:table-cell/>
          <table:table-cell office:value-type="float" office:value="1.10694829898175" calcext:value-type="float">
            <text:p>1.107</text:p>
          </table:table-cell>
          <table:table-cell office:value-type="float" office:value="0.449580000001798" calcext:value-type="float">
            <text:p>0.450</text:p>
          </table:table-cell>
          <table:table-cell table:formula="of:=COM.MICROSOFT.CONCAT(&quot;TIR_&quot;;[.A38])" office:value-type="string" office:string-value="TIR_C2" calcext:value-type="string">
            <text:p>TIR_C2</text:p>
          </table:table-cell>
          <table:table-cell/>
          <table:table-cell table:style-name="ce6" table:formula="of:=2*([.E38]+[.D38])" office:value-type="float" office:value="3.11305659796709" calcext:value-type="float">
            <text:p>3.113</text:p>
          </table:table-cell>
          <table:table-cell table:formula="of:=[.H38]+[.$G$62]" office:value-type="float" office:value="3.61305659796709" calcext:value-type="float">
            <text:p>3.613</text:p>
          </table:table-cell>
          <table:table-cell table:formula="of:=[.I38]+[.J37]" office:value-type="float" office:value="46.3554385671653" calcext:value-type="float">
            <text:p>46.355</text:p>
          </table:table-cell>
          <table:table-cell/>
        </table:table-row>
        <table:table-row table:style-name="ro1">
          <table:table-cell office:value-type="string" calcext:value-type="string">
            <text:p>C2_sharp</text:p>
          </table:table-cell>
          <table:table-cell table:formula="of:=COM.MICROSOFT.CONCAT(&quot;IR_&quot;; [.A39])" office:value-type="string" office:string-value="IR_C2_sharp" calcext:value-type="string">
            <text:p>IR_C2_sharp</text:p>
          </table:table-cell>
          <table:table-cell/>
          <table:table-cell office:value-type="float" office:value="1.06561069291907" calcext:value-type="float">
            <text:p>1.066</text:p>
          </table:table-cell>
          <table:table-cell office:value-type="float" office:value="0.449580000001798" calcext:value-type="float">
            <text:p>0.450</text:p>
          </table:table-cell>
          <table:table-cell table:formula="of:=COM.MICROSOFT.CONCAT(&quot;TIR_&quot;;[.A39])" office:value-type="string" office:string-value="TIR_C2_sharp" calcext:value-type="string">
            <text:p>TIR_C2_sharp</text:p>
          </table:table-cell>
          <table:table-cell/>
          <table:table-cell table:style-name="ce6" table:formula="of:=2*([.E39]+[.D39])" office:value-type="float" office:value="3.03038138584173" calcext:value-type="float">
            <text:p>3.030</text:p>
          </table:table-cell>
          <table:table-cell table:formula="of:=[.H39]+[.$G$62]" office:value-type="float" office:value="3.53038138584173" calcext:value-type="float">
            <text:p>3.530</text:p>
          </table:table-cell>
          <table:table-cell table:formula="of:=[.I39]+[.J38]" office:value-type="float" office:value="49.885819953007" calcext:value-type="float">
            <text:p>49.886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table:formula="of:=COM.MICROSOFT.CONCAT(&quot;IR_&quot;; [.A40])" office:value-type="string" office:string-value="IR_D2" calcext:value-type="string">
            <text:p>IR_D2</text:p>
          </table:table-cell>
          <table:table-cell/>
          <table:table-cell office:value-type="float" office:value="1.02507656230573" calcext:value-type="float">
            <text:p>1.025</text:p>
          </table:table-cell>
          <table:table-cell office:value-type="float" office:value="0.449580000001798" calcext:value-type="float">
            <text:p>0.450</text:p>
          </table:table-cell>
          <table:table-cell table:formula="of:=COM.MICROSOFT.CONCAT(&quot;TIR_&quot;;[.A40])" office:value-type="string" office:string-value="TIR_D2" calcext:value-type="string">
            <text:p>TIR_D2</text:p>
          </table:table-cell>
          <table:table-cell/>
          <table:table-cell table:style-name="ce6" table:formula="of:=2*([.E40]+[.D40])" office:value-type="float" office:value="2.94931312461505" calcext:value-type="float">
            <text:p>2.949</text:p>
          </table:table-cell>
          <table:table-cell table:formula="of:=[.H40]+[.$G$62]" office:value-type="float" office:value="3.44931312461505" calcext:value-type="float">
            <text:p>3.449</text:p>
          </table:table-cell>
          <table:table-cell table:formula="of:=[.I40]+[.J39]" office:value-type="float" office:value="53.3351330776221" calcext:value-type="float">
            <text:p>53.335</text:p>
          </table:table-cell>
          <table:table-cell/>
        </table:table-row>
        <table:table-row table:style-name="ro1">
          <table:table-cell office:value-type="string" calcext:value-type="string">
            <text:p>D2_sharp</text:p>
          </table:table-cell>
          <table:table-cell table:formula="of:=COM.MICROSOFT.CONCAT(&quot;IR_&quot;; [.A41])" office:value-type="string" office:string-value="IR_D2_sharp" calcext:value-type="string">
            <text:p>IR_D2_sharp</text:p>
          </table:table-cell>
          <table:table-cell/>
          <table:table-cell office:value-type="float" office:value="0.986623864560181" calcext:value-type="float">
            <text:p>0.987</text:p>
          </table:table-cell>
          <table:table-cell office:value-type="float" office:value="0.449580000001798" calcext:value-type="float">
            <text:p>0.450</text:p>
          </table:table-cell>
          <table:table-cell table:formula="of:=COM.MICROSOFT.CONCAT(&quot;TIR_&quot;;[.A41])" office:value-type="string" office:string-value="TIR_D2_sharp" calcext:value-type="string">
            <text:p>TIR_D2_sharp</text:p>
          </table:table-cell>
          <table:table-cell/>
          <table:table-cell table:style-name="ce6" table:formula="of:=2*([.E41]+[.D41])" office:value-type="float" office:value="2.87240772912396" calcext:value-type="float">
            <text:p>2.872</text:p>
          </table:table-cell>
          <table:table-cell table:formula="of:=[.H41]+[.$G$62]" office:value-type="float" office:value="3.37240772912396" calcext:value-type="float">
            <text:p>3.372</text:p>
          </table:table-cell>
          <table:table-cell table:formula="of:=[.I41]+[.J40]" office:value-type="float" office:value="56.707540806746" calcext:value-type="float">
            <text:p>56.708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table:formula="of:=COM.MICROSOFT.CONCAT(&quot;IR_&quot;; [.A42])" office:value-type="string" office:string-value="IR_E2" calcext:value-type="string">
            <text:p>IR_E2</text:p>
          </table:table-cell>
          <table:table-cell/>
          <table:table-cell office:value-type="float" office:value="0.949613603949499" calcext:value-type="float">
            <text:p>0.950</text:p>
          </table:table-cell>
          <table:table-cell office:value-type="float" office:value="0.449580000001798" calcext:value-type="float">
            <text:p>0.450</text:p>
          </table:table-cell>
          <table:table-cell table:formula="of:=COM.MICROSOFT.CONCAT(&quot;TIR_&quot;;[.A42])" office:value-type="string" office:string-value="TIR_E2" calcext:value-type="string">
            <text:p>TIR_E2</text:p>
          </table:table-cell>
          <table:table-cell/>
          <table:table-cell table:style-name="ce6" table:formula="of:=2*([.E42]+[.D42])" office:value-type="float" office:value="2.79838720790259" calcext:value-type="float">
            <text:p>2.798</text:p>
          </table:table-cell>
          <table:table-cell table:formula="of:=[.H42]+[.$G$62]" office:value-type="float" office:value="3.29838720790259" calcext:value-type="float">
            <text:p>3.298</text:p>
          </table:table-cell>
          <table:table-cell table:formula="of:=[.I42]+[.J41]" office:value-type="float" office:value="60.0059280146486" calcext:value-type="float">
            <text:p>60.006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table:formula="of:=COM.MICROSOFT.CONCAT(&quot;IR_&quot;; [.A43])" office:value-type="string" office:string-value="IR_F2" calcext:value-type="string">
            <text:p>IR_F2</text:p>
          </table:table-cell>
          <table:table-cell/>
          <table:table-cell office:value-type="float" office:value="0.913242194615226" calcext:value-type="float">
            <text:p>0.913</text:p>
          </table:table-cell>
          <table:table-cell office:value-type="float" office:value="0.398780000001595" calcext:value-type="float">
            <text:p>0.399</text:p>
          </table:table-cell>
          <table:table-cell table:formula="of:=COM.MICROSOFT.CONCAT(&quot;TIR_&quot;;[.A43])" office:value-type="string" office:string-value="TIR_F2" calcext:value-type="string">
            <text:p>TIR_F2</text:p>
          </table:table-cell>
          <table:table-cell/>
          <table:table-cell table:style-name="ce6" table:formula="of:=2*([.E43]+[.D43])" office:value-type="float" office:value="2.62404438923364" calcext:value-type="float">
            <text:p>2.624</text:p>
          </table:table-cell>
          <table:table-cell table:formula="of:=[.H43]+[.$G$62]" office:value-type="float" office:value="3.12404438923364" calcext:value-type="float">
            <text:p>3.124</text:p>
          </table:table-cell>
          <table:table-cell table:formula="of:=[.I43]+[.J42]" office:value-type="float" office:value="63.1299724038823" calcext:value-type="float">
            <text:p>63.130</text:p>
          </table:table-cell>
          <table:table-cell/>
        </table:table-row>
        <table:table-row table:style-name="ro1">
          <table:table-cell office:value-type="string" calcext:value-type="string">
            <text:p>F2_sharp</text:p>
          </table:table-cell>
          <table:table-cell table:formula="of:=COM.MICROSOFT.CONCAT(&quot;IR_&quot;; [.A44])" office:value-type="string" office:string-value="IR_F2_sharp" calcext:value-type="string">
            <text:p>IR_F2_sharp</text:p>
          </table:table-cell>
          <table:table-cell/>
          <table:table-cell office:value-type="float" office:value="0.879116968051108" calcext:value-type="float">
            <text:p>0.879</text:p>
          </table:table-cell>
          <table:table-cell office:value-type="float" office:value="0.398780000001595" calcext:value-type="float">
            <text:p>0.399</text:p>
          </table:table-cell>
          <table:table-cell table:formula="of:=COM.MICROSOFT.CONCAT(&quot;TIR_&quot;;[.A44])" office:value-type="string" office:string-value="TIR_F2_sharp" calcext:value-type="string">
            <text:p>TIR_F2_sharp</text:p>
          </table:table-cell>
          <table:table-cell/>
          <table:table-cell table:style-name="ce6" table:formula="of:=2*([.E44]+[.D44])" office:value-type="float" office:value="2.55579393610541" calcext:value-type="float">
            <text:p>2.556</text:p>
          </table:table-cell>
          <table:table-cell table:formula="of:=[.H44]+[.$G$62]" office:value-type="float" office:value="3.05579393610541" calcext:value-type="float">
            <text:p>3.056</text:p>
          </table:table-cell>
          <table:table-cell table:formula="of:=[.I44]+[.J43]" office:value-type="float" office:value="66.1857663399877" calcext:value-type="float">
            <text:p>66.186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table:formula="of:=COM.MICROSOFT.CONCAT(&quot;IR_&quot;; [.A45])" office:value-type="string" office:string-value="IR_G2" calcext:value-type="string">
            <text:p>IR_G2</text:p>
          </table:table-cell>
          <table:table-cell/>
          <table:table-cell office:value-type="float" office:value="0.845630516471328" calcext:value-type="float">
            <text:p>0.846</text:p>
          </table:table-cell>
          <table:table-cell office:value-type="float" office:value="0.398780000001595" calcext:value-type="float">
            <text:p>0.399</text:p>
          </table:table-cell>
          <table:table-cell table:formula="of:=COM.MICROSOFT.CONCAT(&quot;TIR_&quot;;[.A45])" office:value-type="string" office:string-value="TIR_G2" calcext:value-type="string">
            <text:p>TIR_G2</text:p>
          </table:table-cell>
          <table:table-cell/>
          <table:table-cell table:style-name="ce6" table:formula="of:=2*([.E45]+[.D45])" office:value-type="float" office:value="2.48882103294585" calcext:value-type="float">
            <text:p>2.489</text:p>
          </table:table-cell>
          <table:table-cell table:formula="of:=[.H45]+[.$G$62]" office:value-type="float" office:value="2.98882103294585" calcext:value-type="float">
            <text:p>2.989</text:p>
          </table:table-cell>
          <table:table-cell table:formula="of:=[.I45]+[.J44]" office:value-type="float" office:value="69.1745873729335" calcext:value-type="float">
            <text:p>69.175</text:p>
          </table:table-cell>
          <table:table-cell/>
        </table:table-row>
        <table:table-row table:style-name="ro1">
          <table:table-cell office:value-type="string" calcext:value-type="string">
            <text:p>G2_sharp</text:p>
          </table:table-cell>
          <table:table-cell table:formula="of:=COM.MICROSOFT.CONCAT(&quot;IR_&quot;; [.A46])" office:value-type="string" office:string-value="IR_G2_sharp" calcext:value-type="string">
            <text:p>IR_G2_sharp</text:p>
          </table:table-cell>
          <table:table-cell/>
          <table:table-cell office:value-type="float" office:value="0.813586539754463" calcext:value-type="float">
            <text:p>0.814</text:p>
          </table:table-cell>
          <table:table-cell office:value-type="float" office:value="0.398780000001595" calcext:value-type="float">
            <text:p>0.399</text:p>
          </table:table-cell>
          <table:table-cell table:formula="of:=COM.MICROSOFT.CONCAT(&quot;TIR_&quot;;[.A46])" office:value-type="string" office:string-value="TIR_G2_sharp" calcext:value-type="string">
            <text:p>TIR_G2_sharp</text:p>
          </table:table-cell>
          <table:table-cell/>
          <table:table-cell table:style-name="ce6" table:formula="of:=2*([.E46]+[.D46])" office:value-type="float" office:value="2.42473307951212" calcext:value-type="float">
            <text:p>2.425</text:p>
          </table:table-cell>
          <table:table-cell table:formula="of:=[.H46]+[.$G$62]" office:value-type="float" office:value="2.92473307951212" calcext:value-type="float">
            <text:p>2.925</text:p>
          </table:table-cell>
          <table:table-cell table:formula="of:=[.I46]+[.J45]" office:value-type="float" office:value="72.0993204524456" calcext:value-type="float">
            <text:p>72.099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table:formula="of:=COM.MICROSOFT.CONCAT(&quot;IR_&quot;; [.A47])" office:value-type="string" office:string-value="IR_A2" calcext:value-type="string">
            <text:p>IR_A2</text:p>
          </table:table-cell>
          <table:table-cell/>
          <table:table-cell office:value-type="float" office:value="0.782985100926745" calcext:value-type="float">
            <text:p>0.783</text:p>
          </table:table-cell>
          <table:table-cell office:value-type="float" office:value="0.398780000001595" calcext:value-type="float">
            <text:p>0.399</text:p>
          </table:table-cell>
          <table:table-cell table:formula="of:=COM.MICROSOFT.CONCAT(&quot;TIR_&quot;;[.A47])" office:value-type="string" office:string-value="TIR_A2" calcext:value-type="string">
            <text:p>TIR_A2</text:p>
          </table:table-cell>
          <table:table-cell/>
          <table:table-cell table:style-name="ce6" table:formula="of:=2*([.E47]+[.D47])" office:value-type="float" office:value="2.36353020185668" calcext:value-type="float">
            <text:p>2.364</text:p>
          </table:table-cell>
          <table:table-cell table:formula="of:=[.H47]+[.$G$62]" office:value-type="float" office:value="2.86353020185668" calcext:value-type="float">
            <text:p>2.864</text:p>
          </table:table-cell>
          <table:table-cell table:formula="of:=[.I47]+[.J46]" office:value-type="float" office:value="74.9628506543023" calcext:value-type="float">
            <text:p>74.963</text:p>
          </table:table-cell>
          <table:table-cell/>
        </table:table-row>
        <table:table-row table:style-name="ro1">
          <table:table-cell office:value-type="string" calcext:value-type="string">
            <text:p>A2_sharp</text:p>
          </table:table-cell>
          <table:table-cell table:formula="of:=COM.MICROSOFT.CONCAT(&quot;IR_&quot;; [.A48])" office:value-type="string" office:string-value="IR_A2_sharp" calcext:value-type="string">
            <text:p>IR_A2_sharp</text:p>
          </table:table-cell>
          <table:table-cell/>
          <table:table-cell office:value-type="float" office:value="0.753187058158551" calcext:value-type="float">
            <text:p>0.753</text:p>
          </table:table-cell>
          <table:table-cell office:value-type="float" office:value="0.398780000001595" calcext:value-type="float">
            <text:p>0.399</text:p>
          </table:table-cell>
          <table:table-cell table:formula="of:=COM.MICROSOFT.CONCAT(&quot;TIR_&quot;;[.A48])" office:value-type="string" office:string-value="TIR_A2_sharp" calcext:value-type="string">
            <text:p>TIR_A2_sharp</text:p>
          </table:table-cell>
          <table:table-cell/>
          <table:table-cell table:style-name="ce6" table:formula="of:=2*([.E48]+[.D48])" office:value-type="float" office:value="2.30393411632029" calcext:value-type="float">
            <text:p>2.304</text:p>
          </table:table-cell>
          <table:table-cell table:formula="of:=[.H48]+[.$G$62]" office:value-type="float" office:value="2.80393411632029" calcext:value-type="float">
            <text:p>2.804</text:p>
          </table:table-cell>
          <table:table-cell table:formula="of:=[.I48]+[.J47]" office:value-type="float" office:value="77.7667847706226" calcext:value-type="float">
            <text:p>77.767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table:formula="of:=COM.MICROSOFT.CONCAT(&quot;IR_&quot;; [.A49])" office:value-type="string" office:string-value="IR_B2" calcext:value-type="string">
            <text:p>IR_B2</text:p>
          </table:table-cell>
          <table:table-cell/>
          <table:table-cell office:value-type="float" office:value="0.724667159956069" calcext:value-type="float">
            <text:p>0.725</text:p>
          </table:table-cell>
          <table:table-cell office:value-type="float" office:value="0.350520000001402" calcext:value-type="float">
            <text:p>0.351</text:p>
          </table:table-cell>
          <table:table-cell table:formula="of:=COM.MICROSOFT.CONCAT(&quot;TIR_&quot;;[.A49])" office:value-type="string" office:string-value="TIR_B2" calcext:value-type="string">
            <text:p>TIR_B2</text:p>
          </table:table-cell>
          <table:table-cell/>
          <table:table-cell table:style-name="ce6" table:formula="of:=2*([.E49]+[.D49])" office:value-type="float" office:value="2.15037431991494" calcext:value-type="float">
            <text:p>2.150</text:p>
          </table:table-cell>
          <table:table-cell table:formula="of:=[.H49]+[.$G$62]" office:value-type="float" office:value="2.65037431991494" calcext:value-type="float">
            <text:p>2.650</text:p>
          </table:table-cell>
          <table:table-cell table:formula="of:=[.I49]+[.J48]" office:value-type="float" office:value="80.4171590905376" calcext:value-type="float">
            <text:p>80.417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formula="of:=COM.MICROSOFT.CONCAT(&quot;IR_&quot;; [.A50])" office:value-type="string" office:string-value="IR_C3" calcext:value-type="string">
            <text:p>IR_C3</text:p>
          </table:table-cell>
          <table:table-cell/>
          <table:table-cell office:value-type="float" office:value="0.697589550335557" calcext:value-type="float">
            <text:p>0.698</text:p>
          </table:table-cell>
          <table:table-cell office:value-type="float" office:value="0.350520000001402" calcext:value-type="float">
            <text:p>0.351</text:p>
          </table:table-cell>
          <table:table-cell table:formula="of:=COM.MICROSOFT.CONCAT(&quot;TIR_&quot;;[.A50])" office:value-type="string" office:string-value="TIR_C3" calcext:value-type="string">
            <text:p>TIR_C3</text:p>
          </table:table-cell>
          <table:table-cell/>
          <table:table-cell table:style-name="ce6" table:formula="of:=2*([.E50]+[.D50])" office:value-type="float" office:value="2.09621910067392" calcext:value-type="float">
            <text:p>2.096</text:p>
          </table:table-cell>
          <table:table-cell table:formula="of:=[.H50]+[.$G$62]" office:value-type="float" office:value="2.59621910067392" calcext:value-type="float">
            <text:p>2.596</text:p>
          </table:table-cell>
          <table:table-cell table:formula="of:=[.I50]+[.J49]" office:value-type="float" office:value="83.0133781912115" calcext:value-type="float">
            <text:p>83.013</text:p>
          </table:table-cell>
          <table:table-cell/>
        </table:table-row>
        <table:table-row table:style-name="ro1">
          <table:table-cell office:value-type="string" calcext:value-type="string">
            <text:p>C3_sharp</text:p>
          </table:table-cell>
          <table:table-cell table:formula="of:=COM.MICROSOFT.CONCAT(&quot;IR_&quot;; [.A51])" office:value-type="string" office:string-value="IR_C3_sharp" calcext:value-type="string">
            <text:p>IR_C3_sharp</text:p>
          </table:table-cell>
          <table:table-cell/>
          <table:table-cell office:value-type="float" office:value="0.671315342551028" calcext:value-type="float">
            <text:p>0.671</text:p>
          </table:table-cell>
          <table:table-cell office:value-type="float" office:value="0.350520000001402" calcext:value-type="float">
            <text:p>0.351</text:p>
          </table:table-cell>
          <table:table-cell table:formula="of:=COM.MICROSOFT.CONCAT(&quot;TIR_&quot;;[.A51])" office:value-type="string" office:string-value="TIR_C3_sharp" calcext:value-type="string">
            <text:p>TIR_C3_sharp</text:p>
          </table:table-cell>
          <table:table-cell/>
          <table:table-cell table:style-name="ce6" table:formula="of:=2*([.E51]+[.D51])" office:value-type="float" office:value="2.04367068510486" calcext:value-type="float">
            <text:p>2.044</text:p>
          </table:table-cell>
          <table:table-cell table:formula="of:=[.H51]+[.$G$62]" office:value-type="float" office:value="2.54367068510486" calcext:value-type="float">
            <text:p>2.544</text:p>
          </table:table-cell>
          <table:table-cell table:formula="of:=[.I51]+[.J50]" office:value-type="float" office:value="85.5570488763163" calcext:value-type="float">
            <text:p>85.557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table:formula="of:=COM.MICROSOFT.CONCAT(&quot;IR_&quot;; [.A52])" office:value-type="string" office:string-value="IR_D3" calcext:value-type="string">
            <text:p>IR_D3</text:p>
          </table:table-cell>
          <table:table-cell/>
          <table:table-cell office:value-type="float" office:value="0.645680240219361" calcext:value-type="float">
            <text:p>0.646</text:p>
          </table:table-cell>
          <table:table-cell office:value-type="float" office:value="0.350520000001402" calcext:value-type="float">
            <text:p>0.351</text:p>
          </table:table-cell>
          <table:table-cell table:formula="of:=COM.MICROSOFT.CONCAT(&quot;TIR_&quot;;[.A52])" office:value-type="string" office:string-value="TIR_D3" calcext:value-type="string">
            <text:p>TIR_D3</text:p>
          </table:table-cell>
          <table:table-cell/>
          <table:table-cell table:style-name="ce6" table:formula="of:=2*([.E52]+[.D52])" office:value-type="float" office:value="1.99240048044153" calcext:value-type="float">
            <text:p>1.992</text:p>
          </table:table-cell>
          <table:table-cell table:formula="of:=[.H52]+[.$G$62]" office:value-type="float" office:value="2.49240048044153" calcext:value-type="float">
            <text:p>2.492</text:p>
          </table:table-cell>
          <table:table-cell table:formula="of:=[.I52]+[.J51]" office:value-type="float" office:value="88.0494493567579" calcext:value-type="float">
            <text:p>88.049</text:p>
          </table:table-cell>
          <table:table-cell/>
        </table:table-row>
        <table:table-row table:style-name="ro1">
          <table:table-cell office:value-type="string" calcext:value-type="string">
            <text:p>D3_sharp</text:p>
          </table:table-cell>
          <table:table-cell table:formula="of:=COM.MICROSOFT.CONCAT(&quot;IR_&quot;; [.A53])" office:value-type="string" office:string-value="IR_D3_sharp" calcext:value-type="string">
            <text:p>IR_D3_sharp</text:p>
          </table:table-cell>
          <table:table-cell/>
          <table:table-cell office:value-type="float" office:value="0.621487499041114" calcext:value-type="float">
            <text:p>0.621</text:p>
          </table:table-cell>
          <table:table-cell office:value-type="float" office:value="0.350520000001402" calcext:value-type="float">
            <text:p>0.351</text:p>
          </table:table-cell>
          <table:table-cell table:formula="of:=COM.MICROSOFT.CONCAT(&quot;TIR_&quot;;[.A53])" office:value-type="string" office:string-value="TIR_D3_sharp" calcext:value-type="string">
            <text:p>TIR_D3_sharp</text:p>
          </table:table-cell>
          <table:table-cell/>
          <table:table-cell table:style-name="ce6" table:formula="of:=2*([.E53]+[.D53])" office:value-type="float" office:value="1.94401499808503" calcext:value-type="float">
            <text:p>1.944</text:p>
          </table:table-cell>
          <table:table-cell table:formula="of:=[.H53]+[.$G$62]" office:value-type="float" office:value="2.44401499808503" calcext:value-type="float">
            <text:p>2.444</text:p>
          </table:table-cell>
          <table:table-cell table:formula="of:=[.I53]+[.J52]" office:value-type="float" office:value="90.4934643548429" calcext:value-type="float">
            <text:p>90.493</text:p>
          </table:table-cell>
          <table:table-cell/>
        </table:table-row>
        <table:table-row table:style-name="ro1">
          <table:table-cell office:value-type="string" calcext:value-type="string">
            <text:p>E3</text:p>
          </table:table-cell>
          <table:table-cell table:formula="of:=COM.MICROSOFT.CONCAT(&quot;IR_&quot;; [.A54])" office:value-type="string" office:string-value="IR_E3" calcext:value-type="string">
            <text:p>IR_E3</text:p>
          </table:table-cell>
          <table:table-cell/>
          <table:table-cell office:value-type="float" office:value="0.59793390028762" calcext:value-type="float">
            <text:p>0.598</text:p>
          </table:table-cell>
          <table:table-cell office:value-type="float" office:value="0.350520000001402" calcext:value-type="float">
            <text:p>0.351</text:p>
          </table:table-cell>
          <table:table-cell table:formula="of:=COM.MICROSOFT.CONCAT(&quot;TIR_&quot;;[.A54])" office:value-type="string" office:string-value="TIR_E3" calcext:value-type="string">
            <text:p>TIR_E3</text:p>
          </table:table-cell>
          <table:table-cell/>
          <table:table-cell table:style-name="ce6" table:formula="of:=2*([.E54]+[.D54])" office:value-type="float" office:value="1.89690780057804" calcext:value-type="float">
            <text:p>1.897</text:p>
          </table:table-cell>
          <table:table-cell table:formula="of:=[.H54]+[.$G$62]" office:value-type="float" office:value="2.39690780057804" calcext:value-type="float">
            <text:p>2.397</text:p>
          </table:table-cell>
          <table:table-cell table:formula="of:=[.I54]+[.J53]" office:value-type="float" office:value="92.890372155421" calcext:value-type="float">
            <text:p>92.890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table:formula="of:=COM.MICROSOFT.CONCAT(&quot;IR_&quot;; [.A55])" office:value-type="string" office:string-value="IR_F3" calcext:value-type="string">
            <text:p>IR_F3</text:p>
          </table:table-cell>
          <table:table-cell/>
          <table:table-cell office:value-type="float" office:value="0.575183673919084" calcext:value-type="float">
            <text:p>0.575</text:p>
          </table:table-cell>
          <table:table-cell office:value-type="float" office:value="0.350520000001402" calcext:value-type="float">
            <text:p>0.351</text:p>
          </table:table-cell>
          <table:table-cell table:formula="of:=COM.MICROSOFT.CONCAT(&quot;TIR_&quot;;[.A55])" office:value-type="string" office:string-value="TIR_F3" calcext:value-type="string">
            <text:p>TIR_F3</text:p>
          </table:table-cell>
          <table:table-cell/>
          <table:table-cell table:style-name="ce6" table:formula="of:=2*([.E55]+[.D55])" office:value-type="float" office:value="1.85140734784097" calcext:value-type="float">
            <text:p>1.851</text:p>
          </table:table-cell>
          <table:table-cell table:formula="of:=[.H55]+[.$G$62]" office:value-type="float" office:value="2.35140734784097" calcext:value-type="float">
            <text:p>2.351</text:p>
          </table:table-cell>
          <table:table-cell table:formula="of:=[.I55]+[.J54]" office:value-type="float" office:value="95.2417795032619" calcext:value-type="float">
            <text:p>95.242</text:p>
          </table:table-cell>
          <table:table-cell/>
        </table:table-row>
        <table:table-row table:style-name="ro1">
          <table:table-cell office:value-type="string" calcext:value-type="string">
            <text:p>F3_sharp</text:p>
          </table:table-cell>
          <table:table-cell table:formula="of:=COM.MICROSOFT.CONCAT(&quot;IR_&quot;; [.A56])" office:value-type="string" office:string-value="IR_F3_sharp" calcext:value-type="string">
            <text:p>IR_F3_sharp</text:p>
          </table:table-cell>
          <table:table-cell/>
          <table:table-cell office:value-type="float" office:value="0.553875654186035" calcext:value-type="float">
            <text:p>0.554</text:p>
          </table:table-cell>
          <table:table-cell office:value-type="float" office:value="0.299720000001199" calcext:value-type="float">
            <text:p>0.300</text:p>
          </table:table-cell>
          <table:table-cell table:formula="of:=COM.MICROSOFT.CONCAT(&quot;TIR_&quot;;[.A56])" office:value-type="string" office:string-value="TIR_F3_sharp" calcext:value-type="string">
            <text:p>TIR_F3_sharp</text:p>
          </table:table-cell>
          <table:table-cell/>
          <table:table-cell table:style-name="ce6" table:formula="of:=2*([.E56]+[.D56])" office:value-type="float" office:value="1.70719130837447" calcext:value-type="float">
            <text:p>1.707</text:p>
          </table:table-cell>
          <table:table-cell table:formula="of:=[.H56]+[.$G$62]" office:value-type="float" office:value="2.20719130837447" calcext:value-type="float">
            <text:p>2.207</text:p>
          </table:table-cell>
          <table:table-cell table:formula="of:=[.I56]+[.J55]" office:value-type="float" office:value="97.4489708116364" calcext:value-type="float">
            <text:p>97.449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table:formula="of:=COM.MICROSOFT.CONCAT(&quot;IR_&quot;; [.A57])" office:value-type="string" office:string-value="IR_G3" calcext:value-type="string">
            <text:p>IR_G3</text:p>
          </table:table-cell>
          <table:table-cell/>
          <table:table-cell office:value-type="float" office:value="0.532403380844821" calcext:value-type="float">
            <text:p>0.532</text:p>
          </table:table-cell>
          <table:table-cell office:value-type="float" office:value="0.299720000001199" calcext:value-type="float">
            <text:p>0.300</text:p>
          </table:table-cell>
          <table:table-cell table:formula="of:=COM.MICROSOFT.CONCAT(&quot;TIR_&quot;;[.A57])" office:value-type="string" office:string-value="TIR_G3" calcext:value-type="string">
            <text:p>TIR_G3</text:p>
          </table:table-cell>
          <table:table-cell/>
          <table:table-cell table:style-name="ce6" table:formula="of:=2*([.E57]+[.D57])" office:value-type="float" office:value="1.66424676169204" calcext:value-type="float">
            <text:p>1.664</text:p>
          </table:table-cell>
          <table:table-cell table:formula="of:=[.H57]+[.$G$62]" office:value-type="float" office:value="2.16424676169204" calcext:value-type="float">
            <text:p>2.164</text:p>
          </table:table-cell>
          <table:table-cell table:formula="of:=[.I57]+[.J56]" office:value-type="float" office:value="99.6132175733284" calcext:value-type="float">
            <text:p>99.613</text:p>
          </table:table-cell>
          <table:table-cell/>
        </table:table-row>
        <table:table-row table:style-name="ro1">
          <table:table-cell office:value-type="string" calcext:value-type="string">
            <text:p>G3_sharp</text:p>
          </table:table-cell>
          <table:table-cell table:formula="of:=COM.MICROSOFT.CONCAT(&quot;IR_&quot;; [.A58])" office:value-type="string" office:string-value="IR_G3_sharp" calcext:value-type="string">
            <text:p>IR_G3_sharp</text:p>
          </table:table-cell>
          <table:table-cell/>
          <table:table-cell office:value-type="float" office:value="0.512538281152864" calcext:value-type="float">
            <text:p>0.513</text:p>
          </table:table-cell>
          <table:table-cell office:value-type="float" office:value="0.299720000001199" calcext:value-type="float">
            <text:p>0.300</text:p>
          </table:table-cell>
          <table:table-cell table:formula="of:=COM.MICROSOFT.CONCAT(&quot;TIR_&quot;;[.A58])" office:value-type="string" office:string-value="TIR_G3_sharp" calcext:value-type="string">
            <text:p>TIR_G3_sharp</text:p>
          </table:table-cell>
          <table:table-cell/>
          <table:table-cell table:style-name="ce6" table:formula="of:=2*([.E58]+[.D58])" office:value-type="float" office:value="1.62451656230812" calcext:value-type="float">
            <text:p>1.625</text:p>
          </table:table-cell>
          <table:table-cell table:formula="of:=[.H58]+[.$G$62]" office:value-type="float" office:value="2.12451656230813" calcext:value-type="float">
            <text:p>2.125</text:p>
          </table:table-cell>
          <table:table-cell table:formula="of:=[.I58]+[.J57]" office:value-type="float" office:value="101.737734135637" calcext:value-type="float">
            <text:p>101.738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table:formula="of:=COM.MICROSOFT.CONCAT(&quot;IR_&quot;; [.A59])" office:value-type="string" office:string-value="IR_A3" calcext:value-type="string">
            <text:p>IR_A3</text:p>
          </table:table-cell>
          <table:table-cell/>
          <table:table-cell office:value-type="float" office:value="0.493311932280091" calcext:value-type="float">
            <text:p>0.493</text:p>
          </table:table-cell>
          <table:table-cell office:value-type="float" office:value="0.299720000001199" calcext:value-type="float">
            <text:p>0.300</text:p>
          </table:table-cell>
          <table:table-cell table:formula="of:=COM.MICROSOFT.CONCAT(&quot;TIR_&quot;;[.A59])" office:value-type="string" office:string-value="TIR_A3" calcext:value-type="string">
            <text:p>TIR_A3</text:p>
          </table:table-cell>
          <table:table-cell/>
          <table:table-cell table:style-name="ce6" table:formula="of:=2*([.E59]+[.D59])" office:value-type="float" office:value="1.58606386456258" calcext:value-type="float">
            <text:p>1.586</text:p>
          </table:table-cell>
          <table:table-cell table:formula="of:=[.H59]+[.$G$62]" office:value-type="float" office:value="2.08606386456258" calcext:value-type="float">
            <text:p>2.086</text:p>
          </table:table-cell>
          <table:table-cell table:formula="of:=[.I59]+[.J58]" office:value-type="float" office:value="103.823798000199" calcext:value-type="float">
            <text:p>103.82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" calcext:value-type="float">
            <text:p>0.500</text:p>
          </table:table-cell>
          <table:table-cell table:number-columns-repeated="4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AY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10:01:36.8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5:59:11.673000000</meta:creation-date>
    <dc:date>2025-05-08T21:53:24.962000000</dc:date>
    <meta:editing-duration>PT10H1M3S</meta:editing-duration>
    <meta:editing-cycles>8</meta:editing-cycles>
    <meta:generator>LibreOffice/7.6.2.1$Windows_X86_64 LibreOffice_project/56f7684011345957bbf33a7ee678afaf4d2ba333</meta:generator>
    <meta:document-statistic meta:table-count="5" meta:cell-count="236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19cm" svg:height="11.873cm" xlink:href=".." xlink:type="simple" chart:class="chart:scatter" chart:column-mapping="1 0" chart:style-name="ch1">
        <chart:title svg:x="11.095cm" svg:y="0.373cm" chart:style-name="ch2">
          <text:p>PITCH x CH</text:p>
        </chart:title>
        <chart:legend chart:legend-position="end" svg:x="21.967cm" svg:y="5.637cm" style:legend-expansion="high" chart:style-name="ch3"/>
        <chart:plot-area chart:style-name="ch4" table:cell-range-address="derived.D2:derived.D59 derived.B2:derived.B59" svg:x="0.496cm" svg:y="1.389cm" svg:width="20.975cm" svg:height="10.247cm">
          <chart:coordinate-region svg:x="1.488cm" svg:y="1.588cm" svg:width="19.558cm" svg:height="9.40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erived.B2:derived.B59" chart:class="chart:scatter">
            <chart:domain table:cell-range-address="derived.D2:derived.D59"/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1934919112606">
                <text:p>3.21934919112606</text:p>
                <draw:g>
                  <svg:desc>derived.D2:derived.D59</svg:desc>
                </draw:g>
              </table:table-cell>
              <table:table-cell office:value-type="float" office:value="65.41">
                <text:p>65.41</text:p>
                <draw:g>
                  <svg:desc>derived.B2:derived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5446384404035">
                <text:p>3.15446384404035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147654377728">
                <text:p>3.09147654377728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3021453084849">
                <text:p>3.03021453084849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7026179494053">
                <text:p>2.97026179494053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116353493808">
                <text:p>2.9116353493808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5411329488164">
                <text:p>2.85411329488164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9752408637221">
                <text:p>2.797524086372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174322973365">
                <text:p>2.74174322973365</text:p>
              </table:table-cell>
              <table:table-cell office:value-type="float" office:value="103.83">
                <text:p>103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8677583153059">
                <text:p>2.686775831530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3248286155595">
                <text:p>2.63248286155595</text:p>
              </table:table-cell>
              <table:table-cell office:value-type="float" office:value="116.54">
                <text:p>116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7885888083">
                <text:p>2.57885888083</text:p>
              </table:table-cell>
              <table:table-cell office:value-type="float" office:value="123.47">
                <text:p>123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2585761236828">
                <text:p>2.52585761236828</text:p>
              </table:table-cell>
              <table:table-cell office:value-type="float" office:value="130.82">
                <text:p>130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7360408817909">
                <text:p>2.47360408817909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2209886840067">
                <text:p>2.42209886840067</text:p>
              </table:table-cell>
              <table:table-cell office:value-type="float" office:value="146.84">
                <text:p>146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7142491598127">
                <text:p>2.37142491598127</text:p>
              </table:table-cell>
              <table:table-cell office:value-type="float" office:value="155.56">
                <text:p>155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145886698937">
                <text:p>2.32145886698937</text:p>
              </table:table-cell>
              <table:table-cell office:value-type="float" office:value="164.82">
                <text:p>164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24234767214">
                <text:p>2.2724234767214</text:p>
              </table:table-cell>
              <table:table-cell office:value-type="float" office:value="174.62">
                <text:p>174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432081789219">
                <text:p>2.2243208178921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7716571146425">
                <text:p>2.177165711464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3097938953147">
                <text:p>2.13097938953147</text:p>
              </table:table-cell>
              <table:table-cell office:value-type="float" office:value="207.66">
                <text:p>207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585480594453">
                <text:p>2.085854805944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4173133179894">
                <text:p>2.04173133179894</text:p>
              </table:table-cell>
              <table:table-cell office:value-type="float" office:value="233.08">
                <text:p>233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9862628428201">
                <text:p>1.99862628428201</text:p>
              </table:table-cell>
              <table:table-cell office:value-type="float" office:value="246.94">
                <text:p>246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5649629695387">
                <text:p>1.95649629695387</text:p>
              </table:table-cell>
              <table:table-cell office:value-type="float" office:value="261.64">
                <text:p>261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154108883469">
                <text:p>1.9154108883469</text:p>
              </table:table-cell>
              <table:table-cell office:value-type="float" office:value="277.2">
                <text:p>277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7532294046065">
                <text:p>1.87532294046065</text:p>
              </table:table-cell>
              <table:table-cell office:value-type="float" office:value="293.68">
                <text:p>293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3623909213797">
                <text:p>1.83623909213797</text:p>
              </table:table-cell>
              <table:table-cell office:value-type="float" office:value="311.12">
                <text:p>311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9800316201938">
                <text:p>1.79800316201938</text:p>
              </table:table-cell>
              <table:table-cell office:value-type="float" office:value="329.64">
                <text:p>329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607254944978">
                <text:p>1.7607254944978</text:p>
              </table:table-cell>
              <table:table-cell office:value-type="float" office:value="349.24">
                <text:p>349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2435212477775">
                <text:p>1.724352124777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8884843758205">
                <text:p>1.6888484375820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41963787502">
                <text:p>1.6541963787502</text:p>
              </table:table-cell>
              <table:table-cell office:value-type="float" office:value="415.32">
                <text:p>415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2044432122361">
                <text:p>1.6204443212236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875386072288">
                <text:p>1.5875386072288</text:p>
              </table:table-cell>
              <table:table-cell office:value-type="float" office:value="466.16">
                <text:p>466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549617518258">
                <text:p>1.55549617518258</text:p>
              </table:table-cell>
              <table:table-cell office:value-type="float" office:value="493.88">
                <text:p>493.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2429930011733">
                <text:p>1.52429930011733</text:p>
              </table:table-cell>
              <table:table-cell office:value-type="float" office:value="523.28">
                <text:p>523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9402170879357">
                <text:p>1.49402170879357</text:p>
              </table:table-cell>
              <table:table-cell office:value-type="float" office:value="554.4">
                <text:p>55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6465564242927">
                <text:p>1.46465564242927</text:p>
              </table:table-cell>
              <table:table-cell office:value-type="float" office:value="587.36">
                <text:p>587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3623476527223">
                <text:p>1.43623476527223</text:p>
              </table:table-cell>
              <table:table-cell office:value-type="float" office:value="622.24">
                <text:p>622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0867429232403">
                <text:p>1.40867429232403</text:p>
              </table:table-cell>
              <table:table-cell office:value-type="float" office:value="659.28">
                <text:p>659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8207916439963">
                <text:p>1.38207916439963</text:p>
              </table:table-cell>
              <table:table-cell office:value-type="float" office:value="698.48">
                <text:p>698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5642984705541">
                <text:p>1.3564298470554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3171482418944">
                <text:p>1.3317148241894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0792766424049">
                <text:p>1.30792766424049</text:p>
              </table:table-cell>
              <table:table-cell office:value-type="float" office:value="830.64">
                <text:p>830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8510018134531">
                <text:p>1.2851001813453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631887971698">
                <text:p>1.2631887971698</text:p>
              </table:table-cell>
              <table:table-cell office:value-type="float" office:value="932.32">
                <text:p>932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4219374856565">
                <text:p>1.24219374856565</text:p>
              </table:table-cell>
              <table:table-cell office:value-type="float" office:value="987.76">
                <text:p>987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2209005461019">
                <text:p>1.22209005461019</text:p>
              </table:table-cell>
              <table:table-cell office:value-type="float" office:value="1046.56">
                <text:p>1046.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0291065050746">
                <text:p>1.20291065050746</text:p>
              </table:table-cell>
              <table:table-cell office:value-type="float" office:value="1108.8">
                <text:p>1108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8463657090139">
                <text:p>1.18463657090139</text:p>
              </table:table-cell>
              <table:table-cell office:value-type="float" office:value="1174.72">
                <text:p>1174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6727742000754">
                <text:p>1.16727742000754</text:p>
              </table:table-cell>
              <table:table-cell office:value-type="float" office:value="1244.48">
                <text:p>1244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5077520404169">
                <text:p>1.15077520404169</text:p>
              </table:table-cell>
              <table:table-cell office:value-type="float" office:value="1318.56">
                <text:p>1318.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3519087576802">
                <text:p>1.13519087576802</text:p>
              </table:table-cell>
              <table:table-cell office:value-type="float" office:value="1396.96">
                <text:p>1396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2051393620415">
                <text:p>1.1205139362041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0674286717294">
                <text:p>1.10674286717294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9388166114694">
                <text:p>1.09388166114694</text:p>
              </table:table-cell>
              <table:table-cell office:value-type="float" office:value="1661.28">
                <text:p>1661.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195459513549">
                <text:p>1.08195459513549</text:p>
              </table:table-cell>
              <table:table-cell office:value-type="float" office:value="1760">
                <text:p>17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